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ccanthis ADF Std" svg:font-family="'Accanthis ADF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ccanthis ADF Std" fo:font-size="20pt" fo:font-weight="bold" officeooo:rsid="000feb62" officeooo:paragraph-rsid="000feb62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ccanthis ADF Std" fo:font-size="20pt" fo:font-weight="bold" officeooo:rsid="0012d2d2" officeooo:paragraph-rsid="0012d2d2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Accanthis ADF Std" fo:font-size="20pt" fo:font-weight="bold" officeooo:rsid="00130d42" officeooo:paragraph-rsid="00130d42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ccanthis ADF Std" fo:font-size="20pt" fo:font-weight="bold" officeooo:rsid="001373d3" officeooo:paragraph-rsid="001373d3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Accanthis ADF Std" fo:font-size="20pt" style:text-underline-style="none" fo:font-weight="bold" officeooo:rsid="0018d57c" officeooo:paragraph-rsid="0018d57c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Accanthis ADF Std" fo:font-size="20pt" style:text-underline-style="none" fo:font-weight="bold" officeooo:rsid="001aae59" officeooo:paragraph-rsid="001aae59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Accanthis ADF Std" fo:font-size="20pt" style:text-underline-style="none" fo:font-weight="bold" officeooo:rsid="001ab315" officeooo:paragraph-rsid="001ab315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Accanthis ADF Std" fo:font-size="20pt" style:text-underline-style="none" fo:font-weight="bold" officeooo:rsid="001d7174" officeooo:paragraph-rsid="001d7174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Accanthis ADF Std" fo:font-size="20pt" style:text-underline-style="none" fo:font-weight="bold" officeooo:rsid="001e5492" officeooo:paragraph-rsid="001e5492" style:font-size-asian="20pt" style:font-weight-asian="bold" style:font-size-complex="20pt" style:font-weight-complex="bold"/>
    </style:style>
    <style:style style:name="P10" style:family="paragraph" style:parent-style-name="Standard">
      <style:text-properties style:font-name="Accanthis ADF Std" fo:font-size="20pt" style:text-underline-style="none" fo:font-weight="bold" officeooo:rsid="0020246d" officeooo:paragraph-rsid="0020246d" style:font-size-asian="20pt" style:font-weight-asian="bold" style:font-size-complex="20pt" style:font-weight-complex="bold"/>
    </style:style>
    <style:style style:name="P11" style:family="paragraph" style:parent-style-name="Standard">
      <style:text-properties style:font-name="Accanthis ADF Std" fo:font-size="20pt" style:text-underline-style="none" fo:font-weight="bold" officeooo:rsid="002145f4" officeooo:paragraph-rsid="002145f4" style:font-size-asian="20pt" style:font-weight-asian="bold" style:font-size-complex="20pt" style:font-weight-complex="bold"/>
    </style:style>
    <style:style style:name="P12" style:family="paragraph" style:parent-style-name="Standard">
      <style:text-properties style:font-name="Accanthis ADF Std" fo:font-size="20pt" style:text-underline-style="none" fo:font-weight="bold" officeooo:rsid="002377da" officeooo:paragraph-rsid="002377da" style:font-size-asian="20pt" style:font-weight-asian="bold" style:font-size-complex="20pt" style:font-weight-complex="bold"/>
    </style:style>
    <style:style style:name="P13" style:family="paragraph" style:parent-style-name="Standard">
      <style:text-properties style:font-name="Accanthis ADF Std" fo:font-size="20pt" style:text-underline-style="none" fo:font-weight="bold" officeooo:rsid="0024dafc" officeooo:paragraph-rsid="0024dafc" style:font-size-asian="20pt" style:font-weight-asian="bold" style:font-size-complex="20pt" style:font-weight-complex="bold"/>
    </style:style>
    <style:style style:name="P14" style:family="paragraph" style:parent-style-name="Standard">
      <style:text-properties style:font-name="Accanthis ADF Std" fo:font-size="20pt" style:text-underline-style="none" fo:font-weight="bold" officeooo:rsid="0026be1a" officeooo:paragraph-rsid="0026be1a" style:font-size-asian="20pt" style:font-weight-asian="bold" style:font-size-complex="20pt" style:font-weight-complex="bold"/>
    </style:style>
    <style:style style:name="P15" style:family="paragraph" style:parent-style-name="Standard">
      <style:text-properties style:font-name="Accanthis ADF Std" fo:font-size="20pt" style:text-underline-style="none" fo:font-weight="bold" officeooo:rsid="00287a97" officeooo:paragraph-rsid="00287a97" style:font-size-asian="20pt" style:font-weight-asian="bold" style:font-size-complex="20pt" style:font-weight-complex="bold"/>
    </style:style>
    <style:style style:name="P16" style:family="paragraph" style:parent-style-name="Standard">
      <style:text-properties style:font-name="Accanthis ADF Std" fo:font-size="20pt" style:text-underline-style="none" fo:font-weight="bold" officeooo:rsid="0028a986" officeooo:paragraph-rsid="0028a986" style:font-size-asian="20pt" style:font-weight-asian="bold" style:font-size-complex="20pt" style:font-weight-complex="bold"/>
    </style:style>
    <style:style style:name="P17" style:family="paragraph" style:parent-style-name="Standard">
      <style:text-properties style:font-name="Accanthis ADF Std" fo:font-size="20pt" style:text-underline-style="none" fo:font-weight="bold" officeooo:rsid="002b2925" officeooo:paragraph-rsid="002b2925" style:font-size-asian="20pt" style:font-weight-asian="bold" style:font-size-complex="20pt" style:font-weight-complex="bold"/>
    </style:style>
    <style:style style:name="P18" style:family="paragraph" style:parent-style-name="Standard">
      <style:text-properties style:font-name="Accanthis ADF Std" fo:font-size="20pt" style:text-underline-style="none" fo:font-weight="bold" officeooo:rsid="002dd236" officeooo:paragraph-rsid="002dd236" style:font-size-asian="20pt" style:font-weight-asian="bold" style:font-size-complex="20pt" style:font-weight-complex="bold"/>
    </style:style>
    <style:style style:name="P19" style:family="paragraph" style:parent-style-name="Standard">
      <style:text-properties style:font-name="Accanthis ADF Std" fo:font-size="20pt" style:text-underline-style="none" fo:font-weight="bold" officeooo:rsid="002dd97a" officeooo:paragraph-rsid="002dd97a" style:font-size-asian="20pt" style:font-weight-asian="bold" style:font-size-complex="20pt" style:font-weight-complex="bold"/>
    </style:style>
    <style:style style:name="P20" style:family="paragraph" style:parent-style-name="Standard">
      <style:text-properties style:font-name="Accanthis ADF Std" officeooo:rsid="000feb62" officeooo:paragraph-rsid="000feb62"/>
    </style:style>
    <style:style style:name="P21" style:family="paragraph" style:parent-style-name="Standard">
      <style:text-properties style:font-name="Accanthis ADF Std" officeooo:rsid="0012d2d2" officeooo:paragraph-rsid="0012d2d2"/>
    </style:style>
    <style:style style:name="P22" style:family="paragraph" style:parent-style-name="Standard">
      <style:text-properties style:font-name="Accanthis ADF Std" fo:font-weight="bold" officeooo:rsid="0012d2d2" officeooo:paragraph-rsid="0012d2d2" style:font-weight-asian="bold" style:font-weight-complex="bold"/>
    </style:style>
    <style:style style:name="P23" style:family="paragraph" style:parent-style-name="Standard">
      <style:text-properties style:font-name="Accanthis ADF Std" officeooo:rsid="00130d42" officeooo:paragraph-rsid="00130d42"/>
    </style:style>
    <style:style style:name="P24" style:family="paragraph" style:parent-style-name="Standard">
      <style:text-properties style:font-name="Accanthis ADF Std" officeooo:rsid="001373d3" officeooo:paragraph-rsid="001373d3"/>
    </style:style>
    <style:style style:name="P25" style:family="paragraph" style:parent-style-name="Standard">
      <style:text-properties style:font-name="Accanthis ADF Std" officeooo:rsid="0015168a" officeooo:paragraph-rsid="0015168a"/>
    </style:style>
    <style:style style:name="P26" style:family="paragraph" style:parent-style-name="Standard">
      <style:text-properties style:font-name="Accanthis ADF Std" style:text-underline-style="none" officeooo:rsid="0015168a" officeooo:paragraph-rsid="0015168a"/>
    </style:style>
    <style:style style:name="P27" style:family="paragraph" style:parent-style-name="Standard">
      <style:text-properties style:font-name="Accanthis ADF Std" style:text-underline-style="none" officeooo:rsid="0018d57c" officeooo:paragraph-rsid="0018d57c"/>
    </style:style>
    <style:style style:name="P28" style:family="paragraph" style:parent-style-name="Standard">
      <style:text-properties style:font-name="Accanthis ADF Std" style:text-underline-style="none" officeooo:rsid="001aae59" officeooo:paragraph-rsid="001aae59"/>
    </style:style>
    <style:style style:name="P29" style:family="paragraph" style:parent-style-name="Standard">
      <style:text-properties style:font-name="Accanthis ADF Std" style:text-underline-style="none" officeooo:rsid="001ab315" officeooo:paragraph-rsid="001ab315"/>
    </style:style>
    <style:style style:name="P30" style:family="paragraph" style:parent-style-name="Standard">
      <style:text-properties style:font-name="Accanthis ADF Std" style:text-underline-style="none" officeooo:rsid="001d7174" officeooo:paragraph-rsid="001d7174"/>
    </style:style>
    <style:style style:name="P31" style:family="paragraph" style:parent-style-name="Standard">
      <style:text-properties style:font-name="Accanthis ADF Std" style:text-underline-style="none" officeooo:rsid="001e5492" officeooo:paragraph-rsid="001e5492"/>
    </style:style>
    <style:style style:name="P32" style:family="paragraph" style:parent-style-name="Standard">
      <style:text-properties style:font-name="Accanthis ADF Std" style:text-underline-style="none" officeooo:rsid="0020246d" officeooo:paragraph-rsid="0020246d"/>
    </style:style>
    <style:style style:name="P33" style:family="paragraph" style:parent-style-name="Standard">
      <style:text-properties style:font-name="Accanthis ADF Std" style:text-underline-style="none" officeooo:rsid="002145f4" officeooo:paragraph-rsid="002145f4"/>
    </style:style>
    <style:style style:name="P34" style:family="paragraph" style:parent-style-name="Standard">
      <style:text-properties style:font-name="Accanthis ADF Std" style:text-underline-style="none" officeooo:rsid="002377da" officeooo:paragraph-rsid="002377da"/>
    </style:style>
    <style:style style:name="P35" style:family="paragraph" style:parent-style-name="Standard">
      <style:text-properties style:font-name="Accanthis ADF Std" style:text-underline-style="none" officeooo:rsid="0024dafc" officeooo:paragraph-rsid="0024dafc"/>
    </style:style>
    <style:style style:name="P36" style:family="paragraph" style:parent-style-name="Standard">
      <style:text-properties style:font-name="Accanthis ADF Std" style:text-underline-style="none" officeooo:rsid="0026be1a" officeooo:paragraph-rsid="0026be1a"/>
    </style:style>
    <style:style style:name="P37" style:family="paragraph" style:parent-style-name="Standard">
      <style:text-properties style:font-name="Accanthis ADF Std" style:text-underline-style="none" officeooo:rsid="00287a97" officeooo:paragraph-rsid="00287a97"/>
    </style:style>
    <style:style style:name="P38" style:family="paragraph" style:parent-style-name="Standard">
      <style:text-properties style:font-name="Accanthis ADF Std" style:text-underline-style="none" officeooo:rsid="0028a986" officeooo:paragraph-rsid="0028a986"/>
    </style:style>
    <style:style style:name="P39" style:family="paragraph" style:parent-style-name="Standard">
      <style:text-properties style:font-name="Accanthis ADF Std" style:text-underline-style="none" officeooo:rsid="002b2925" officeooo:paragraph-rsid="002b2925"/>
    </style:style>
    <style:style style:name="P40" style:family="paragraph" style:parent-style-name="Standard">
      <style:text-properties style:font-name="Accanthis ADF Std" style:text-underline-style="none" officeooo:rsid="002dd236" officeooo:paragraph-rsid="002dd236"/>
    </style:style>
    <style:style style:name="P41" style:family="paragraph" style:parent-style-name="Standard">
      <style:text-properties style:font-name="Accanthis ADF Std" style:text-underline-style="none" officeooo:rsid="002dd97a" officeooo:paragraph-rsid="002dd97a"/>
    </style:style>
    <style:style style:name="P42" style:family="paragraph" style:parent-style-name="Footer">
      <style:paragraph-properties fo:text-align="end" style:justify-single-word="fals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to 1</text:p>
      <text:p text:style-name="P20"/>
      <text:p text:style-name="P20">a, A, à, À, abafava, abalado, abalanças, abancava, abandono, abas, abate, aberta, abordarem, abraça-lhe, abraçando-te, abutres, acabar, acampamento, ação, acarinhes, acate, aceita, aceito, aceno, acenos, acerba, acérrimo, acharam, acometê-lo, acompanhas, acordo, acorrer-te, acorres, acudam, acumulem, acusa, adivinho, aênea, afaga, Afastando-se, afável, aferra, áfio, aflige, Afouto, afronta, afrouxando, afuma, Agamêmnon, agarrai-me, agasalharam, agastado, ágil, agora, Agora, agradam-te, agradece-lho, agravo, agro, agros, ah, Ah, Ai, Ajax, ajudar, ajunta, ajustes, Al, ala, alados, Alardeias, alarma, albinitente, alça, alcáçar, alheio, ali, Ali, Aliás, aljava, alma, almas, Almeja, almo, altar, alteia, Altipotente, altivo, altriz, aluno, alunos, alva, alveja, alvergue, Alvoroçado, alvoroto, ama, amacie, amaina, amamentei, amansar, Amargará, amarrado, ambos, ameaça, amiga, amigo, amontoa, amor, amparas, amplo-dominador, amplo-reinante, ancião, âncora, Anda, anima, Anima-se, ânimo, anojo, anoso, anseio, ânsia, ansioso, ante, Ante, antepor, antoja, anuíste, anuviador, ao, Ao, aos, Aos, apareças, apaziguar, aperta, Ápia, aplaque, Apolínea, Apolo, aportam, apresenta, Apronta-se, aprouve-me, aprovam, áqueo, Aqueu, Aqueus, aqui, Aqui, Aquiles, Aquivos, ara, arautos, Arcanos, arci-argênteo, Arcitenente, arco, ardente, arder, árdua, árduo, argênteo, argentípede, Argeu, Argiva, Argivo, Argos, armas, arraial, arrancar-me, Arrebatou-me, Arrecadou-se, arreiam, arroga, arrojando, arrostam, arúspice, arvoram, as, As, às, Às, ascende, aspecto, asperge, assados, Assaltando, assam, assegura, assembléia, <text:soft-page-break/>assentos, asseteadas, assídua, assim, assistir, assoberbou, assombro, assustados, ataca, atadas, atalha, ateia, Atendê-los, Atendiam, atesteis, atiram, atrás, Atrás, atrevem, Atrida, Atridas, atro, aturdir, aturem, Audaz, áugur, áugures, augusta, augusto, áureo, auricravado, auritrônia, aurora, auspicando, auxílio, aventara, Avidíssimo, aviltas, aviso, azafamava, azul, baco, Bafeja, baixa, baixéis, Baixel, baixo, baluarte, banquete, barda, barra, base, batalhas, bater, batida, beatos, Beira, bela, bem, blasonavas, boa, boca, bojo, bojudas, bolo, bom, boquejar, bordo, bracinívea, braço, braços, brada, brame, branca, brancas, brando, brasa, bravo, breve, Briareu, brisa, Briseida, bruno, buco, Busca, cabe, cabeça, cabos, cabras, Cabras, cachinada, cada, Cada, cadáveres, cadência, cães, Caia, cair, Calcas, calmo, calou-se, campinas, campo, Canta-me, cantam, cantos, cão, capitânia, captarem, cara, Cara, carcás, cardumes, cargo, carne, caro, carpindo-se, carregaram-se, carregue, casa, casca, casco, castigos, cativa, cauto, cede, Cedendo, cego, ceifa, celerípede, celeste, celícolas, cem, Ceneu, cenho, Centauros, Centimano, cento, cercando, Cérceas, cerceou-lhe, cerco, cerrados, certeiro, certíssimo, certo, cerúlea, cerúleas, cervo, Cesse, Cetrígero, cetro, céu, céus, ceves, chama, Chameja, chefe, cheiro, choques, Choras, choro, cidades, Cila, ciladas, Cintila, clandestinos, clara, Clitemnestra, Cobardes, cobre, Cobrem-nas, cobrir-me, cogitar, cólera, colguei, colocam, com, Com, coma, comande-a, combustas, começa, Comedir-te, comer-te, comigo, cominas, como, Como, comparece, Completa, compor, compraze-me, Comunica-me, concebe, concebo, concede, concede-a, concentra, Conchegada, concionando, <text:soft-page-break/>Conduz, confesse, confio, conflitos, congresso, conjector, conluiou, conselhos, consolando, consolar, consome, constituíram, conta, contágio, contente, contesta, Conteve, contigo, conto, contra, Contra, contrastara, contravir, Controverte, contudo, convêm, conversava-os, convícios, convida, convivas, convívio, Convocas, copo, copos, coração, corcéis, Cordeiros, cordura, Coroadas, Corpos, cortava, corte, cortejá-lo, Cose-o, coxas, coxo, cratera, crateras, Criaram-se, Crisa, Criseida, Crises, cru, cruza, cuides, cuidosa, cuja, culpa, culpo, cumioso, Cumpre, cures, curta, curvar-me, da, Da, dá, dádiva, Dânaos, das, Das, dava, de, De, debalde, decente, décimo, declaro, Decorridas, dedirrósea, dedos, dêem, defendo, degolada, déia, deidades, deita, deitemos, deixou, dele, Dele, deleita, deliberas, delícias, demais, demora, demoro, Depois, deposto, depreca, depredada, derredor, derriba, Derrocar, Dês, desabafa, desacatara, desagrado, desagravo, desaparece, desarmar-se, Desastroso, desbainhe, descaixa, desce, descobres, desd’ontem, desdenho, desditas, desejos, desembarcam, Desencostados, desfalcarem, desfrute, desistiram, despede, despeito, desprendes, desprezas, desprouve, Desses, Destes, destra, destruíram, desviar, Deter-te, detesto, deus, deusa, deuses, devas, devora, dia, dias, Digo, dileto, discordarem, discórdias, discreta, Discreto, discurso, dissolvem, dito, diurna, dividimos, dividir, divina, divinas, divindades, divino, divo, diz, dizer-to, dizes, do, Do, doaram, dobro, doce, Doce, dócil, doesta, dolo, doloso, domicílio, domina, domínio, dons, donzela, dor, dores, Dorme-lhe, dos, Dos, dous, dozeno, Drias, duas, duodécimo, Duplicôncava, duro, e, E, é, É, Ébrio, Eetion, efeitua, Egéon, Egides, Egífero, egrégio, Eia, <text:soft-page-break/>eis, Eis, ela, Ela, ele, Ele, elegantíssima, elege, eleitos, eleva, eloqüência, em, Em, embainha, embarque, embeba, embora, emboscadas, Eminente, empenho, empresa, encadearam, encaminham, encasa, encerro, encontra, encouraçadas, encubras, enfadado, enfreias, enfuna, enganes, engenho, engrandecesse, enquanto, enroscada, ensina, ensopo, então, Então, entoam, entornava, entranhas, entrava, entre, Entre, entrega-lhes, entronou-se, envelheça, envia, envoltas, envolto, Enxárcias, enxergue, equipara, era, Ereto, ergue-se, ergueu-se, erguido, errabundos, és, esbelta, esbulhar, escancear, escaparmos, escapo, escolta, esconde, escrava, escuda, escudo, escuro, escuta, escutam, escutou, esfolam, esguarda, esguelha, Esminteu, espada, espantado, Esparso, esperas, espero, esperou, espeto, esplendente, esplêndido, espólio, esposa, esposei, espuma, espumante, esquadra, esquipada, essa, esse, Esse, esta, estacam, estala, estas, este, estes, Estes, estima, estoque, estremece, estrênuo, estroncado, estronda, estupenda, éter, etérea, eternos, Etíopes, eu, Eu, Euríbate, Exádio, exânime, Exausta, excedo, excelsa, excitem, excluído, exercia, exército, Exiges, exordiou, exorto, expeditos, expele, expirem, explique, expor, Expurga, fábrica, fabro, fagueira, faixa, falantes, falaste, falta, faltamos, famosa, farpa, farro, fartava, fastígio, fatigado, favor, fazê-lo, Febo, fecha, feio, feita, fel, feliz, fêmur, Fendem, fenecia, feral, feriste, feros, Feros, Ferram-se, festins, festões, ficou-se, filha, filho, Filho, filhos, fim, fina, Finda, findara, fiques, flava, fluía, flutissonantes, foge, Foge, fogoso, fogueiras, foi, Folgue, Folhas, fome, for, Fora, força, formidável, formosa, fortes, fortíssimo, fosses, fraco, Fraco, franze, frechas, frecheiro, frente, fresca, fressuras, Frígios, <text:soft-page-break/>frota, Ftia, fui, fulgurante, fulmina, fulminador, fumo, funda, fundo, Furente, fúria, furor, furtaram, galardão, garbo, garbosa, geme, Generoso, gente, gentes, gentil, gerado, gerou, gládio, glória, Glorifica-o, gosto, gostou, goza, grã, Graios, Grajúgenas, granjear, grassa, grato, grava, grave, Grécia, Gregos, greva, guarda, guerra, guerreira, guerreiros, guiara, gume, há, Há, haja, hás, haverás, hecatombe, hecatombes, hei, hei-de, Heitor, herói, heróis, hirsuto, hoje, Hoje, homem, homens, homicida, honra, Honram-me, honras, hora, horrendo, humanas, humilha, idade, Ide, Idomeneu, ignoro, iguais, igual, ileso, Ílio, Ílion, imensa, imensidade, imenso, imo, imortais, imortal, impera, implora, imploro, impões, importa, impreca, impropérios, impuro, incites, ínclito, incorres, inda, Inda, indignado, inesgotável, infausta, Infenso, ínfima, infinita, inflamo, influxos, infrugífero, ínfula, ingrato, injúria, inocentes, inquira, inquiras, inquiro, insignes, insolência, Inspiração, insta, instâncias, insultar, insultos, inteiro, intervém, íntimo, intolerável, intumesce, invectiva, invictas, invicto, invisa, invitos, ir, ir-te, ira, iracundo, irado, irmã, irmãos, irrevogável, irrites, isso, isto, Isto, já, Já, Jamais, joelhos, Jove, jovem, Jovens, júbilo, julgo, Juno, Junto, Júpiter, juramento, juro, Juro, justo, lá, Lá, lágrimas, lamentoso, lâmina, lança, lançou, largam, Latona, lavados, lavadura, lavar, ledo, Lei, leis, leito, Lemnos, lenha, lestes, letal, leve, levem, lhe, lhes, lho, liba, liberais, liberta, libertarei, liça, lidas, limiar, linda, língua, lira, litigam, livramento, Logo, logram, Longe-vibrador, longo, longos, lucro, lugar, lustrações, lutarmos, lutas, luto, lutuosa, luz, madre, Madrugou-te, mãe, Mãe, magnânimos, mágoa, maior, mais, Mais, mal, maldizê-lo, Malfadado, maliciosa, <text:soft-page-break/>malquistasse, mandá-la, Mandas-me, mandou-me, manjares, mansão, mão, mãos, mar, marche, mares, marinho, mas, Mas, mastro, matutina, mau, me, Me, medeia, medonho, meia, meigo, mel, melhor, melodia, Menécio, Menelau, menor, Menos, mente, mento, merencório, mesa, mesmo, Mesmo, mestre, metem, meu, Meu, meus, mil, mim, minaz, Minerva, minha, ministro, Mirmidões, Mírmidões, Mirmidon, mister, mitigues, mo, moça, moços, modera, Moles, molestar-me, monarca, Monta, montanha, Montícolas, mor, moradores, morbo, morrer, mortais, morte, muita, muitos, mulher, mulos, murmuraram, muro, Musas, n’água, na, nada, Nada, nados, não, Não, nas, Nas, nasceste, nau, naus, navio, navios, néctar, nédias, nega, Negra, nem, Nem, nenhum, Nenhum, Nereida, nesta, Nestor, Netuno, névoa, nevoso, ninfa, Ninguém, Nisto, nítida, no, No, nódoa, noite, nojo, nos, Nos, nós, nossos, nova, nove, novo, nubícogo, Numa, nume, Nume, numes, Numes, nunca, Nunca, núncios, nutria, nuvens, o, O, ó, Ó, obedece, Obedecei-me, obra, obras, obséquios, Obtido, Oceano, ócio, ódio, ofensa, oferta, oh, Oh, olhar, olhi-espertos, olhicerúlea, olhitáurea, olhos, Olímpio, Olimpo, olor, olvide, ombrear, ombro, onde, Onde, Onipotente, opaca, opimo, opíparos, opróbrio, ora, Ora, oráculo, oráculos, Orando, Orco, ordem, ordenou, ordens, orgulhoso, Orna, os, Os, ou, Ou, ouro, Ousa-o, ouses, outorga, outorgue, outra, outras, outrem, outrora, outros, Outros, Ouve, ouvir, ouvirá, Paciente, paços, padeça, Padre, paga, paguem, pai, paixão, palácio, Palas, palavra, palavras, palmas, pandas, par, para, Pára, páramo, Parca, parcial, parelho, pariste, pariu, parte, Parte, Partiu-se, passa, passado, passo, pasto, pátria, pátrio, <text:soft-page-break/>Patroclo, pavilhão, paz, pé, péan, Peço, pede, Pegam, pego, peito, pejo, pela, Pela, pélago, Peleio, pelejem, Pelides, Pelo, Pena-os, penas, Pendência, penetrar, Penosos, pensamento, perante, percebe, perco, perdê-la, perdem, perecia, perfeita, perguntes, pergunto, peritos, Permitem-lhe, perro, pés, pesada, pesar, pesarosa, pescoço, peso, pessoal, peste, Peste, Pestíferas, Pílio, Pilos, pingue, pingues, pinha, pior, pios, Pirítoo, Plácido, pôde, poder, Poderio, podes, pois, Pois, Polifemo, pólo, ponto, popas, por, Por, porá, porções, porém, porque, Porque, porto, porvir, Pós, pospunha, possante, Possuis, postas, posto, potentados, potentes, pouco, poupará, povo, praga, praia, praias, pranto, praza, prazer, preceitos, preces, Precipitou-me, preço, predigo, preenche-me, pregoar, prêmio, prêmios, prenda, prendas, prende-lhe, preparai-me, presente, Preservaste, prestante, prestariam, preste, prestes, pretos, prevê, previno, preza, Priâmeo, Príamo, Primar, primeiramente, primeiro, Priva-me, procura, proferes, profícua, progênie, prole, promessa, prometas, proteges, protervo, Provam-se, prove-se, providente, prudente, pugnaram, pugnas, pujante, Pula, pulcrícoma, pulquérrima, pulso, punho, Punindo, puro, quádrupla, qual, quando, Quanto, que, Que, quedo, queimado, queira, queixa, queixar-se, quem, Quem, quer, queres, querido, Questões, quiçá, quilha, quinhão, Quinhão, Qüinqüedentado, raios, raiva, Raiva, raivando, rajeiras, ralado, ralhos, rancor, rápido, Raso, real, rebaixaste, rebentará, receba, receias, rechinando, reclama, Recolhe, recolho, recompensa, reconduzem, reconhece, Recorda-lhe, recorre, recuso, Redargúi, redenho, redor, regalam-se, regedor, reges, régia, régios, regozijavam, regra, regresso, rei, reinava, reis, rejeitou, remada, <text:soft-page-break/>remeiros, Remetendo-se, remir, Remir, remo, Remove, repartiram, replicou-lhe, repousam, repreensão, reprima, repugnante, repulsa, reses, resgate, respeitosos, respiras, ressoar, restituo, retém-lhe, retida, retirou-se, Reto, retomardes, retornar, Retorque, Retrocedermos, reverência, Reverentes, reverte, Revolvida, ricos, riqueza, risco, ríspidas, rixa, rixas, robusto, Roga, rogado, rogas, rogativa, rogos, rolei, rolhões, romperam, roubado, Ruim, saberão, Sabes, sábio, sabor, sacava, sacerdote, sacia, sacode, sacra, sacrificam, sacrifícios, Sacrifícios, Sadio, Sai, saiu, salobre, salsa, salso, Salve, salvo, sangue, santuário, saqueadas, satisfaçam, Satúrnio, se, Se, Sê, Sê-nos, seco, sede, seduza, segando, segredo, seguiu, seguram, seja, sejas, Selo, sem, Sem, semelhante, Semoto, sempre, Sempre, senão, Senão, senhor, Senhor, sentado, Sentirás, Sentiu-lhe, Sentou-se, Sequer, ser, serão, serás, seria, Serra, servente, serviste, servos, sestra, setas, seu, Seu, seus, sevo, silenciosa, Sim, Síntios, só, Só, sob, sobe, soberano, soberbo, sobra, sobrancelhas, Sobre, Sobrestejamos, sócios, soçobra, Socorre, sofro, sol, Sol, solene, soltai-me, solveu-nos, sonhos, sono, sonoro, sopeia, Sorrindo, sorteio, sossega, sou, Sou, sua, Sua, suave, submete, submissa, subterfúgios, Sucumbam, sufoca, sujeitasse, sulcadora, sumiu-se-lhe, suplico, supremo, Supremo, Supremos, surde, Surgindo, Surgiu, Sus, suspeito, Suspenso, suspira, Suspirarão, sustinha, taça, Taciturno, tais, tal, Taltíbio, Tange, tanta, tantas, tarde, tassalhos, te, Te, té, Té, Tebas, tece, teias, Tem, temo, tenaz, tenda, tendas, tende, Tênedos, tens, Tens, tentes, tento, ter, terás, terceira, ternos, terra, térreo, Terrível, Teseu, tesouros, testa, testemunhais, Testórides, Tétis, Tétrico, teu, Teucros, teus, teve, Teve, ti, Tido, <text:soft-page-break/>Tinem-lhe, tino, tinto, tirano, tirar-lha, tiros, to, tocá-lo, Toda, todo, todos, tom, Tomar-te, tomes, tomo, Tonante, toques, torna-lhe, torno, tornou, toro, tostá-las, touros, Trago, tranqüilo, transe, transferem-me, transporte, trarei, travado, travarei, traz, trazer-te, trema, treme, Tremendíssimo, tremente, treva, triple, triplo, tristonhos, Troas, Tróia, Troianos, tropas, trovões, trucidando, tu, Tu, tua, tuas, tugir, turbe, ufaneia, Ulisses, ultraje, um, Um, uma, úmidas, única, urdir-me, Urge-te, usa, vá, vaga, vai, Vai, Vai-te, val, vale, valha, valor, valorosos, Vanglorioso, Vão, varado, Varões, vasto, vate, Vaticina, veio, vejam, velas, velho, velocípede, Vem, veneranda, vens, ventura, ver, verdade, Verdes, verei, Vergam, vergonha…, vertem, vértice, vez, vi, via, vibrou, vida, Viemos, viera, vil, vim, Vim, vingança, vinha, vinho, vinte, violentas, vira, Vira-se, virgem, vista, vítima, vitória, vivas, vivo, vivos, Vo-lo, vocifera, Volta-se, voltar, volte, volve, Volve, vorador, vos, Vos, vós, Vós, voto, votos, vou, voz, Vulcano, Vulpina, vulto, zelo, zune,</text:p>
      <text:p text:style-name="P1">Canto 2</text:p>
      <text:p text:style-name="P20"/>
      <text:p text:style-name="P20">a, A, à, À, abalizasse, abanca, abandonando, Abantes, Abarbar-te, abas, abastecidos, abelhas, Abertas, Abido, aborda, abordaram, abrandem, abrangeis, abrasando, abria, abundam, abutres, acabará, açaimando, Acamas, ação, acaso, acaudilha, aceita, acena, Acendem, acerto, Acesos, acha, aclama, Acomete, acorçoa, Acorda, acoutadas, Acres, Actor, Actoriônio, adargadas, adejo, adereça-se, Adéstria, adivinho, Admeto, Adrasto, aêneo, afã, Afeito, afeleia, afervoram, Afilem-se, aflições, afluem, afogo, Afouto, afrouxasse, Agamêmnon, Agapénor, agarro, Agastenes, <text:soft-page-break/>Ágeis, agilíssima, Aglaia, agora, Agora, agouro, agouros, agras, agregou, agrestes, Agros, Água, aguda, Aguerridos, Ah, Aí, ainda, Aipo, ais, Ajax, ajuda, al’arma, alarido, Alceste, Alcides, alçou-se, alcova, aleando, alenta, alentados, Alfeu, algum, alheios, ali, Ali, aliados, Aliba, alinha, Alípedes, Alísio, alma, Álon, Álope, alpestre, altaneira, Alteia-se, Alterca, altíssima, altiva, alto, Alto, altriz, alunos, alva, alvergue, alvitre, amado, amarga, Amarineides, amaro, ambas, ambiciosos, ambos, ameaça, Ameaça, amena, amentos, Amiclas, Amídone, amigo, amigos, amiúde, amores, amplo, Anceides, Andremônio, anela, Anemória, Anfigênia, Anfímaco, Ânfio, Angeia, Anima, ânimo, aninhava, ano, anos, Anquises, ansiosos, ante, Ante, Antédona, Antenóridas, antes, Antes, Antifo, Antifos, Ântron, anua, anuiu, anuncia, anúncio, ao, Ao, aos, Aos, apagaram, apalpá-la, apanha, aparelhadas, aparelham, apartada, apelamento, apenas, Apeso, apessoado, Apodreçam, apóia, Apolo, após, Após, aprazível, apregoar, Aprenda, apressa, apresse, apressura, aprica, aquele, Aqueus, aqui, Aquiles, Aquivos, ara, aras, arauto, arautos, Arcádia, arcado, Arcesilau, archeiro, arco, arco-de-prata, ardido, ardor, árduos, areias, Arena, arengam, arenosa, ares, Aretírea, argênteas, argento, Argeu, Argissa, Argiva, Argivo, Argólida, Argos, argúi, Arima, Arisba, Arma, armar, armara, arme, Arme-se, armental, armentosa, armou-os, Arne, Arquíloco, arraiais, arrasadas, arrebanha, arrebanhem, arrebatou-lhe, arredores, arremessando, arriba, arroja, arrojo, arte, as, As, às, Às, asa, Ascálafo, Ascânia, Ascânio, Asine, Ásio, áspera, Asplédon, assalta, assaltadores, assalto, assam, assecla, assembléia, assentou-se, assim, Assim, assinalado, assolar, assome, Astério, Astíoque, Astioqueia, astuto, <text:soft-page-break/>Atenas, Atende, Áticas, atira, atraía, atrás, atravessarem, Atreu, Atrida, Atridas, atroa, audaz, Augeiada, Augia, augusta, Augustíssimo, Aulide, Áulis, aumenta, áurea, Aurora, ausente, auxiliam, Auxiliares, avançar, averigüemos, avezinhas, aviso, avito, avulta, Áxio, Azida, azurragado, Baixa, baixéis, Baixéis, baixel, balbúrdia, baldões, balofa, bancos, bandos, banhe, banquete, barbárica, bastas, batalha, batalhões, batendo, Batícia, Beba, bebem, Bébis, Bela, belacíssimos, Belaz, belazes, beldades, bélica, bélicos, belicoso, Belona, bem, Bem, benquisto, Beócia, Beócios, Bessa, bestunto, bicudos, blasfemava, boa, Boágrio, bocas, bois, Bojos, bolos, bons, bordo, braço, brados, branca, brandas, brandindo, branquejante, brasa, Bravas, braveja, breve, Breve, brindou, brios, briosos, Brísea, Briseida, bronca, bronze, brônzea, bronzeados, bronzes, brotam, Brotam, brotando, bucos, buliam, Buprásio, burburinho, Cá, cabeça, cabeceira, cabos, cabreiro, cachos, cada, Cada, cães, cairá, Caístro, cal-te, Cala, calcada, Calcas, Cálcis, Calcodôncio, cale, Calíaro, Calidnas, Cálidon, caminhos, Camiro, campa, campanha, Campeador, campeões, campina, campos, caneiros, canora, cantar, cantiga, capa, Capa, Capaneu, capital, Capitaneia-os, capitão, cara, careciam, Cares, Caristo, carne, Caropo, carpindo, Carregado, carro, carros, casa, cascos, Cason, casta, cauto, cavaleiro, cavalos, cavos, Ceades, cede, Cefalenses, Cefisso, Cego, celeste, celeuma, Celícolas, celsos, cem, Cem, Cenides, censuras, Centauros, cento, cerca, cercado, cercantes, Cérceas, cerco, Ceres, Cerinto, cerrações, Cérulo, Cessem, Cetrados, cetro, Cetro, céu, Céu, chama, chamam, chamem, chão, charlator, chefe, cheia, cheio, Choramingando, chorando, chusma, Cicia, Cicones, cidade, <text:soft-page-break/>cidades, ciente, Cifo, Cilênias, cima, Cino, cinqüenta, Cinqüenta, cintura, Ciparessenta, Ciparisso, circundam, circunstantes, cisnes, cítara, Citoro, clamor, claro, claviargêntea, Cleona, Clônio, Cnosso, Coadjuvem-te, cobardia, coberto, cobiças, cobria, coches, Coíbe, cole, cólera, colilongos, colocaram, columbosa, com, Com, comada, comados, comandam, Comantes, combater, combates, combatida, combustas, comer, Comna, como, Como, comove, compete, completas, compreende, computados, côncavas, concebeu, concorda, concorde, Conduz, confuso, congraço, congregar-se, congregou-se, conquistar, consagraram, conseguirão, Conselheiro, conselheiros, conselho, conspícuos, Constância, consulta, consultas, Consumado, conte, contendas, contendemos, contigo, continente, Continha, contornos, contra, Contra, contrário, convida, convoca, Convocada, Copas, cópia, cor, coração, corações, corcéis, cordato, Cordeirinhos, Corinto, Coron, Coroneia, corpo, corredor, correm, corte, Cós, costa, costas, costeira, coube, couraça, couraças, coxas, Crápato, crenado, Cresce, Crescendo, Creta, criancinha, crias, Crinipulcra, crinita, crinitos, Crissa, Cristado, Crocílio, Crómis, Cteato, cuidado, cuidados, cuide-se, cujo, Cultivam, cume, cumpre, cumprir-se, cúria, cúrias, curtia, custo, d’além, da, Da, Dá-me, dadas, dádivas, Dana, Dânaos, Daqui, Dardânia, Dardânios, dardo, das, Das, Daulida, de, De, debaterem, debates, decorreram, decúrias, dedilhar, definha, degolada, deiforme, deitá-las, deixando, deixou-me, dele, Dele, delidos, demais, demora, demoras, Denodado, Depois, dera, derrocado, derrocará, derruído, Desagravar, deságua, desamparado, desçam, descansa, desceu, descoco, desdenhes, desfazer, desgostosos, <text:soft-page-break/>desimpedidas, desistimos, desleixa, deslembram, deslembres, deslindarmos, deslizando, desmoronar, Despede, despenha, despertar, despertares, desses, desta, destes, destra, destras, Destros, destruíssem, detinha, Deu, Deu-lhas, deus, deusa, deusas, deuses, Deuses, devaneios, deve, devolvidos, devora, dez, Dez, dezeno, dia, Dial, dias, digira, Digna, dignamente, dileta, dimana, Dio, Diomedes, Diores, dirige, dirigisse, discerne, disco, díscolos, discorre, Discursais, discutiam, dispare, dispo-te, Disputas, Distinguirás, distintos, ditos, divertem, divina, divinal, divino, Divisa, divo, diz, do, Do, dó, doce, doçura, Dodona, dois, doma, domine, donde, donzela, doou, dor, dores, Dórion, dorme, Dormes, dorso, dos, Dos, doutas, douto, doze, drago, Drago, duas, dulcíloquo, Dulíquio, Dulíquios, durante, durma, duros, duvidamos, e, E, é, É, Eácida, Ecália, ecoa, edaz, edifícios, educara, efeito, Efírio, Egíaco, Egíalo, Égide, egífero, Egífero, Egilipe, Egina, Égion, egrégia, Éguas, Ei-lo, eia, Eia, Eiona, eis, Eis, ela, ele, Ele, Elefenor, eles, Eles, eleva, Elide, Elíola, Elon, eloqüência, eloqüente, em, Em, Emalhados, embaixatriz, embarcação, embarcações, embarcamos, embebe, embraça, embrulha-se, Emigrando, empece, empresa, emprestou-lhe, empunha, emudecidos, encaminha, encapelam, encastelada, encerravam, enchem, encolhe, encontrava, ênea, Eneias, Enete, Eneu, enfeitado, enfeite, enfia, enfiada, enganoso, engolia, Enienes, Enispe, Enono, enquanto, Enquanto, Enreda-me, enrola, enroscam, então, entrassem, entre, Entre, entrou, enumerar, enviara, envoltas, enxuga, Epeus, Épi, Epidauro, Epiro, Epistrofo, Epístrofo, Epítia, equestres, equevas, Equínades, Équite, Éqüite, equórea, equóreo, era, Era, eram, Erecteu, Erétria, eriarnesados, Eritas, Eritinos, <text:soft-page-break/>erram, és, Escamandro, Escanções, escândalo, escapa-se, Escarfe, escarmentado, escarmente, escolha, escolhes, Escolo, Escória, escrava, escudo, Esculápio, esculpiu, escuros, escuta, Escuta, Esepo, esfolam, esforço, esgalhos, esguicha, Esiete, espaçosa, espada, espádua, espalhadas, Esparso, Esparta, esparzem, espera, espeto, esplêndido, esplendor, esposa, esposas, esposo, espraia-se, espume, espúrio, Esquadra, esqueçam, Esquédio, Esqueno, esquerda, esquipam, esquivou, esse, estão, estas, Estas, estava, este, Este, esteios, Estênelo, Estige, estimulando, Estínfalo, estio, Estira, estirpe, estranhar, estranhos, Estrátia, estrênuo, Estrepitosos, estrondo, estruge, estrupido, estuoso, Estupefatos, Eteone, etéreo, eterna, Étices, Étilo, Etólios, eu, Eu, Eubéia, Eufemo, Eumelo, Euríalo, Euríbate, Eurípilo, Eurito, Euro, Eutresis, Evemon, Eveno, evento, evolou-se, Exalçava-se, examinados, examinemos, exato, Exausta, excedendo, excelem, excelsa, excita, exemplo, exército, exige, exímio, êxito, expede, expediu, experto, explica, expôs, expressas, expugna, expugne, expugnes, expulso, extáticos, extensa, extensas, extinta, extintos, extirpada, extrema, extremada, exultam, façanha, faces, fadigas, fado, fagueira, fala, falanges, falantes, falaz, faldas, falripas, falseia, falta, Falta-lhes, faltariam, fama, Fama, famosas, fâmulos, Fáris, farro, fartos, fatal, fatigue, fatos, fazem, fé, Febo, feiíssimo, Fêmeas, Fendendo, Feneu, Feres, Ferida, fero, feros, feroz, fértil, fervem, fervia, férvidos, Festo, Fez, fia, fiado, fica, Fidipo, fila, Fílace, fileiras, Fileu, filhas, filhinhos, filho, filhos, Filoctetes, fim, Finda, firma, firme, flama, flor, floreava, flóreo, flores, Flutua, Focenses, fogo, foi, folhas, fome, fonte, fora, Fora, forças, Fórcis, forçoso, Forçoso, forçosos, forma, <text:soft-page-break/>Forma, formam, formosa, formoso, forneceu, forte, Fracos, fragosa, franja, franjas, fraternais, fraxínea, freme, frente, fresca, fria, Frígio, Frígios, frisões, frondoso, fronte, fronteiro, frota, Ftia, Ftiro, fuga, fugir, fugis, fugiu, fujam, fujamos, fulgem, fulgura, fulgurou, fundo, Furente, furtivo, furto, Fuscos, fustiga, galeões, galés, galhardeia, gane, Gansos, garfo, gasto, gázea, geme, Generoso, generosos, gente, gentil, geração, geral, gerara, Gerena, Gerênio, gesto, giboso, Gigeia, ginetes, Gírtone, Glafire, Glauco, glebas, Glissa, glória, glorioso, gole, golfo, Gonoessa, Gortina, gosto, governa, grã, Gradivo, grado, Graia, Graios, Grajúgenas, grande, grandes, grasnido, grato, Grave, Grécia, Gregas, Grego, Gregos, grevados, grita, grito, grous, grupos, Grupos, guapos, Guar-te, guarda, guarnece, guerra, guerreador, guerreira, guerreiro, Guerreiros, guia, Guneu, há, há-de, hábil, habitadores, habitam, Haliarto, Halisones, hão, hão-de, Harma, hasta, hastas, hastatos, hasteiro, haurir, hecatombes, hecatômpola, Heitor, Hélade, Helena, Helenos, Helesponto, Hélice, Helos, Heráclida, herança, Hércules, herdeiros, Hermíone, herói, heróis, Hésio, Hiâmpole, hidra, Hile, Hiperésia, Hipéria, Hipodame, Hipotebas, Hipotoo, Híria, Hirmine, Hirtácio, híspidos, Histieia, Hódio, hoje, Hoje, holocausto, homem, Homem, homens, homicida, horrendo, horrífico, horríssima, horríssonas, hoste, hostes, hostis, houve, Houve, houve-o, houvesse, humano, humanos, Iálmeno, Iam, Iaolcos, Icário, Ida, Ide, Ideu, Idomeneu, Idoso, Ificlo, Ífito, ignavo, Ignora, iguais, Iguais, igual, ilha, ilhas, Ilíacas, Ílio, ilustre, imaginemos, imano, imensa, imerso, imersos, iminente, imola, imolarmos, imortais, imortal, impaciência, impelem, imperava, imperícia, ímpeto, implumes, Impõe, imprime, <text:soft-page-break/>Ímprobo, impugnando, inacabado, inação, incessantes, incha, íncolas, incontinente, incorruptível, increpa, incumbe, inda, Inda, indelével, indignam, indo, inelutável, inépcias, inerte, infesto, inflama, infrangível, inglório, insano, insigne, inspirai-me, instruto, inteira, intercedendo, interna, intimarei, intumesceu, inumeráveis, inúmeros, inunda, inveja, invernais, invicta, ir, Irado, iras, Íris, irmão, irmãos, irmãs, irosas, irresistível, irritei, isso, Isso, Isto, Ítaco, Ítacos, Itone, já, Já, Jalisso, jaz, Jove, jovem, jubão, julgo, Jungidos, Juno, juntara, junto, Júpiter, jurada, jurar-se, Juraram, jus, lá, Lá, Lãa, labéu, Lacedemônia, ladros, Laércio, lago, lagoa, lagrimeja, lança, lançara, lanças, lance, Lanceiros, Larga, largo, largueou-lhe, Larisseias, lastima, lavras, lealmente, leda, leite, Lembra, lembram, lembrar, Lemnos, Lenhos, Leonteu, lesto, Leuto, levantam, Levante, lhe, Lhe, lhes, lho, lia, libações, Licaon, Licasto, Licinos, Lícios, Licto, lide, Liga, ligeira, ligeiras, Lilaia, limpar, Límpida, límpido, lindas, Linde, língua, linguagem, línguas, linhas, linho, Lirnesso, Lito, litoral, livel, livraram, Livre-o, Lócrios, logo, lombo, longânimos, longe, Longe, longevo, loriga, loto, loucuras, louro, luco, lume, lustrem-se, lustro, luz, luzente, Macaon, mãe, Magnata, Magnetes, magnífica, magno, mágoas, maior, maioral, mais, Mais, mal, maléfico, malhado, mana, mancha, Mancha, manco, manda, mandara, mando, maneja, Mantineia, mantinha, manto, mão, mãos, maquina, mar, marcha, marcham, marchava, Márcia, Márcio, márcios, maretas, margem, margens, marinha, Marte, marulhos, mas, Mas, Masete, mata, matador, materno, matou, matriz, matronas, mau, mavórcios, máximo, me, Meandro, Mecisteu, Medeona, Medon, medonho, Meges, meio, Meleagro, melhores, <text:soft-page-break/>Melibeia, melífico, membrudo, memorar, menear, Menelau, Menesteu, meninos, menor, menos, mensageira, mensageiro, mente, mentira, Meônios, Mercúrio, Merion, Méropo, mês, mesclar-se, mescle, mesma, mesmo, Messa, Mestíssimo, Mestles, Metónios, meu, Micale, Micalesso, Micenas, Mideia, mil, Mileto, milícia, militar, minas, Minerva, Mínete, minha, Minieia, Mírcino, Mirina, Mírmidões, miséria, Mísios, Mistos, moça, moços, moldou, mole, momento, montanhas, monte, moram, Mórbida, mordam, Mordia, mortais, mortal, morte, Mortos, moscas, mostrando, motino, move, movia, muda, Muge, muitas, muito, muitos, mulas, mulher, mulheres, multidão, multíplice, munida, murada, muralhas, Musa, Musas, na, Na, nações, nado, Nado, não, Não, nas, Nas, nascidos, Nastes, nau, Naubolides, naus, Naus, negros, Nele, Nelides, nem, Nem, nenhum, Nenhum, nera, Nérito, Néscio, Nesse, Neste, Nestor, netos, Netunino, Netuno, ninho, Nireu, Nisiro, Nissa, no, No, nobre, nobres, noite, nomes, Nómion, nona, nos, Nos, nós, Nossas, nossos, notas, Noto, Noutras, nova, nove, Nove, Novena, noventa, novilhas, nuca, nulo, Num, nume, nunca, Nunca, nutrira, nuvens, o, O, ó, Ó, obedeciam, oblíquo, obra, obrou, Obsequiando, obstam, oca, Ocaleia, ócio, ócios, ocupam, oferta, oferte, ofrenda, oh, Oh, Oileu, oitenta, oito, Olénia, Olenos, óleo, olhando, olhicerúlea, olhigázea, olhos, Olímpia, Olímpio, Olimpo, Olizona, Oloossona, ombro, omnígeno, onda, ondas, onde, Onde, onipotente, ontem, onze, opinas, Opóente, opostos, ora, Ora, orador, Orcómeno, Orcômeno, ordenança, ordenar, ordenava-os, ordens, orgulhosa, Ormênio, Órnias, Orte, os, Os, ostende, ou, Ou, ouro, outra, outrem, outro, outros, ouve-me, ouvimos, ovelhas, paço, pactos, padre, <text:soft-page-break/>Padre, Paflagônios, pai, Palas, palavras, palma, palreiro, palustre, pampinosa, Pândaro, Panopeia, par, para, Para, Parca, Pare, Pariu, parlamento, parque, Parrásia, parte, Partênio, partir, parto, pascem, pascigosa, Passa, pastios, pasto, pastor, paternas, paterno, pátria, pátrio, Pausado, Pávido, pavilhões, paz, pé, pecoroso, pedestres, pedra, peito, peitos, Peitos, pejo, pela, Pela, pélago, pelas, Pelas, Pelasga, Pelasgos, peleja, pelejar, pelejas, Pelena, Pélias, Pelides, Pélion, pelo, Pelo, pêlo, Pélope, pendem, Peneleu, Peneu, penha, pensa, Peônios, Pequeno, per, Percóssio, Percote, perdemos, Perebus, pereceram, perecido, Perfeita, perfilam, perigos, peritos, perlustra, permaneça, perora, persistamos, Persuadi, pertença, perto, pés, pesa, pesares, pesaroso, pescoço, Péteon, Petides, pétrea, petrechara, Petulante, Pica-os, picador, picos, Piéria, Pilemeneu, Pilemênios, Pilene, Pileu, Pílios, Pilos, Pingue, pino, Pipitando, Pirecme, Pirítoo, Piroo, Pirrásio, pisam, Pitieia, Píton, plagas, plaino, planície, plátano, Plateias, plebeu, Pleno, Pleurona, pó, pobre, Podalírio, Podarces, podemos, podres, poesia, pois, Pois, Polipetes, Polites, Polixino, pombas, ponto, pontuda, popa, popas, por, Por, porções, Porém, porfiam, porque, portas, porte, portento, pórticos, porvir, possante, possuem, postas, posto, postrema, potentado, potente, pouco, poucos, poupar, pousam, povo, Povo, povos, prado, praia, praias, Práticos, Prátio, precede, precipitam-se, preclaro, preço, predições, pregões, prélio, prenda, preparam, prepotente, presa, prescrevo, presidia, preso, pressurosas, prestante, Presto, Previsto, Priâmeo, Priamides, Príamo, primado, primaz, primeiro, Primeiro, príncipe, Príncipe, príncipes, prisões, privado, procriado, pródigas, prodígio, produza, produzidos, profecia, progênie, <text:soft-page-break/>prognostica, projetos, prole, pronta, propício, propósito, próprio, próprios, prostou, protege, Protenor, Protesilau, Protôo, provadas, provará, providas, provocou, prudentíssimo, Ptéleon, Ptélon, Pudera, pudica, pudor, pugna, pugnar, pugnas, pugnazes, Pujante, pulcra, Pulsos, punirá, pusilânime, quadripartida, Quais, qual, Qual, Qualquer, quando, Quando, Quantas, quantia, quanto, Quanto, quantos, quarenta, quartel, quarto, que, Que, Quê, quebremos, queiras, queixa, quem, Quem, Quente, quer, Quer, querem, Querem-te, querido, Quero, quiçá, Quietos, quilhas, qüinqüene, raça, racimosa, raivoso, raízes, rama, rápido, rapto, Rapto, raros, rasga, rastos, reais, rebanhos, rebenta, rebentão, reboa, rebrama, recado, receba, recinto, reconhece, redenho, Redimidos, refeição, referisse, referve, reflete, refreava, refreia, rege, Rege, régio, regressar, regressasse, regresso, rei, reinante, reinaremos, reinou, reis, Reis, reluzindo, Remavam, remeira, remeto, remissão, remitisse, remo, remuge, Rena, rendermos, Renovo, Reparos, repousa, repouso, reprimiam, rês, resfriar, residem, resolve, Respondeu-lhe, Ressoe, restava, Retardada, retenhas, retumbando, reuniu-as, rever, Rever, reverta, Revista, revistados, revoar, ribas, ricas, Rício, rio, Ripe, riquezas, risada, riso, risonha, Roçou-nos, rodelas, Rodes, Ródios, rodo, roga, rogativa, rojou, rolhões, Romper, rosto, rostrada, ruas, rubro, rubros, ruíam, ruína, ruminar, rumor, sábio, sacra, sacras, sacrifica, sacro, sagaz, Sagitários, sagitíferos, Salamina, saltar, Salvo, salvou, Samos, sandálias, sangrento, sangue, sanguíneo, santa, são, São, Sarpédon, Satúrnio, saudades, Saudosos, sáxea, se, Se, seara, secos, sectários, sede, segrega, seguem, Seguem-lhe, seguiam, segundo, seio, sejas, Seleis, <text:soft-page-break/>Selepíada, Seletos, Selou, Selva, sem, Sem, sempre, Sempre, senão, sendo, senhor, Senhor, Sentado, sentar-se, sentinela, separa, sepulcro, ser, Ser, Será, seriam, serpente, serra, Serrana, serranias, Sésamo, sessenta, Sesto, seta, sete, seu, seus, Seus, sevo, sexto, si, Sicíone, silêncio, simultâneo, Sine, siso, Sisudo, sitas, só, Só, soa, Sob, sobejamos, soberana, soberano, soberba, sobre, sobrenada, sócios, Sócios, Socorra, sofreia, soga, sois, Sois, sol, Sol, soldadesca, soldado, soldados, soltar, soma, sombria, some-se, somos, Sondaste, sonho, Sonho, sonípedes, sono, sopeiam, Sossega, sou, soube, souber, soverteu, suadindo, suave, súbito, subiu, sublime, Submetem-se, sucessivos, sucumbir, súditos, sujeitava-os, suma, sumo, suor, supedâneo, superas, superiores, suprema, supremo, supria, Surdos, surge, surgirá, suspende, suspirem, Suspiros, Sussurra, tacháramos, tais, Tais, tal, Tal, Talaionides, talhe, Tálpio, Talvez, Também, Tamires, tanta, tantas, tanto, Tanto, tantos, Tantos, tão, Tão, tarde, tardo, Tarfe, tarros, tassalhos, Taumácios, te, Té, Tebas, tecer, Tégea, tela, Telamônio, Telêmaco, Télus, Tem, tempo, tenda, tendas, Tendo, tenha, Tens, tenta, Tentredônio, terceiro, Téries, terra, terrível, Tersites, terso, Téspia, Tessalo, testa, Testemunhai-me, testemunho, tetra, teu, Teu, Teucro, Teucros, teus, Teutamides, Teve-o, ti, Tidides, Tiestes, Tifeu, tinha, tino, tio, Tirinto, Tisbe, Titane, Titarésio, tive, Tlepolemo, Tmólias, Toas, tocar, tocava, toda, todas, todo, todos, Todos, tolhem, Toma-lhe, Tomou-a, Tonante, topa, Tornar, tornarmos, torno, torpe, torreada, tosca, tostando, touro, Traçam, Traces, Trácio, traços, traga, trago, tragou, tragou-as, transbordo, transes, transfretano, transmite, transmonte, transpunham, trava, <text:soft-page-break/>travamos, traz, trazendo, trégua, tremendas, Trepidas, Trequina, três, tresdobrados, treva, Trezene, Trezênio, tribo, tribos, Trica, trinta, Trinta, Trio, tripartidos, tripulavam, triste, triunfo, Troa, Troas, Tróia, Troianos, Trônio, trono, Tropa, tropas, tropel, trouxe, tu, tudo, túmulo, tumultuam, túnica, turba, turbas, ufanoso, úlcera, Ulisses, última, último, Ultriz, um, Um, uma, umas, umbroso, único, uns, urbífrago, Urge, vaga, vagueiam, vale, valente, valorosos, Vamos, vão, varão, vária, várias, varões, várzeas, vãs, vasos, vasta, vastador, vate, vaticinou, vau, vazio, Vedou, veia, veigas, veio, veja, vela, velas, veleiras, velejaram, velho, velhos, veloso, veloz, Vem, vêm, vencedor, vencia, venerava, venha, vento, ventos, Ventosa, venturosos, Vênus, ver, verão, verbera, verboso, Vergam, vergão, vergôntea, vernais, Vertesse, Vesgo, vestidos, vestindo, vetusto, vez, vi, vibrá-la, vida, viera, vieram, vigiava, Vil, vingança, vingando, vinho, vinte, vir, virente, virgem, Viris, virou-se, visão, vísceras, vista, vitífera, vítima, vituperas, viúva, Vivas, vizinho, Voa, vociferando, vogaram, vogue, Voguemos, volta, Volte-se, volúveis, volúvel, vontade, Vorasse, vórtices, vorticoso, vós, Vou, voz, Voz, vozes, Vulcano, vulgo, vulto, Xanto, Zacinto, Zéfiro, Zélia, </text:p>
      <text:p text:style-name="P20"/>
      <text:p text:style-name="P2">Canto 3</text:p>
      <text:p text:style-name="P21"/>
      <text:p text:style-name="P21">a, A, à, À, Abanando-lhe, abandonado, abatido, aborreça, abstinham-se, acabar, Acaia, acampavam, aceita, aceite, acelerados, acena, acesa, acha, Acha-a, acima, ações, acolhíamos, acometem, adarga, adianta, adiante, admira, adoçam, adormeceram, adorna, aênea, Aênea, aéreas, <text:soft-page-break/>afeiçoa, aferra, afins, afivelando, afronta, Agamêmnon, agora, Agro, água, Água, aguarda, aguda, Ajax, alabastro, alça, Alegram-se, Alexandre, alguém, algum, ali, aliado, aliança, alma, almo, aloje, alvedrio, alvo, amada, Amado, âmago, Amazonas, ambos, Ambos, amigável, amigo, amigos, amizade, amo, amolga, amor, ancião, Anda, anelo, angústia, ante, Antenor, Antenório, antes, antolha, anular, ao, Ao, aos, Aos, apeando, apenas, apenso, apertem, apeteço, Ápia, aplauso, apontas, após, apresentam, apressam, aprestos, aproximar-se, apures, Aquele, aqueles, Aqueus, aqui, aquietam, Aquivos, arautos, arco, Ardiam, ardis, ardor, argênteos, Argeu, Argiva, Argivo, Argos, argúi, argutas, armas, Arnesa-se, arnesados, arrastara, arrear, arrebatada, arremessei, arrimados, arroja, as, As, às, Às, asada, assalta, assento, assim, Assim, assine, assoberba, ataque, até, atendei-me, Atenta, atentos, atilho, Atormenta-me, atraiçoar, Atrida, aturam, augusto, aumentando, áurea, autor, auxiliar, auxiliares, avançam, avantajam, aversa, avista, bainha, baixéis, baixo, balbucia, Bárbara, Basta, batalha, bate, bela, belaz, beldade, beleza, belígero, bem, Bem, bizarro, boas, Bom, bonito, bons, bordas, bordava, bote, bovina, bovinos, bracicândida, braço, braços, bradar, Bradou-lhes, branco, brandindo, Brando, brenha, Breve, brioso, brônzea, broquel, busca, busquem, cabeça, cabos, cada, Calam-se, cama, câmara, caminha, caminhavam, campeão, campo, candidíssimo, cândido, caneleiras, canto, capacete, cara, cardadeira, casa, castigais, Castor, causasse, cauto, Cavaleiros, cavalos, cego, Ceias, celestes, cerco, Cerra, cervo, cessai, cetro, céus, chama, Chamam, chamou-a, chão, Chega, cheio, choviam, cidade, cigarras, cimeira, Ciprina, Cítara, Claro, claviargêntea, Clício, <text:soft-page-break/>Climene, cobarde, cocar, coche, coches, colo, coloca, com, Com, comado, combate, combates, comete-a, como, Como, comove, companheiras, comparasse, concebendo, concilia, conciso, condigna, confirmes, congraçar-nos, conjugal, cônjuge, consegui-los, conselho, conserve, consigo, consócios, consorte, Consorte, conspecto, Contempla, contenda, contentes, contigo, continue, Contra, convida, copos, Coração, coragem, corça, cordeira, Cordeiro, cordeiros, cordura, corpo, corpulenta, corre, corredores, coura, Cranaé, cratera, cravos, crê-me, creras, Creta, Cretense, cria, crina, crinita, crista, cristalina, crua, cruel, Cuidei, culpada, cumes, cunhado, curava, Curtir, curva-se, cutelo, da, Da, Dá-me, dama, damas, Dânaos, dança, daqui, Dardânias, Dardânio, Dardânios, das, Das, de, De, Decoro, definho, deidades, deiforme, dela, dele, deles, deprecando, desafia, descansam, descansavam, desças, desdém, desejos, Desejosos, desertores, desfere, desfilada, desmontados, desonra, despedidos, despem, desse, Desta, destra, detidos, deus, deusa, deuses, Deuses, dever, devida, dia, Dial, dileta, Direito, Discerni, discórdia, discursos, Disfarçada, Dispute, disse, Dite, dividem, divino, divo, dize, Dizem, do, Do, doce, Doce, dois, Dois, dominas, donos, donoso, dons, dos, Dos, dous, duas, duelar, duelo, dupla, e, E, é, É, efígie, Egífero, Ei-los, Eis, ela, ele, Ele, elegante, eles, Eles, eleva, elmo, em, Em, emadeixada, emalhados, embaixador, embarque, embora, empalidece, empecer-nos, empenhar-se, empunha, empuxa, encares, encete, enche, encontra, encruecidos, ênea, Enfeitado, enfileiram, enganos, enrista, entalhado, então, Então, entra, entram, entre, Entre, entreajudar-se, entregues, enverga, enviaram, enxerga, éqüites, era, éreo, Ergue-se, és, És, esbelto, <text:soft-page-break/>escárnio, escolhia, escondera, escrava, escudo, escudos, escuma, escusa, esfaimado, esgotam, espaço, espada, espadaúdo, espáduas, Esparjam-se, Esparta, espera, espessa, espólio, esposa, esposo, Esquece, esquiva, Essa, essas, Esse, esses, esta, Estalou-me, estampa, estatura, este, estende, estes, estive, estranhos, estratagema, estremeçam, Estremece, estremecendo, Estulto, estupor, eterna, eterno, Etra, eu, Eu, Exânimes, exaspere, excedê-lo, excelente, excitarei, exclama, exício, Expede, expressam, exprobres, exulta, fábula, face, fácil, facúndia, fados, falanges, falas, falaz, fâmulas, farão, fascinar-me, faustos, favor, fecunda, feições, Feliz, fera, Ferida, Ferido, Ferra-o, fiadores, ficaremos, fieira, fiel, fila, fileiras, filha, filhos, fina, fiquem-se, firamos, firma, Firme, Fitando, flagelo, flocos, florentes, Flutua-lhe, foi, Folga, folguedo, fora, força, Força, forçaste, force, formidável, formoso, fornido, fortaleza, forte, fortuna, fossem, fragrante, franca, fraterna, Frechas, frente, friagens, Frígia, Frígio, Frígios, Frio, fronte, frustrâneo, Fugiste, Fúlgido, fulgor, fulgúreas, Funesto, furta, furto, futuro, gabavas, galeato, Galhardo, Galheiro, garbo, gargantas, geme, gênio, gente, gentes, gentil, gentis, gerada, gesto, gineceu, gládio, glória, goela, golpes, gozamos, Graio, Graios, grande, grasno, grave, Gregos, greva, grevados, Gritando, grossa, grous, guapo, guerra, Guerra, guerreiro, guia, guieiro, gume, há, haja, hasta, hastas, Hastas, hastis, hauri, Heitor, Helena, Helicaon, herói, heróis, hiberna, Hiceteon, hoje, Hoje, homem, horrendos, hórrida, hospedagem, hóspede, hóstia, hóstias, Houve, iam, Ida, Ideu, Idomeneu, iguais, ilha, Ílion, imita, imo, imole-se, imortais, imóvel, implora, impreca, ínclito, inda, Inexperto, infausta, inferno, infindo, ingrato, injúria, insigne, instante, <text:soft-page-break/>instável, instrumento, intentas, interrogá-la, invectiva, invernada, iracundo, irada, Íris, irmã, irmão, irmãos, isto, Ítaca, Ítaco, já, Já, Jove, jovem, jucundo, julgaras, junto, Júpiter, juramentos, Lá, lã, Lacedemônia, lado, Laércio, lagrimosos, Lâmina, Lampo, lança, lanças, lancetadas, Laódice, Laomedôncio, lares, larga, Largadas, largaram, largo, lãs, lavor, Leão, leda, Ledéia, leito, lenho, leva, levantava, lhano, lhe, libando, liça, Licaon, licor, liga, Livre, logo, longos, Loriga, loro, loros, louco, louro, lumes, luta, Luzida, luzidia, ma, madeixas, mãe, Magnatas, mágoas, mais, Mais, majestade, mal, males, malha, mancebos, Manda, mantenhamos, mão, mãos, marcham, marcial, marido, mas, Mas, matá-lo, matanças, Maternos, máximo, me, medeia, medem, meiga, meio, melhor, memore, memória, Menelau, menos, mensageiros, mente, mento, Meônia, mereci, Mereço, mesma, mesmo, mesto, meu, meus, Migdon, mim, mimos, mimoso, Mimoso, minha, miolos, mísera, misturam, moços, Mofa, mole, moleira, Monta, mor, Morra, mortal, morte, morto, mostrá-lo, motivo, muito, Muitos, mulher, Mulherengo, mulheres, Multa, multíloquo, muro, n’árvore, na, Na, Nada, não, Não, nas, Nas, nasceras, natio, naus, navais, navegar, negros, nem, Nem, nenhum, nesse, Neste, neta, neve, névoa, Nímio, ninfa, ninguém, Nisto, nítido, no, No, nobre, nobreza, noite, nome, nomeara, nora, nos, nós, Nós, nossa, nosso, nossos, Noto, nova, novas, num, Numa, nume, nunca, núncia, nuvens, o, O, ó, Ó, Obedecem-lhe, obtendo, Oceano, Oculto, Ódio, odre, oh, Oh, Olha, olhando, olhi-negros, olhos, Olimpo, ombreia, ombros, onde, opróbrio, ora, oradores, orar, origem, ornando, os, Os, Otreu, ou, Ou, ouro, ousando, outros, Outros, ouves, ouvi-me, paços, <text:soft-page-break/>pacto, pactuem, padecera, padecido, padre, paga, pagai-nos, paguem, pai, palácio, Palas, palavras, palmas, palpitantes, pampinosa, Panto, para, Para, param, Parca, pardo, parece, parentes, Páris, parte, Pasma, passado, passeia, passo, pastor, pátria, Pátria, pávida, paz, pé, pedaços, pedra, pedras, peito, peitos, Pejam-se, pejo, Pele, pelejas, pelo, pêlo, pender, penetra, peplo, perdem, perdoa, peregrina, perfídia, pergunta, peritos, perjuros, persiga, pertence, Perto, pés, pespontado, picaria, Pigmeu, pingue, Pique, piques, Pitéia, pó, pôde, podem, Podem, pois, Pois, poltrão, Pólux, ponhas, ponta, ponto, por, Por, Porém, portas, porte, portento, porvir, pousadas, povo, povos, Povos, pranto, prata, pregada, pregaram, prêmios, prestei-lhes, Prestes, Preta, Priâmeo, Príamo, prima, primeira, primeiro, primícias, primoroso, Príncipe, príncipes, próceres, prolongam, Propõe, própria, Prossegue, prossegues, prostrado, provaras, provoca, prudente, pugilato, pugnaz, pujante, pulcro, pulso, puna, punho, punjas, puxa, Puxa, quadra, quadril, qual, Qual, qualquer, quando, Quando, quantia, Quanto, quase, que, Que, quebrar, quebrasse, quedos, quem, Quem, quer, queres, queridíssima, Quero, raiva, Rapidamente, Rasca, rasga-lhe, Rasos, Raspa, ratifique, Razões, Ré, rebanho, recadam, receba, recinto, recolhem, reconduza, recuando, recusar, rédeas, refocila, reforçado, refusam, régias, rei, remete-o, rendam, Rendei, reportando-se, rês, reses, respeito, respirando, resplêndidos, Respondeu-lhe, retendo, retraiu-se, retrocede, retumba, revoltões, Ri, rigidez, rijo, rios, riqueza, risos, rivais, rival, robustez, rodeia, Rogam, Rojar-me, rompê-lo, rosto, rude, rugas, ruína, sabe, Sabei, sabido, sabujos, sacado, Sacode, sacrílego, sai, Sai, Saiu, <text:soft-page-break/>salta, salvaste, Sangário, sangra, Sanhudos, são, satisfazer-te, Satúrnio, saudade, se, Se, secure, sede, Sede-me, segue, seio, seixos, seja, Sejam, sejas, selva, sem, Sem, semelhavam, sempre, sendo, senhor, Sentados, ser, serás, serpe, serro, servas, seu, seus, Seus, severa, sevo, si, silenciosa, sim, Sim, sisudos, só, Só, sobe, Sobe, soberbos, sobranceiros, Sobrepuja, sogro, sol, Sol, sólida, sólido, solo, soltar, solteiro, sonoro, sorteiam, sós, Sossega, sozinha, sua, suas, suave, subitamente, sublime, submerso, submisso, sucumbisses, sufoca, Súplice, Suporta-lhe, Supremo, surge, Sus, suspira, Sustentavam, suster, tácitos, tais, tal, Tal, tálamo, Talha, Taltíbio, tamanho, Também, tantos, tão, te, té, Té, tecendo, Tem, têm, Têm, teme, temo-te, tens, Terás, terceira, Terminar, terra, Terra, tesouro, tesouros, teu, Teu, Teucras, Teucro, Teucros, teus, ti, Timetes, tímidos, tinha, tira, tiro, tive, tivesse, Toda, todas, todo, todos, topar, Torna, toro, torrão, torre, torvos, Traças, tragam, traidor, trama, transvoam, tratado, traz, trazer, Traziam, tremendo, trêmulo, Trépido, troa, Troa, Troadas, Troas, Tróia, Troianos, Tróica, Trojúgenas, tu, Tu, tudo, túnica, túrbido, turmas, turno, Ucalegon, Ulisses, um, Um, uma, Uma, unânime, unectário, usurpas, vaga, vago, vai, Vai, valente, valentes, valera, válido, Vamos, varão, vazio, veio, vejo, velada, Velejava, velho, velhos, veloz, vem, Vem, vence, vencê-lo, vencedor, vencer, Venceu-me, vendo, Vendo-lhe, Vendo-o, venero, ventosa, Vênus, verdade, vergonha, vergôntea, vertem, vês, veste, vestiras, véu, vez, vi, vibrar, Viçosos, vida, vil, vindouros, vingar, vingativo, vinho, violarem, vir, vira, viram, viris, vista, vistoso, vítima, vítimas, vitória, vitupério, vívidos, vivo, voa-lhe, voguemos, Volto, volvia, voraz, Vós, voto, vou, <text:soft-page-break/>voz, vulto, </text:p>
      <text:p text:style-name="P20"/>
      <text:p text:style-name="P2">Canto 4</text:p>
      <text:p text:style-name="P21"/>
      <text:p text:style-name="P21">a, A, à, abaixa-lhe, abalizava, abalroam, Abandonando, Abantes, Abido, abismo, abordem, abrevar-se, abroqueladas, abutres, acaba, acabrunha, acalora, aceirado, acelera, acento, acerba, acham, acima, acode, Acode, acometem, acorçoa, acordo, acre, acrimonioso, acuda, acusara, adapta, adensando, adestrada, adestrados, aêneo, afadigue, afanares, Afastaram-se, afável, afirmam, afronte, afrouxeis, Agamêmnon, Agarrando-lhe, ágeis, Agenor, agitará, agora, agreste, Aguardais, Aguardam, aguda, Aguerridas, Ah, ais, Ajax, Ajudarei, ajusta, al’arma, ala, alaga, Alalcomênia, alas, Alastor, alcança, Alegre, aleija, alentava, Alento, alguém, ali, aliança, alinha, alisa, alma, altivas, alto, alturas, alva, alvitres, alvoroto, amargo, Amarinceu, ambas, ambos, ames, amiga, amigo, amplas, andasse, anelantes, anhos, animar-vos, ânimo, ante, antecedam, Antemion, Antenórida, antes, Antes, antessignanos, Antifo, Antíloco, Antofônio, anuviador, ao, Ao, aonde, aos, Aos, aparição, apenas, aplaque, Apóia, Apolo, aponta, aprazia, apressurando, aprouver, aprovaremos, Aproxima-se, Aqueus, aqui, Aquiva, Aquivos, aras, arauto, árbitro, arcando, archeiro, arcipotente, arco, árdegos, ardis, ardor, arena, Argeus, Argiva, Argivos, Argos, arguo, arguto, armados, armas, arnês, arnesada, arrasar, arrastando, arrear, arredonda-se, arribaram, arte, artífice, as, As, às, Às, Asopo, asperge, assados, assaltem, assecla, assegura, assídua, assim, Assim, assolada, assustes, atacam, ataque, atende, atentar, atento, aterres, atinge, atira, atras, <text:soft-page-break/>Atrás, atravessa, atravessam, Atrida, atroz, Atroz, augusta, áureas, áureo, auriga, auspício, Avante, avisa, avós, baixando, baixéis, Balam, balante, balhesta, bálsamos, bálteo, bandeiras, banqueteiam, Baqueou, baralha-se, barbas, basta, bastardo, bastem, bastos, batalhões, bater-se, Bebem, beira, bélico, belo, beloso, Beloso, Bem, bens, betado, Bias, bílis, blasonamos, boldrié, bracejar, brama, branco, brande, bravo, bravos, Breve, briga, brilha, brilho, brindes, briosa, bronze, brônzea, brônzeo, broquéis, bruna, brunido, cabos, cadáveres, Cadmeios, cai, cãibas, Cala, calcaram, Calcodôncio, calhau, Camarada, caminha, campeão, campina, campo, campos, canto, Capaneu, capitães, capro, carcás, Cária, carniceiros, carpinteiro, carregasse, carro, carros, casa, castelos, castiga, cavaleiros, cavalos, Cecrópios, Cefalenses, celeste, Cem, cenas, censura, cercam, cerco, Céu, Céus, cevo, Chama-te, chanfrado, chão, chefes, Chega, Chega-se, chocam-se, choupa, choupo, Chupa, chusma, cidade, cidades, cimo, cinqüenta, cinta, cinturão, clamava, claro, cobra, cobre, cobro, coche, Coche, cólera, colher, com, Com, coma, combater, Combater, começando, Comigo, como, Como, compares, comprazem, comprimindo, concluir-se, Concorda, condutor, confere, Confiado, Conflito, Conforme, confuso, congraçá-los, conosco, conquistados, conselho, conselhos, consócios, consome, Constância, consulta, contente, conter, contesta, Contíguas, contínuo, Contra, contrário, contudo, Convém, convites, convívio, copados, copo, copos, coração, corações, corcéis, Corcéis, corçozinhos, corda, cordeirinhos, cordeiros, cornos, corpo, corpos, correr, cortado, costas, cotejo, coube, coura, Coxas, cratera, Creras, Créssio, Créssios, criancinha, <text:soft-page-break/>Crinipulcra, crinitos, Crômio, cru, Cruor, cuidado, Cuido, cujo, culpo, cumpria, Curve-o, cúspide, da, Da, dá, dadas, Dânaos, dano, dar, Dardem, dardo, das, de, De, débeis, debruçado, decano, dedáleos, defende, deidades, deiforme, Deixaremos, dele, deles, Deliberemos, Democoonte, Denodo, dentes, depredadora, derradeiro, derramam, Derrocavam, derruindo-lhe, Desabaria, desafia, desarma, Desarmá-lo, desça, descamba, deserta, desígnios, desliza, despeitosos, despi-lo, despoja, despojo, desses, dest’alma, desta, Destapando, destarte, Deste, destemido, destes, destojou, destra, destras, destro, destrói, desvia, Desvia-te, deus, deusa, deuses, devores, Dez, dezesseis, dia, Dial, Digno, dileto, Diomedes, Diores, Dirige, Discórdia, discursos, divino, divisa, divo, do, Do, dobrando, doce, dois, domado, Donde, dono, donos, dores, Dormir, dos, Dos, duas, duelo, dulcíssimos, duplica, e, E, é, Ecepolo, égide, Ei-la, Eia, Eis, ela, Ela, ele, Ele, eles, Eles, eloqüente, em, Em, embalde, embargues, embate, embora, Embora, emboscada, empenada, empezada, empinado, empinas, empresa, emudecida, encapela, Encarniçar, encarou, encastoa, encerro, encetou, enche-mão, encontra, encosta, Endiabrada, ênea, enfado, enfuscados, engenha, engula, Enoita-se-lhe, Enos, enquanto, Enreste, enriquecera, ensinara, então, enterra, entono, entre, entrego, Entremete, entreva, enubla, envia, enxota, Epeus, eqüinas, éqüites, era, éreas, Ereutalion, eri-incrustrado, eriarnesados, és, escapa, esconde, escudadas, Escudam-se, escudos, Esculapíada, Esculápio, escuridão, escuro, escuta, Esepo, esflora, esgarrou, esmigalha, esmorecidos, espada, Espantado, Esparta, esperais, espessa, esposa, esposas, Espreitando, espumam, essa, esse, Esta, estafado, estalo, <text:soft-page-break/>estampido, estava, este, Este, esteios, estende, Estênelo, estimulais, estirava, estirpe, estoura, estratagemas, estréie, estrela, estrepitosos, estrondo, Etéocles, Eterna, Etólio, eu, Eurímedon, exalando, exalta, excessivo, excitar, exemplo, exército, exércitos, exício, exímio, êxito, Expedir, expilam, exposto, extirpar, extrai, Extrai, extrair, extremo, Exulta, faças, fado, fala, falange, falanges, Falanges, falha, faltavam, falto, famoso, farpas, fartarás, fé, Febo, fechos, feitos, fere, ferida, ferido, Feriram-te, feros, ferro, fértil, férvido, fervor, fiados, ficaram, fila, filas, filho, Filho, filhos, fim, Finda, fino, firmar-nos, flavo, flor, Fogoso, foi, fonte, fontes, fora, Fora, foram, força, forma, forte, Forte, fortes, fossem, fragor, frecha, frechá-lo, Freme, fremir, frente, Frígios, Frisões, frontal, fronte, frustrar, frutos, Fuga, fulge, fulgurante, fura, furibundo, fútil, gaba, gados, Ganharas, gázea, gelado, gemem, gemer, generoso, gente, gentes, geraram, ginete, girar, gladeiem, Gloria, glória, golpe, golpes, gosto, Gostoso, grã, graça, Gradivo, Graias, Graios, grande, grava, grave, Grega, Gregos, grei, grevados, Grevados, grita, grito, gruta, guarda, guardemos, guerra, guerreiros, Guiando-o, gume, Há-de, hábil, Habite-se, hasta, hastas, Hastatos, Hebe, hecatombe, Heitor, Helena, Hémon, Hemonides, herói, heróico, hirsuto, hoje, homens, homicida, honra, Honra, honrava, honroso, horrenda, horrentes, Horrorizou-se, hóspede, hostes, Hóstias, hostil, Houve, ia, Ida, idade, Idomeneu, ígnea, igual, iguala, ileso, Ílio, imberbe, Imbrasides, imensos, imoles, imortais, impaciente, impávido, ímpeto, ímpios, inchados, incitava, Ínclito, inconcusso, incontinente, inda, indigna, indo, Inexorável, infame, infantaria, infausto, infiéis, infinitas, inflama, Infratores, infringiram, infrinjam, ingente, inimigos, insanos, <text:soft-page-break/>Inspira, insta, Intacta, intestinos, intrépidas, intrepidez, intrépidos, inúmeras, invejam, irmã, Irmão, iroso, Isentar-se, já, Já, javali, Jaz, jazerão, joelhos, joga, jorrando, Jove, jovem, jubiloso, jucunda, juncoso, Juno, Juntos, Júpiter, Jurei, Lá, Labéu, lábios, Laércio, lago, lampeja, lança, lançada, Lanceia, Laodoco, larga, Larga-o, lascivo, lassos, Lavra, laxa, leal, legado, leite, Lembra, lembrança, lerdos, letal, Letal, Leuco, levasse, leve, levo, lhe, Lhe, lhes, lhos, libações, Licaônio, Lício, Licofonte, lide, Ligeira, língua, linhas, linimentos, liso, listado, lobos, logo, longe, lorigadas, lorigados, louçã, louro, louvor, lucrava, lumes, Lustrando, luto, luzidos, Macaon, mãe, Magnânimo, mágoas, maior, Maioral, mais, Mais, majestosa, mal, malha, malhas, malograres, mama, mana, Manda, manejo, manha, mão, mãos, marcado, marcha, marciais, márcio, maretas, marfim, margens, Marte, mas, Mas, matador, matança, matei, me, médico, medo, meigo, meio, melhor, Melhor, membros, menear, Menelau, Menesteu, mente, mentes, Meon, Meônia, Merion, mesa, mesma, mesmo, mesmos, mesto, mestos, mestre, Mete-lhe, meu, Meu, meus, Micenas, militar, Minerva, Misto, Misturam, miúdo, Moço, modo, monte, mor, mora, mordaz, moribundo, morrião, mortais, morte, mosca, Motejará, motivo, movemos, movia, mudo, Muitos, mulher, mungi-las, muralhas, murchece, muros, Mutuam, Mútuo, na, Na, nações, Nada, não, Não, naquele, Nasci, nauta, Néctar, negrume, nem, Nem, nenhum, nenhuma, nervo, Néscio, Nestor, Ninguém, ninho, Nisto, no, No, nome, nos, Nos, nós, Nós, nossas, nosso, nossos, Nossos, novo, num, Num, nunca, Nunca, núncio, nuvem, o, O, ó, obra, observa, ocorre, oculta, ocupavam, odeias, ódio, oeste, ofensa, ofício, oh, Oh, olha, olhá-lo, Olha-os, <text:soft-page-break/>olhos, Olimpo, ombro, Onde, opor, opróbrio, ora, orador, ordena, ordens, órgãos, os, Os, ossos, ostende, ou, Ou, ouça, ouro, ousas, Outra, outrem, outro, outros, ouvindo, ovelhas, Oxalá, paço, pacto, pagarão, pagou, pai, pais, palácio, Palas, palma, palmos, Pândaro, par, para, Para, Param, Parca, Parenta, Páris, parte, partes, partido, Pasmam, passa, passar, passo, pastor, patente, pátria, paz, pé, pecaram, pediram, pedra, peito, peitoral, peitos, pejo, Pela, Pelagon, pelas, pele, peleja, pelo, Pelo, Pelos, penedo, penetra, peões, pereçam, pereceram, perfídia, perfura, Pérgamo, Peritíssimo, pernas, perspicaz, perto, Perto, pés, pesadume, pesar, Petides, picadores, pícea, Pílio, pingues, piques, pira, Piraide, Piso, plagas, pó, poço, pôde, Podres, Pois, poldros, Polinice, pólo, poltrões, pondo, Pondo, ponta, ponto, Popas, por, Por, porém, portas, portentosa, Pós, potente, poucos, Poupa, povo, praia, precedo, prefiro, preia, prélio, prescreve, presto, Presto, pretendendo, prezo-te, Priameia, Priameio, Priâmeos, Priamidas, Príamo, primeiras, Primeiro, primeiros, primogênitos, Primogênitos, primor, príncipes, princípio, procede, procela, procura, procures, prodígio, progredindo, prole, promete, promontório, Propensa, propício, próprias, próprio, Prossegue, prosternados, protege, protegem, provada, provectos, provemos, próximo, Ptolomeu, pudesses, pugna, Pugnasses, pugnaz, pugnem, pular, pulmão, pune, punir, purpureia, puxa, Puxa, Quais, qual, Qual, quando, Quando, que, Que, quebram, quem, Quem, Quer, queres, Queres-me, Quiron, Quisemo-lo, raiva, Raiva, Raivoso, rama, rancor, rápido, rebento, rebolca, Recairá, receias, Recendiam-me, rechaçado, recolhe, Recolhendo, reconduza, recostados, recoze, recusar, redondo, redor, Regalai-vos, <text:soft-page-break/>régia, régio, regrado, regresso, rei, reis, remeta, remissos, Remoca, remoçar, remonta, remotas, remuge, renome, renovar, Reparo, repeliram, repreende, respeito, respeitoso, responde, retaguarda, retrato, retroceda, rever, reviraram, revista, rico, rijas, rio, rios, risos, risque, robusto, robustos, rochedo, rodas, rodeia, rolem, rompe, Rompe, rosnam, rosto, roto, rouba, roxear, ruas, Rude, rugem, Sabe, saber, saborosos, Saca, saciam, Sacie, sacra, sacros, sagrada, Sagrei-te, salta, salvou-me, sangue, sanguíneo, santa, Satúrnio, Saturno, se, Se, secar, seguiram, seguro, seja, selar, sem, Sem, semeia, sempre, Sempre, senhor, sente-lhe, sepulcro, sequiosa, ser, ser-te, serão, sereis, Sério, servir, seta, sete, seu, seus, si, sim, Sim, Simoésio, Símois, simulada, sitiava, sitibunda, só, Só, Soam-lhe, sob, sobra, sobre, Sobre, Sobressalta-se, sócios, socorro, Sofre-o, sôfregos, sois, Sois, sol, soldado, solertíssimo, solho, solteiro, soluça, somenos, sono, sonora, Sopita, Soprassem, sorrir, sou, soverte-as, Sozinho, sua, suadiu, suas, Sublime, submersos, subtraiu, suor, supino, supremo, suspira, susto, taças, Tácito, Tais, tal, Tal, Talha, Talim, Talisíada, Taltíbio, também, tanta, Tanto, tão, tardança, tardes, Tardios, tarja, tático, táurea, te, Te, té, Té, Tebas, Telamônio, Telêmaco, tem, têm, tem-no, Tem-no, Tem-nos, Tem-se, Temendo, tempera, tende, tendo, tendões, tenho, tens, tenteie, ternura, terra, terrestres, Terror, testemunhas, Tétis, tetras, teu, Teu, Teucra, Teucro, Teucros, teus, Teus, teve, ti, tíbios, Tideu, Tidides, tímida, tímidos, tingiram-se-te, tinha, tinham, tira, tiro, tiros, titubam, to, Toas, toda, todo, todos, Tomamos, tomba, tome, topa, topete, torna, tornada, torno, tornozelo, tornozelos, torre, trabalho, Traça, Trace, Traces, Trácio, <text:soft-page-break/>Traidores, tranqüilas, transbordando, transportaremos, traspassa, Traz, tremer, Tremes, trepidais, Três, Trica, triste, Tritônia, triunfantes, troa, Troas, Tróia, Troianos, Tróico, Trojúgenas, Tronca-te, tronco, tropas, Tropas, trouxe, tu, tua, tudo, túmidas, turba, turbem, túrbida, Ulisses, ultraje, um, Um, umbigo, úmido, unidos, Uns, urdem, urgir, vagas, vai, Vai, vale, valente, Valentões, válida, valor, vanguarda, vão-se, vãos, vário, varões, vãs, vazio, vê, vê-los, vedou-nos, veio, velhice, vence, vencedor, vendo, venha, ventre, ver, Verás, verde, verdor, vestem, vezes, vi, vida, vidas, vigor, vinha-lhe, vinho, virando-se, viras, virilha, vista, vitória, voa, vogou, voltar, voltarei, volteiam, volto, vos, vós, vosso, vota, vulnera, vulnerado, Zéfiro, Zélia, zelosos, zune, </text:p>
      <text:p text:style-name="P21"/>
      <text:p text:style-name="P2">Canto 5</text:p>
      <text:p text:style-name="P2"/>
      <text:p text:style-name="P21">a, A, à, À, abaixo, Abante, abate, abetos, abona, aborto, abraça, abrir, absterger, acaba, Acaba, acalmam-se-lhe, Acamas, ação, acaricia, acaso, aceleradíssimos, acena, acerba, acertando-lhe, acesa, aceso, acetábulo, acha, Acha, acham, aclama, acobarda, acode, açoite, acolhe, acometer, acorçoar, acossá-lo, acossam, acres, acrípede, açulado, acumulava, adargado, Adastrina, ádito, admiramos, adverte, advertido, aênea, aéreo, afã, afasta, afasto, afeitos, afervora, afervoro, Afila, afinado, afins, afligida, Aflito, afogueia, afoutes, afouto, afronte, afunda, afunde, Agamêmnon, agarra, agastas, ágil, agora, agradar, Agravos, agreste, agro, aguardam, aguda, agudo, Ajax, ajoelha, ajoelhou-se, ajuda, ajudado, ajudadora, ajudar, ajudar-vos, <text:soft-page-break/>ajudo, alada, Alalcomênia, Alam-se, alarido, alas, Alastor, alcáçar, alcança, alcançam, alcance, Alcandro, Alcides, alçou-se, alegre, alenta, alento, alesta, Alexandre, alfanje, Alfeu, alfim, alguém, algum, alguma, ali, aliados, alípedes, alívio, alma, almas, almeja, Aloidas, alta, alteia, altipujante, Altíssono, altivos, alto, alunos, alvo, alvos, amamentados, amante, amarrada, amas, ambos, ambrósio, Ambrósio, ameaçam, amedronta, amena, amicíssimo, amigo, amigos, Amigos, amoesta, amolece, amontoada, amor, ampare, ampla, amplo, anda, Anda, andava, Ânfio, Anfitriônio, anima, animar, ânimo, animoso, anos, Anquíalo, Anquíseo, Anquises, Anquisíada, Anquísio, ante, Ante, Antenor, antepõe, antessignano, antigo, Antíloco, antiste, antolha, anuviador, ao, Ao, aos, Aos, apara, apartar, apeado, apenas, aperto, Apolo, após, Após, apressa, apressuram, apresta, Apropínqua-se, apropinquados, aproxima-se, aquele, aqueles, Aqueus, aqui, Aqui, Aquiles, Aquivo, ar, archeiro, arci-argênteo, arcipotente, arco, arco-de-prata, arcos, arde-lhe, Árdegos, ardente, ardida, ardor, areia, arena, arengas, argênteo, argenti-archeiro, Argeu, Argeus, Argiva, Argivo, armas, armo, arnês, arnesados, arqueja, arranca, arrasando, arrastando, arrebata, arreda, arreia, Arremessa, arremessos, arremetera, arremetia, arribando, arrimos, arrogância, arrojar-se, arrojou, arrostá-lo, arrostemos, artefato, artífice, Arvorou, as, As, às, Às, ascendem, áscuas, asilaram, aspirando, assalta, assaltem, assanha, assédio, assento, assentou-se, asseteou-me, assim, Assim, assine, assiste-me, assistisse, assolada, assoladora, assustados, Astino, astros, Ata, ataca, atalharmos, até, Até, aterra, aterra-os, atesa, Atesa, Atimníade, atira, atira-te, ativa, atra, atrás, atravessa, atreve, atreveu-se, atrevido, <text:soft-page-break/>Atrida, Atridas, Atroantes, Atropela, atroz, Atroz, audácia, audaz, augustíssima, áureo, auriga, Auriga, Auripulcros, Aurora, ausentar-se, autor, auxiliar, auxílio, avançam, avante, averso, ávida, aviso, avista, aviva, baixarás, baixo, balbuciam, balde, bálsamo, banha, Banhada, banquetes, baquear, baqueia, baralha, barba, bardo, basta, bastantes, bastarda, batalha, batalhões, beatos, bebem, beija, belacíssimo, belazes, Belona, bem, Bem, bens, Beócios, bexiga, biga, bizarro, bizarros, bodas, boieiro, bois, bolha, bom, Bordado, bordo, Bóreas, Boros, bote, bovino, bracicândida, braço, braços, brado, bramou, branco, branda, brande, branqueja, bravo, Bravo, brenhas, breve, bridas, brigar, brios, bronze, brônzeo, broquéis, broquel, brunidas, brutos, bulcão, bulício, busca, cabe, cabeça, cabide, cabo, caçar, Cachorros, Cada, cadáver, cadeias, Cadmeios, cai, Cai, cair, Caiu, caixa, caligem, calma, camarada, cambas, campina, campo, capacete, Capaneio, Capaz, capitão, cara, cárcere, carnagem, carniceiros, carpo, carregado, carreira, carro, carros, casa, casco, Casta, castigam, castigas, caudilho, causa, Causou-lhe, cavaleiro, cavalos, cavo, Cede, cedem, Cefísio, cega, ceifa, celeste, celestes, celícola, celícolas, celsa, celso, cem, censuras, centeio, cercado, Cerce, Cereno, Ceres, Cerram-se, certo, Certo, cerviz, cessem, Cessem, céus, cevando, chaços, chaga, chama, chefe, chefes, Chega, chegadas, chegue, chicote, Chicoteia-os, chofre, choque, chorando, Choro, choupa, chusma, chuveiros, cidade, cidades, cinge, cinqüenta, cintila, cinto, Cípria, ciranda, circunda, claridade, claro, clavícula, coalha, cobarde, cobiçados, cobra, cobre, Cobre, cobria, cocar, coche, coches, cogitando, coitado, cólera, colheu, colonos, com, Com, combate, Combate, <text:soft-page-break/>combatendo, combatentes, combates, começa, comem, cometeras, comigo, Comiserado, como, Como, comovido, companheiros, compassiva, compete, Compõem, Comprazendo, comprazer, Concedeu-lho, concitou, conculcar, condescendente, conduza, conflito, conforma, confrangi-lo, conhecê-lo, conhecendo, conheço, conseguido, conselheiro, conselhos, Consentireis, consigo, consorte, conspecto, consternado, consultar, consumido, contavas, Contém, contenda, contendo, contendores, conter-lhe, contínuo, contra, Contra, contrários, convocados, convosco, coração, coraçudo, corcéis, cornípedes, corpo, corra, corre, Corre, corredores, corrente, correões, corte, cortinas, cortou-lhe, coruscante, Cosido, costas, cotovelo, coura, coxa, creio, cresça, Créton, crinas, criou, Crômio, cru, crua, cruéis, cruel, cruentada, Cuida, Cuidei, cuidoso, cuja, cujas, cujo, cumioso, Cumpre, cura, curou, currais, curtindo, curvas, curvos, cúspide, custa, Cútis, da, Da, Dá, dado, dagora, dama, Dânaos, dão, daqui, Dar-te-á, Dardânias, dardeja, dardo, dardos, Dares, das, Das, de, De, debaixo, decidido, decoro, defende, defendê-lo, Defender, déia, Deicoon, Deiforme, Deipilo, deita, Deita, deixa, Deixa, Deixa-os, Deixando, deixaremos, deixei, dele, deles, Délio, delubro, demente, demônio, denodo, densa, denso, dentes, Depois, depondo, Depredam, dera, deram, derredor, Derriba-os, derrota, derrotar, desalmá-lo, desampara, desaparece, Desarma-os, Desce, descose, descubro, desfalecera, Desfalecido, desfilada, desjunge, desjungidos, desleais, desonra, despede, despediu, despega, despenha, despi-lo, despir, despoja, despojado, despojava, desprega, Desprende, Desprendi-o, desprezei, desprezem, Desse, Destarte, deste, destemido, destra, destro, Destro, <text:soft-page-break/>destroço, destruir, destrutor, desvia, detestando, deus, deusa, deusas, deuses, devastam, Devora, dez, dia, Dial, Diana, diante, digo, Diocleu, Diomedes, Dione, direito, dirige, Dirige, discernes, discorde, Discórdia, discorras, discrime, discursam, disfarça, disforme, disparei, Disse, distinguires, Dite, divinal, divino, divisa, divo, diz, do, Do, doa, dobras, doce, doces, Dócil, doente, doeu-se, Dói-me, dois, Dois, Dolópion, dome, domina, donde, dor, dores, dormitam, dos, Dos, douta, dura, e, E, é, É, é-me, ebúrneo, Efialtos, Egíaco, Egíale, Egífero, Egíoca, egrégio, éguas, Ei-lo, Eia, eira, eis, Eis, eixo, ela, ele, Ele, elmo, em, Em, emaranhados, embair, embarque, embate, embebe, embora, embraça, Empolga, empresa, empresta, empresta-me, empurra, encaixado, encara, encobrir-se, encontram, encontrar-se, encrava, endireita, ênea, Eneias, êneo, êneos, enerva, Eneu, enfadas, enfia, Enoita-se-lhe, enoitece, Enomao, Enópio, enorme, Enquanto, enrija, enrolam, ensangüentado, Ensangüentados, ensinara, Entanto, então, enterra, Entra, entrada, entre, Entre, entrega, Entrega-os, Entregue, enublado, Envia-se, enviado, envie, envoltos, enxergá-lo, enxuga, Equemon, era, Era, érea, éreo, éreos, Erguendo, Eribeia, erilustroso, Erinis, ermo, Ermou, erro, és, És, Escamândrio, Escamandro, escandaloso, escapa, escape, escarneceste, escarpado, escoa-se, esconde, escorre, escudo, escura, escusa, escutando, esflora, esforça, esfria, esgrime, esmorece, espaço, espada, espádua, espancam, espantados, espelta, esperais, esperam, esperança, espertá-los, espigados, esplêndido, espólio, Espontâneo, esposa, espumoso, esquece, esqueces, esquerda, esquerdo, essa, esse, Esses, esta, está, estaca, estala, estamos, estância, <text:soft-page-break/>estando, este, Este, estejam, Estende, Estênelo, Estentor, estes, Estes, Estígio, estimulando, estimulasse, estirado, Estivera, estoqueia, estou, estragos, Estranhando-me, estreito, estrela, estrelado, estremeces, estremeço, estrépido, estriba, estrídulos, Estrófida, estruge, estrupido, estuoso, esvaído, etérea, Etólio, Etólios, eu, Euridamas, Eurípilo, Evemônides, eversor, evita, exalce, exangue, exânime, exceda, excelso, Excita, excitou, exclama, exército, exício, exija, exorto, expede, experimenta, expiras, extensíssima, extenuado, extrai, extrair, extraiu, extremo, exulta, fabricava, façanhas, façanhudo, Fácil, fadiga, fado, faia, fala, falanges, Falar-te, Faleça, Falhou-te, faltamos, fama, famigerado, família, famoso, fâmulos, farpa, farpão, Favorecido, Febo, Fechar, fecunda, Fegeu, felizmente, fêmur, fende, fendente, fenecera, Fenopo, fera, feral, feras, fere, Fereclo, Feres, ferida, ferisse, feriu, Feriu, fero, feroz, férreo, Festo, Fez, figueira, figura, fila, fileiras, Filemene, filha, Filha, filhinho, filho, Filho, filhos, Filhos, Filides, fim, Fimbriado, fina, fio, fique, firmes, firmeza, fivela, fizera, flagela, Flagelo, flagícios, flamejam, flava, flor, floreia, fluido, Foge, fogem, fogo, fogoso, foi, Foi, Folga, folgam, fontes, Foon, fora, foras, força, Força, forçar, forças, forma, Forma, formidando, Forrou, fortalece, forte, fortes, fortuna, fosse, fosses, fracasso, frágeis, fragrante, frangem, fratura, fraxínea, frecha, frechada, frechado, frecheiro, freio, freixo, frente, Fresco, Frígios, frio, frisões, fronte, frouxam, frustra, fruto, fuga, fugida, fugido, fuja, fujões, fúlgida, fúlgido, fulvo, fura, furente, fúria, furibunda, furibundo, furor, furto, gaba-se, galeato, galhardo, Ganimedes, garços, garfo, gázea, geme, Gêmeos, gênio, genitor, gente, gentil, geram-se, geraste, gerou, ginetes, gira, gládio, glória, golpe, golpeia, golpes, <text:soft-page-break/>gordas, governarás, grã, Graças, Gradivo, Graios, grande, Grande, grãos, grave, Gravíssimos, grega, Grego, Gregos, grei, grevados, grita, grito, gritos, grossa, grossas, grupo, Guapo, guardam, guarde-se, guerra, guerreia, guerreiro, guerreiros, Guerreiros, guia, gume, há, Há, hábeis, habitadores, Hálio, Halison, hálito, Hão, Harmonides, hás, hasta, hastato, hastatos, haste, hástia, hastil, Hastis, Hebe, Heitor, Heleno, Heráclida, herança, herdaste, herói, Hila, Hipenor, Hipsenor, Hódio, hoje, Hoje, homens, homicida, honra, honras, hora, Horas, horrendo, horrífica, horrível, horrorizes, hostes, hostil, hostis, Hui, humano, Ia, icor, idade, Ideu, Idomeneu, ignaro, igual, igualado, igualamos, ilharga, Ílio, iludo, ilustre, imano, imbeles, imolam, imolar, imortais, Imortais, imortal, impávidos, impele, imperante, Imperito, Imperturbado, ímpeto, impetuoso, Ímpio, implores, importunas, ímprobo, incitam, incólume, incólumes, inconstante, incorrupto, incutindo, inda, Indefesso, Indo, indócil, indomada, indômito, induz, inerme, infensa, infernos, inflamar, inflamo, ingente, ingrato, inimigo, iníqua, inquirem, insano, insensata, insignes, Insiste, insistia, insta, Instam, instavam, instiga, instigaram, instruindo-me, inteiras, intérprete, intitula, intrepidez, intumescida, inunda, Inundada, inúteis, investem, investidas, invisto, ir, ir-se, irada, irei, Íris, irmão, Irmão, irmãos, irmãs, irosa, irritar-te, irrito, isto, Isto, já, Já, jactância, jaez, javardos, jaz, Jaz, joelhos, joga, Joga, Jove, jugo, Juno, junto, Junto, juntos, Júpiter, Lá, labora, Lacerando, lado, lago, lagrimosos, lamentoso, Lamentoso, lâminas, lança, lançam, lançarás, lanceiro, Lanceiro, lanígeras, Laomedonte, lar, lares, larga, Larga-os, lasso, látego, Latona, lava, lavor, lavrara, lavras, laxando, leão, <text:soft-page-break/>Leda, ledo, lei, leite, leito, lembra, Lembra-me, lembram, Lento, leoa, leões, Leonino, lesto, letal, Leva-os, levantá-la, leves, lhe, Lhe, lhes, Lhes, lho, libra, liça, Licaônio, Lícia, Lício, Lícios, lides, Ligaram, ligeira, ligeiro, ligeiros, limpo, Linda, língua, linhas, linimentos, líquido, lívida, livrasse, livres, livrou, Lobriga-os, Logo, longa, Longas, longe, Longe-vibrador, longo, loriga, loros, louçãs, loura, lúgubre, lumes, Lustra, lustroso, luto, Luzente, má, madrasta, mãe, magno, magoada, maioral, mais, Mais, mal, maldade, malha, mama, manava, mancebo, Manda, mandá-lo, mandou, maneja, manifestemos, manjedoura, mão, mãos, mar, maravilha, marchasse, marchava, márcio, marido, Marte, martirizado, mas, Mas, mata, matá-los, matança, Mavórcio, Mavorte, me, Me, medonho, Medusa, Meges, Meigos, meio, meiões, melhores, membros, menea-os, Menelau, Menestes, menos, mente, Meônio, Mercúrio, Merion, mescla, Meses, mesmo, Mesmo, Mesta, metal, meu, Meu, meus, Meus, Midon, migalhas, mil, mim, mimosa, minaz, Minerva, míngua, minha, ministra, mira, mísera, míseros, mofina, moinha, molestar, molestou, moleza, momento, Monta, montanha, montar, monte, monteiro, mor, moradores, morava, morde, Mordentes, Mordido, morre, morrendo, Morrera, mortais, mortal, Mortal, morte, morticínio, morto, mortos, Mostrando, mui, muito, muitos, mulher, mulheres, munidos, muro, muros, mútua, mutuamente, n’alma, N’alma, N’áurea, na, Na, nada, Nada, Nádega, nado, não, Não, nariz, nas, nasceram, naus, navegam, navios, neblina, negreja, negro, negrume, nele, Nele, nem, Nem, nenhum, Nenhum, nera, Néscio, Nestório, neto, névoa, nevoeiro, ninguém, nitentes, níveo, no, No, nobre, nobres, Noemon, noite, nojo, nome, nos, Nos, nós, <text:soft-page-break/>nossa, nosso, Novamente, nove, novilha, novo, novos, nubícogo, num, Num, nume, numes, Nunca, núncia, nutre, nutrem, nuvem, o, O, ó, Ó, obedecemos, oblongo, observa, observam, Obstando, obteve, Oceano, ócio, ocultos, ocupa, ofertas, Ofuscaram-se-lhe, oh, oito, olha, Olha, olha-o, olhicerúlea, olhos, Olimpo, olvidas, ombro, ombros, onde, Onde, onze, Onze, oponha, oprimido, opróbrio, opulento, Oquésio, ora, Ora, oráculos, Orbes, Orco, ordena, ordens, Orésbio, Orestes, Órfão, orlas, Orsíloco, os, Os, osso, Oto, ou, Ou, ouro, ousou, outonal, outorgar, outras, outro, outros, ovante, ovelhas, pá, pacífico, padeças, padecessem, padejam, padre, Padre, Paflagônios, pagou, pai, pajem, palácio, Palas, palma, palmas, Pândaro, pão, papai, par, Para, Pára, paramenta, Parca, parelha, parelhas, pariu-te, parte, partem, partilhar, partir, partiu-lhe, pás, passa, Passador, pasto, pastor, patadas, paterno, pátria, pátrios, pé, pecoroso, Pedeu, pedra, Pega, Pegando-lhe, peito, peitos, peja, pejo, pela, Pela, Pelagon, Pelas, pele, peleja, Peleja, pelejam, pelejar, pelo, Pelo, pelos, peltados, penas, pendente, penetra, Penetra, penha, Penso, peões, Péon, peplo, pequeno, perca, perdendo, pereça, perene, perfuma, Pérgamo, Pergásides, Perifas, perigoso, perlustra, perna, pernicioso, Perseguição, perto, perverso, pés, pesares, pescoço, Peso, peste, picador, pico, Pílios, pinas, pingue, pinha, pique, pisando-lhe, pleiteie, Plutão, pó, pode, pôde, podem, podes, põe, poeira, pois, poldros, Polieido, pólo, pombas, ponham, ponta, pontes, populosa, por, Por, pôr, Porém, porque, porta, portas, portento, Portões, Pôs, postremo, potente, pouco, poucos, poupa, povos, prado, prata, Preá-los, precede, precede-o, preceito, preces, precipita, preclaro, predigo, predileto, preferes, Prega, <text:soft-page-break/>preia, prélio, prélios, prendado, prende, Prepotente, presa, prescrevi-lhe, presença, pressa, pressuroso, presto, prezada, prezas, prezo, Priâmeo, Priamidas, Príamo, prima, primeiro, príncipes, prisca, prisões, Pritânis, pró, probo, procedes, proceloso, produziste, profunde, prole, prometera, pronta, pronto, Propínquos, prossiga, prosterne, prostra, Prostra, prostrá-lo, Protegendo, proteger, protegia, protegido, protejo, Provaste, provindos, provoca, púberes, pugna, pujantes, pula, Pula, pulcras, pulo, pulso, puna, punge, punho, purpúrea, pus, quadriga, quádruplo, quais, Quais, qual, qualquer, quando, Quando, Quantas, Quanto, quarta, Quatro, que, Que, Quê, quebra, quebre, queda, quedo, queimo, queiramos, queixas, quem, Quem, quer, Quer, querendo, querido, quis, raça, Raça, raios, ramo, Ramo, ramosa, rangem, Rapidamente, rápido, rascou, rasga-lhe, Rasga-se, Rasguei-te, rebuço, recebe, receia, rechaçaram, reclamando, recua, Recua, recuam, recusou-lhe, rede, rédeas, redil, redondos, Reforçando-lhe, refreias, refrigera, refulgente, regedor, reger, régio, rei, reis, reja, remessões, Remeto, remexido, remoto, rende, rendê-lo, renome, renovo, repelir, replicou-lhe, repousardes, repulsou-lhe, rés, reserva, resguarda, resguardá-lo, resistas, resistir, respeita, respeitasse, respeites, respeito, respirar, responde, respondeu, ressoa, reste, retalhando, Retém-se, retira, retirada, Retirei-me, Retrocedamos, retrocede, reúno, revê-lo, rever, revira, revolta, revolve, rico, rígidas, rijo, rio, risos, rivais, rixa, robora, robusto, Roça, Roda, rodam, rodeavam, rodela, rojas, rojões, Rola-o, rompe, Rompe, Ronca, Roto, roube, roxo, ruas, ruge, ruína, ruiva, Rumor, Sabendo, sábio, sabujos, sacar, sacar-se, sacerdote, Saciará, sacra, <text:soft-page-break/>Sacrílego, Safa, sagitária, sagitícola, sagrada, sai, Sai, saibas, sair, saltando, salto, Saltou, salvar-nos, salve, salvemos, sangrento, sangue, Sangue, Sanguíneo, sanha, Sanhoso, santa, santíssima, São, sara, Sara, Sarpédon, Satúrnia, Satúrnio, se, Se, sede, segue, seguir, sei, seio, seis, seixo, seja, sejam, Selagides, selva, sem, Sem, Semelhantes, semelhas, sempre, sendo, Senta-se, sentado, sentido, sentinelas, sequer, ser, será, Será, seres, serve, seta, Seta, seu, Seu, seus, Seus, severo, sevo, si, Sidérea, Sim, Símois, simulando, sincero, singular, sitibunda, só, Só, sob, Sobe-te, sobejo, Sobejo, soberano, soberba, soberbo, sobrancelhas, sobre, sócio, sócios, socorro, Socorro, sôfrego, sofro, soga, sói, Sol, soldados, solho, solípedes, Solípedes, Solta, somenos, somente, sonda, sonhos, sonípedes, sono, sopear, sopesa, sorrindo, sou, sua, Sua, suades, suave, subi-lo, sublime, submeteu, subtraía, subtraído, suco, sucumbe, Sujeitos, sujo, suma, sumo, suor, suplica, suportará, supremo, surde, Sus, suscita, suspendendo, suspirando, sustente, Susto, ta, tais, Tais, tal, talim, talvez, tamanho, também, tanta, tanto, tantos, tão, Tão, tarjas, Tarne, te, Te, Teano, Tebanos, Tebas, Telamônio, têm, Têm, Tem-te, temão, temas, temem, temendo, temerário, Temeu, temor, tempo, tendo, tendões, tenho, Tenho, tenra, tenro, Tentam, tentemos, teor, ter, tergo, termo, terna, terra, terral, terror, Terror, tesouros, testa, teu, Teucra, Teucras, Teucro, Teucros, teus, Teus, Têutras, teve, ti, Tideu, Tidides, tímidas, tino, Tiram, tirar, tirem, Tiríntio, tiro, tiros, Tlepolemo, to, toam, toca, tocado, todo, todos, Todos, toldou, tolerarmos, tolhe-o, toma, tomando, tomba, Tonante, topa, tope, tormento, torna, Torna, tornado, tornam, tornéis, torno, torpe, touro, <text:soft-page-break/>toutiço, Traces, tranqüilos, transpõe, transportam, transpunha, Traspassado, tratam, trate, travam, Traz, Treco, trema, treme, tremebundos, tremendo, tremente, Trêmula, Trepa, trepidam, três, treze, tricúspide, trigo, triplica, tristeza, troa, Troas, troco, Troe, Tróia, Troiano, Troianos, tronca, trotando, Trouxe, troveja, tu, Tu, Tua, tudo, tumulto, Tumulto, Turbam-se, turbante, Turbos, turvado, Ulisses, ultrajes, um, Um, uma, umas, úmero, unguissonantes, único, untou, Uranidas, Urge, urgente, urgiu-me, Urra, vagantes, vai, Vai, vais, valente, valerias, valessem, valeu, Válida, valor, valos, vão, vapores, varão, variegado, varões, varou, vascas, vastadora, vastas, vasto, vazio, vê-se, veda, veemente, veia, veigas, veio, Veio, vejo, velada, veles, velho, velo, veloz, vem, vence, venda, vendo, Vendo, venerado, venho, vento, ventre, Vênus, ver, verbera, verdade, verdugo, verei, vergéis, vergonha, vergôntea, versátil, Verteu-se, veste, Veste, Veterano, véu, viandante, vibra-escudo, vida, vigor, vil, vim, vindo, Vindo, vingar, vinho, Violava, violenta, violento, vir, Vir, vira, virgínea, vista, vistosas, vitória, viu, vivia, Viviam, vivo, Vivo, voam, voaram, voltar, volteando, volúvel, volvem, voraz, vorticoso, Vos, vós, Vós, vossas, vosso, voto, vou, voz, vozeou, Vulcâneo, Vulcano, vulnerá-la, vulnerado, vulto, Xanto, zargunchos, zelo, </text:p>
      <text:p text:style-name="P21"/>
      <text:p text:style-name="P22">Canto 6</text:p>
      <text:p text:style-name="P22"/>
      <text:p text:style-name="P23">a, A, à, À, abalançou, Abarbárea, Aberta, abismar-me, Ablero, abominanda, aborrido, abraço-lhe, abriga, absorto, acaba, Acamas, acaricia, aceito, aceitou, acessíveis, acha, acobardados, acolhe, acompanham, acorre-lhe, acorreu, <text:soft-page-break/>acoutassem, admitido, Adresto, aênea, afã, afagava, afama, afável, afeito, aflige, afogo, afouteza, afrontavam, afundira, afundisse, Agamêmnon, agasalhado, agasalhava, ágil, agora, Agora, agoureiros, agradeceram-te, agregar-se, agro, aguçar, aguerrido, aguilhada, Ah, ais, Ajax, ajoelha, ajudar, ala, albinitente, alcáçar, alcança, alegre, Aleio, além, alenta, alento, Alexandre, alguém, ali, aliados, alma, almas, altar, altas, alterna, altíssimos, altiva, alto, alvergue, alvo, ama, amaro, amas, Amazonas, ambos, ameiga, ameno, amigo, amigos, amiseras, amiúde, amor, amores, amplexo, Amplo, Andrômaca, anejas, Anejas, Ânimo, ânimos, anjo, ânsia, antecede, Anteia, Antenor, Antes, antigo, Antíloco, ao, Ao, aonde, aos, Aos, apagou, apartando, apavora, apeiam-se, aperta, aperto, aplacam, apoio, aponta, aposento, aprouver, aquele, Aqueus, aqui, Aquiles, aquinhoou, Aquivos, arcos, Arde, ardor, argênteo, Argos, argúis, Arisba, armadura, armas, arnês, Arnês, arneses, aro, arrefeça, arremessada, arrojara, arrostam, Artemide, artífice, as, As, às, Às, asinha, aspecto, assalta, assassiná-lo, assédio, assim, Assim, assoberbados, Astíalo, Astianax, astro, astuto, atarefa, ateia, Atende-me, atiça, atira, Ativa, Atrás, atrase, atravessava, atrevem, Atridas, átrios, atroz, Augur, augusta, áurea, áureas, aurora, avaliar-te, Avante, avenho, averso, aviso, avós, avulta, Axilo, Baco, baforeira, baixara, bálteo, banho, basta, batentes, batia, bebendo, beija, beira, Belerofonte, beleza, bem, bem-aventurados, benigno, bizarria, Bois, bom, bordo, braços, bramindo, brande, brandíloquo, brando, bravíssimo, bravo, brenhas, bridas, brindaram, brindemos, brio, brônzeo, brotam, Brutal, brutos, Bucolion, busca, Cá, cabeça, cabo, cabresto, cadimo, cair, calcanhares, Calésio, Calou-se, câmara, câmaras, camarins, <text:soft-page-break/>cambeia, caminho, campeão, campo, campos, cândidas, cansaço, capacete, Caprino, cara, caracteres, carinhosa, caro, carro, casa, casco, castíssimas, casto, cativa, cativo, cauda, causa, cavalo, Cedo, cegou, Ceias, Celeríssimo, celeste, celestes, cem, centeio, Cerca, Cercam-no, cercar-me, cerram, certo, Certo, cerviz, cetro, Cetro, céu, Céu, Céus, cevado, cevas, chão, Chega-te, chorando, chorar, choro, choupa, cidadãos, cidade, cidadela, cifras, cilada, Cilícia, Cilícios, cimeira, cinqüenta, cinto, cinzas, Cisseide, clama, Clama, clamor, claro, cobre, Cobre, cocar, cocheiro, coitada, colocou, com, Com, Combateremos, combatido, comendo-se, como, Como, cômoda, compadecido, compelia, Competia, comporemos, Concebeu-os, Concorde, condição, conflito, conforto, congregando, congregue, conhece-me, cônjuge, conselheiros, conselho, consorte, Consorte, consortes, consternes, contendo, contes, contido, contigo, contíguas, Contra, contrários, contudo, convoca, copa, coragem, corajoso, corcéis, corro, corrobora, Cortês, Coube, Coube-lhe, couro, cratera, crêem, crerem, cria, criadas, criança, crina, crinipulcra, cristado, cruel, cruento, cúbitos, Cubra-me, cuidados, Cuido, cujo, culpa, cunhada, Cunhada, cunhado, curto, Curvos, da, Da, dá-la, dai, Dali, damas, Dânaos, danos, Dará, Dardo, das, Das, de, De, debelou, Débil, debrum, décima, declarai, dedáleo, dedirrósea, defender, déia, deidades, deiforme, deixa, Deixam, Deixaste, deixes, deixou-me, dela, dele, demente, demora, demovam, denodado, denodo, dentro, Dentro, depare, depois, deprecando, desanda, desastrado, descansa, Desce, desceram, descerre, desejaste, desejou, desembestados, Desencontrando, desfê-los, deslembre, desmentisse, Despe, <text:soft-page-break/>despedir-me, despeito, despeitosa, despenhou, despenseira, desperta, despoja, despojá-lo, Desta, Deste, destemidos, Destes, destras, destroço, destros, deter, deu, deus, deusas, deuses, Devagar, dia, dias, Diomedes, dir-te-ão, disse, Disse, dissolve, diva, divina, divinal, divino, divo, diz, do, Do, dó, doce, doesse, doida, dois, domar-me, dominava, donas, donoso, donzelas, dor, dormiam, dos, Dos, dotou, doze, Doze, Dreso, Driâncio, duplicôncova, duro, e, E, é, É, é-me, Eetion, Efira, Egífero, éguas, Ei-las, Ei-lo, Eia, Eis, elas, Elato, ele, elegante, em, Em, embala, emplumado, empreenderam, emproa, empunhe, empurra, emurchecidas, encavada, encerrava, encolhe, encomendou, encontra, encontrou, ênea, Eneias, enerve, Eneu, enfia, enfim, engala, engenhou, enlearam, enquanto, Enquanto, enraiveceram, então, Então, entende, Entesourou, Entra, entranhas, entre, Entre, entrega, entregá-lo, envia, Eólides, eqüina, Eram, ergueram, ergueu-lhe, eriarnesado, erijamos, errava, erro, és, escala, escalada, Escamândrio, escancara, escano, escaparia, Escape, escoando, escolhe, escolheram, escoltado, escudo, escute, Esepo, esforço, esgotaste, espáduas, espalhou, Espantado, espanto, esperança, espere, espertá-lo, espessa, esplêndido, espólio, esposa, esposas, esposos, espúrio, esse, esta, Esta, está, estância, Estas, estava, este, estelífero, estende, estender, Estendido, estrada, estrangeira, estreita, estrênuo, Etaon, eu, Eu, Euríalo, Eurípilo, Eussório, evado, evitando, evitemos, excedes, excelsa, exclame, executaram, exilou, exortardes, expedir-me, Expondo-te, Exprobrarem-te, expulsos, extensas, exterminar, extinguiu-a, exulta, Fábula, façanha, facção, fado, faia, fala, Falange, falanges, falou, faltam, faltares, família, fâmulas, fâmulos, Far-te-á, Fatais, favores, <text:soft-page-break/>fé, Febe, fechado, Feia, fenecera, feral, fere, feros, feroz, ferro, ferve, fez, fiara, Fica-te, Fílaco, filha, filhas, filhinho, filho, filhos, fim, finca-lhe, fino, fiques, firmes, firmeza, flexípedes, florente, flórida, flutíssono, flutuar, fogo, foi, folga, folgue, folhas, fonte, fora, força, forçar, forças, formidável, Formidoloso, forte, fosse, fraco, fragrante, frecheira, freixo, frente, Fresca, Frígios, frota, frouxos, fruto, frutos, fuga, fuginte, Fulge, fulgente, fúlgido, fulgurante, funestas, funesto, Funesto, fúria, furor, furte, furtiva, galeato, galopa, ganha, garbo, garfo, garganta, gêmeos, gemer, gemerás, gênio, genro, genros, gente, gentes, gentil, gentis, gerou, Glauco, glória, glorio, gotejantes, gozava, grã, Graia, Grajúgenas, grande, Grande, grandiosa, grandiosamente, graniza, Grécia, Grega, Gregos, grevados, grita, gritos, guapos, guarda, guardas, guerra, guerreiro, guerreiros, há, Hão-de, Hastas, haste, hecatombes, Hectóreo, Hécuba, hei, hei-de, Heitor, Helena, Heleno, herdeiro, herói, heróico, Hipereia, Hipóloco, Hipoplácia, Hipóplaco, homem, homens, honra, Honra, hórrido, horríveis, hospedagem, hóspede, hospício, houve, Houve, houver, houveres, humana, humano, ia, ide, Ide, Idomeneu, idosos, Ígneo, ignívoma, Ignoro, ilharga, Ílio, imaginar-te, iminente, imolaremos, imolou, império, implora, impôs, imprudência, impulso, impuras, incêndio, incorrupta, incumbe, Incutidor, inda, Inda, indagam, Indo, indomadas, indômitas, inelutável, inerte, inexpugnável, infâmias, infância, infando, infante, infausta, infensa, inferno, infinito, Inflama, influxo, Inglórios, inimigo, insepultos, insignes, instituída, intactas, Intentou-me, interrogou, ir, Ires, iria, irmão, irmãos, Isandro, Isto, já, Já, jazam, Jove, juba, julgava, junto, Junto, Juntos, Júpiter, justiça, Justo, Lá, <text:soft-page-break/>Lacena, lagrimar, lança, langue, Laodâmia, Laódice, Laomedonte, lapídeas, lar, lares, largo, lassas, lavor, lavras, lavre, leão, leda, Ledo, lembro, lendo, lesto, Leuto, leva, levando, levasse, leve, lhe, Lhe, Lhes, libar, libertar, libes, libram, liça, Lícia, Lícios, licor, Licurgo, lidando, lide, ligeiro, linhagem, livra, Livre, logo, Logo, longe, longínquos, longo, loriga, Louca, loução, lumes, lustrando, luta, lutando, luto, luz, mãe, mães, Magnânimo, mágoa, maior, mais, Mais, malfadados, malha, malquisto, Mandou-lhe, manjedoura, mansão, mão, mãos, mar, marcha, marchar, marido, Marte, mas, Mas, mata-o, matai, Matai, matança, maternas, materno, matou, matronas, me, Me, Mecisteide, medo, medrar, medroso, meiga, meio, Melântio, melhores, melífluo, membros, meneia, Menelau, menino, menos, mente, mentiu, mesma, mesmo, Mesmo, Messeide, meu, meus, mim, Minaz, Minerva, minha, ministrar, Misturar-se, moças, mole, monstro, morda, mormente, morre, mortais, mortal, morte, Morto, mortos, mos, mostra, motejar, movidos, mudado, muitas, mulher, Mulher, muralhas, muro, muros, mútuos, n’alma, na, Na, náiada, não, Não, nas, Nas, nasce, nascida, nascido, naus, necessidade, nego, negro, Nele, nem, Nem, nenhum, Nenhum, nenhuma, neste, Nestor, ninfa, ninguém, Nisseio, Nisto, no, No, nobre, nobres, nome, Noras, nos, Nos, nós, Nós, nossa, nosso, nossos, nova, nove, novenal, num, Num, numa, numas, numes, nunca, Nunca, nuta, nutre, nuvens, o, O, ó, Ó, obrado, obras, obsecrai, ócio, Ocorre, Ódio, odioso, Oféltio, ofereças, Oferta, oferte, Ofusca, olhando, olhicerúlea, olhos, Olímpio, olmos, olvidaria, ombreia, ondas, onde, Onde, onze, opas, Operários, opressos, opróbrio, opugnava, opulento, ordene, ordens, Oréadas, órfão, orgulhosa, os, Os, osso, <text:soft-page-break/>ou, Ou, ouro, outorgue, Outras, outros, ouvir, ouviu, ovelhas, Ovelhas, Oxalá, pacigosa, paço, padecem, Padre, pai, Pai, pajem, palácio, Palas, palmas, par, para, Para, Páris, parte, Partindo-se, partiu, pasciam, passa, pastam, pastor, pastorava, Patenteemos, paterna, paterno, pátio, pátria, patrimônio, pátrio, pávidos, pavimento, pé, Pédaso, pedindo-lhe, Pedites, peito, peitos, pejo, pélago, pelas, pelejar, pelo, Pelo, pelos, Penhor, penoso, peplo, peplos, Percósio, Perde-te, perdoas, Perecem, perene, Pérfida, perfumes, Pérgamo, perguntas, permutando, perora, perpetrar, perseguidas, persiga, perto, pés, pesadumes, pesares, peso, Picou-as, piedade, piedoso, pingue, pio, Plaga, plantaram, plantas, pó, Pobre, pode, Põe-se, pois, Pois, polidos, Polipetes, pólo, poluto, pontudas, por, Por, Porque, portas, pórticos, porvir, postes, Potente, pouco, Pousa-o, povo, povos, praças, pranteiam, pranto, prática, preces, preclaro, preço, predadora, prega, prélio, Prenda, prendaram, prende, prepotente, presa, Pressuroso, Prestam-se, prestantes, Preto, Prevejo, preza, prezas, Priâmeo, Priameus, Priamides, Príamo, Primogênito, Primor, princesa, principalmente, pró, procela, profusa, prole, prometa, prometas, pronto, propor, próprios, propugnava, Prostra, próximo, prudente, pugnando, pugnaz, Pulcrícoma, pulcros, pulquérrima, Pulsa, pulso, pungente, pungido, puníceo, puro, Qual, quando, quantos, quarto, que, Que, quebra, queimou, quem, Quem, queres, querido, quero, questões, Quimera, quis, raça, raias, rainha, ramo, rasa, rastos, razões, reais, recamado, recâmara, recebe, recesso, Reciprocar, redor, refrega, regaço, regra, rei, Rei, reino, reinou, reis, religioso, remisso, renda, rende, Renui, repartindo, reputo, requeiras, <text:soft-page-break/>resgate, respeitamos, responde, Respondeu-lhe, restando, Restaurarás, reter, retirou-se, retrair, reúna, revê-los, revertendo, revestido, revira, rigor, rindo, rio, risco, riso, roca, roçagantes, roda, rogos, rolo, Roto, ruas, Ruge, rumor, sabida, sacerdotisa, sacra, sacrário, Sacrificar, sacro, saiba, sair, salões, salta, salteia, salvem, sangrento, sangue, sangueira, sanha, sanhudo, santa, São, saquearemos, Sarpédon, Satnióis, Satúrnio, saudosa, se, Se, sê, Sê, Sede, seduzido, segue, seguia, seio, seja, selva, selvosa, sem, sempiternos, sempre, Senhor, senhora, sentença, sepulte, Sepultou-se, ser, serás, serei, seremos, serpe, serva, servas, servo, sete, seu, Seu, seus, Sidônia, Sim, Símois, sinceras, Sísifo, só, Só, sobe, soberbos, sobram, sócios, socorro, sogro, sois, Sol, soldado, soleira, Solimos, solta, somos, sorriu, sorriu-se, Sorriu-se, sorte, sorva, Sós, sou, Sou, souber, Sozinho, sua, suas, suave, Subindo, sujeitara, sulcava, Sumano, sumo, superior, Supino, suplanta, suplicá-lo, suspiram, sustentando, susto, tabela, taça, Tácito, tais, tal, Tal, talvez, Talvez, tamargueira, também, Também, tantas, tanto, tantos, te, Te, Teano, tear, Tebana, Tebas, tecer, tem, temão, Temendo, Temerário, temíamos, temo, Temo, templo, tenho, tenra, tenro, ter, terá, Terno, terra, térreo, terrestre, testa, Testa, Tétis, teu, Teucro, Teucros, teus, Teutrânida, Teve, ti, tíbio, Tideu, Tidides, tinha, tiros, tirsos, to, tocarás, todas, todos, Todos, toma-o, torna, tornar, torno, toro, torre, touros, Traces, traçou, transe, tremendo, trêmulo, três, treva, trincheiras, Tritônia, Troas, troca, Tróia, Tróica, trouxe, Trouxe-a, Trucidou, tu, Tu, tua, tufão, túmulo, ufano, Ulisses, último, um, Um, uma, umas, unguíssono, único, urdiu, urge, urgente, Vai-te, valente, valentíssimo, valia, <text:soft-page-break/>valor, vão, Vão-se, varão, variamente, Vários, varões, varonis, varou, veja, velada, Veloz, vem, Vem, vendo, venerando, venerável, vens, vento, ventre, vernais, Vero, vez, Vezes, Vi, vida, Vindicando, vingança, vinha, vinhedo, vinho, Vinho, vinte, vir, virou-se, Visitava, vista, vistoso, Vítima, vitória, viúva, Viveu, vivo, Vivo, Vizinho, volta, Volte, volve, volvendo, vós, Vós, vosso, votavam, vou, vou-me, Xanto, zelosa, </text:p>
      <text:p text:style-name="P23"/>
      <text:p text:style-name="P3">Canto 7</text:p>
      <text:p text:style-name="P23"/>
      <text:p text:style-name="P23">a, A, à, À, abala, abas, abatidos, abola, abre, abutres, acabara, acabava, acabe, Acaica, Acaico, aceite, acerbo, Achando, aclamação, acode, Acode, acompanham, acordo, acrescenta, acrescento, adarga, adereça, afã, aferrasse, afinal, afoguear, afouta, afronta, afrontar, Agamêmnon, Agamemnônia, Agammenônia, agarra, agita, agonizando, Agora, Agravas-me, água, Aguarda, aguardam, aguardaria, Ah, ais, Ajax, ajoelhe, ajuntamento, al, Alarga, alargará, alargue, alcance, Alçando, alcemos, alegrar, alegres, alerta, Alexandre, alfim, Algum, alheia, ali, aliados, alma, alta, aluno, alvoraçado, alvorada, amados, amas, ambicionava, ambos, Ambos, amigo, amigos, amolga, amplo, amplo-reinante, ancião, Andremon, anelo, ânimo, Animoso, Ante, Antenor, antes, Antes, antigas, antigo, anuncie, anunciou, ao, Ao, aos, Aos, apagues, apaniguado, apartaram, apega, apelidavam, apesar, aplacá-los, aplaudem, Apolo, Apresenta-se, apressou-se, Aprestam-se, aprova, aprove, aquela, aqueus, Aqueus, aqui, Aquieta, Aquiles, Aquivas, Aquivos, arauto, arbítrio, Árcades, arco, ardência, ardente, ardido, ardor, areia, Areito, arena, <text:soft-page-break/>Argiva, Argos, Arma-se, armada, armas, Arna, arnês, arneso, arraiava, arrasa, arrebatado, arreiava, arremessão, arremetente, arrostando-se, arte, artificiosa, as, às, aspecto, Áspero, aspérrimo, Assacalado, assalto, assam, assele, assembléia, assenta, assim, Assim, atalaias, ataques, até, atendes, atentos, atira, atreva, atrevido, Atrida, Atridas, atro, atroz, augusto, áurea, aurora, autor, avança, avante, aventando, aviso, azagaia, Aziago, azul, bafeja, bainha, baixéis, bálteo, barba, batalhas, batia, bebia, bela, bélico, Bem, benquisto, bens, boca, bois, bojos, bom, bordo, bote, braço, bradem, brado, branco, brando, bravo, briga, brio, bronze, brônzeo, broquéis, broquel, busca, cá, cabo, cada, Cada, cadáveres, Cai, caia, Caia, caio, Calar, calca, campanha, campeões, campo, canora, capacete, capriches, carnes, caro, carrear, Carrega-se, carreiro, carroças, carroções, carros, casa, cautelosos, Cavaleiros, cavam, Cave-se, cavos, cear, ceda-se, ceder.-, cédula, ceia, Céladon, celebrada, centro, cerimônia, certame, cerúlea, cessa, cessando, cetro, cetros, Céu, céus, chão, chefes, chegada, choro, chusma, cidade, cidadela, cifra, cima, cinto, cinzas, Circunsoa, claviargêntea, Cobardes, Cobre, coche, colhi, colhidos, colo, com, Com, comantes, combate, combatê-lo, combateram, Combustos, comece, Comemoráveis, como, Como, companheiro, comprava, compraz, comum, conculcar, Confessamo-lo, confundido, congregados, conselho, conselhos, consente, consentimos, consócios, consolar, consulta, consulte, consumam, contender, contento, contra, convencido, convexo, convivas, Convosco, copos, coração, cordato, Corinete, corpo, corpos, corre, correeiro, couraça, couros, Couros, crepúsculo, criança, crinitos, cruas, cruenta, cruor, Crus, <text:soft-page-break/>cuidadosos, cuidam, cuja, Cumpre, cumulam, curas, curta, curve, cúspide, custo, d’alva, da, Da, dá-me, damas, Dânaos, Dar-vos, Dardânia, Dardânio, Dardânios, Dardanos, das, Das, de, De, Decida, declaro, defesa, déia, deidade, Deitam-se, Deixe, dela, dele, deleitavam, deles, Délio, denega, denegrido, densas, depende, depois, Depois, deprecai, desafie, desafio, desarmam, desastres, desatada, descansam, desci, desejando, desembarcavam, desfeitos, designado, Desmorona, Despe-lhe, despeito, desse, desta, destemidos, destra, destroço, deus, deusas, deuses, deve, Dexíada, Dial, digam, digno, digo, Dilatar, diletos, Diomedes, direita, discórdia, discorre, dispor, distingue, Dite, dito, divino, divo, Divo, do, Do, dó, doa, dobrado, dois, doma-corcéis, donas, dono, dons, doou-te, dor, dorso, dos, Dos, duelam, duelar, duelo, e, E, é, É, edificam, éguas, Ei-lo, Eione, Eis, Ela, ele, Ele, elegante, eles, eleva, elmo, elmos, em, Em, embarcarem, embora, êmulo, encará-lo, encerro, enceta, encontrá-lo, encontro, ênea, enfadado, Eniálio, Enlouqueceste, enorme, Enosigeu, enquanto, ensejo, Então, entoam, entorna, entra, entrar, entre, Entre, entregue, envelhece, enxergá-la, Equilibra, Équite, équites, era, eras, érea, Ereutalion, ergueu, Ergueu-se, erguida, eriçados, erigem, És, Escamandro, escoltam, escravos, escudo, escuro, Esfolam-no, esforço, espada, espadas, espádua, espalha, esparza, espedaça, espelho, espero, espeto, espinhaço, espólio, esposo, espostejam, esquerda, esse, Esse, este, estendeu-se-me, estima, estira, estorvo, estrago, estremeciam, estrondo, eterno, eu, Euneu, Eurípilo, evadir-se, Evemônides, exaltemos, Exausta, excelso, excitarão, Excogitar, exéquias, exercitado, exército, exímio, expande, expede, expendeu, <text:soft-page-break/>exponha, expostos, exprobra, externo, extrema, extremo, exultam, fabricam, face, facundo, faia, falas, falou, famintos, famosos, Febo, feia, Feia, feitas, Fere, ferindo, ferir, férrea, ferro, festejados, festim, fica, Fido, filhos, Filomedusa, fim, fina, finados, Finca-se, findas, fino, fique, firme, Fitando, fogueira, foi, folgo, fome, for, foram, força, Força, forma, forte, fortíssimos, fortuna, Fosse, fosso, Fosso, fraterno, frechou, freme, fremem, frente, Frígia, Frígios, frio, frota, fujam, fulge, fúlgida, fúria, furto, gabos, galé, galeato, galés, geme, generoso, genitor, geral, Geral, Gerênio, gigante, Giganteu, Glauco, glória, gozo, grã, Grã, graça, Graio, Graios, Grajúgenas, grande, grandeza, Grato, grave, Grécia, grega, Gregos, greva, grevados, gritando, guapo, guarnecido, guerra, guerreiros, há, hasta, hastatos, haste, hei, Heitor, Helena, Heleno, Helesponto, herói, Hila, Hipsípile, Híspidos, homem, homicida, honra, hora, horrenda, hostes, Hostes, hostil, hui, humanos, Ia, iam, Ida, idade, Ideu, Idomeneu, Ifino, iguais, igual, igualmente, Ilíacas, Ílio, Ílion, ilude, imbele, imensa, imerso, iminente, imortais, implore, incêndio, incitou, Inda, indecisa, indignados, indômita, infâmia, inferior, ingente, inquiria, insaciável, instância, instruta, instrutas, intacto, Inteira, inteiro, interpuseram, inunda, invade, investem-se, invicto, Ira, irá, irmão, isso, Isto, já, Já, Jactantes, Jardano, Jason, javalis, jaz, joelhos, Jove, júbilo, Jucunda, juízo, julgues, Juno, junto, Junto, Júpiter, Lá, lamentando, Lâmina, lança, lançam, lanças, lance, lanceiro, Laomedonte, Larga-a, largo, lavá-los, lavra, leão, Ledos, Lemnos, lenhar, leões, lesto, levanta-o, levantamos, leve, lhe, libra, liça, Lícios, Licurgo, lide, límpido, livrar-se, logo, Longe-vibrador, longo, loriga, Loução, loura, lúcida, lustroso, luta, luto, luz, maça, magno, <text:soft-page-break/>magoado, maioral, mais, Mais, Mal, mana, mandado, manejá-la, manes, manifesto, manso, manteve, Mãos, marcada, marcha, márcio, marido, Marte, mas, Mas, mata, matam, matanças, matronas, Mavorte, máximo, me, Medidas, medir, medir-se, medita, medo, medonho, medrosos, meio, membros, Menelau, Menéstio, menino, menor, Merion, mesmo, Mesmo, mesto, metal, metem, meu, meus, Micenas, mil, Mil, mim, Minerva, minha, Mirmidões, mitigado, molar, monarca, Montar, montava, monte, mor, Mor, morreu, mortais, mortal, morte, morticínio, mortos, mostrando, motivo, move, Mover, muito, muitos, Muitos, mulher, mundo, muniu, muralha, muralhas, muro, muros, mus, Mutuemos, n’alma, N’alta, N’alva, na, Na, não, Não, nas, Nas, naus, nautas, nédios, negra, Negreja, nem, nenhum, Nenhum, Nestor, Netuno, ninguém, Ninguém, ninho, nisto, Nisto, no, No, noite, Noite, nos, nós, nossos, noutro, nove, Nubícogo, num, Num, numa, numes, núncio, Núncios, o, O, ó, Ó, obedecem, obedeço, obras, obtive, ofertou-lhe, oh, Oh, oitavo, Olham, olhipulcra, olhos, Olimpo, onde, ondeiam, onipotente, operários, ora, orava, ordenaram, órgãos, os, Os, ossos, ou, Ou, ouçam, outrem, outro, outros, Ouvi, ouvi-me, Ovante, oxalá, pacto, pactos, padre, Padre, pais, paixão, pajem, Palas, paliçada, Pálido, palma, palmas, palpita, par, para, Para, pare, Páris, Pariu, parlamento, parte, parto, pasmo, passarei, passos, pátria, pavês, pé, peça, Pedem, pedestre, pedra, pegam, pegando, pego, peito, peitos, pejo, pélago, Peleio, peles, Peleu, pena, pendência, pendure, penedo, penetrá-lo, peões, perdera, perfura, Pérgamo, perícia, perito, Perjúrio, permeio, perto, pescoço, pias, piedosa, Pílios, pique, pira, Plutão, pó, pôde, Poderoso, podias, Pois, ponto, popa, por, Por, porções, <text:soft-page-break/>porém, Porém, porta-clava, portas, pórtico, portões, potente, pouco, pousam, povo, praia, pranto, prazer, preces, preclaro, prelibar, prélio, prêmio, prenda, prepotente, presumo, Priâmea, Priâmeo, Príamo, primeiro, primor, príncipes, proferes, profunda, profundo, proíba, prol, Prole, promessa, promovera, pronto, Pronto, Proponho, próprio, provarás, próvido, provoca, provocava, provocou, prudência, pudor, pugnavam, Pugnaz, pulo, Purpúreo, qual, Qual, qualquer, quando, Quando, Quanto, Quão, que, Que, quebra, quebrantados, quebrou, Quedos, queima, queimarmos, Queimem-se, quem, quer, queres, quero, Qüinqüene, ranchos, rápido, rasto, razão, receba, recebeu, recolhem, reconhece, recusavam, refega, refocile, reforçou, refreia, regalam-se, régio, regozijo, Regozijou-se, regressa, rei, reina, reis, relance, remeira, remetera, remo, rendamos, rendido, renitentes, reparo, repreensão, Reprimindo, reserva, reses, resguardado, resistamos, respeito, respirar, resposta, ressupino, Restam, Restitua-se, restituo, restos, resulta, retalham-no, Retém, retrocedendo, ribas, Riquezas, roaz, robustos, roçagantes, roda, rodela, rogará, rompe-esquadrões, rondas, Roubaram-te, rui, ruína, sábio, Sábio, saca, sacra, sacrificava, sacrifícios, sai, saiba, Salamina, salteia, salto, salvar-se, salvo, Sangra, sangue, sangueira, sanha, santa, santuário, Satúrnio, se, Se, sede, Seguir, Segundou-lhe, seguro, sei, Seis, seixo, seja, Seja, sejais, sem, Sem, sempre, Sempre, Senão, Sendo, senhor, senhores, sensato, sentar-se, sepulcro, ser, sério, servos, sete, sétimo, seu, Seu, seus, Seus, sevo, silêncio, Silêncio, Sim, sinais, singular, sinto, siso, Siso, só, Só, sob, Sob, sócios, socorro, sois, sol, Sol, solenes, soltará, som, sono, sopeia, Sorrindo, sorte, sossega, sovertê-la, súbita, <text:soft-page-break/>submerge, sumo, suplicam, surge, Sus, Suscitarão, Suspendamos, Suste-se, susto, Tácitos, tais, tal, talha, Taltíbio, também, tanto, Tanto, tantos, tarja, te, Te, Té, Telamônio, Tem, Teme, tememos, temor, templo, tenda, tendas, tens, ter, terá, teremos, tergos, termina, terríveis, Terror, tesouros, testemunhe, Teucro, Teucros, teve, Tidides, Tinha, Tíquio, tirarei, Tivesse, toa, Toas, todo, todos, Todos, Tolera, toma, Tonante, Topam-se, torce, torno, tornou, torre, torreões, torres, touro, traçou, traição, travei, trazes, tréguas, trépida, Trincheira, triste, tristes, Tritônia, Triunfe, triunfo, troador, Troas, Troiano, Troianos, trouxe, Troveja, trovões, tu, tua, tudo, tumulem, túmulo, Tumultuava, túnica, turba, turmas, turno, turrígera, Ulisses, um, Um, unânime, undoso, Uns, urge, vá, Vá-se, vale, valente, valentia, válido, valor, vantagem, vão, varões, vasta, vastíssimo, vazio, vê-lo, vedado, Veio, velho, vencer, Vendo, venha, vento, veras, vês, vestes, vestidos, Vigiando, vigor, Vinha, vinho, virgem, vitória, vogando, volta, voltaste, volve, Volvem-se, Volvo, voraz, vos, Vos, vós, voz, vozeou, vulnerar, vulto, Zéfiro, zombar, </text:p>
      <text:p text:style-name="P23"/>
      <text:p text:style-name="P23"/>
      <text:p text:style-name="P23"/>
      <text:p text:style-name="P23"/>
      <text:p text:style-name="P4">Canto 8 </text:p>
      <text:p text:style-name="P24"/>
      <text:p text:style-name="P24">a, A, à, À, abalareis, abandona, abate, abismo, abismos, abóboda, aborridos, abrase, Abre-se, abriga, abrir, abunda, abutres, acabara, acabarás, Acena, Acena-me, acenda, acendendo, acender, aclarando, acolham, aconselhemos, acossá-los, açoute, acre, Acuam, acudir, adapta, adargados, <text:soft-page-break/>adeja, advertido, advirtam, aênea, afaga, afalando, afastemos, aferra, afeto, afligi-lo, aflito, afoutos, afrontai, afrouxo, afundi-lo, Agamêmnon, Agelau, ágil, agita, agita-se, agora, agrade, agravada, aguça, águia, Ah, Ai, ainda, airosa, airoso, Ajax, alardeia, alarido, Alastor, albor, Alçam, alcance, alcancemos, Alcides, Alegra, alerta, Alexandre, algum, ali, ali-dourada, aliados, alma, almo, almoça, altar, altas, altibaixos, Altissonante, Alto, alturas, alvas, amada, amado, amados, amarga, amas, ambas, ambos, ameaça, amigo, amortecida, amparar, amplo, Amplo-fremente, Ancas, ancião, Ancião, Andrômaca, anel, animosos, anos, Anquíseo, ansiosa, ante, Ante, antes, Antes, Antessignano, Anui, ao, Ao, aos, aparecem, Aparelha, apeavam, apeia, apinham, aplauso, apóia, Apolo, apoltronada, após, Apregoai, apressado, aprover-me, aqueles, Aqueus, aqui, Aqui, Aquiles, Aquiva, Aquivos, ara, aras, arcar, arco, ardentes, ardera, ardor, Argiva, Arma-se, armam-se, arnês, arnesar, Arqueptolemo, arraiada, arraial, arranco-lhe, arrastes, arreia, arrojaste, artefatas, artífice, as, As, às, Às, ascende, aspecto, assentadas, assentar-se, assentaram, assento, assevera, assevero, assim, Assim, assistem, assolar, assombro, assustados, astros, ataca, ataque, Até, atentos, atesa, atrasado, Atridas, atro, atropela, audaz, augúrio, augusta, aura, áurea, áureas, áureo, auriga, Aurora, austero, autor, auxiliar, ave, Ávido, baixei, baixéis, baixel, balança, bastardo, batalha, batalhões, bebendo, Beija-lhe, beleza, bélica, bélicas, bem, Bem-crinitos, berra, blasonáveis, bois, bom, boquejavam, borbotam, Bordado, bordo, bracinívea, braço, braços, Bramando, bramasse, Bramindo, bravo, Bravo, brenhas, bridas, brilho, brilhou, brios, briosos, broquel, brota, bruto, busca, buscam-no, Cá, cada, Cada, <text:soft-page-break/>cadáver, cadáveres, cadeia, cães, cai, Cai, Caia, cair, Cala, Cala-te, caminha, caminho, campeões, campo, Candente, cão, caras, carnagem, carnes, Caro, carpidas, carreira, carro, carros, cãs, casa, casas, Castianira, Cauto, cavalos, Cebrion, Ceda-se, cega, ceia, Celícolas, celso, Cem, centro, cerco, cerebelo, cerra, certo, Certo, cerviz, céu, céus, chagas, chama, chamar-me, chamas, chame-te, chão, chefe, Chega-se, chegou-se, cheias, cheiro, chorosa, chovem, chusma, cidade, cima, cimo, cinqüenta, claro, clavícula, Cobiçando, cobre, coche, cocheiro, coches, com, Com, comados, comantes, combater, combates, comendo, cometa, Comete, como, Como, comprai, compram, comprazer-se, comprimindo, comprovarão, concederá, concha, concorram, condescendo, condoído, confessamos, confia, confins, conflito, conheça, consentem, consigo, consintas, consorte, consterna, construíram, Contemplando, contenda, contendamos, Contente, Contigo, Contíguas, conto, contra, Contra, contrariá-lo, contrariar, contrário, contudo, conturbando, cópia, coração, corcéis, corda, cornígeros, cornípedes, Corpos, corre, corredores, corta, corte, cosido, coxas, crateras, crêem, Cresce, crina, crinitos, Criou-te, crócea, Crômio, cru, Cru, Cruzam-se, cúbitos, Cuida, Cuido, cuja, culto, cumioso, cumpra, cumpridos, cumulado, Cure-se, cúspide, custódio, da, Da, Dânaos, dano, Dardânidas, Dardanos, dardo, das, Das, de, De, debate, débeis, decida, deixa, Deixa, dela, deles, demora, denodado, densa, denso, dentro, depois, Depois, Depressa, derradeiro, derriba, derribadas, derrota, derrotastes, desastres, Descansa, descose, descuidar-se, Desde, desdobrar, desfavor, desfeche, desjungidos, Desjungidos, desonrá-lo, desprega, desprende, <text:soft-page-break/>Desprezam-te, Desse, desta, deste, Deste, destino, destoja, destruam, destruída, desvaira, desviando-a, Detor, detrás, deus, deusa, deusas, deuses, Deuses, devorar, dez, dia, Dial, dignos, Diomédeo, Diomedes, direi, disforme, dispamos, disparo, distante, divino, divinos, Divo, Diz, do, Do, dó, dobra, doce, Dóceis, dói, dois, dons, donzela, Dorido, dormideira, dorso, dos, Dos, duas, dúbio, duro, Duvidais, duzentos, e, E, é, ecoa, Egas, Egíaco, Egífero, Egro, éguas, eia, Eia, eis, Eis, elas, elástico, ele, Ele, eles, Eles, eleva, elmado, elmo, em, Em, embarcou, embarquem, embate, embatem-se, embeber-se, embora, embraçadeiras, empeço, empilham, emudece, encabresta, encalço, Enchem-te, encontra, encurralados, ênea, enerva-te, enevoa, enfiam, engrinaldadas, engula, Eniópeo, enorme, Enosigeu, enquanto, Enristar, enrolada, Entanto, Então, Enterra, entrada, entrando, entrar, entre, Entre, entrega-lhe, entreter, entrincheiram, entronado, envia, enviado, envolve, enxotar, Équio, Équites, equóreo, era, érea, ergueram, Erípedes, errada, erres, esbelta, escapar-nos, escapara, Escaparmos, escolha, escora, escudo, escuras, escutam-no, esforço, esgrime, esguarda, Ésima, esmigalhar, espáduas, espalha, espanta-os, espelta, esperam, espero, esperte, espessa, espeta, esplêndido, espólio, esposas, Esquece, Esqueceu-vos, Essa, Esses, esta, Esta, está, estampido, estás, este, Este, Estênelo, estes, Estígio, estirado, estonteados, estoura, estrago, estrear, estreitar-se, estrelada, estrelas, estremece, Estropear, estultos, éter, etérea, Etiônia, Eton, eu, Eurímedon, Eurípilo, Euristeu, evadir-se, Evemônio, excitemos, exímio, expede, Expirante, extremos, Fá-lo, face, fachos, fado, fados, falda, fama, famoso, farpadas, farro, Farro, fautores, Febo, Fechar, <text:soft-page-break/>fêmea, fenda-se, fera, feras, feros, feroz, férreas, fiado, fiel, filha, filho, filhos, fim, firam, flagelo, fogaréu, Foge, foge-lhe, fogos, fogosas, fogueiras, foi, foi-se, folga, fontes, for, fora, foram, forças, forcejai, formosas, forrados, fosso, Fraco, Fradmonide, frágil, fragor, fragrante, Francas, frecha, frechou-lhe, fremem, frente, freqüente, Frígios, frio, frisões, fronte, frota, fruto, fuga, fugindo, fui, fulgente, fulgura, Fulminadas, Fulminador, fulmíneos, fumo, Fumo, fundo, funesto, furentes, fúria, furor, furores, fuscos, gabou, galeato, galhardo, gamozinho, garços, Gárgaro, gêmeas, gemebundos, gemem, gemendo, gemente, gente, Gentil, Gerênio, gibão, ginetes, Gira, gládio, Glaucopide, glória, gloriosa, Gólfão, golpeado, gordas, Gordura, Gorgition, Górgona, gostando, grã, Grã, grado, Graios, Grajúgenas, grande, grata, Grécia, Gregos, gritou, Grutas, guapos, guardam, guedelhuda, Guerra, guerreiros, guia, há, há-de, Hamópaon, Hás, hasta, Hasta, hastas, hei-de, Hei-de, Heitor, Hélice, herói, heróis, hoje, Hoje, homens, Homens, Honra-o, honravam, honre, honre-me, Horas, horrendamente, Horrendo, horrível, horto, hostes, Hui, humor, ia, Iam-se, Iápeto, Ida, Ideu, Idomeneu, Ifítides, ignavo, iguais, igual, Ílio, imbele, imensa, imole, imortais, impede, impedisse, ímpetos, ímpia, impudência, impulsos, Incitas-me, inclina, inclinam, ínclito, íncolas, indignada, inerme, Infalível, infâmia, infausto, infesto, inflama, inimigo, iníquo, insana, insano, insigne, insolente, Insta, instruta, inteiras, inteiro, intolerável, intrepidez, invencível, ira, irada, Íris, irmão, irrita, Isento, Isto, já, Já, jacte-se, jacunda, javardo, joelhos, Joga, jorra, Jove, jovem, jovens, jugo, juncando, jungindo, Juno, Junta, Junto, juntos, lábios, ladradora, Laércio, lagrimosos, Lamentáveis, Lampo, lança, <text:soft-page-break/>lançadas, lance, larga, lassas, Lavrado, lavrara, leão, lei, leito, lembre, Lemnos, lenha, Lenhai, lestos, Lestos, letal, leve, lhe, lhes, libra, Libra, Lícios, Licofonte, Ligam, ligeira, linho, Logo, logram, longe, loriga, loros, Lua, lúcidas, luco, lugar, lumes, luz, luzida, mãe, mais, Mais, majestosa, males, malha, mama, mancebos, mandava, manhã, mansões, manto, mão, mãos, marcas, mares, Marido, Marte, mas, Mas, Mata, matutina, Mau, Mavorte, me, Mecisteu, medeia, medonho, melindrosos, membros, Menalipo, menino, menor, menos, Menos, mensagem, mento, Merion, mesmo, mestas, mesto, meu, meus, mil, mim, minaz, Minerva, minhas, miserandos, moça, Monta, mordeu-lhe, Moribundo, mortais, morte, mortes, morticínio, Morto, mostrarei, mostremos, mover, muito, muitos, mulher, mulheres, munheca, muralha, murmura, muros, n’alma, N’alva, N’ausência, na, Na, nada, não, Não, naus, navios, negrume, nelas, Neleio, nem, Nem, nervo, Nestor, Nestório, Netuno, ninguém, Nisto, nítido, no, No, nobre, noite, nono, nos, Nos, nós, nossa, nosso, nossos, noturnos, nubícogo, Nubícogo, nume, numes, nunca, núncia, núncios, nuvem, o, O, ó, Ó, obras, obriguemos, Oceano, oculta, ocultas, Ofelestes, oito, Oito, Olha, Olhitáurea, olhos, Olímpio, Olimpo, ombreia, ombros, onde, Onde, onipotente, onze, opressões, orbe, Orco, ordem, ordene, orgulho, Órmeno, orna, Orsíloco, os, Os, ou, Ou, ouro, ousada, Ousarás, outra, outrem, outro, outros, Ouvi, ouvido, ovantes, ovelhas, Ovelhas, Paciente, Padre, paga-lhe, Pagai-me, pai, Pai, pajem, Palas, palmas, Panonfeu, pão, para, Para, Pára, parasse, paredes, parelha, parira, parte, partidos, Pasmosos, passeia, passo, pasto, pastor, paterno, pátria, Patroclo, pavês, pé, pedra, peitoral, peitos, peleja, Pelides, pelo, Pelo, Penderá, pendurai-vos, <text:soft-page-break/>pensa, pensáveis, penso, peões, percebe-as, perda, Perde, pereçam, perigos, permite, Permite, pernoitam, perora, perseguem, perto, pés, pesa, pesada, pesar, peso, pino, pó, poço, Podargo, poder, Poliemônio, pólo, polpa, ponderas, popa, popas, por, Por, porém, portas, Portões, Pós, pospõe-me, posso, potentado, potente, pouco, Pouco, poupa, povos, praça, praia, prazer, precípites, Prega-se, prêmio, prender, preparemos, prepotente, presente, presepe, pressa, presta, prestes, Presto, preteri, Previsse, Priâmeo, Príamo, primeiro, Primor, Procelípede, prodigado, proezas, proferes, projetos, prole, Prometo-te, prontos, próprio, prostra, prostrava, prostro, prostrou, protege, prova, provará, próvido, próximo, púberes, Pugnaz, pujante, pulcro, pulo, pungido, punho, purpúreo, puxa, Puxar-vos-ei, qual, Qual, quando, Quão, que, Que, queimei, queixas, quem, Quem, queres, quero, quis, quisera, rábide, raio, raiva, rancor, rangem, rápida, rápido, real, receias, rechaçados, rechaçam, recostam, recuam, rédeas, Rege, régia, região, rei, reis, reja, remontam, remota, renovam, Renua, repele, repelimos, resista, resistem, resistir, resolvo, resplenda, Responde, ressoa, resta, retardes, retira-se, Reto, retrocedem, reverte, revira, revirar, rio, risco, rival, roda, rodelas, rondas, Rota, roubada, Roubado, sabei, sabujo, sacrificavam, sai, Saiba, saltarão, salve-se, Salvou, sangue, sanguenta, sangüento, sanguinário, sanha, sararão, satisfará, Satúrnia, Satúrnio, Saturno, se, Se, sê, Sede, seguiu-se, Seguro, seio, seixo, seja, selas, sem, Sempre, senhor, Senhor, sentes, sentinelas, Separa, ser, será, serem, Sereno, Seriam, serros, Seta, setas, seu, Seu, seus, Sevíssimo, sevo, si, sidérea, sidéreo, Sinalando, Sítio, só, sob, Sob, Sobe, sócio, sócios, socorrer, sol, Sol, soleira, <text:soft-page-break/>solho, sólio, solípedes, solitário, Solta, soltos, sombras, sonífera, sonípedes, sopro, sorrir, sorte, Sós, sou, Sou, Soverter, sua, suados, suave, suba, subir, súbito, sulfúrea, suma, sumas, sumo, supera, supero, Supremo, Surdo, Suspendei, Suspensa, sustiver, susto, taças, tal, tanto, Tanto, tantos, tão, tardou, Tártaro, taurinas, te, té, Tebeu, Telamon, Telamônio, tem, temam, tendas, tenho, tens, ternura, terra, testa, testos, Tétis, teu, Teu, Teucras, Teucro, Teucros, teus, ti, Tidides, tirantes, tiro, tiros, to, toa, toca, tocar, toda, todas, todos, tolhe, tomados, tonante, Tonante, Topa-as, tope, torno, Torpe, torpes, torvo, Trago, transpassam-na, transpões, Transpondo, transportam, Tratai, trazei, trazem, treme, tremiam, trepar, três, treva, trincheira, trípode, triste, Tristonha, Tritônia, Troas, Troe, Troiano, Troianos, Trojúgenas, trono, tropel, Trouxe, tu, tua, Tua, tuge, tumulto, ufano, ufanosos, Ulisses, um, Um, uma, Uma, umbroso, Unamo-nos, unânimes, ungüíssonos, unhas, único, uns, urbífrago, urdem, urra, Vai, valemos, validas, valor, valorosos, vão, Varado, varão, vararam, vasos, vê, vedado, velem, velhice, velho, vem, vence, venerando, ver, verás, verbera, Verei, vergonhoso, verno, vértice, vês, veste, Veste, véu, Vezeira, vezes, viandas, vibra, vibrasse, Vil, vindouros, vinho, Vinho, virou-se, vista, vitória, Vivam, vívidos, voa, Voa, vociferou, volta, voltar, voltará, voltaríeis, vontade, vorticoso, vos, vós, vosso, Vou, vozeia, vozes, Vulcâneo, Xanto, zerbo, zombar, Zune, </text:p>
      <text:p text:style-name="P24"/>
      <text:p text:style-name="P25"><text:span text:style-name="T1">Canto 9</text:span> </text:p>
      <text:p text:style-name="P26"/>
      <text:p text:style-name="P26">a, A, à, À, abala, Abalo, abanca, abandonas, abomino, <text:soft-page-break/>abordo, aborreces, abrandar, Abre, abriu, abundam, abundância, acabo, Acaica, acalma-os, acalmar, acampam, aceita, aceitam, acena, acesas, acode, acolhe, acomoda, aconselha, acorçoes, acre, acrescentará, acrescentarei, adormecia, adorno, afamada, afamam, Afareu, afastar, afeiçoe, aflita, afronta, afrontar-te, Agamêmnon, agora, agradara, agravar, agrave, agraves, Agro, agros, aguarda, Águas, Ah, Ai, airosa, airosas, Ajax, ajunto-lhes, alardeia, Alastram, albor, alça, alcanças, Alcion, alcova, alegrará, além, alento, alerta, alfaias, alga, algum, algumas, alguns, aliados, alma, alojas, Alteia, alterosos, altifrecheiro, Altitonante, aluno, alva, alvergue, alvorada, alvos, Ama, amaciá-lo, amado, âmago, amainasses, amam, amanhã, amas, amava, ambos, ameaça, amena, amestrasse, Amicíssimos, amigas, amigo, amigos, Amintor, amolguem, amontoa, amor, amplos, ancião, anciãos, Anda, ante, Ante, Anteia, antes, Antes, antigo, anuiu, anunciar, ao, Ao, aos, Aos, Apegam-se, apelidaram, apenas, apetite, aplaquem, aplausos, aplustres, apodas, apraza, apresaste, apresou, apressuram, aprestam, aprontes, aquela, aquele, aqueles, Aqueu, Aqueus, aqui, Aqui, Aquiles, aquinhou, Aquivos, arautos, arco, ardendo, ardente, árdua, areias, arenosa, argêntea, argentípede, Argiva, Argólida, Argos, argüiste, armada, armas, armento, arqueia, Arquejando, arraiais, arraial, Arrancou-ma, arrasta, arrebataste-lhe, arremessavas, Arrependida, arrojou-se, arrostou, artefata, arteiro, árvores, as, As, às, Às, Ascálafo, asco, aspereza, Aspire, assado, Assembléia, assenta, assim, Assim, assolada, astutíssimo, ataque, Ate, até, atender, atiça, atingirmos, atira, atônitos, atrás, Atrida, Atridas, atroz, audaz, augusto, áureas, auritrônia, aurora, Aurora, auspicantes, Automedon, <text:soft-page-break/>auxílio, Ave, aventa, aviltre, aviso, azoinem, Baco, baixéis, Bane, banquetes, bárbaro, basta, bastamos, Batalhões, batentes, Batiam-se, beira-mar, bela, belas, belaz, beldades, beleza, belicoso, bem, Bem, benquisto, Bífidos, bílis, blasono, boca, bois, bom, bordo, Bóreas, borrasca, braço, bradou-te, brasido, Brilhantes, brilhe, brinde, brindes, brio, Briseida, bronze, Bronze, brota, Busque, cá, cabe, Cabe-te, cabeça, cabeceia, cabos, cabra, caçadores, cada, Cada, cães, calam, Caldeirões, cálido, Calidona, cama, camarada, caminho, campeões, campo, cangirões, canistréis, cantava, canto, caprichoso, cara, Cardâmile, Caríssimos, carnes, carregado, carros, cãs, casa, casas, caso, casta, castigo, cativa, Cativa, causa, Ceda, cedo, cega, ceia, Ceias, Célebres, celeste, celsas, cem, cerco, Ceres, cerra, cerrados, cesse, cetro, céu, Céu, Céus, cevado, Chagado, chama, chamou, chefe, Chegam-se, Chegando, Cheio, choque, chora, chorando, choro, Chusmas, cibato, cidade, cidades, Cinqüenta, cinza, Ciros, claras, claustro, Cleópatra, cobarde, cobertura, cobiças, cobiçoso, cogitas, cólera, colhas, colmilhos, colo, colunas, com, Com, comados, combatas, combatia, comborça, combustas, começo, comer, comigo, comisere, como, Como, comova, comove, companheiro, companheiros, compro, Conceba, concedeu-te, concentrou-se, concordar, confesso, confins, conflito, confundindo, congraçados, congresso, conhecê-la, conosco, conselho, conselhos, consigo, consócio, consorte, constante, Consterna-os, consternados, consultaremos, consulto, consumado, conta, Conta, contamine, contente, conteste, Contigo, continha, contínuo, conto, Contra, contrastar, contrista, convidados, convides, convivas, Convocar, cópia, copo, copos, coração, coragem, coroadas, <text:soft-page-break/>corra, corre, Corro, corte, Coxas, cozinha, cratera, Creôncio, criei, crina, Crisotêmis, cruéis, cujo, culpado, cumpramos, Cumpre, cumule, cumules, cúpreo, Curam, Curetes, Curti, Curva-te, curvam, custo, d’água, d’Etion, da, Da, dá, dada, dádivas, dado, Dânaos, darei, das, Das, de, De, debelo, decide, Décima, Declaro-te, décuplo, dedirrósea, Dêem-te, defender, defraudado…, degolam, déia, deiforme, Deipiro, Deitam, deitou-se, deixei, deleite-se, deles, delibere, delírio, demais, Demolir, demônio, demoras, dentes, dentre, dentro, depois, Depois, depôs, deprequemos, dês, desamparas, descanse, descanso, descoco, desconto, Descubro, desdenha, deseja, desejas, desempenhar, desfecho, desmente, despedaçar, despede, despedir-te, despediu, despeito, despiciendos, despiedosa, desprezo, Destas, deste, destinas, destinou, destras, destruí-la, Desunir-me, deu-te, deus, deusa, deuses, devastá-la, devastei, dever, dez, dia, Dial, Diana, dias, dileto, Diomeda, Diomedes, disco, discorres, discreto, discurso, discussões, Disputam-lhe, dissaboreia, Dite, dividirmos, divinais, divino, divo, Diz, dizes, do, Do, dobra, dobrar, dobro, doce, dois, Dólopes, doma, Doma-te, domina, dono, dons, Dons, donzela, doou-me, Dor, dorida, Dorme, Dormindo, Dorso, dos, Dos, dotar, dote, dotes, doze, dúbio, Duplicôncova, duplo, dureza, durma, duro, duzentos, e, E, é, É, Eácida, efetue, Egípcia, egrégio, Ei-lo, eia, eis, ela, ele, Ele, elegeu, elegi, eleitos, eles, elevar, em, Em, embora, empenho, empunham, encaminha, encarar-me, encargo, encarniçados, encarrego, encerro, enceta, encomendo, encontram, enérgico, Eneu, enfreia, Enganou-me, Enides, Enieu, Enope, Enosigeu, enquanto, Enquanto, Enredou-me, enrosca, enrugadas, então, Então, <text:soft-page-break/>entesoura, entranhas, entrar, entre, entusiasmo, enumerá-los, enverdecer-me, envia, Epéia, eqüestre, eqüevos, équite, equivale, era, Era, eram, Erebo, Ergue-se, Erínis, errando, Errei, És, escalada, escanos, escarcéu, escarpada, escolha, Escolha, escrava, escravas, escravo, escudes, escusável, escuso, Escuta-me, escutaram, esforço, esforços, espera, esperas, espero-as, esperta, espeta, espetos, esplêndidos, espólio, espólios, esposa, esposo, esposteja, esqueceste, esquipaste, essa, esse, esta, está, Estados, este, Este, estenda, estende, Estênelo, Estes, esteve, estimas, estraga, estranho, estrelas, estrépito, estribado, estronda, estrondo, estupefato, esvaziam, eterna, Eterno, Etólios, eu, Eu, Eumênides, Euríbates, Evemina, exalta-lhe, excelsa, excita, excogitemos, exemplo, exército, Exército, exício, exímio, exora, Exoram, exoráveis, exorável, expediu, expor, exporta, extinguir-lhe, extirpar, extremo, Exulto, façanhas, face, faces, fade, fadigas, Fado, faia, Fala, falantes, Falastes, falaz, falecem, falhou, Faltou-me, fama, família, Fartos, fatal, favor, faz, Fazem-se, Febe, Febo, fecundas, fecundo, Fênix, fera, Feres, ferindo, fero, feros, Ferro, ferrolhava, férteis, fértil, festins, fez, fi-lo, fica-lhe, ficam, ficamos, ficar, fido, filha, Filha, filhas, filho, Filho, filhos, fim, Fina, finde, fio, fique, fira, firma, fizeres, Fizesse, flama, flamejam, flava, flor, flores, flutissonantes, foge, Foge, fogo, fogoso, fogueiras, foi, Foi, fora, Fora, Forbas, força, forçá-lo, forçado, Forço, fortalezas, forte, fortíssimos, fosse, fosso, franco, fraqueza, freio, freme, frio, frisões, frota, frouxo, Fruto, Ftia, Ftiótide, fugindo, fugir, Fui, fujamos, fumo, fundo, Fundo, furente, fúria, furor, futuros, gado, ganhado, garfo, geme, gemente, generoso, genro, gentes, Gerênio, Gérmen, glória, Glória, gloriam, glorioso, golpes, <text:soft-page-break/>gorda, gosto, gostosas, gota, Gota, governo, grã, Graios, grande, grata, gratíssimos, grave, Grécia, gregas, Grego, Gregos, gritos, guapas, guarda, guardas, guerra, guerreiros, guie, há, Há, Haja, hão, hastatos, haver, haverás, hecatombes, Hecatômpila, hei, Hei, Heitor, Hélade, Helena, Helesponto, herdeiro, herói, heróis, Hira, hirsuta, Hódio, hoje, Hoje, holocaustos, Homem, homens, honorem, honra, honras, Honras, honrem, hora, horrenda, horrendo, hórridos, horror, hostil, houvesse, humano, humanos, iam, Idas, ide, Ide, idoso, Ifianassa, Ífis, ignavo, ígnea, ignóbil, igual, iguala, iguarias, Ílio, iludir, iluminados, imbele, imensos, imo, imola, imole, imortais, ímpeto, implorar, implumes, importa, impreca, imprecava, imprime, impudente, impugne, incansável, incêndio, incha, Incha, incontrastável, incumbe, inda, Inda, indignem, infante, infausta, inferiores, inferno, infesto, infindos, influa, inglório, ingratos, íngrime, inimigos, insigne, insolente, insones, inspirasse, inspire, instou-me, instruta, insulto, interroga, intestina, íntimos, intrepidez, intumesce, inunda, invade, invicta, invoca, ir, ira, Irá, irado, iras, irem, irmão, irmãos, irmãs, isto, Isto, Ítaco, já, Já, Jalmeno, javardo, jeiras, joelhos, jogo, Jove, jovem, jovens, Juno, juntamento, junto, Junto, Júpiter, jura, juro, jus, lá, Lá, Laércio, Laértides, lagrimando, lágrimas, lançando, lance, Lânguida, Laódice, lar, lareiras, lares, largavam, largo, larguezas, lavada, lavor, lavras, Lavras, legados, Legados, leito, Lembrem-te, lento, Lesbos, Levar, leve, leves, lha, lhe, Lhe, lhes, lho, libações, Libam, Licomedes, lindos, linfa, línguas, lira, livrar, livrares, lombos, longa, longe, Longevo, longínquos, loqüela, Louco, luto, luz, luzir, madre, mãe, mães, magnânimo, magníficos, magno, mágoa, maior, <text:soft-page-break/>maioral, mais, mal, Mal, Maldição, males, manda, mando, mandou, manhã, manjares, mão, mãos, mar, marcial, márcio, mares, marmóreo, Marpissa, Marte, mas, Mas, matança, matar, mavórcios, máximo, me, Me, medo, medonha, medra, meiada, Meiado, meio, Meleagro, melhor, Menécio, menor, menos, mensagem, Merion, mesa, mescles, mesma, mesmas, mesmo, Mesmo, mesmos, mesto, metade, Metade, metal, meu, Meu, meus, Meus, mil, milagres, mim, mimo, mimoso, Minerva, míngua, minha, ministra, Mirmidões, Mírmidões, missão, moças, moços, mole, monarquia, Monta-lhe, monte, mórbida, morte, morto, movam, Move, mudo, muitas, Muitas, muito, Muito, Muitos, mulher, mulheres, murcha, muro, muros, n’alma, na, Na, nada, nado, não, Não, nas, naus, naveguem, Naveguemos, necessário, negligência, negou-te, negra, negrejando, Negro, Nele, nem, Nem, nenhum, Nenhum, Nessas, nesta, neste, Nestor, Nestório, Netuno, ninfa, ninho, Nisto, no, No, nobilíssimo, nobre, noite, Noites, nome, nomeio, nos, Nos, nós, nossa, nossas, nosso, nossos, Nossos, Numa, nume, numes, nunca, nutria, o, O, ó, obedeceu, obrar, obriga, obséquios, observa, obstam, obstinado, obtemos, ócio, ocorre, oculto, odeiam, odeio, ódio, ofendeu-me, Ofendido, ofensor, ofertamos, ofertasse, oferto, Oh, olho, olhos, olvida, olvido, Onde, onze, opaca, opimas, opinarei, oponho-me, opulentas, ora, Ora, orbe, Orco, Orcómeno, ordená-lo, Orestes, orgulho, orgulhoso, Ormenida, os, Os, ótimo, ou, Ou, ouro, ousa, ousado, outro, Outro, outros, Ouve, Ouvem-no, ouviu-lhe, ovelha, ovelhas, ovelhumes, paciente, padecimentos, padre, paga, pague, paguem, pai, palácio, Palas, paliçadas, pão, para, Para, parede, parelho, Parentes, páreo, parricídio, parta, partida, partindo, <text:soft-page-break/>pascigosa, passar, passos, paternos, pátio, pátria, pátrias, pátrios, Patroclo, pavilhão, pé, pecorosa, Pédaso, pede, pedestre, pedira, peito, pela, Pela, pelam, Pelas, pele, Peleio, pelejar, Peleje, peles, Peleu, pelice, Pelides, pelos, penas, penha, Perante, percebam, percebe, perdê-lo, perdido, perecer, Pérfido, perfiles, perigos, perito, pernoita, Pernoite, persiste, persisto, pertinácia, perto, Pesquisando, pessoa, peste, picava, Pilos, pinta, pior, pira, piscoso, Pito, plano, plantas, Plutão, pode, podemos, poder, poderes, Põe, pois, Pois, polido, polpa, pondero, ponto, popa, populosa, por, Por, porcos, Porém, porque, Porque, porta, portas, pórtico, pós, possessões, Posta, posto, potente, Pouca, poucos, pouse, povo, povos, praça, Praças, pragas, praias, pratos, precedia, Preces, precioso, precipício, Precisamos, prédio, prédios, prefira, prélios, prêmio, prêmios, prendadas, prepotente, presa, Presas, prescreveu-lhe, presença, presentes, preservar-me, presta, pretendo, pretos, previste, previsto, prezo, Priâmeas, Priâmeo, primeiro, primícias, Príncipe, príncipes, Príncipes, priscos, privado, privou, probo, próceres, procura, profligo, Profundo, progênie, prole, prometa, promete, propício, próprio, Prosérpina, prostra, prostrado, prostrará, protege, proteger, Protervo, Provarás, provectos, providos, prudência, prudente, Prudentes, público, puderas, pulcra, pulcros, pulo, puna, punha, Puras, puro, purpúreo, qual, Qual, quando, quanto, Quanto, quantos, quarto, que, Que, quebranta, queira, quem, quer, Quer, querer, querias, querida, querido, quero, Quero-te, Quinhão, Quis, quis…, quiserem, raie, Raiva, raízes, raros, Rasa, razão, razões, real, rebenta, rebuço, recebe, Recebem-nos, rechace, recobra, Reconquistar, recordar, <text:soft-page-break/>recostar, recrear-se, recusas, recusem, refeitos, refinou, regala, rege, régio, Regrando, regresso, rei, reina, reis, rejeite, remédio, remeiros, Remexe, remite, remoçar-me, remova, Rendem-se, renui, repartia, repasto, repelir, Repete-lhe, repugno, repulsa, resistência, resolvas, respeita, responde, respondeu-lhe, resposta, ressalvar, reténs, reter-me, reteve, retirem, reto, retomou-me, reúne, reverente, revestes, revolve, Riquezas, risco, Risonha, rixas, robustas, roda, rogar, Rogava, rojo, Rola, romper, roncar, Ronda-se, rosadas, roubado, rúbido, Ruge, rui, ruiva, sábio, Sábio, sábios, sacerdotes, saciasse, sacode, sacrifício, sacro, saginados, sagrada, saí, saindo, sal, salutar, salva, Salva, salve, salvou, salvou-se, sangue, sanguinários, sanguinosa, sanha, sanhudo, São, sapiente, satisfeitos, Satúrnio, Saturno, saudosa, sáxea, se, Se, sê, segredo, segura, seio, Seja, sejas, sem, Sem, sem-par, Semelhantes, sempre, senho, sensíveis, sentado, sentinelas, sentirás, sepulcro, Ser, será, serás, Serás, Seremos, sério, serva, servas, servos, Servos, sestra, sete, Sete, seu, seus, sevo, si, siga, Silêncio, Sim, sinal, sinto, só, Só, sobejam, sobejo, Soberano, soberbo, sobre, Sobre, sobre-humano, sócios, socorrer, sofrimentos, som, sombra, sopeia, sorteio, sós, Sós, sou, soube, sua, Subindo, sublime, suculentos, sulcando, sumo, suplicam, suplicando, suplicar-te, suplicaras, súplice, supremo, surge, sus, Sus, suspira, suspirava, sustentem-se, suster, susto, taça, taças, Tácito, tais, tal, Tal, talentos, tamanha, também, tanto, Tanto, tapete, tarde, tardio, te, Te, Té, Tebas, teimem, teimoso, tela, Telamônio, têm, Têm, tempera-os, temperam, templo, tempo, tenaz, tenda, tens, tentar, ter, terá, Terás, terceira, Terei, termo, terra, terrível, tesouros, testa, testemunha, <text:soft-page-break/>teto, teu, Teucras, Teucros, teus, Teus, teve, ti, Tidides, tinha, tinta, tirei, Toca-te, tocou, toda, Todas, todo, todos, Toma, toquei, torna, torno, torres, Tracem, Trácia, trama, transe, Trasimedes, trato, Tratou-me, travessa, tremenda, Tremo, três, trevas, tributos, trincha, trincheira, trípodes, Trípodes, triste, tristonho, Tróia, Troianas, tropas, trouxe, trouxeram, troveja, tu, Tu, tua, tudo, tumulto, turbes, turno, turvo, ubérrima, Ulisses, ultraja, um, Um, uma, une, Ungüíssonos, único, urge, urnas, uvífera, vá, vagabundo, Vai, valente, valentes, valesse, valor, vamos, vanguarda, vão, vão-se, varão, varões, várzeas, vasos, vastas, vasto, Vazando, veda, veigas, vela, velhice, velho, Velho, velhos, vem, vença, vencedores, veneramos, venerando, Vênus, ver, Verás, verdejante, vereis, veremos, vertem, vesgas, veste, vestíbulo, vestido, vexa, vez, via, vibrante, vicejantes, vida, vigia, Vim, vindes, vinguem, vinhas, vinho, vinhos, vinte, vira, Virá, virgens, virtude, vista, vivem, vizinhanças, voga, Vogar, voguem, voltasse, volte, voltem, vossas, voto, votos, vou, vulto, Zéfiro, </text:p>
      <text:p text:style-name="P26"/>
      <text:p text:style-name="P5">Canto 10</text:p>
      <text:p text:style-name="P27"/>
      <text:p text:style-name="P27">a, A, à, À, abre, abrocha, acabará, acabava, acabou, acampam, acampamento, acaso, Acaso, Aceita-os, Acena, acerco, acesos, Acha, acharemos, açodados, acode, ações, acolha, acompanha, acompanhes, acorda, acordar, acossam, acrescem, adaga, adarga, admirável, admoesta, adora, adorno, adverte, advertem-se, aêneo, afanas, afável, Aferram-no, afianço, afouto, afugentem, agachados, Agamêmnon, Agamemnônia, agarremos, agastes, ágil, agora, agrava, aguaceiro, ainda, ais, Ajax, Ajuda-me, ajunta, <text:soft-page-break/>albor, alça, Alcançará, alegres, alegria, alento, alerta, alertas, Alerte, alguém, Alguém, algum, ali, alígeras, alma, almoçam, alqueive, Altitonante, altiva, alto, aluno, amados, amarga, amargo, amarrai-me, ambos, ameaça, amigo, Amigo, amigos, Amintor, amiúde, amplidúplice, ancião, ancípite, andando, Aneja, Anela, Anfidamas, ânimo, animoso, anos, ânsia, antecipou-se, Antólico, ao, Ao, aos, Aos, apanhe, apeia-se, apenas, apertam, aperto, Apetecias, apontam, após, apostos, apressados, apropínqües, aptadas, apto, apunha, aqueles, Aqueus, aqui, Aqui, Aquiles, Aquivo, arauto, Arci-recurvos, arco, ardentes, ardida, ardor, árduas, argenti-archeiro, Argiva, argüi-lo, armada, armas, Armas-te, armava, arnês, arnesa, arneses, arraial, arranca, arrancam, arredava, arrimado, arrisque, arrogantes, arrombando, arte, artifício, Arvora, as, às, Às, Asopo, assalto, assento, assídua, assim, Assim, assinalou-nos, assiste, assobiando, assombra, astuto, ata, Ata, atados, atalaias, até, atende, atenta, atentos, aterrados, atrás, atreva, Atrida, atroz, audaz, Audazes, augusto, Auras, áureas, Áureo, auxiliares, avezados, aviso, avocá-lo, azul, baça, baixéis, bane, banham, banquete, batalhas, bate, belaz, belos, bem, Bem, benévola, berço, biga, bizarros, blasone, boca, boi, bois, boldrié, bordo, bote, braço, bradou, branco, brancos, brando, Bravo, bravos, brenha, brilharás, brilho, brioso, bronze, Bronze, burburinho, Buscas, cabeça, cabeceira, cabelos, cabo, cabos, cada, cadáveres, cadmeios, caem, cai, Caí, calça, calcanhar, caminha, caminhas, caminho, Caminhos, campeões, campina, campo, canas, candor, cansadas, capacete, capitão, Cares, cargo, carnagem, caro, carpe, carro, casas, casco, caso, Caucomes, cauto, cavaleiros, cavalgar, cavalo, <text:soft-page-break/>cavalos, Cede, cego, Celeste, censuro, centro, cerco, Certo, Certos, cerviz, cervizes, cessará, Cessas, cesse, cetro, Céus, Chama, chamar-vos, chamas, charrua, chefes, chegaram, cheio, chicote, chora, chusma, cientes, cimeira, cinco, cinge, cisca-se, Citério, clama, Clâmide, claras, claro, cobriu, coche, cogita, Coldre, cólera, colina, com, Com, comanda, comandar, combatendo, combato, combinam, combinar, comiam, como, Como, compadeces, companheiro, completo, comuns, concebe, concerta, conduzindo, confortam, congregados, conosco, conselheiro, conselho, considera, Considerando, consócios, consorte, constante, consulta, consultivo, Conta, contentes, contes, contigo, Contigo, conto, contrária, contudo, convoca, convocados, convocar, convoques, Convulsos, coorte, coração, corça, corcéis, Corcéis, cordeirinho, cornos, corpo, corre, corredores, cortava, couro, coxas, crassa, cratera, crebro, Creio, crinipulcros, crista, crua, cruel, cruento, cruíssimas, cruor, cúbito, cuidados, Cuja, cutelo, da, Da, dá, Dânaos, dano, danoso, Dão, daquela, dar-me, dará, dardo, das, Das, dás, de, De, debatam, debatiam, debelar, defenda, defensão, deidade, Deitam-se, deixa, deixa-os, deixai-me, deixara, dele, deliberam, deliberar, demais, demos, denodo, densa, denso, dentes, dentro, depõe, depois, Depois, deprecando, deprecar, desastre, descamba, Descansa, desce, descobre, descuido, Desde, desejas, desencontro, desfaleço, desfilada, Desgraçado, Desmontam-se, despaches, despede, despertar, Despertemos, despir, Despir, despojo, Desprega, desprendendo, desta, Destarte, destra, destras, destro, destroço, desvairados, desvairo, Desviam-se, deu, deus, deusa, Deve, devera, dia, difícil, digno, diligente, Diomedes, <text:soft-page-break/>discursa, dispostos, Disse, distam, divina, divino, divo, do, Do, doam, doaria, dobra, dobrem, dois, Dois, Dólon, doma, Donde, Dor, dorme, Dorme, dormem, Dormem, dormia, dormir, dorso, dos, Dos, dourados, doze, duas, Dúbio, e, E, é, É, Eácio, Egífero, Ei-lo, Eiônides, Eis, ele, Ele, eles, Eles, eleva, Eliona, elmo, em, Em, embora, Embora, embraça, embranqueça, Empreenderá, empresa, empresas, emudeceram, encacha, Encalçam-no, Encomendando-se, encontra, encontradiço, encruza, encubras, encubro, êneo, enfeixa, enfim, enfronha-se, Enquanto, ensangüentadas, então, Então, entornam, Entrado, entranhas, entrar, entre, Entre, entrega, entregue, enverga, envia, envolto, enxerguem, Eqüestres, eram, Ergue-se, eri-esplendente, eriagudo, eriarnesados, és, És, Escândia, escapula, escárnio, escolha, escolhe, escorrem, escudo, escura, escuridade, escuro, esflore, esforço, esgalha, esgueire, esmorecido, espaço, espada, espantem, espera, espertá-lo, espessa, espesso, espia, espias, esplêndido, espólio, esposo, espreita, espreitar, esquecido, essa, Esses, estão, Estão, estas, estava, este, Este, estes, estirado, estirpe, estoqueia, estrada, estranhes, Estreitadas, estrelas, estremecem, estrépito, eterna, Eu, Eumedes, evadir-te, evita, examina, Exceto, excita, Executou, exemplo, exército, exímio, Exortam-se, exorto, expeça, expira, explorá-la, Explorador, Explorar, explore, exponho, expurgam, extenso, extrema, extremadas, extremo, façanhas, facha, Fácil, fadiga, fadigas, fadou, fala, Fala, falar, falava, falecem, falhe, falo, Falou, falsa, falte, fama, fato, fauces, fautora, favor, feia, feito, felpa, feltro, Fere, ferro, fez, fica, Ficar, fico, Fico, filas, Filha, filho, filhos, Filides, fim, Fimbra, Findas, finos, finque-se, firmeza, Fitos, Fixas, fogos, foi, Foi, <text:soft-page-break/>folga, Folhuda, fora, fores, forra, forro, forte, fossem, fosso, fouveira, fragor, franco, freios, fresco, Frígios, frisões, Frisões, fronte, frota, fuga, fugir-me, fugitivo, fuinha, fúlgidas, fulva, fulvo, fundo, funesta, Furioso, furtado, fustiga, gabes, galero, galhardos, Garça, garganta, geme, gentes, gentis, Gerena, Gerênio, gerou, ginetes, Glaucopide, glória, gorro, grã, Graças, grado, grandes, grandíssimos, Granizo, Grasnar, grato, Gravíssimos, Grécia, Grega, Grego, Gregos, grita, Grita, gritar, grosso, guarda, guardá-la, guardas, guarnece, guerra, guerreiro, guerreiros, guia, guinchar, gume, há, Há, hás, hasta, hasteia, havendo-lhe, hei, hei-de, Heitor, herói, Hesita, Hipocoonte, hoje, Hoje, homem, homens, honra, honrado, honroso, hórridas, hospedagem, houvestes, iam, Idomeneu, idoso, igualmente, Ileso, Ílio, Ilo, iluda, imagem, imberbes, imenso, imitando, imola, imolarei, Impedindo, impele, impugnar, impulso, incansável, incauto, incerta, incite, ínclito, ínclitos, Incólume, incomparável, incúria, inda, indague, Indomável, infausta, infeliz, inferior, infesto, infinda, inflamado, influi, informado, informes, inimigo, insigne, insista, instiga, intacta, Inteira, intentam, intentas, Interroga, intervalo, íntimo, invisa, invitemos, Invocamos, ir, Ir, irmão, Irmão, irmãs, Ítaco, já, Já, javali, jeito, joelhos, Jove, jubilosos, jugo, julgo, julgues, Juno, Juntam-se, junto, Junto, juntos, Júpiter, jura, Jura, jus, laço, lado, ladros, Laércio, laivos, Lampeja, lança, Lança, lanças, lance, lanceiro, Larga, largo, largou, lassos, lavor, lavrado, lavras, leão, lebre, ledo, Ledo, Legado, leito, Lelagas, lento, leões, Leonina, lestos, levai-me, levava, leve, Leve, lhe, Lhe, lhes, libavam, Lícios, lidar, Liga, Livres, lobo, lobrigá-lo, Logo, logras, Longânimo, longe, Longe, longo, lorigados, loros, louro, louva, lume, lustrosa, <text:soft-page-break/>luzentes, luzir, má, mãe, magnânimo, maioral, mais, Mais, Mal, mama, mana, manchado, mandado, Mandar, mandaram, mando, mão, mãos, mar, márcio, Marte, mas, Mas, matança, mato, matou-lhes, matreiro, me, Me, meditar, medo, medroso, Meges, Melhor, melhores, melífico, membros, Menelau, menos, mente, mento, Meônios, Merion, Mesclam, mesmas, mesmo, mete, meu, meus, mim, mimosos, Minaz, Minerva, mísero, Mísios, mister, Mistos, moço, moços, mole, moleza, Molo, molossos, monta, monte, montes, mor, Mormente, morreu, mortais, Mortal, mortandade, morte, morto, mortos, move, mudado, mui, muito, muitos, mulas, mulheres, multidão, N’aba, N’água, na, Na, nada, Nada, não, Não, nas, nau, naus, necessidade, negras, negro, Nela, Neleio, Nelides, nem, Nem, nenhum, Nenhum, Neste, Nestor, Nestório, neve, nímia, nímio, nítidas, no, No, Nobre, noite, nome, nomeia, nos, nós, nossa, nossas, nossos, noturno, Noturno, novas, novos, Nubícogo, num, Num, nume, numes, nunca, o, O, ó, Ó, obrasse, obter, ócio, ocioso, oculto, Oferta-os, Oh, Oileu, óleo, olhando, olhicerúlea, olhos, Olimpo, ombreia, ombros, onde, Onde, opaca, oprime, ora, ordenas, orgulho, Ormênio, os, Os, ou, Ou, ouro, ousa, ousadia, outro, Outro, outros, ouvi, ouviam, ovelha, ovelhum, Paciente, padre, pai, pais, Palas, pálida, pálpebras, palpitantes, para, Para, pára, Pára, pardo, parece-lhe, parelha, parente, parte, partem, Participemos, pasmo, passa, Passe, pastores, paz, pé, pega, peito, peitos, pela, Pela, Pelasgos, pele, Pele, peleja, pelo, Pelo, pelos, Pelos, Pende, Penetrando, penetrar, penhor, Peones, percorreis, pérfido, perguntar, perigo, permanecer, pernas, perscrutar, perseguem, perto, pés, pesa, pesadelo, peso, Pílio, Pilo, pique, pisar, pista, plena, <text:soft-page-break/>poder, poeira, Pois, polidíssimas, ponto, pontudo, popa, por, Por, porém, Porém, porque, Porque, portas, pôs, possam, Posso, posto, pouco, Pouco, pousa, pousam, povo, praias, prata, prazer, precauções, Precisamos, predadora, predileto, prefere, prefiras, prélio, preme, prêmio, presente, presepe, Preserva-me, preso, pressurosa, Prestam-se, Preta, pretende, preterir, primeira, primeiro, primo, príncipes, procura, Prometeu-me, Prometo, pronto, próprio, próprios, protetora, providente, próximo, Próximo, Prudente, pugnaz, pular, pulcrícoma, punícea, puro, purpúreo, Quais, qual, Qual, quando, Quando, quanto, Quantos, quartel, que, Que, quedo, queixando-se, queixos, quem, Quem, querem, Querem-no, querendo, Radeiam, raio, raivosos, rangido, rapidez, Rápido, realeza, rebaixes, rebanho, Recebe, recebendo-os, receio, Receio, recém, recem-vindos, recente, recolher-se, reconhece-os, recortados, redil, redimir, redondo, reforço, regedor, régio, regressa, regresse, rei, reis, Reis, relevos, reluta, remires, renda, rendes, renitente, Replica, repousam, repouso, repreende, Requer, Reso, respeito, ressonarem, Ressonavam, Resta, reste, restrugem, retém, Reveste, ribas, rico, rígidos, rijo, Rijo, riqueza, risco, robusta, roda, rodam, rodela, rodou-lhe, ronda, roubados, Roxa, ruído, ruminando, rumor, sábio, sabujos, Sacam-lhe, sacode, sacra, sacrifício, sacrifícios, sacro, sai, Sai, sair, salgada, salta, salteia, Salvarem-se, sandálias, sangue, sangueira, sangüento, sanguíneos, são, Satúrnio, saúdam, se, Se, sê, segue, segue-os, seguir, selva, selvagem, sem, Sem, sempre, senhor, Sente, sentem, sentinelas, sentiu, Sentou, ser, Ser, sermos, servos, seu, seus, Seus, si, sigo, silêncio, silentes, sim, Simples, sincero, sítio, só, Só, soa, Soa, <text:soft-page-break/>Sobre, sócio, sócios, sofreia, Sois, Sol, solípedes, solta, soltarmos, sombra, sombria, sonípides, sono, sordidez, Sorriu-se, sós, sou, Sou, souber, sozinho, sua, Suave, Submisso, subtraí-los, sucumbissem, sulcando, sulcos, suor, Súplice, supondo, Supremo, surgiu, Sus, suspende, suspira, tais, tal, Tal, talar, talhava, talvez, tamanho, tamargueira, Também, tanta, tantas, tão, Tão, tapete, taurino, te, Tebas, Telamônio, tem, temão, temendo, temor, tencionam, tenda, tendões, tenho, Tenho, Tens, tentas, ter, terá, terçado, terço, termo, terra, teu, Teucro, Teucros, ti, tíbias, Tideu, Tidides, tinas, tinha, tirar, Tire, tiro, tituba, toca, Tocados, toda, todos, tom, Toma, torna, tornando, torno, tornou-lhe, torpe, Traces, Trácio, transportará, Trasimedes, tratam, travesseiro, treme, tremer, três, treva, trezeno, trigo, trilha, triste, Tritônia, Tróia, Troianos, trombetas, tronca, tropa, tropel, trotar, Truculento, tu, Tu, tua, tudo, túmulo, Tumultua-se, turba, Turbado, ufanos, Ulisses, um, Um, uma, úmero, ungüíssonos, uns, Untam-se, urge, urrando, vá, vácuo, Vagueio, vai, valente, valho, valido, valor, valoroso, Vamos, vão-lhe, vário, vários, varões, vastador, Vê, Vejamos, velam, velas, veleiras, velho, vem, vence, Vens, verbera, verdade, vergonha, Verifiqueis, Vestem-se, vez, vezes, vi, vibra, vida, vieram, vigia, vigiado, vigias, vindos, vinham, vinho, vir, Vir, viram, Virás, vitória, viverão, Vivo, vizinham, voam, volta, voltemos, voltou-se, Volve, vontade, vos, Vou, voz, vozes, vulnerá-lo, zelo, </text:p>
      <text:p text:style-name="P27"/>
      <text:p text:style-name="P6">Canto 11</text:p>
      <text:p text:style-name="P28"/>
      <text:p text:style-name="P28">a, A, à, À, abaixo, abandona, abandonado, abate, abati, <text:soft-page-break/>aberra, abrigo, abrira, abundante, abutres, Acaia, acalma, Acamas, ação, aceita, acerba, acérrimo, acerta, Acham, aço, acodem, acolhendo, Acomete, acometem, acorçoando, acordo, acorre, acossa, acouta, açouta, açoute, Acre, Actor, Actórides, acudir-lhes, açula, açulava, acusam, Adarga-o, adargadas, adivinho, adverte, aênea, aêneo, Aerípede, afastai, afastam, afeiam, afirmam, afirmo, afivela, aflito, afluíam, afronta, afrouxa-lhe, Agamede, Agamêmnon, agasalho, Agástrofo, Agelau, Agenor, ágil, agora, agras, agride, agro, ah, Ah, Ai, Ajax, ajoelhado, ajudar-te, ajude-me, ajunta, ajuntara, Ala, alarido, alas, alastrado, alça, alcançareis, Além, alente, alentes, alento, Alésio, Alfeu, algum, alguma, ali, ali-dourada, aliados, Alinha, alma, almas, Almas, Almo, alojavam, alterna, Alto, altos, altriz, alumiava, aluno, Alvoroçado, alvos, amargo, Amargosa, ambos, ameaçadora, amigo, amigos, amizade, amo, amoesta-o, amolando, amolga, Amplo-dominador, ancião, Ancião, ancorou-os, anela, angustiado, animados, Anseiam, ânsia, ansioso, ante, Ante, antebraço, Antenórida, Antenóridas, Antes, antessignano, Antifo, antigo, Antímaco, Anuviador, ao, Ao, aos, Aos, apanha, apanham, aparece, apareceu, aparelhado, aparta, apascentavam, apear-se, apeia, Apeiam-se, apertado, apesar, Apesar, apinham-se, Apisaon, aplica, apodrece, Apolo, após, Aprendeste, apresta, aprestem, apropinquou, aproveita, aproveitam, aproxima, aproximam, Aquele, Aqueus, aqui, Aqui, Aquiles, Aquivas, Aquivo, Aquivos, aras, arbóreo, arco, Arco, arde, ardente, ardido, ardor, árduos, areia, Arena, arenga, arenosa, ares, argêntea, Argeus, Argiva, argólico, Arma, armada, armados, Armados, armas, armento, arnês, arranca-lha, arrancam, arranhares-me, arrasa, Arrastando, arroja, arrojo, arrostou, <text:soft-page-break/>Arsímoe, artificiosa, árvores, Árvores, as, As, às, asas, Asclepíade, asno, aspecto, Asperge, assalta, assaltarem, assalto, assédio, assentados, assento, assim, Assim, assinalei, assiste, assola, assoma, assomava, astuto, ataca, atara, até, Atento, atesa, atira, atônito, atraíram, atrás, Atrás, atravessa, atribulado, Atrida, atroz, audácia, audaz, audazes, Augeias, augusta, áurea, áureo, auriga, Aurora, Ausente, Autono, auxiliar, auxílio, avança, avançava, Avermelha, aves, Ávida, ávido, ávidos, Avista, avivou, avô, azuis, azulados, baforeira, baias, bainha, baixando, baixéis, baixo, balbúrdia, baldio, banha, banho, baralha, barba, Barba, bastardo, Bastas, batalha, batalhar, batalhões, Bate-lhe, batendo-te, bater-me, Bebida, belaz, belicoso, belígero, belo, bem, berrantes, Bianor, biga, bisonho, boiadas, bois, boldrié, bom, borbota, borda, bordo, Borrascosa, bote, bovinas, braço, braços, brado, brama, brame, Brame, branco, brande, Branquíssimos, brava, Bravia, bravo, bravos, bravosos, brecha, brilham, brilhantes, brio, bronze, bronzes, broquel, bruços, bruno, Buprásio, busca, cabeça, cabeças, cabo, cabos, cabras, Cabras, caçador, caçam, cada, cadáver, cães, Cães, cai, Cai, caía, caído, caindo, cair, caiu, caixa, calcavam, calma, camilhas, campeões, campina, campinos, campo, Cão, capacete, caprino, cara, carece, carnagem, carnes, carnívora, caro, Caropo, carpida, carregam, carro, carros, carvalhal, carvalhos, casas, casco, causa, cavaleiro, cavaleiros, cavalos, cebola, Cebrion, ceiamos, ceifando, celebrarmos, celeste, Celestes, cem, Centauros, centeio, centro, cercava, Cerceia-lhe, cerco, cereal, cérebro, cerra, Cerram-se, Cersidamas, cerúlea, cerúleo, cerviz, cervo, Céu, céus, cevar-se, cevareis, chacais, chaga, chama, <text:soft-page-break/>chamaram, chamas, chão, chefe, chefes, cheia, Cheio, chicote, Chipre, choque, chorando, choupa, chove, chovem, chumbo, chupa, chusma, cidade, cima, cingi-lo, Ciniras, cinqüenta, cinta, cipo, Cisseu, clade, clama, Clama, clamasse, clamava, claro, claustro, Clício, cobarde, Cobre, coche, cocheiro, cocheiros, Coches, coira, coitada, coldre, cólera, colérico, colhendo, colo, Colona, com, Com, coma, comanda, combate, combatemos, combatentes, comigo, como, Como, comovê-lo, comovido, companheiro, Compunha, concidadãos, condoído, condu-lo, conduz, cones, conflito, conforta, confunde, conheces, conhecia, conselhos, consigo, Constância, constante, Consuma, contá-lo, contemplava, Contendo, contentes, contra, Contra, contrários, conversando, Coon, copa, copado, coração, corações, corcéis, corçozinhos, corno, corpo, Corpos, corre, Corre, corria, cortar, Cortar, corte, costas, costelas, cotovelo, couraça, couro, coxa, coxas, coxeando, cravos, crê, cresce, Cresce, crescendo, criado, criança, crinipulcros, Crista, cruas, cruenta, cruor, Crus, cuida, cujo, culpa, cume, cumes, cumpre, cúria, curte, curvo, custo, custódio, cútis, d’alva, da, Da, dá-me, dádiva, dádivas, Dali, Dânaos, dano, Dar-te-á, dará, Dardânio, Dardanos, dardo, dardos, Dardos, darei, das, Das, de, De, debaixo, debruns, decepa, declarai-me, declarou, decotar, defendê-lo, defender, Defunto, degolado, deiforme, Deiopite, deita, deitava-se, deixa, Deixa-os, deixar-te, deixava, demora, denso, dente, dentes, dentre, dentro, Dentro, depois, derradeiro, derrama, Derriba, Derribei, Derrota, derrotada, derrotadas, Deságua, desamparo, Desanimam-se, Desaparece, desastrada, desbarata, descansa, Desce, descendo, descose, desejosos, desfaz, <text:soft-page-break/>desfecha, desiste, desjunge, desmente, despede, despede-os, despedem, despi-lo, despia, despir, Despiu-lhe, despoja, dessedenta, desta, destarte, destemido, Destinava, destino, destra, destro, deturpa, deu-lhe, Deu-nos, deus, deve, devia, dez, dia, diafragma, diante, digno, Diomedes, dirige, disco, discórdia, Discórdia, discursa, dispara, Disparava, dispersado, dispersos, dispõe, disposta, Disputar, Disse, distribuindo, dividiram, divinal, Divino, diz, Dize, dizendo, do, Do, doara, doce, dócil, Dócil, Doeu-lhe, dois, Dolope, Doloso, dom, doma, Doma-lhe, domados, donde, Donde, dono, donzela, dor, Dor, dores, Dóriclo, dorme, dormimos, dos, Dos, doze, Doze, dragão, duas, Duvido, e, E, é, É, Eácida, edaz, educara, efúgio, Egíoco, egrégio, éguas, Ei-lo, eis, Eixo, elas, ele, Ele, eles, Elide, Élis, elmo, em, Em, emadeixada, embargue, embate, embeber-se, embora, emboscada, empresa, empreste, encalça, encapela, encara, encarar, encerra, encetá-la, encetei, encher, encobre, Encontra, encontrá-los, encontramos, encontro, encosta, Eneias, êneo, êneos, enfia, enfim, enfusca, engano, Enono, enorme, enquanto, Enquanto, ensinara, entanto, então, Então, enterra, enterra-se, entornado, entrada, entranhas, entrassem, entre, Entre, entregue, Entrou, envia, enviou, envoltos, enxugam, Eólio, Epeus, eqüestre, eqüina, équites, era, Era, éreo, ergue, erguia, eriagudas, ericalçado, erifúlgidos, és, Escamandro, escano, escapaste, escape, escarneciam, escorre, escorregando, escudo, escudos, Esculápio, escuma, escura, escuro, esflora, esforça, esforço, esfria, esgrime, Esgrime, esguelha, Esimno, esmalte, espada, espádua, espanca-os, espanta, espargiam, espera, esperançar-nos, esperávamos, espigas, espinho, esplende, esplêndido, <text:soft-page-break/>espontâneos, esposa, esposara, esposas, esposo, espuma, espúrio, esquecemos, esquerda, esquiva, esquivo, esse, esses, estala, estanca, estanho, estão, Estás, este, estende, estes, Estes, estira, estiro, estraga, estrago, estreei, estreitavam, estrelas, estrênuo, estrênuos, estrias, estronca, estrondo, Estupendo, éter, eu, Eu, Eurímedon, Eurípilo, evade-se, evadiste, Evemônio, evita, exalas, exasperado, excede, exceder, excelso, Excelso, Exclamou, exército, exércitos, exício, exímio, exímios, exortar-se, expedem, expedir, expele, extingue, extinto, extirpa, extrai, Extrai, extrema, extremos, exulta, façanhoso, face, facho, fachos, Fácil, facilmente, fadiga, fados, faia, faixa, fala, Falam, falanges, falantes, falhou, faltar-lhe, Famélico, famoso, farei, farinha, farpa, farta, fatos, Fausiade, faz, Fazem, Febo, feia, Feitas, fêmea, fende, fendente, fera, fere, ferida, ferido, feridos, ferina, ferir, feros, Feroz, ferro, ferrugíneo, fervem, Férvida, fica, fígado, figuro, fila, filas, filha, Filha, Filhas, filho, filhos, Filhos, fim, finas, Finca-se, Fincam-se, firme, firmes, firmeza, fisga, Flava, flavo, fléxeis, flor, Flor, Flóreos, foge, fogem, fogo, Foi, Foi-se, Folgou, fome, fomos, fontes, fora, Fora, força, formidável, formosas, foro, forte, Forte, fosse, fosso, fracas, fracasso, fraco, fraga, fragor, fraterno, frecha, frechada, frechado, frechados, freme, frente, frescas, frisões, Frisões, fronte, frota, fuga, Fuga, fugaz, fugiam, fugida, fugitivos, Fui, fulgor, fulgura, fulgurantes, fundo, funéreas, funesto, fura, Fura, furacão, furente, fúria, furibundos, furioso, furores, fustigam, gado, galhudo, galopemos, garras, generoso, genro, gente, geração, gerado, Gerênio, germano, ginetes, gládio, globo, glória, golpe, golpeado, golpes, Górgona, gotas, grã, graças, grado, Graio, Graios, Grajúgenas, grande, gratas, gratos, <text:soft-page-break/>grave, gravou, Grécia, Grega, Grego, Gregos, greis, grevados, grevas, grita, Grita, gritar, gritaria, grito, guarda, guerra, guerreiro, Guerreiro, guiado, gume, há, Há, Há-de, hábil, Habitava, hão, Hás-de, hasta, Hasta, haste, hasteiro, haver-te, havia, Hecamede, Hectóreo, Heitor, Helena, Hércules, herói, Herói, heróis, Hipasíada, Hipásida, Hipaso, Hipíroco, Hipiróquio, Hipódomo, Hipóloco, Hiponoo, hoje, homens, homicida, honra, Honra, honras, hora, horrenda, horrendo, horrentíssimo, horríssona, horrível, hospedagem, hóspede, hostes, Hostes, hostil, Houve, houvera, humor, ia, Ia, iam, Ida, Idea, Ideu, Idomeneu, idoso, Ifidamas, ignora, ignorava, Iguais, igual, iguala, Ílio, Ilitias, Ilo, ilude, ilustre, imbrífero, imensa, imenso, imola, imolamos, imolei, imortais, impávido, ímpeto, Ímpeto, impetuoso, implorando, importa, importar, incessantes, incha, incita, Inclinado, ínclito, inconcusso, incutiu, inda, Inda, indago, indômita, infatigável, infeliz, infindas, inflama, ingente, íngreme, inimigos, injúria, inocente, inquieta, inquietem, insignes, Insolente, instauram, instiga, instrutas, insulta, inteira, inteiras, inteiro, intima, Intolerável, intrepidez, intrépidos, inunda, investe, investem, invictas, invito, invocas, ir, iriando, Iris, Íris, irmão, irmãos, iroso, irreparável, Ísios, isto, Isto, Itimoneu, já, Já, jantar, javali, javalis, jazem, joelhos, jogos, Jove, juncam, Juno, junta, juntas, junto, Junto, Justa, justo, Juvenca, lá, Lá, labora, lacera, lacerá-lo, lado, Laércio, lagrimosa, lâmina, lampeja, lança, Lança, lançada, lanças, lanceiro, Lanceou, lancetadas, Lânguido, lares, largar, largaram, largou, lariços, lassos, lava, lavrando, leão, Leão, lebréus, ledo, legados, Legítimo, leito, lembra, Lembra-lhe, lembre, lenhador, lenimentos, lento, letal, leva, Levantávamos, levar, leve, lhe, Lhe, Lhes, <text:soft-page-break/>Lícios, lide, lides, linda, lisa, Lisandro, lobos, lodo, logo, logrou, longe, longo, loriga, Loriga, lorigados, lúcida, lúgubre, lumes, luta, luto, Lutuosa, luz, Macaon, machucada, mãe, mães, Magnânimos, mágoa, magoado, maior, Maior, maioral, Maioral, mais, Mais, mal, Mal, mama, mamotes, mana, manadas, manchando, Manda, mandara, mande-te, Mandou-lhe, maneiro, manhã, mansões, mão, mãos, mar, Marcha, Márcio, mareta, margem, Marte, mas, Mas, mata, Mata, matando, matara, materno, mau, Mavórcias, mavórcio, mavórcios, me, Me, médico, médicos, medo, meigas, meio, mel, melhores, membros, Menécio, Menelau, Menetes, meninos, menos, merejar, Meropo, mesa, mescla, mesma, mesmo, messe, mesto, meu, Meu, Micenas, mil, mim, Minerva, míngua, minh’alma, minha, Minieio, mira, Mirmidões, mo, mó, moças, mocinhos, moços, Moliões, Molion, monstro, monta, Monta, montanhas, monte, monteiro, Montes, morderam, morno, morrer, Mortal, morte, mortes, mortífera, morto, mortos, Mossa, Movê-la, movem-se-lhe, muitas, muito, muitos, mulher, mulheres, Múlio, multidão, multívago, muros, musas, mútua, n’alma, n’alva, na, Na, nados, não, Não, nas, Nas, nau, naus, Naus, navalhadas, navio, negro, negrume, Neleias, Neleu, Nelides, nem, Nem, nenhum, nera, Nestor, Netuno, Nisto, nítida, nitrir, no, No, Nobre, noite, Noivo, nos, Nos, Nós, nossa, nossas, nosso, Nosso, nossos, Noto, noturna, nova, novel, novo, num, Num, nume, numes, núncia, núncio, Nus, nuta, nuvens, o, O, ó, Ó, obteve, oculta, Oféltio, ofende, ofrendas, ofusca, oh, Oh, Oileu, Olênia, olha, olhando, olhos, Olimpo, olvidaste, ombro, ombros, onde, Onde, Opites, opostos, opresso, oprime, opróbrio, opulento, opunha, Ora, Orco, ordem, ordena, ordenas, orelha, Oros, <text:soft-page-break/>orvalho, os, Os, Osseu, osso, ou, Ou, ouro, ousa, outrem, outro, outros, Outros, ouvida, ouviu-lhe, ovante, ovelhas, padre, Padre, pagai-nos, pagarão, pai, Pai, pajem, Palas, palma, Pândaco, par, para, Para, Parcas, parece, parecido, parelho, Páris, Parou, parte, parto, pascendo, Passa, passeia, passo, passos, pastios, pasto, pastor, pastores, patas, paterna, paternos, pátria, Patroclo, pauladas, pavês, Pávidos, pé, pecorosa, pedestre, Pedestre, pedra, pedras, pego, peitado, peito, peitos, pela, Pela, Pelas, pele, peleja, Pelejador, pelejar, Peleu, Pelides, Pelo, pelos, Pelos, pena, peões, Peônio, pequeno, Percope, percorre, Percote, perde, perdê-lo, perder-se, Pereça, pereçamos, pergunta, pernas, perseguidos, perseguimos, perto, Perto, pés, pesar-lhe, pescoço, peso, peste, pétrea, Picado, pico, piedade, piedosa, Pilarte, Pílio, Pílios, Pilos, pingues, pino, pior, pique, Píraso, Pisandro, plantas, plebe, pleno, pó, Podalírio, põe, Põe, Põe-se, Põe-te, poeira, pois, Pois, Polibo, Polidamas, polvorento, pombos, ponta, ponto, popa, por, Por, porção, porcos, Porém, Porque, porta, portas, pós, pouco, Pouco, poucos, povo, povos, praia, Prânio, pranto, prata, precede, preceitos, precipitadas, preço, pregado, Pregões, prélio, prendera, prepara, preparáveis, presa, presas, prescrever, Prescrito, preserva, presos, pressa, presságio, Presságio, Presto, Prevê, prevenimos, Priameio, Priameios, Priâmeo, Priamides, prima, primeiro, Primeiro, primo, primogênita, príncipes, Príncipes, Princípio, prisco, Priva-os, pródiga, proezas, Profundado, progredir, prole, prometera, próprio, prosseguindo, prostara, prostra, prostram, protegê-los, provaram, Provocando, prudência, prudente, pubente, puberdade, pudera, pugna, pugnar, Pugnaz, pula, pular, pulcras, pulcrícoma, pulquérrima, <text:soft-page-break/>pulso, pulsos, Pulvéreas, punhal, punho, puxa, quadriga, quadrupedante, quais, qual, Qual, quando, Quando, Quantos, quatro, que, Que, Quebra-se, quedos, Queijo, queimava, queixadas, queixosos, quem, Quem, queres, quero, Quiron, rábido, raio, raiz, ralo, ramos, ranchos, rangido, Rápida, rápido, Rápido, rapina, raptor, Rasga, Rasga-lhe, raspado, rebenta, recado, receando, recebera, Recente, rechaçar, rechacemos, recobrar, recolhe, Reconhece-os, Reconhecendo-os, reconheço, recostam, recreiam, recua, Recua, recurvas, rédeas, refúgio, regalou, régia, régio, rei, reluz, Remessai-me, remete, Remete, remissão, Remoinha, rendiam, Renui, repelir, Repleta, represália, reprima, reprimas, Repulsa, Repulso, reservou, reses, resgate, resistem, resistir, Respeitosos, respiram, Respiravam, respirem, respiro, resplêndido, responde, ressupino, resta, restasse, reste, Retêm-se, reteve, retidos, retine, retira, retirou, reto, retrocedia, Retrograda, reverte, revertendo, ribas, rijo, Rindo, rio, roborada, robusto, rodas, rodela, Rodela, Rojam, rola, Rompamos, Rompem, roubado, Roxo, rubras, rufião, ruge, Rugindo, rui, Rui, ruí, ruidoso, ruína, Rumoreja, sabe, saber, sábio, Sacando-lhe, sacia, sacra, sacrifícios, sacudindo, sai, salpica, Salta, Salto-lhe, salutares, salva-me, salvasse, salvou-te, sangue, Sangue, sanhudo, santa, santas, santo, Satúrnio, se, Se, seara, seca, Secos, sede, segadores, segava, segue, seguros, sei, sela, sem, Sem, semblante, semelhança, sempre, senhor, Senta-se, sente, Sentindo, sentiu, ser, será, serão, serpes, sestra, seta, setêmplice, seu, Seu, seus, si, sibilante, sim, Sim, sinal, Sírio, sitiavam, só, Só, soa, soar, sob, Sob, sobe, Sobrevêm, sócios, Soco, socorrê-lo, socorrei, socorrer, socorressem, Sofre, sois, sol, Sol, solípedes, <text:soft-page-break/>solteiro, solve, Some-se, sono, soou-te, sopro, sorrateiro, souber, sovertê-la, sua, Suadas, Suando, suculentas, suor, superior, suplicantes, suplicar, Supremo, surde, surdos, Surgindo, Suspira, sustém, sustentarei, sustento, sustido, susto, taça, tachonado, taful, tais, tal, Tal, talando, talha, talhando, talhe, talho, talim, talvez, Tantas, tantos, Tão, tardio, tardonho, tarja, taurino, tauxia, te, Té, Te-hão, tê-lo, Teano, Telamon, Telamônio, temendo, Temo, tenda, tendas, tenebroso, Tênedos, tenras, tens, tente, Tépido, ter, terceiro, terei, terra, terras, terrível, Terror, teso, testa, tetro, teu, Teucra, Teucro, Teucros, teus, ti, Tidides, Timbreu, tinha, Tinha, tira, Tira-me, tiro, tiros, Titônio, to, toam, toca, Toca, Toca-vos, tocava, todo, todos, toldados, tolhe, tolheste, toma, Toma, Toma-os, tomba, tombe, tomei, tonante, Toon, Topando, torcia, tormenta, torna, tornada, torneiam, torno, torpe, torreante, Torrentes, tosa, total, touro, trabalhado, Trácia, tragar, transe, transporta, transporte, traspassarem, trasposto, travamos, Trêmula, trepavam, trépidos, três, Três, trezentas, trifarpada, trigo, Trioessa, Tríplice, triplo, trípode, Tripulando, triste, tristes, Tristes, tristonho, Tritônia, triunfo, troar, Troas, Tróia, Troiana, Troiano, Troianos, Tróica, Tróicas, tronco, tropa, Tropa, tropas, tropel, troto, trouxe, trouxera, trovejando, tu, Tu, Tua, Tudo, tumular, túmulo, túnica, turba, turbilhão, turbinoso, turmas, ufanoso, Ulisses, Ultrajantes, um, Um, uma, umbigo, umbigos, umbroso, unge, ungüíssonos, Único, uns, Uns, vacuns, vai, Vai, vale, valente, valentes, valentia, vales, Válidas, valor, valorosos, vanglorias, vanguarda, vão, Vão, Vão-se, vara, Varas, Vária, vário, varões, vasos, Vastadores, vazios, vê-lo, Veda, Vedando-lhe, Vedou, Veio, Vejo, vela, velho, velocípede, Velocípede, Vem, vêm, Vêm, <text:soft-page-break/>vencedor, Vendo, vendo-o, venha, vento, ventos, Verás, verbera, versados, veste, vestes, vestíbulo, véu, vez, vezes, vibra, vibrada, vibrara, vida, vidas, vil, vimes, Vimo-lo, vindo, vinho, vinte, vira, virgem, vísceras, vitória, vivo, Vivo, Vivos, voam, voando, vocifera, volta, volta-se, voltam, voltar, volto, volve, vos, Vós, vossa, Votou, Vou, voz, vozes, vulnera, vulnerado, vulnerados, vulnerar, Zéfiro, zombava, </text:p>
      <text:p text:style-name="P28"/>
      <text:p text:style-name="P7">Canto 12</text:p>
      <text:p text:style-name="P29"/>
      <text:p text:style-name="P29">a, A, à, À, abelhas, abertas, abordo, abrir, Abrir, acabarão, acabe, acabem, Acamas, ação, Aceito, aceno, acesso, Acha, acodem, acolhem, acomete, acudam, adaptara, adarga, adeja, afervora, aflição, Afoga, afoutos, Agenor, agouro, agra, águia, Águia, Ai, Ajax, ajuda, Alacmaon, Alarga, alarido, alaridos, alavancas, Alça, Alcança, Alcatôo, alerta, alguém, ali, ali-espalmadas, aliados, alicerces, aligeirada, almejavam, altaneira, Altitonante, Altivo, altívola, alto, aluía, álveo, ama, ambos, ameaçando, ameia, ameno, Amigo, Amigos, Amiudam-lhe, amolenta, ampara, ancas, anelam, anima, animam, ânimo, animoso, ano, Anquíseo, ansioso, ante, Antenórios, Antífate, Antímaco, anúncio, ao, Ao, aos, Aos, apeia, aplanou, Apolo, Aqueles, Aqueus, aqui, Aquiles, Aquivas, Aquivo, Aquivos, arauto, arciperito, arcos, ardente, ardido, ardor, Árduo, areia, Argiva, Arisba, armas, arnês, Arquéloco, arrancou, arrojo, arrombemos, artífice, as, As, às, Às, Ásio, áspera, assaltam, assalteia, assalto, assembléia, assente, assento, assídua, assim, Assim, assolar, assombra, assusta, Asteropeu, Atalhando-lhe, ataque, até, Até, atrás, audaz, Áugur, auriga, aurora, Ausente, auxilie, avance, <text:soft-page-break/>avante, Avante, ave, aves, ávido, aviso, Avista, avizinhou-se, barras, Barras, bastas, Bastas, bate, Batentes, batidas, bem, biforme, blasfemar, bois, bojos, bons, borda, bosques, bote, bovinas, braço, bradar, brado, branco, brande, Brande, brando, bravo, brecha, Brecha, brenha, breve, brio, briosos, broncas, bronze, Broquéis, bruços, bulcão, Bulha, Burburinho, busca, cá, cabe, cabos, caçadores, cada, Cada, cadáveres, caem, cães, cai, cair, calam, calhaus, caminho, campeões, campo, camponeses, canto, capacetes, Careso, carneiro, Carnes, carniça, caro, carreá-la, carregam, carro, carvalhos, cavalo, cavalos, cavas, Cebrion, cedem, Cedem, celso, certo, cessando, cessemos, Céu, céus, cevo, chama, Chama, chamejam, chefes, Chefes, choque, chovem, chover, chuvas, cidadão, cidade, cima, cimo, cinco, clama, cobre, coche, coligados, colo, com, Com, comados, comanda, Combater, combatera, como, Como, companheiro, comum, conceda, conchas, cones, conflito, consigo, Constante, contendo, contorcido, contra, Contra, convertendo, cópia, copo, corcéis, corpos, corpulentos, corre, corredores, correia, correndo, corroboram, costas, Costumas, covarde, crânio, crendo, crestadores, criam, cruento, Cujo, cumes, cumpre, cura, curo, curral, cúspide, custo, d’aura, da, Da, dali, Dâmaso, Dânao, Dânaos, dano, dantes, Dão, daqui, dar-lhe, dardo, das, Das, de, De, dealbando, debalde, décimo, defende, defensa, defensores, defesa, defeso, Deifobo, Deita, deixa, deixam, deixou, dementes, demolem, demos, densados, denso, dentro, Depois, derribar, derrocar, desarmam, desarreigam, descoberto, descuidoso, desdouro, desfecha, desfecham, deslizar, desmancha, desmantelam, desnuda, despedaçam, despede, Despega, despenhados, desta, <text:soft-page-break/>destra, destrancadas, Destruída, detrás, Deucálida, deus, deuses, dia, dias, diga, direito, disputam, Disse, divinal, divino, do, Do, doce, Dói, dois, dor, dos, Dos, dragão, duas, Dúcteis, dura, duro, e, E, é, É, é-nos, ecoam, Egíaco, egrégio, Ei-lo, eia, eis, Eis, ele, eles, Eles, elmo, elmos, em, Em, embarga, embora, empecem, empeços, empreende, empresa, empuxa, empuxava, encanece, encerrados, encontro, encruzilhadas, ênea, êneo, enfim, Enomao, enorme, Enquanto, enreda, ensangüentado, então, Então, entrada, entrar, entrega, entrou, envia, envidando, enxame, Epicles, équites, era, Era, érea, és, escapássemos, escolhe, escorrem, escudo, escudos, escuro, escuros, escusou, Esepo, esforça, esforço, esguelha, esmiolá-lo, esperam, esperançado, esperando, espólio, esquecei-vos, esqueces, esquerda, esquivando, Esse, esta, estacas, estais, estão, estrada, estrago, estralam, Estréia, estreitura, Estremeceu, estrepes, estrépido, estrepitavam, estriba, eu, Eurípilo, excita, Excitai, exime, exímios, exortação, exortai-vos, expede, expiram, expiras, extremo, fabro, faça, fado, fala, falas, falhar, fama, Faminto, favor, fazem, fazer, Febo, fechadura, feita, Feita, fende, ferido, Feridos, Fero, feros, Ferram-se, fervem, fiados, filho, Filho, filhos, fim, fiquem, fira, firmes, firmeza, fixam, Flagelados, flocos, flor, florente, fogo, Foi, fora, força, forçarão, forçudos, Formam-se, Formoso, fortes, fortíssimo, fosso, fozes, fraco, fragor, Franco, frecha, frechando, frechou, fremir, frente, Frígios, frisões, frota, frouxos, fuga, Fuga, fugitivos, fulgente, Fulgura, Fulgurante, Fulminador, fundamentos, fundo, funesta, furacão, Furioso, furor, furtivo, Fuscas, ganhar, ganhemos, gelo, Gemendo, gente, gera, ginetes, gira, gládio, Glauco, glória, gloriosos, gonzos, gordas, Grajúgenas, <text:soft-page-break/>grande, Grânico, granizam, grave, Gregos, Grevados, grita, gritos, grossa, grossas, grupo, guarda, guardado, guerra, guiam, guiar-me, guinchos, gume, há, hábil, Hábil, Hão-de, Harto, hastas, hecatombes, Heitor, Heleno, Helesponto, Heptaporo, herdades, herói, heróis, hesitam, hiberno, Hipóloco, Hipoloquides, Hipómaco, Hirtácio, Hirtos, hoje, Hoje, homens, homicida, honesta, honra, honras, horrendo, horríssono, hortos, hostes, ia, Ida, Idomeneu, ígneo, igual, iguala-se, Ílion, ilustres, imensa, imenso, Impelirmos, ímpeto, importa, incendiar, increpam, inda, Inda, Indo, Infensa, ingente, inimigo, insaciáveis, Insensato, instante, instara, instiga, inteiro, interpretara, intransitável, intrepidez, investem, Investi, invictas, ir, Irado, irmão, Isto, já, Jameno, javalis, javardo, Jove, jovem, Juntos, Júpiter, justo, lá, labor, lâminas, lança, Lança, lanças, lançasse, lanceia, Lápitas, larga, largo, lãs, lascando, lavras, leão, Leão, Leonteu, Letais, leva, levá-lo, levantara, leve, lhe, libram, Lícia, Lício, Lícios, Licomedes, lida, linhas, litigantes, litoral, logo, Logo, logram, Longa, longe, longo, lorigados, lúcida, lumes, luta, luz, maculado, maior, mais, Mais, Mal, Manavam, manda, mandado, mando, maneira, maneja, mãos, mar, marcha, marcham, márcia, marcos, margens, Marte, mas, Mas, mate, mavórcio, Mavórcio, me, medida, medonho, melhor, Menécio, Menesteu, Menon, menos, Menos, mente, mentiste, mergulho, merlões, mesmo, Mesmo, Mestos, metal, metiam, meu, mil, Minaz, momento, montes, mor, morder, morta, morte, mortos, mostra, mover, muitos, mulher, muniam, muralha, muralhas, muro, Muro, muros, n’alma, na, Na, não, Não, naquela, narrar, nas, Nas, natureza, naus, Necessitamos, negro, nem, Nem, Nervudos, nesse, Netuno, neva, neve, <text:soft-page-break/>nidificam, ninguém, ninho, nítidos, nitrir, no, No, nobre, nos, Nos, nós, nossa, nossas, Nossos, nove, novo, nu, num, Num, numes, nunca, nuvens, o, O, Ó, obedecera, obedeceram, obras, ocaso, ocuparmos, ódio, Oileu, olhos, Olímpio, onde, Onde, opacas, opima, opinar, ora, orelha, Orestes, orlas, Ormeno, os, Os, ossos, ótimo, ou, Ou, ouro, ousados, outras, outrem, outros, Outros, Ouvi-me, ouvindo, Ouvir, ovante, ovelhas, ovelheiro, Padre, pairando, pajens, palma, palmo, palpitante, Pandion, par, para, Para, parapeito, parapeitos, Parca, parelho, Páris, parte, passá-lo, passaria, passo, paterno, pátria, paus, pavês, pé, pede, pedestres, pedra, Pedra, pedras, pego, peito, peitos, pejo, pela, Pela, peleja, pelejas, Pelo, penetrantes, pensava, perda, perde, perdê-los, perigo, perigoso, perito, Peritôo, permite, pernas, perora, perto, pés, peso, Peteu, Petides, pilares, Pilon, pleno, pode, podem, poder, Poderiam, podias, poeira, pois, Polidamas, Polipetes, pomar, pontuda, Pontudos, popas, por, Por, Porém, Porque, porta, portais, portão, portas, Portas, portento, porto, posso, Posso, postam, posto, pouco, povo, prados, praia, pranchas, pranchões, precipícios, preço, prélio, premunidos, presa, pressa, presto, Priâmeos, primeiro, primo, principais, príncipe, prisioneiros, procura, prol, próprio, propugnem, Prorrompe, prostrando, protetores, provado, prudente, pugna, pugnam, pugnar, pugnas, pugnaz, Pula, pulcras, pulso, Pungente, punhos, puxa, quadrado, quais, Quais, Qual, Quando, quantos, quarto, quatro, que, Que, Quebram, quebrara, quedos, queixos, quem, quer, Queres, quinto, Rábido, racha, rafeiros, raízes, ramo, rangem, rápido, Rasgar, receosos, Rechaçá-los, Rechina, recolherem, recuam, redor, refervem, <text:soft-page-break/>régia, rei, reis, relutar, remessou, Remetem, Removido, render-se, Renhia-se, renitindo, reparos, repeda, repele-o, repelem, repelido, reprovar, Réptil, resistirem, Reso, ressupino, restantes, restar, restrugiam, retém, retiniu, retirada, retirados, retrocede, revocar-nos, revolto, riba, rijo, rio, rios, robusto, robustos, rochas, roda, Rodeando, rodela, Ródio, rolara, rompentes, romper, Romper, Ronca, roncam, roubaz, roube, ruído, ruim, rumor, Sabes, sábio, sacudindo, salário, saltar-se, Saltou, sangue, São, Sarpédon, se, Se, seduzindo, Segue, seguem, Seguem-no, segui-me, segundo, seixo, Seleis, selva, sem, Sem, senhor, sente, separa, sequer, ser, serei, Seremos, sério, Servir, sestra, seu, seus, Sevo, sevos, si, Sigamos, Símois, simples, sinal, sinistra, só, soar, sobem, soberba, sobre, sócio, sócios, socorrê-lo, sofre, sol, sombra, somente, sopro, sozinho, sua, subiam, subindo, submerso, subtraiu-se, superam, Surdo, suspendera, Susta-se, sustentassem, tais, tal, Tal, talim, Talvez, tamanho, também, tanto, tarja, tarjas, te, Telamônio, tem, Tem, Têm-se, Temerário, Temes, temor, temos, tempo, tenazes, tenda, tendas, tenta, tentavam, terceiro, terra, terreno, testa, Testórida, teu, Teucro, Teucros, teve, tinha, Tinham, tiro, tiros, Tiros, Toa, toca, Toda, todo, todos, tomba, tonante, Tonante, Toom, Toon, torno, torre, torres, Torres, tosão, touros, Traga, transcendem, transcursar, transes, transpor, traspassa, Tratou, Traves, traz, treme, trepavam, trevas, tridente, trilha, trincheira, trincheiras, triste, Troas, troavam, Tróia, Troianas, Troianos, troncos, tropas, tropel, trota, tu, tudo, tufão, Tufão, tumulto, turba, turbilhão, turvou-te, um, Um, uma, unhas, uns, urgente, vaga, vai, Vai, vaias, valente, valentes, valia, valor, valos, Vamos, vanguarda, vão, Vão, <text:soft-page-break/>vário, vasos, vasto, Vasto, vê-los, veda, vedar, vedes, veigas, vejo, velhice, vencê-lo, Vendo, Venha, ventanias, ventos, verdade, verga, Vértices, vespas, véu, vibra, vida, viera, vil, vinda, vindo, vinhedo, vinho, violento, Vira-se, viseira, vista, viu, vivo, Vivo, voam, Voem, volta, voltará, Voltavam, Volúvel, voraz, Vos, vós, vota, voto, Vou, voz, vulnera, Xanto, zagais, zuniam, zurrava, </text:p>
      <text:p text:style-name="P29"/>
      <text:p text:style-name="P8">Canto 13</text:p>
      <text:p text:style-name="P30"/>
      <text:p text:style-name="P30">a, A, à, À, abaixava, abala, abalançavam, abalou, abandonar, abarca, abate, aberra, Ábios, aborrecem, abraçar, abranda, abrasa, abrigo, abunde, abutre, abutres, acabar, acalma, ação, acende, acendera, acerba, acérrimo, acha, acharás, aclama, aclamo, acode, acolher, acolhidos, acometa, acomete, açor, acorrendo, acre, Adamas, adiante, aênea, aêneo, afã, Afareu, aferra, afiançou, aflige, afligi-te, afogo, afraca-lhe, afrouxa, agacha, agarra, Agenor, agora, agouro, agradou-se, agravo, agro, Água, aguarda, aguça, agüenta, águia, Ah, airosa, Ajax, ala, alarida, alas, Alastor, alçada, alcança, alcantil, Alcatôo, alegre, alegres, aleivosos, além, alento, alesta-lhes, algum, alguma, alguns, alheia, alhures, ali, Ali, alimentá-los, alma, almas, Alta, altíssono, altitonante, Altiva, altivo, alto, aluno, amaina, ambos, ambrósio, ameaça, amedrontar-nos, ameno, amigo, Amigos, amolada, amolga, amor, ampara, ampla, anda, Anda, andar, Andremônio, Anfímaco, Ânfio, angústia, anima, animar, ânimo, anos, Anquíseo, Anquises, anseiam, ansioso, ante, Ante, Antíloco, ao, Ao, aonde, aos, Aos, apanha, apara, aparece, apartam, apeia, aplaude, aplaudira, Apolo, apontas, após, apossam, apressa, apressam, aptos, apunha, <text:soft-page-break/>aquele, áqueo, Aqueu, Aqueus, aqui, Aqui, Aquiles, Aquiva, Aquivo, Aquivos, ar, arca, archeiro, arco, arde, Arde, arde-me, ardente, ardentes, ardida, ardido, árduo, ares, Argiva, Argos, árido, aríete, arma, armada, armado, armadura, armas, arnês, arnesa, arranca, arrancada, arrasar, arrasta, arreda, arremesso, Arrogante, Arrojam-se, arrostante, arrostar, arrostares, arrosto, Arruinador, artífice, artificioso, árvore, as, As, às, Às, asas, Asas, Ascálafo, Ascânia, Ascânio, Asio, Ásio, áspera, Áspero, assalta, assalto, assaltou, assassinado, assentar, assento, assim, Assim, assolar-vos, assoma, assusta, ata, atados, atadura, atalaia, ataque, Atenas, atenta, aterra, atesa, atiram, atrás, Atrás, atravessa, Atrida, atro, atroa, atroz, aturavam, audácia, Audaz, audazes, augusta, aumenta, Áureas, áureo, auriga, auxílio, avança, Avança, avexa, ávido, Avisos, avista, azul, baixando, balda, banha, baque, baqueia, Barras, basta, Basta, bastardo, Bastas, basto, bata, batalha, batalhas, batalhões, bate, Bate, bater, bater-me, Bazófio, belaz, bélicas, bélico, belicosos, belígera, belíssima, belo, bem, Bem, Beócios, bexiga, Bias, blasona, boi, bois, bola, bom, borbulham, bordo, bosque, bote, braço, braços, brada, bradando, bramar, bramindo, branco, brande, brasa, bravo, bravos, Bravos, breve, Breve, brilhante, brilhar, brilhava, brio, briosos, bronze, broquéis, Broquéis, broquel, brotarem, brunido, brutos, busca, Buscando-se, Buscar, cá, cabe, cabeça, Cabeso, cabo, cabos, cabra, caçadores, cadáver, cadáveres, cães, cai, Cala, calca, Calcas, Caletóride, Calidona, caligem, caminho, campo, cansaço, canto, Capricho, cara, carne, carnes, caro, carregado, carregam, carregando, carreira, carro, casa, casco, cascos, Cassandra, castiga, castigo, <text:soft-page-break/>cauto, cavaleiros, Cebrion, cede, cega, Celeríssimo, celsa, celso, centro, cerca, Cerca-o, cerdas, Ceres, cerrados, certeiro, certo, cervos, Cessais, cesse, cessem, Cetáceos, cetro, céu, Céus, cevarás, cevo, Chacais, chaga, chama, Chama, chamaremos, chão, chapas, charrua, chefes, Chefes, Chega-te, chegados, chegam, chegarem, cheio, chicote, chofre, chorando, choupa, choupo, chovem, chuvas, chuveiro, cidade, cidades, ciência, ciente, cima, cimeira, cimeiras, clamasse, clamor, claras, claros, Claviargêntea, cobarde, cobrir, cocar, coche, cogitava, coira, colmilhos, coluna, com, Com, coma, combate, combater, combates, combatiam, combusta, começa, como, Como, Comoto, compactas, companheiro, companheiros, compelidos, comprime, comum, concebe, concita, Concita, conflito, Conforme, confundidas, Conhecendo, conosco, conselheiro, conselho, consigo, consócio, Constância, conta, contê-lo, Contêm-lhe, contemplando, contenda, contentar-te, contentes, Contigo, continua, conto, contorcer-se, contra, Contra, contrário, conturbam, convoca, copa, copados, coração, coragem, corcéis, corda, cordato, Coríntio, cornos, coroa, corpo, corre, Corre, corsoletes, corta, corte, corusca, coruscante, costas, couraça, crava, crê, crebros, Crêem, creio, cresce, crescendo, Cresso, Creta, Cretense, Cretenses, creu, criança, crinas, criou, cru, cruento, Cteato, cuidas, Cuidas, cuido, cujo, cujos, culpa, culpas, Cumbo, cume, cumpre, cumprires, Cumulais, cunhado, Curam, curva, cúspide, d’elmos, da, Da, dá, Dá-lhe, dá-nos, Dânao, Dânaos, dança, dano, Dantes, Dardânia, Dárdanos, Darde, dardeja, dardo, dardos, das, de, De, dê, debaixo, declinar, defendê-lo, defendiam, defensores, defesa, Defunto, dei, Deifobo, Deipiro, deixa, deixam, deixara, deixaste, dela, <text:soft-page-break/>dele, Deliberemos, demônio, denodados, denodo, densa, densos, dentes, dentro, depois, Depois, derramam-se-lhe, derrotavam, desaba, desânimo, desarma, Desata, Descompassado, descora, descose, Desculpo, deseja, desenlaçar-lhe, desfalece, desfecha, desforrem, Desgostoso, deslembro, Deslumbra, Despe, despedaçou, despega, despeito, despenha, despertes, despi-las, despiedoso, despojam, Despojos, desposórios, Desse, Destarte, destra, destruir, detrás, deu, Deucálide, Deucalion, deus, deuses, devaneias, deve, dia, diafragma, direita, Direito, Discordes, dispersa, dispor, disse, Disse, Disto, diverso, divo, divos, dizem, do, Do, dó, doa, dobre, dois, domado, dono, dor, Dor, Dorido, dorso, dos, Dos, dotá-la, dotado, Drácio, duro, duvido, e, E, é, É, Efiros, Eges, Egífero, egrégia, egrégio, ei-lo, eira, eis, eixo, ele, Ele, Eles, elmo, Elmo, elmos, em, Em, embaça, embarcou, embebe, embeber, embora, Embora, emboscada, emplumado, encapela, encarniçam, enceta, encolhe, Encontra, encontrados, encontro, encrava, encruece, êneas, Eneias, Eniálio, enlaça, Enomau, enorme, Enosigeu, Enquanto, enrestam, Entanto, então, Então, Enterrar, Entra, entre, Entre, entrega, entregue, entristecesse, envolve, Epeus, eqüina, eqüino, Équio, equórea, eram, érea, éreo, éreos, Eriadargadas, eriarnesados, erifulgentes, Eriópide, erípedes, ermo, errantes, erro, ervanços, esbelta, escala, escapa-lhe, escapar, escarmentar-vos, escolha, escolhera, escolta, escorre, escudo, escura, esfria, esgarra, esgrime, esguardando-se, Esietes, esmorece, espada, espadão, espalha, espedaça, espera, esperança, esperem, espero, espeta, espólio, espontâneo, esporeia, esposei, esposo, espuma, espúria, esquadrões, esquerda, esquiva, essa, esse, <text:soft-page-break/>está, estaca, estamos, Estas, Estás, este, estender, estes, Estes, Estíquio, estirpe, estivéssemos, estorvos, estradas, estrago, estragos, estrala, estranhar-nos, estrebuchando, estremam, estrênuo, estrepitoso, estridentes, estronca, estrondando, estrondo, estruge, etérea, eterno, Etólio, eu, Euquenor, evadir-se, evitar, exalando, excelso, exceto, excite, exclamou, exemplo, exército, exício, exortas, expede, expedito, expira, exprobra, expugnares, expulsar, exterminar, extintos, Extirparemos, extrema, extremo, extremos, exultam, face, facho, Fácil, fado, fala, falanges, Falanges, falarei, falaz, Falces, falem, falhado, fama, famoso, farpa, farpas, fartam, fastígio, fatal, fausto, favas, Favorecer, faz, fé, federados, fedífragos, fende, fere, Fere, Ferida, ferido, feridos, ferir, Ferir, feros, ferra, Fervendo, fez, fica, ficam, Fidas, fígado, figura, fila, Fílace, Filácide, filas, filha, filho, filhos, Filides, fim, Firme, firmes, firmeza, Fisga-o, Fitando, fixa, Fixo, Flagrante, Flamejam, flâmeo, Flégias, flor, floresta, flutíssono, fogo, fogosos, foi, Foi, folgam, folgasse, folhas, folhuda, fomos, fonte, fontes, fora, Fora, força, forças, forma, formidando, formosa, formosura, fortalece, forte, fortes, fosse, Fosse, fostes, fraca, fracos, frágil, Franco, frange, fraxíneas, frecha, freixo, freixos, fremem, frente, fresco, frio, fronte, frota, frouxeza, frouxo, frustrâneo, frutos, Ftios, fuga, Fugazes, fugir, fulgente, Fúlgidos, fulgor, fulmínea, funda, fundo, Funesta, funesto, Furente, fúria, furor, furta-se, furtarmos, furto, fusca, gabo, galardoas, galhardo, galhardos, ganhar, ganharia, garganta, gavião, gela, gemente, gente, Gente, gentil, Geração, Geral, Gerou, gerou-me, Gerou-me, ginetes, Glatófagos, Glebosa, glória, gloriar-me, gloriar-se, glorioso, gola, golpe, Graia, Graias, Graio, Graios, Grajúgenas, grande, granizarem, <text:soft-page-break/>grave, Grega, Gregas, Grego, Gregos, Grisalho, grita, gruta, guarda, guerra, guerreiro, guerreiros, Guia-me, há, há-de, habitava, Habitava, hão-de, Harpelion, harto, hás, hasta, Hasta, hastas, haste, hasteiro, hastis, havemos, havendo, havia, Heitor, Heleno, herói, heróico, heróis, Hipáside, Hipodame, Hipomolgos, Hipotiônios, Hipsenor, Hirtácio, hoje, Hoje, homem, homens, homicida, honra, honrado, Honrar, honras, honrava, horrendo, horrente, hórrida, hórrido, horríssona, horrível, hospedava, hospitaleiro, hostes, ia, Ia, Ida, idade, Idomeneu, Ificlo, ignora, ignore, Iguais, igual, ileso, iliberais, Ílio, Ílion, ilustra, imbele, Imbeles, Ímbrio, Imbro, imerge, imortais, imortal, impacientes, impede, impelem, imperava, impero, ímpeto, impetuoso, ímpia, impulso, incendiar, incêndio, incessante, incitados, incitar, inclina, inclinam, Ínclito, íncola, incólume, incrível, inda, Inda, indefessa, indestrutível, indômito, Inesperadamente, inexoráveis, infalível, infatigável, inflama, inflige, infrangível, ingente, inglórios, inimigo, injustiças, inquebráveis, inquieto, insaciáveis, insigne, insolúveis, insolúvel, insonte, inspira, Inspirai, instruta, insulto, intestinos, íntima, intrépido, inulto, investir, ir, ira, irado, irmão, Irmão, iroso, irosos, irritado, isto, Isto, já, Já, jactâncias, jactavas, jarrete, javali, jaz, jaziam, joelhos, Joga, Jônios, jornada, Jove, jovens, jubila, jubilosa, jugo, julgo, junge, Júnior, Juno, junto, Júpiter, justíssimos, lá, Lá, lã, laçado, Lágrimas, lagrimosa, lâminas, Lampeja, lança, Lança, lanças, Lanceia, Languir, lanosa, larga, largos, lateja, laxos, Lembra, Lento, leões, lestes, Lesto, letal, Leuto, leva, levam, Levam-no, Levanta-se, Levem-te, lhe, Lhe, lhes, Lícios, lide, ligeiro, lira, livrou, lobos, Lócrios, Logo, longa, longas, longe, Longe, longevos, longo, loriga, lorigados, <text:soft-page-break/>lorigas, lúcido, ludíbrio, Lumes, luta, luz, Luzem-me, madrasta, mãe, magnânimo, Magoado, mais, Mais, mal, Mal, manda, Manda, mandaste, maninho, mantende, manúbrios, mão, mãos, maquinar, mar, marcha, marcham, marchar, marchava, Marchemos, márcio, mares, marte, Marte, mas, Mas, matança, matar, Matar, me, Me, Mecisteu, mede, Medesicasta, médicos, medo, Medon, Meges, meia, Meia, membros, meneia, Menelau, Meneptolemo, Menesteu, menino, mento, Mentor, Merion, mescla-se, mesmas, mesmo, Mete, meu, mil, milagre, mim, minha, Minônios, Minos, Mísios, mistura, mo, moita, mole, moleza, molhar-se, Molides, monta, monte, montês, morbo, Móris, mormente, morram, morre, morreram, morreria, mortais, Mortais, mortal, morte, morto, move, Muge, mui, Muito, muitos, mulher, Mulherengo, murmura, muro, mútuos, n’alma, N’alma, na, Na, nádega, não, Não, nariz, nas, Nas, nascido, nau, naus, náutico, negras, negros, nem, Nem, nenhum, neste, Nestório, neto, Netúnio, Netuno, nevoso, ninguém, Nisto, no, No, nobres, nódoa, noite, nos, Nos, nós, nossa, nosso, Nosso, Nossos, nova, novo, nuca, num, numa, nume, número, numes, nunca, núncio, nuvem, nuvens, o, O, ó, obrou, ocorre, ofende, ofusca, Oh, Oileu, Oiliades, Oilíades, olhando, olhos, oliagíneo, Olimpo, olvida, ombro, ondas, onde, Onde, Onipotente, ontem, opõem-se, opróbrio, ora, Ora, ordens, orelha, órgãos, orgulhosa, orlas, Orteu, os, Os, osso, ossos, Otrioneu, ou, Ou, ouriça, ouro, ousado, outra, outro, outrora, outros, ovante, padre, Padre, Paflagônios, pai, pajem, palácio, Palas, palavra, palmas, Pálmis, palpita, palpitar, Pantóides, para, Para, pardos, paredes, parelho, Páris, parte, Parte, Participar, partidos, pasmo, passa, Passa-lhe, passasse, passe, passos, <text:soft-page-break/>pasto, pastor, pátria, pavês, pé, pé-veloz, pede, Pedeu, pedia, pedir, pedir-te, pedras, pedregoso, pegada, pego, peias, peito, peitos, pejo, pela, Pela, pelas, peleja, pelejam, pelejar, peles, pelo, Pelo, pelos, pendência, pendente, penedo, penedos, Peneleu, penetra, penetrar, pensas, pensou, Peões, percebê-lo, perecem, perna, persente, Persiste, persistem, perto, pés, Pesado, peso, pestanas, Petides, Pilemenes, pinho, pino, pique, piques, Pisandro, planície, plantas, Pleurona, Plutão, pó, podem, podendo, poderosos, podes, põe, põe-se, poeira, pois, Pois, Polidamas, Polifetes, Políido, Polites, poltrão, pomba, ponta, ponto, Pontudo, popas, por, Por, pôr, Porque, portas, possante, postado, posto, potente, pouco, Pouco, poucos, povo, povos, prado, praia, pranto, prazer, Prazer, prazeres, precioso, Prega-lhe, pregada, prélio, prélios, prende, prepara, pressago, pressente, Presta, prestes, préstimo, presto, previsto, prezada, Priâmea, Priameia, Priâmeo, Príamo, primeira, primeiro, Primeiro, primeiros, Primogênita, primorosa, Príncipe, procedem, procela, próceres, procura, profunda, prole, Prometendo, pronto, Prontos, próprio, propugnam, propugnar, prossegue, prossigas, prostra, protege, Protesilau, provarás, provoca, provocados, prudência, prudente, púbis, pudesse, pugna, Pugnazes, pujança, pujante, pula, Pula, pulcra, Pulsa-me, pulvérea, punha, punho, punhos, puxa, Quadrado, quais, qual, Qual, qualquer, quando, Quando, quanto, quarto, que, Que, quebrar-se, quebrou, quebrou-se, queda, quedo, quedos, queixo, queixos, quem, Quem, quer, Quer, quereis, querer, queres, quero, raio, raios, raiz, Rancoroso, rapidez, rasgam, Rasgar-te-ei, real, rebanho, rebater, Rebatido, Rebenta, receando, Recebe, receio, Recém-polidos, <text:soft-page-break/>rechaçada, recobra, recolher-se, reconhece, recordas, recua, redenho, redondos, redor, refrega, refusando, rega, rege, régia, régio, regozijar-se, rei, reinos, Reluz, remessões, remetem, remoinhos, renhido, renovo, repeda, repelir, replica, replicou, repreensão, repulsa, repulsada, repulso, repulsos, Resistem, resistência, respiram, respirando, respiras, responde, Responde, resposta, ressoa, restaure, resvala, retenhas, retinha, retirar-nos, Retorque, retremem, retrocede, Retrocedendo, reverte, rico, rija, Riquezas, risco, rivais, robora, Robre, robusta, robustez, roça, roda, rodando, rodeiam, rodela, rogues, rola, rompe, rompendo, rompentes, ronca, rosto, roto, rouba-lhe, roubastes, Ruem, Rui, ruína, sabemos, sabes, Saca, Saca-lhe, Sacadas, Sacado, saciar-se, Sacode, Sai-lhe, Saia, saibas, saíra, salsa, salta, salva, salvação, salvando, salvo, Salvo, Samotrácia, sangue, sanguíneo, sanha, são, São, Satúrnio, Saturno, se, Se, seco, secure, sedutor, segue, Segue, seguem, Seguia, seguindo, seguira, seguro, sei, seja, Seja, selva, sem, Sem, sem-par, semblante, sempre, Sempre, sendo, Sequioso, Sequiosos, séquito, ser, será, serás, Sereis, sestra, seta, setas, seu, seus, sibilantes, sim, Sim, sinistra, siso, sítio, só, Só, soam, sob, Sob, soberano, soberba, sobre, Sobre, sobremodo, sócio, sócios, socorre, socorrei-me, sogro, Sogros, soldados, solo, sombra, somente, somos, Sonda, sono, sopros, sorte, sou, sua, suas, suaves, Sublevam, sublime, Subtraído, sulco, suor, supino, supremo, Supremo, surdindo, Surge, Sus, Sustêm-no, tachara, tais, Tais, tal, Tal, talha, Talha, Talvez, também, Também, tanto, Tanto, tão, tardamos, tardo, táurea, táureo, te, Te, Té, tecida, Telamônio, tem, Tem, têm-se, temas, temo, Temo, temporal, tenaz, tenda, tende, tendo, Tendo-o, <text:soft-page-break/>tenebrosa, Tênedos, tenho, tenras, ter, terás, termo, terra, terror, Terror, terso, testa, Tétis, tétrica, tetro, teu, Teucra, Teucro, Teucros, ti, tíbios, tinha, tinham, tiram, tiro, tiros, tirou-lhe, titubam-lhe, Toas, Toca, Toca-nos, toca-os, Toda, todo, todos, Todos, toma, Toma, tomba, Tomba, tombos, Toon, torce, tormenta, Torna, torne, torno, tornou, torrente, tosco, trabalha, Traces, Trácia, Trácio, traidores, Transportam-no, tratam, tratava, travam, travar-se, traz, Trazem, treme, tremente, Tremula, três, trincheiras, triste, Tritônia, triunfo, Troa, Troas, Tróia, Troiana, Troianas, Troiano, Troianos, tropa, troveja, trovejando, truculento, tua, tudo, Tudo, tufão, túnicas, turba, turbá-las, túrgida, ultriz, um, Um, uma, umbigo, umbrosa, úmero, undantes, unida, unidos, uns, urdiam, urrando, uso, útil, vá, vaga, vai, Vai, vai-se, Vai-se, valem, valente, vales, válido, valor, Vamos, vanguarda, vão, Vão, vaqueiros, varão, vário, varões, vascas, vate, vazio, vedava, veemente, Veia, veio, Veio, Vejo, velo, veloz, Veloz, vem, Vem, vencedor, vencer, Vences, vencidos, veneranda, Venho, vens, ventejar, ventos, ventosa, ventre, ver, vergonha, verme, vértice, véspera, vezes, vibra, Vibra, vibrado, Vibram-se, viesse, vigor, Vim, vindo, vingado, vingança, vinte, violável, violento, vir, virgem, virtudes, virtuoso, vista, vistoso, vitória, voa, Voa, Volta, volto, volve, voraz, vos, vós, vosso, votado, Vou-me, voz, vulnerados, vulto, zunindo, </text:p>
      <text:p text:style-name="P30"/>
      <text:p text:style-name="P9">Canto 14</text:p>
      <text:p text:style-name="P31"/>
      <text:p text:style-name="P31">a, A, à, À, abala, abalam, abalroam, abandonares, abate, abeto, aborrecido, abraça, abrangem, abrem, abrigasse, abrisse, abstêm, absterão, abundante, Acamas, aceito, <text:soft-page-break/>acendes, Acérrimo, acertou, acode, acodem, acordo, Acorrendo, acre, Acrísio, adarguem-se, adormeçamos, adormentado, adorno, Adrasto, afã, afagarem, aflito, afrouxariam, Agamêmnon, agarra, agaste, agastou, Agenor, ágil, agita, agora, agrada, Ágrio, água, aguarda, aguda, ainda, airosa, Ajax, ajeitou, ajudados, ajuntaram, Ajusta, alamedas, alardeando, alarido, alcança, Alcmena, Alegenório, alegria, aleia, alentados, alento, algum, ali, alma, almejas, almejo, alquando, alunos, alvo, amável, ambos, ambrosia, ameaça, amigos, amor, amoroso, amorosos, amplo-fluente, âncoras, Anda, andando, anela, anima, ânimos, anos, ante, Antenor, Antenórida, antes, Antíloco, Anunciai-me, ao, Ao, aos, Aos, Apanha-lhe, aparelham, apertaria, apoiado, apoio, apressuram, aquece, Aqueus, aqui, Aquiles, Aquivo, arbítrio, Arcilícides, ardente, ardilosa, árduas, areia, Argeu, Argivos, Argos, armas, arnês, Arquéloco, arrastá-lo, arrimados, arroios, arrojou, arrostava, as, As, às, assaltados, assanha-se, assim, Assiste, assombra, assusta, Ata, atados, atalaia, ataque, Até, atendas, aterrou-os, Atos, Atrás, atrevo, Atrida, atroz, augusta, Augusta, áurea, Áurea, áureo, auritrônia, avisar, avô, azul, Baco, baixa, baixéis, baixo, balhesta, bálteos, banha, Banho, baqueia, bastava, batalha, batem-lhe, batentes, beber, belaz, belo, bem, Beócio, blandícias, blasona, boca, Bom, Bordado, Bóreas, borrasca, borrifam, bote, bracicândida, braços, brada, bradar, Brame, Brande, bravatas, brecha, brilha, brioso, bronze, brônzea, broquéis, broquel, brota, brutos, busque, Cá, cabeça, cabo, caída, caído, Caiu, Cala, calada, Cálcis, Calidona, cama, câmara, camarim, caminham, campo, cara, carícias, carnes, carnívoro, carro, carvalhos, casa, casco, caso, cativo, <text:soft-page-break/>Cederemos, cego, ceifa, celérrima, Celestes, cercam, Cercando, Ceres, certo, Cessa, cesto, cetrado, céu, Céu, céus, Céus, chama, chamados, chão, Chasqueia, chave, chefe, chefes, cidade, Cimíndis, cimos, cinto, clamor, clara, Claros, claviargênteo, côa, cobra, coche, cogita, cólera, colo, colóquios, com, Com, coma, combate, combater, Combater, combates, comigo, como, Como, Concede-me, conclui, concúbito, Condeno, conduziram, conflito, Congraçá-los, conseguiu, conselho, consigamos, consorte, Consorte, construídos, consultemos, contenda, Contentíssimo, contestou, conteve, contra, Contra, contrária, contrários, corações, corcéis, corpo, corra, corredores, correm, correr, coruscantes, Cós, covarde, coxo, crebros, creio, crendo, cresce, críamos, criaram, criniflava, cristalino, cróceas, cru, crua, Crua, Cruel, cruentos, cubra, cuido, cuja, Cuja, cujo, Cujo, culpa, cume, cumpre, cumprir, cumprir-se, cunhado, custado, custo, da, Da, Dânao, Dânaos, Dardânio, dardo, das, de, De, debelam, decepa-lhe, declarai-mo, Dedáleo, defender-me, defunto, Deitar, deitarmos, deite, deixaste, Deleites, delicada, demais, dentes, depois, Depois, depreca, derrama, derriba, Dês, Desarma, desça, Desce, desces, descobre, desejas, desejo, desejos, Desembarcando, desencalhar, desenho, Desertando, desferia, desliza, desmontado, despeitados, Desperto, despojos, Desprende, desprezeis, Desses, desta, destra, destro, destroço, desviou, Deu, deus, Deus, deusa, deuses, devo, dez, dia, Dial, Diante, Diomedes, disse, Disse, Dite, divino, divo, dize, do, Do, doce, Dóceis, dois, domadora, domas, donde, dorme, dormente, dormes, dormideira, Dormir, dos, Dos, durmamos, e, E, é, É, edificado, Egífero, Eia, Eis, Ela, ele, Ele, eles, elmada, <text:soft-page-break/>elmos, em, Em, Emátia, embrusca, eminente, empenhar-se, emprestar, encalço, encaminha, encara, encerra, encetam, enchendo, encontrá-la, encontram, encrua, Eneias, Eneu, enfada, enfeitada, enfiara, enfim, enfurecem, engane, enlaça, enlanguescia, enleio, Enopo, enquanto, Enraivecido, enrola, ensopa, enteada, entrando, Entre, enturva-lhe, enturvam, enublados, envia, equórea, era, eram, éreo, Ergue, erguendo, eriaguda, erma, errores, erva, escabelo, escala, Esconde-o, escoras, escudam, escudeiro, escudo, Esculapides, Escuta, escutai-me, escutam, esgarrar, esguardam, esmere, esmorecida, Esparsa, espelho, espera, esperança, espetáculo, espírito, esposa, esposado, espreitava, Essa, esse, esses, está, estarmos, estende, Estígia, estirpe, estrago, estranha, estréia, estreitou, estrondo, éter, eu, Eu, evitarmos, exala, Exalta, examinar, excedia, excitaremos, exclamar, exército, exorta, expede, expus, extermine, extirpa, extrema, Exul, facções, Faixa, Falces, fale, Falemos, falhar, falta, famosas, fará, farpa, fauce, favor, fecha, fecundo, feio, feito, feneçamos, Fênix, feras, fere, ferida, feridos, ferir, fero, fervor, fiávamos, figura, filha, filhas, filho, filhos, fim, fino, fins, fisga, fitando, flocos, flores, floresta, flutuoso, Fofa, fogo, foi, Foi, folgando, fomos, for, fora, Fora, Forbas, força, Força, forte, fortes, Fosse, fosso, fracas, fraco, fragrância, franjas, freme, frementes, frente, fresca, Frígios, frota, fuga, fugir, fúlgidos, Fulgúreo, fulminante, furadas, fúria, furta-se, gabos, gado, garfo, Gárgaro, gárrulo, gemas, gemebundo, gentil, geração, geral, Gerênio, Gérmen, gigante, Girtíade, gládio, gládios, Glauco, globo, glorifica-os, gloriosa, golfo, golpe, gosto, gozosa, grã, Grã, Graças, Graia, gratidão, Gravíssimo, Grécia, Grego, Gregos, grevados, grita, grito, <text:soft-page-break/>gritos, grossas, grumos, Guapa, guarda, guerreiros, guia, gume, há, habitavam, hás, hasta, hastas, haver, haverás, havia, Hecamede, Hectóreo, hei, Heitor, Hércules, Herdou, herói, heróis, Hipérenor, Hipótio, Hírcio, hoje, Hoje, homem, homens, honrada, horrendo, horrível, humanos, Humanos, Ida, Ideu, Ignóbil, igual, igualava, ilharga, Ílio, Ilioneu, ilustre, imbele, Imbro, imola, imortais, imortal, imóvel, impedirá, impeliste, impulsos, incêndio, incessante, Incha, incitado, incitamento, ínclito, incorruptível, increpação, incutia, inda, indeciso, indigne, Indigno, indomável, infalível, Ínferos, inflama, inflamá-lo, inflamou, inglórios, inimigo, injusto, insano, insemeável, insigne, insignes, insinuei, Instante, intento, intestinos, inulto, inundando, inútil, invadindo, invoca, ir, Ir, iracundo, irado, irei, irmão, Isso, Isto, Ixion, já, Já, jacinto, jaculando, jaz, joelhos, joga, jogara, Jove, jovem, jovens, juízo, Juno, junta, Junto, Juntos, Júpiter, juramento, jures, Jurou, Lá, labaredas, lado, lagrimal, lamentem, lança, lanças, lanceia, lar, larga, largado, Largam, largo, Latona, lautas, lave, lavras, Lectos, ledo, leito, Lemnos, Lesto, Levam-no, levar, lhe, lho, Liba, liça, Lício, liga, Linda, lindo, lobrigue, Logo, lograr, longe, Longe, loto, louçã, louras, Lúcido, lumes, luto, luzidíssimas, macia, madeixas, madre, mãe, magnânimo, magoa, maior, maioral, mais, Mais, mal, malha, mandar, mandasses, mando, manejar, manobra, mãos, maquinaste, mar, Marcham, marchemos, márcias, margem, marido, marte, mas, Mas, matreira, me, Me, medida, medonha, medrosos, meigo, Melas, melhor, melhores, Menor, menos, mente, Mercúrio, Merion, Mermero, mesas, mesma, mesmo, Mesmo, mete, metendo, metida, meu, Meu, mil, mim, Minerva, minha, Minos, Mísio, mistérios, mo, mocidade, <text:soft-page-break/>moço, mofa, Mole, montante, Montavam, monte, Móris, morra, mortais, morte, Morte, mostrasse, mudar, Muge, mui, muito, muitos, mulher, Multimanante, muro, Musas, mutue, Mútuo, n’água, n’alma, N’alva, na, Na, nado, Náiada, não, Não, nas, naus, navegava, necessidade, Negar-me-ás, negro, nele, Nelides, nem, Nem, nenhum, Nestor, Netuno, ninguém, Ninguém, Nisto, níveos, no, No, nobre, noite, Noite, nomeado, nos, Nos, nós, nosso, nova, nove, novo, Nubícogo, nuca, num, Num, Numa, nume, numes, nunca, Nunca, nuvem, o, O, ó, obedece, oblíquo, Obra, obrou, Oceano, ócio, oculta, odeia, odor, odoro, ofuscantes, oh, Oileu, Oilíades, óleo, olha, olharem, olhitáurea, olho, olhos, Olimpo, ombreia, ombro, ondas, onde, Onde, opine, opulenta, ora, Ora, ordena, ordenas, orelhas, origem, ornada, orvalho, os, Os, Ótimo, ou, ouçam, ouro, outra, Outra, outras, Outro, ovante, paços, Padre, paga, pai, pais, palácio, palácios, palavra, pálidos, palmas, pálpebras, Pantóides, para, Para, Parca, parece, parecer, pareceu-lhe, parente, pariu, parlamento, parte, pascia, Pasiteia, pássaro, pastor, patente, paterno, pátria, pé, pecoroso, pedimento, Pega, pego, peito, peitos, pela, Pela, pélago, Pelides, pelo, Pelo, pelos, Pelos, pena, Peneleu, penetra, penetrante, Pensas, pensei, penteia, peplo, pequeno, Percebe, percutida, perene, Perfeito, Perfumada, Perifetes, perigo, permissão, pernas, pernicioso, Perseu, perspicazes, perto, Perto, perturba, pés, pescoço, pespontado, petrina, Pico, Pieria, Pingentes, pique, piques, Pirítoo, plaino, planta, Pleurona, pó, pôde, poderá, poderemos, pois, Pois, Polidamas, pólo, Ponham-se, ponta, ponto, popas, populosa, por, Por, porque, portanto, portas, Porteu, possível, Posso, Pousa, povos, praia, preclaro, predileto, prefere, prélio, prêmio, <text:soft-page-break/>presença, preservam, presilha, prestarmos, prestes, presumo, pretendo, previsto, Priamides, primeira, primeiro, Primeiro, pró, produziu, proferes, proferiste, progênito, projeto, prole, Prómaco, prometes, promontórios, prossegue, prostra, prostrado, Protoenor, Protoon, provenho, pugna, pugnando, pula, pulcro, pulverosa, punge, pupila, Purifica, purpúreo, puxava, quadril, Qual, quando, Quando, quão, que, Que, queimar, Queime, quem, quereis, querer, queres, queridos, Radamanto, raio, Raivoso, raiz, ramada, rápida, rasa, recebe, receies, Receio, recíproco, recolhe, recolher-se, recua, recursos, recusam, recusar-to, reduzo, refúgio, refulgentes, regaço, régia, régio, regressar, rei, Rei, Reia, reina, reis, remédio, remeiras, remissos, Render, reparo, Replicou-lhe, repouses, reprime, resista, respeitando, responde, Responde-lhe, Respondeu-lha, ressoa, Ressoa, retornes, Revestem, revoltões, revoltoso, Rija, rijas, rio, Rio, risonha, risos, Roble, roça, roda, rodo, rolando, rosciado, rosto, rota, rotos, roxo, rui, ruidoso, ruína, s, sabeis, saberás, sábio, sagrado, sai, saiu, salsa, Salta, salto, salvar-se, Salvo, sandálias, sangue, sangüento, sanhudo, Sarpédon, Satnio, Satnióis, Satúrnio, Saturno, saudará, se, Se, seco, secreta, seguem, Segui-me, segundo, seio, seixo, seja, selva, selvas, sem, Sem, Sêmele, sempiternos, sempre, Sempre, Senhor, senso, sentado, sente, Sente, sentidos, sentiu, sepulto, ser, Ser, Ser-lhes-ei, será, seria, sério, serros, servir-te, sestra, seu, Seu, seus, seva, sevo, silente, sim, soa, sobem, soberano, soberba, sobrancelha, sobre, socorre, Sol, soleva, soltou, sombra, Sono, Sopita, sopitara, sopito, sorrindo, sorriu, sós, sossego, sou, suave, suavíssimo, subjugado, subtraídos, sulcando, sulfúreo, sumo, supino, Supremo, suspirado, <text:soft-page-break/>susteve, susto, sutilmente, Tácito, Tal, tálamo, Talha, tamanho, também, tanta, tanto, tantos, tarja, Tartáreos, te, Tebas, tecer, Telamônio, Télus, tem, temes, tempo, temporal, tendas, tendes, tendo, tendões, tenho, tenra, tens, ter, Ter, Terás, terceiro, teremos, ternamente, terra, terror, testa, Testemunha, Tétis, teu, Teucro, Teucros, teus, Teve, ti, Tideu, tinham, tiro, tiros, Titãs, tive, Toa, Toas, Tocou-me, toda, todas, todo, todos, tolhe, toma, Tomada, tomba, Tomba, topavam-se, tope, toque, torna, torno, torvo, Traces, traços, transforma, Trasimedes, treme, tremendo, trepar, três, Trescala, treva, tribos, Triste, Tristes, Troas, troe, troféu, Tróia, Troiano, Troianos, trono, tropas, tu, Tu, tua, tudo, Tudo, ufaneia, ufano, Ulisses, ululante, um, Um, uma, úmido, une, Unge-o, Único, Urge, vades, vaga, vai, Vai, valente, Valentões, valer, valor, vamos, varão, Várias, vário, vasta, vau, vaza-lhe, vê, vê-la, vede, Veio, velhice, velho, vêm, vencedores, veneranda, venho, ventas, vento, ventura, Vênus, ver, ver-nos, Verás, verdade, verdes, vergonha, vértebra, verter-lhe, vértice, veste, vez, vibrou, vindo, vingá-lo, Vingo, vingue, vinho, vis, Visitar, visse, vista, vitória, viveu, vívido, vivo, vizinhas, voltaria, voltos, vomita, vos, Vos, vós, Vosso, voto, vou, Vou, voz, Vulcano, vulnerados, Xanto, </text:p>
      <text:p text:style-name="P31"/>
      <text:p text:style-name="P10">Canto 15</text:p>
      <text:p text:style-name="P32"/>
      <text:p text:style-name="P32">a, A, à, À, abaixa, abandone, abismou, abraçou-me, abranda, abrasa, abro-te, absoluto, acabam, acabe, acabrunhar, ação, acaso, acenda, aceso, acesos, acha, acharam, acima, açodado, Acoimado, açoites, acolhe-os, acometiam, acossam, acoutem, acudindo, adere, adverte, <text:soft-page-break/>aêneo, Aerípede, afã, afastar, afável, afeito, aferra, aferrara, aferventa, afervora, afogo, afrouxe, Afugentam-se, Ageleia, Agenor, ágil, agita, agora, agrada, agredir, água, agüentam, águia, Ah, Ajax, ajuda, ajudar-me, Ajudar-te, ala, alada, alarido, alas, Alas, Alça, alcáçar, Alcides, alegra, Além, alenta, alentava, alento, alfanje, alfanjes, algazarra, algemas, alguém, algum, alguns, ali, Ali, aljava, alma, alonga, alongar, alta, alteras, altíssimo, alto, alva, ama, ameaça, ameaças, amestrado, amigo, amigos, Amigos, amiúdam, amolecia, ampla, amplexo, amuradas, Andremônio, anima, animal, animam, ânimo, ânsias, ante, Ante, Antenórida, antes, Antíloco, anuíste, Anuncia, anúncio, anuviado, ao, Ao, aos, Aos, aparam, aparece, aparelhar, apartam, apascentam, aperto, apesar, aplaquei, aplustre, Apolo, aponta, apossem, apraz, apresenta, apressado, apressados, apropinquava, Aqueus, aqui, Aqui, Aquiles, Aquivos, árbitro, Arcesilau, archeiro, arcipotente, Arcipotente, arco, Arde, ardente, Ardente, ardilosa, Árduo, areia, arena, arenga, ares, Argeus, Argivo, Argólida, Argos, arma, armada, Armando, armas, Armas, armento, armentos, arnês, arnesados, Arneses, arrancar-lhe, arreda, arredaram, arredes, arremesso, arremetia, arrogâncias, arrogante, arrojar, arromba, arrostá-lo, arrostar, arvora, as, As, às, Ascálafo, asilo, assaltai, assaltantes, Assaltem-na, assalto, assassinado, assassinou, Assaz, assentas, assente, assento, assídua, assim, Assim, assistem, assolem, assusto, Astinos, astros, atalhando, ataque, até, Até, Ateado, atendei-me, atento, aterra, aterraste, aterro, atesto, Ático, atiram, atirou-me, atrair, atrás, Atrás, atravessa, Atropelavam, atroz, audácia, audaz, augusta, áureo, auriga, ausentes, austero, auxilie, avancem, avante, avista, avistá-la, avistam, aviventados, <text:soft-page-break/>azul, Bailar, baixe, baixel, baldar-se, bálsamos, banco, bando, banquetes, baque, baqueia, barba, barbudo, basta, bastam, Bastante, bastardo, batalha, batalhas, bate, Batendo, bater, bazófia, Beber, bela, belazes, belo, bem, Bem, bens, Beócios, berros, biga, bigornas, bipenes, bipontudas, bipontudo, bipontudos, boca, bojos, bom, bordas, Bóreas, bote, bracinívea, braço, braços, brada, bradava, brama, bramando, brandindo, braveja, bravo, bravos, Bravos, Breve, bridas, briga, Brilha, brincar, brio, brioso, bronze, brônzea, Bucólida, burla, cá, cabal, cabeça, cabeço, cabo, cabra, cabresto, cada, Cada, Caem, Cães, cai, Cai, caiam, caído, cairão, Caletor, Calme-lhe, camarada, campeia, campeões, campo, carniceiro, carpe, Carpinteiro, carregam, carro, carros, casa, casco, castigo, caudilho, causa, cavaleiros, cavalo, cavalos, cavas, cegava, ceifa, celeste, Celícolas, celso, Cerca, cerrados, cerrai-vos, cerram, certo, Certo, cerúlea, Cervo, céu, cevada, chaga, chama, chamas, chão, chefe, chegar, chofre, choque, chora, choupa, chuça, chusma, cidade, Cilênio, cimo, cintas, circundado, circundaram, cisnes, Citera, clama, Clama, claras, claro, Claro, Clício, Clito, Clônio, cocar, coche, cólera, colilongos, colocou-se, com, Com, comante, combate, combatentes, combater, Combatermos, combatiam, Comigo, como, Como, Comota, comove, comoveu-se, companha, Companheiro, compele, Compele, compelir, compreendeste, comum, conceder, concederei, Concitando, concordares, concúbito, condensados, condoído, conflito, conforme, conforta, confunde, congregados, conheces, conjugal, conjuro, consangüíneos, conselho, conselhos, conservá-la, consigo, consintas, consiste, consócios, consorte, conspícuos, Constância, <text:soft-page-break/>consternados, constranger-me, constrangidos, Contais, contam, contendendo, contendores, contente, contesta, conteve-lhe, contigo, continue, contra, Contra, contrário, contristado, convence, Conversando, convés, Convexas, convexo, Copéo, coração, corações, corcel, corçozinho, corda, Cordato, cordel, corpo, corre, Corre, Correndo, correram, corte, Corteses, Cós, costas, coube, cova, coxas, crava-lhe, crebros, crescida, Cresmos, Cretense, críamos, crina, Crinicérulo, crista, cru, cruel, cúbitos, cuidando, cuidava, cuido, Cuja, culpados, Cumpra, cumprindo, cura, Cura, cure, curvar, cúspide, custódio, D’então, da, Da, dá, dali, Dânao, Dânaos, danos, Dardânio, Dardânios, Dardanos, dardo, dardos, das, Das, dava, de, De, debaixo, debalde, debandada, débil, debruça, decretos, defendê-lo, defronte, defuntos, deidades, Deioco, Deita-o, Deixando, deixar-lhes, deixes, dele, deleitava, Deles, dementes, denigre, denodo, denso, dentro, depõe, Depois, deprecam, deprimi-los, derem, derrama, derribe, derrota, derrotassem, dês, Dês, Desalmado, desarmá-lo, descia, descobre-se, desejamos, desejo, desejos, desespero, Desfalecem, desfalecido, desfazer, Desfecha, desfeito, desmancha, desoras, desparece, despede, despenhado, desperta, despir-te, despojá-lo, despojar, desse, desta, Desta, destacado, destarte, destino, Destorroando, destra, destroçados, destrói, detrás, deu, deu-te, deus, deuses, Deuses, devo, devora, dia, Diante, dianteiras, digas, direito, discorrer, discussões, dispara, dispersa, dispersando, disputavam, Disse, disse-lhe, disseras, disso, dita, Dite, dito, Diverso, divina, divinal, divo, diz, Diz-lhe, do, Do, doce, dois, dolo, Dolope, dom, dor, dores, dos, Dos, doze, duas, duro, e, E, é, É, É-nos, ecoa, Efire, égide, Egífero, <text:soft-page-break/>éguas, ei-lo, Eis, ela, ele, Ele, eles, Eles, elevava, elmo, em, Em, embaçando, embaraçou-se, embasbacando, embate, embora, embraça, embusteira, emenda, emprega, empunha, encalço, Encanece, encarnam, encerrar-se, encosta, encrua, encurta, endereça, Enéas, êneo, enfia, enfiam, enfim, enfreia, enfreio, enganar-me, Enlouqueceste, enorme, Enosigeu, enquanto, Enquanto, enrubescem, entanto, então, Então, enterra, entre, Entre, entrechocam, entregou, envies, enviou-lhes, envolta, enxuto, Epeu, eqüestre, eqüina, Équio, era, érea, éreo, Erguido, Eriópide, erro, és, escapa-se, escapar, escapar-se-me, escarcéu, escrito, escudo, escuros, escutando, Esfelo, esforçava, esgarra, esgrime, esguarda, esmero, esmoreces, espádua, espanco, espanta, espavoridos, espelho, espera, esperança, esperançoso, espero, espessa, espeta, espólio, esposa, espuma, espumoso, esquecem, Esquédio, Essa, esse, esta, Esta, está, estamos, Estar, estavam, Este, estende, estes, Estige, Estíquio, Estive, estoque, estranheis, estreita, estrelado, estremece, estrênuo, estrepitando, éter, Etólia, eu, Eu, Eufetes, Eurípilo, Euristeu, evitando, exalando, exalta, exaltar, exaltasse, excede, excitava, excite, exército, exímio, exortá-lo, exortam, expulsos, exterminem, Extinguir, extrema, extremo, fabricado, face, facho, Fácil, fados, falanges, falas, Falhando, Falta-nos, Falto, Famélicos, farpões, fatal, favor, Febo, Feita, fera, feras, feraz, fere, festim, ficando, ficar, fiel, fiemos, Fílace, filas, Fileides, Fileu, filhas, filho, Filho, filhos, fim, fimbriada, Firmes, firmeza, Firmeza, fitai-lhe, fixa, flor, Flui, flutuando, Fócio, foge, fogo, Fogo, fogoso, foi, Foi, folgado, folgo, fontes, for, fora, Fora, força, Forçados, forçar, forças, forjas, formam, formidável, formosa, fornidos, forte, fosso, fostes, fragor, <text:soft-page-break/>franjas, frecha, frechar, frechas, frecheiro, freme, fremem, frente, fresca, fresco, frieza, frio, fronte, frota, fuga, Fuga, fugindo, fujais, fujões, fúlgido, Fulgor, fulgúreas, fulgúreo, furente, fúria, Fúrias, furioso, furor, furta-se, furto, fustes, fustiga, gabo, gabos, galgos, galhardo, galheiro, gana, Gansos, Gárgaro, gastemos, gavião, Gelada, geme, gente, geral, Gerênio, gerou, gibão, gloria, glória, glorifica, glorio, golpe, goze, graça, Graias, Graios, grande, Gregos, grêmio, grita, gritava, grosso, grous, guarda, Guardai-me, guerra, guerreiros, guia, guiava, gume, há, há-de, Há-de, hábil, habitava, hasta, hasteiro, hastis, havendo, haveres, haviam, Hectórea, Hectóreo, Heitor, Helesponto, Hércules, Hermes, herói, heróis, Hicetaônio, hoje, Hoje, Homem, homens, honrado, honramos, honras, honrava, hora, horrenda, horrendo, hórrida, hóspede, hostes, ia, Ida, Ide, Ideu, idoso, ignoras, igual, igualar-me, igualar-te, Ílio, Ílion, imola, Imola, imolar, imolará, imortais, impaciente, impediam, impele, imperioso, ímpeto, implacável, imploro, impondo, Imponha, importa, imposta, improfícuo, inábil, incendiá-las, incêndio, Incita, incitado, incólume, incontrastável, inda, Inda, indefessos, indignação, Indignada, indigno, indo, indócil, industre, infadigáveis, infâmia, infatigável, Infenso, inferna, inferno, infindas, inflama, Infrangíveis, infrugífero, infunde-lhe, injusta, inocentes, inquiras, insídia, insigne, insiste, Insistia, inspira, instâncias, instiga, instigará, instruta, intactos, interrogas, intimava, intime, Inultos, inunda, invade, invadir, investe, ínvido, invocado, Ir, Íris, irmã, irmão, Irmão, isto, Isto, já, Já, Jaso, jaz, jazendo, joelhos, jogares, Jove, jovem, Juno, juntas, Junto, juntos, Júpiter, juventude, lá, labéu, lábios, Labor, ladeiam, lagrimosa, Lampo, lança, lançar, lanças, lanceiro, lançou, <text:soft-page-break/>Lânguido, Laodamas, Laomedôncio, larga, Larga, largo, largue, leão, lembra, lembrai-vos, lembranças, lembre, Lembre-te, lenho, lenia, leões, Lesto, letal, leva, levam-no, Levantando-se, lhe, lhes, Lícios, Licofron, ligeireza, ligeiro, Liguei, limiar, linha, linhas, livrar, livrara, longe, Longe, longes, longo, longos, loriga, louçãos, lustrado, luta, lutam, luto, Luz, luzir, maçãs, madrasta, magnânimo, maior, mais, mal, males, mama, mana, manada, manda, Manda, Mande, mando, mandou-me, manes, manjedoura, mão, mãos, mar, Marcha, marchava, márcio, Márcios, mares, mareta, margem, marido, marítima, Marte, mas, Mas, Mastor, Mastório, mata, Mata, matança, matando, Matando-se, me, Me, Mecisteu, medo, Medo, Medon, Medonhamente, Meges, meio, Melhor, membros, Menalipo, Meneia, Menelau, Menesteu, menino, menores, menos, Mensageira, mente, mercê, Merion, mesmo, mestos, meu, meus, Micenas, Miceneus, mil, mim, Minerva, Misto, mo, Moles, monarca, monta, montantes, montês, montões, Mor, Mormente, morrem, morrer, mortais, mortal, morte, morticínio, morto, Morto, mosca-se, moto, move, muitas, muito, muitos, Muitos, Mulcíber, mulher, mulheres, Mulheres, multidão, multimanante, Munida, munisse, muro, murros, mútuos, n’alma, na, Na, nade, não, Não, nas, Nas, Nascemos, nau, naus, Naus, nautas, navais, naval, nédio, Negou, negras, negros, nele, nem, Nem, Nenhum, nervos, Nestor, Nestório, Netuno, neve, nímio, ninho, nivela, no, No, nobre, nojo, nome, nos, Nos, nós, Nós, nossa, nosso, nossos, notos, nova, novilhas, novo, Nubícogo, nublado, nuca, num, nume, numes, Nunca, núncia, Núncia, núncio, nuto, nutrido, nuvem, Nuvem, nuvens, o, O, ó, Ó, obedecei, obedecerem, Obra, obrigados, obsecra, obtenha, Óbvio, <text:soft-page-break/>ocorre, ocupa, odorífera, oferecem, Oh, Oileu, olha, olhar, olhipulcra, olhos, Olímpio, Olimpo, ombro, ombros, ondas, onde, onividente, opresso, oprimam, opunha, Ora, ordenando, ordeno, ordens, orelha, orelhas, Orgulhoso, orla, os, Os, ótimo, Oto, ou, Ou, ouro, ousados, Ousares, outra, outro, Outros, ouvidos, ouvireis, Ouvis, ouviu-lhe, ovelha, Padre, pai, pais, pajem, Palas, palavras, palma, paludoso, Pantóides, par, para, Para, pára, param, Parca, parda, pareces, parelho, Páris, parte, partilha, parto, pás, passa, Passam-na, Pássaro, passo, pastam, pasto, pastor, pastorava, patas, pátria, Pátria, Patroclo, patrono, pavilhões, pé, pedestre, pedra, Pega, peito, peitos, pejo, pela, Pela, pélago, pelas, Pelas, peleja, pelejavam, Pelides, pelo, Pelo, pelos, Pelos, penacho, penas, pendurei-te, penedo, penha, pensa, pensamento, percebe, Percote, perde, perder, pereça, perfura, Pérgamo, Perifetes, perigo, Perimédites, permite, persegui-los, perseguir, pertenceu-me, perto, perturbadas, pés, peso, pespegue-te, pingues, pinha, pique, piques, pira, pisa, Piseonório, placas, Plutão, pó, podem, poder, podia, podiam, poeira, pois, Pois, Polidamas, Polites, pólo, pombas, pondera, pondere, ponta, Ponte, ponto, popa, popas, populosa, por, Por, pôr, Porém, potente, pouco, poucos, Poucos, poupam, praça, praia, Prancha, prece, preclaro, prega, pregos, prélio, prerrompendo, presa, prescrevo, preserva, pressente, presta, Presto, Priâmeo, Príamo, primeira, primeiros, primo, proa, procela, Proceloso, prodígio, produziste, profunda, progênie, prole, Prole, pronto, propelem, própria, próprio, próprios, prossegue, prosternas, prostra, proteger, Protesilau, Protiaônio, prudente, pudor, pugna, pugnamos, Pula, pular, pulcras, pulos, pulsa, pulso, Pungem, punhadas, <text:soft-page-break/>punhais, punhos, puníceo, quadrado, quadriga, quadris, quadrúplice, qual, Qual, qualquer, quando, Quando, quanto, Quanto, quantos, Quantos, que, Que, Quê, Quebra, quebro, quebrou-lhe, quedos, queimar, queimarem-te, quem, Quem, quer, Quer, querer, Queres, quis, rafeiro, raio, raivosa, raivosos, rajada, rápida, raro, razões, rebanho, rebater, recado, receie, recinto, recolha, recolhamos, recolhe-te, reconduz, Reconhecendo, recordo, recusa, Recusar, reforça, Reforçada, reforço, refratário, refreá-lo, régio, regozijar-se, regresso, rei, Reia, reinos, remeiras, remete, Remissos, remonta, remonte, removeu, rende, renderá, rendido, renitiam, renovou-se, repassada, Repele, repelir, Repentino, repetindo, réplica, reposto, repugne, repulsemos, repulso, reserva, reservadas, resistamos, respirem, respondeu, ressurge, reste, restituir, retêm, Retêm-se, retirava, Reto, retrocedem, retumba, Reuniu-se, revirar, revirava, revolto, riba, rija, rio, risca, rival, robora, robore, robustas, roda, rodeiam, rogar, rojá-lo, Rojam, Rompeu-lhe, ronca, rosto, Rosto, ruas, Ruge, rugir, Rui, Ruindo, rumo, sabe, Sabes, Sábio, sabujo, saca, sacam, sacode, sacrossanta, sai, Sai, saibas, salpica, salsa, Salta, Salta-lhe, saltasse, saltava, salteiam, salto, salvação, salvar, salvei-o, sangue, Sangue, sanguinosa, sanha, são, sara, saraiva, Sarpédon, satisfeito, saturar-se, Satúrnio, Saturno, se, Se, seco, secures, sede, Sede, Segue-me, seguro, sei, seja, selado, selva, sem, Sem, Semelha, sempre, Sempre, senhor, sentado, Sentido, separados, sequer, ser, seria, servo, seta, setas, sete, seu, Seu, seus, si, sido, siga, Sileis, sinal, Sincero, sinto, siso, sítios, só, Só, soa, Sob, Sobe, Soberana, soberba, sobrancelhas, sobre, Sobrepuja, sócios, socorrê-lo, socorro, sofro, sois, sólio, solvem-se-lhe, <text:soft-page-break/>solvendo, solverá, sombras, sonoros, sopesa, sorriso, Sorriu-se, sorte, sós, sou, sua, Sua, suas, Súbito, Submerso, Submissa, subtrai, sucumba, sucumbe, Sujeito, sumiu-se, sumo, suor, suplanta, suplica, Supremos, surdindo, Sus, suscita, suspensos, Sustêm, sustendo, susto, taças, tais, tal, talões, tanto, tantos, tão, Tão, tardes, tarja, Tartáreo, te, Te, Té, teimosos, Telamônio, tem, têm, tema, temei, temendo, Temendo, Têmis, temos, tempo, tenda, tendas, Tende, Tende-vos, tenha, tenhas, tens, tentasse, terra, terras, terrível, terror, Terror, teso, testa, Tétis, teu, Teu, Teucra, Teucro, Teucros, teus, ti, tíbios, tição, tinham, tino, tiro, tiros, Tiros, tituba, to, Toas, Toca, todos, Tolerai, tolhe, tolhendo, Toma, tomam-se, Tomba, tombadilho, Tome-se, Tonante, torcendo-a, tornou-lhe, toro, torreada, torvo, touro, trabalha, traça, traçarei, tranqüilo, trasbordam, traspassa, travarmo-nos, trazia, tréguas, tremebundos, tremendo, tremer, Trêmulas, trépidos, três, triunfo, troa, Troas, Tróia, Troiano, Troianos, Trojúgenas, trono, tropa, tropas, tropel, trota, Trouxe, Trouxe-a, Trovejou, Tu, tuas, tumulto, turbava, turmas, turno, turva, um, Um, uma, undante, unida, Unidos, Uns, urra, Urra, vaga, vai, Vai, valente, valessem, Válida, valo, valos, vão, varão, varões, vaso, vastador, vazio, vê, Vê, Vêem, veia, veio, vela, velame, velas, velho, velhos, venábulo, vencê-lo, Vencer, venho, vento, ventos, ver, Ver, vergonha, vês, veste, vestíbulo, vez, vi, via, vibra, vida, vidas, vieste, vigores, vil, vilões, vindo, vingue, vinte, vir, Virá, virar-se, virtudes, virtuoso, vitória, viva, vivos, vizinhas, voa, Voa, vociferar, Volantim, volta, Voltar, volvendo, vomitando, vôo, voraz, vos, vós, vossos, voto, Votos, Vou, voz, vozes, Vulcano, vulnerado, vulto, zoara, zune, zunir, </text:p>
      <text:p text:style-name="P32"><text:soft-page-break/></text:p>
      <text:p text:style-name="P11">Canto 16</text:p>
      <text:p text:style-name="P33"/>
      <text:p text:style-name="P33">a, A, à, À, abaixo, abarbam, abertas, Aberto, abolam, abominável, abrase, abre, abutres, acabariam, acalma, Acamas, acerta, acervo, aclamam, açodado, Açodados, acode, acomete, açor, acorçoa, acossa, açoute, Actório, acuda, adapta, adargados, adargando, adensados, adestrado, Adresto, adunca, aêneo, afã, afasta, aferra, afervora, afiada, afila, afiúzam, afivelando, afligido, afligiste, afogo, afogueia, afouta, afouto, afracara, afronta, afrontas, afrouxam, afugenta, afunda-se, Agacles, agasalhados, agastado, agastes, ágeis, Agenor, ágil, agouras, agouros, agrava, agravar, agravo, agro, agros, água, aguçada, ah, ai, Ai, ainda, Ajax, ajoelhara, ajunta, Ajuntam-se, Ajusta, alarido, alarma, alas, Alcança, alcatéia, Alcimedon, alenta, alento, ali, Alivia-me, alma, almejando, alquando, alta, altas, altíssimo, altíssono, altivo, alto, alvo, alvos, ama, amado, amamentou, ambos, Ambos, ambrosia, Ameaçáveis, Amidon, amigo, amigos, Amisodar, amou-a, ampla, amplo-dominador, Anda, andam, anélito, Anficlo, Anfotero, animosos, anojado, Anquíseo, ansioso, Ansioso, ante, Ante, Antes, Antíloco, anui, anzol, ao, Ao, aos, Aos, apalpa, apanha, apara, aparecem, Apartam-no, apeia-se, apinham, apoio, Apolo, após, aprenda, apressada, apresta, apreste, aprontar, Aproxima-se, aquece, Aqueu, Aqueus, aqui, Aqui, aquieta, Aquiles, Aquivo, Aquivos, arca, arcando, arcanos, arcipotente, ardência, árduo, areia, Areilico, arena, ares, Argeiades, argentípede, Argeu, Argeus, Argicida, Argiva, Arma, armada, armadura, armas, armipotente, armo, arnês, arneses, arquiteto, arrancam, arrancaram, <text:soft-page-break/>Arrasando, arrasar, arrebatado, arrebataram, arrebatou-me, arreda, Arredarás, arremessos, arremetida, arrosta, arrostar-te, Artífice, as, As, às, Às, Ásio, Asperge, Áspero, assalto, assenso, assento, assíduo, assim, assolar, assume, assusta, Ata, atado, ataque, até, Atenelau, atento, ateou, aterramos, Atínio, atire, atravessa, atreve, Atrida, atropelados, atroz, audaz, augusta, Aumentando, auri-archeira, auriga, Automedon, Autonoo, avança, ávido, aviso, avizinhes, avô, Áxio, baça, baixel, balança, balantes, baldio, Bálio, banem, baquear, Baqueia, baralha, basta, batalha, batalhas, Bate, bate-lhe, Baticles, Beber, bebia, bela, belaz, bélicos, belicosos, belígero, bem, Benigno, bico, biga, bipontudas, bizarro, blasonas, boca, bojudas, boléia, bolha, bom, bons, bordo, Bóros, bosques, bote, botes, Botes, bracejar, braço, braços, bramíeis, branco, brande, brava, braveja, bravo, brenha, breve, bridas, Brigam, brilhante, brindava, brio, briosos, broncas, bronze, broquéis, brota, Budeia, buliçosos, busca, Busca, cabeça, cabeço, cabo, cabos, cabritos, caça, cada, Cada, cadáver, cadáveres, cai, caiba, caíram, caiu-te, Cala, calca, Calcon, cálido, calou-se, camarada, campeão, campeões, campo, Cantos, capacete, Capotes, careciam, carnagem, caro, Caro, caros, carrega, carro, carros, carvalho, casa, casco, Casou, cativa, Caudilha, cavaleiro, cavalos, cavas, Cebrion, cedo, cega, cegue, Ceias, Celérrimo, celeste, celsa, celso, censura, cercado, cercam-no, cerco, cerdo, cérebro, certame, certeiro, certo, cerviz, cervo, Cessem, céu, Céu, céus, chama, chamaram, Chameja, chão, chefe, chefes, Chegar, cheia, cheio, chofre, choro, choupo, chuva, chuveiros, cidade, cima, cimeira, cimo, cinco, cinge, Cinge, cinqüenta, Cinqüenta, cipo, circunda, clame, clamorosos, <text:soft-page-break/>claviargênteo, Cleóbulo, coberto, cocar, cocares, coche, coches, cogitando, colmilhos, colo, com, Com, combatas, combate, combatentes, comer-te, comitiva, como, Como, Comovido, companheiros, compete, compreender, concebera, concita, concordes, concorre, Condenando, conduz, confesse, confirma, conflito, confrangia, confundindo, congraçado, congregue, conselho, Consente, consócios, consorte, consta, constante, constranges, contemplá-lo, contenda, contendores, contes, contino, contínuo, contínuos, conto, Contra, contrai, contrário, contrastam, contrista, copa, coração, coragem, corajosas, corça, corcéis, corcel, cordeiros, Corniso, corpo, Corpo, corra, corre, corredores, Corredores, Corro, corta, Corta, Cortarem-se, cortiçoso, Cortou, coruscantes, coruscar, costas, Costas, couraça, coxa, crendo, Crendo-te, Creste, criam, crinas, criou, crista, cruel, cruenta, cruíssima, cruor, crus, Crus, cuidadosas, cuidam, cuidoso, cujo, Cujo, culpa, cume, cuquiada, curam, curral, cursores, cúspide, d’água, d’Eetion, da, Da, dá, Dá-lhe, dá-me, dado, Damastório, Dânaos, dançante, danças, dano, dantes, Dão, dardejar, dardo, dardos, dardou, darias, das, Das, dás, davam, de, De, dê-te, debandada, debate, debruça, Decide, Declarou-te, declive, decoro, defenda, defendê-las, defesa, defunto, deiforme, deita, Deita, deixando, deixe, deixem, Dele, delgadas, demente, demite, dentes, dependura, depô-lo, depois, Depois, depuseram, dera, Derramando-se, derredor, derriba, derribar, derribar-te, Derribaste, dês, desaba, Desalma, desastrosa, desata, desatada, Descai, desce, descerá, desconcertam, Desconhecera, descose, descuido, descuidou, Desde, desdouro, desejado, Desenlaçado, desenvolto, desfecha, desfilada, desliga, <text:soft-page-break/>desloca, deslumbrante, despedaçam, Despeja, Despem-lhe, despenhou, despi-lo, despojam, despojarem-me, despojas, desprende, Despreza, desprezasse, Desse, destino, Destino, destra, destro, deu, deus, deusa, deuses, devastar, deve, dia, Dial, Diana, Digo, dilaceram, Diletíssimo, dilúvio, Dimas, Diomédea, Diomedes, direita, Direita, dirige, disforme, dispa, dispam, dispara, disputam, Disse, distúrbio, Dite, divino, Diviso, divo, diz, Diz, do, Do, dobra, doce, Dócil, Dodona, dói-me, Dói-me, dois, dom, Dom, Domado, domados, domava, donos, dons, dor, dores, dormem, dorso, dos, Dos, Dotando-a, dote, duas, dura, e, E, é, É, Eácida, efúgio, egrégio, éguas, Ei-lo, Ei-los, Eia, eis, eixos, Elas, Elaso, ele, Ele, eles, elmo, Elmos, eloqüente, em, Em, embaraçam, embarcar, embarga, embebe-lhe, embora, Embora, empana, empenha, empolga, emprestes, empurra, Encarar, encava, encelam-se, enchendo, encher, enchido, encolhe-se, encontra, encontro, encouraçado, encurralam, ênea, Eneias, êneo, êneos, enfiar, enfim, Enfim, Enópio, enorme, enquanto, Enquanto, enresta, enrestes, ensopa, então, enterra-se, enterrou, entorpece, Entra, entranhas, entre, Entre, entrechocam, entregue, entrelaçam, entretanto, entristecer-nos, entrou, envia, enviaram, envias, envio, envolve, enxame, enxofre, Epalte, Epigeu, Epistor, Equecles, Equeclo, Équio, équite, équites, era, Era, érea, Érea, éreas, ergas, ergue, Eríalo, Erimas, errado, Errado, errando, és, És, escalavra, escapos, escarmentar, escarna, escarpa, escasso, escorregando, Escorrendo, escouceia, escrava, escudo, escura, escuridão, Escuta, Escuta-me, esfomeados, esforçado, esforce, esforço, esguio, esmecha, espaço, espada, espadas, espalha, espavoridos, espectador, espedaça, espera, espernear, Espérquio, <text:soft-page-break/>espeta, espiga, espigão, esposara, esposo, espreita, espúrio, esquadra, esqueça, esqueces, esquecido, esquerdo, Essas, esse, Esse, esta, está, estala, estanca, estão, este, Este, Esteio, estende, estimulando, estímulo, estira, estômago, estorninhos, estrada, estradas, estrago, estrala, estralam, estranho, estréia, estrelada, estrênuos, estrepitosa, estrondo, estrugir, estúpido, éter, eterna, eu, Eu, Eudoro, Euforbo, Eurípilo, Euro, Evipo, evitara, exalça, exânime, exasperava, excedesse, excedia, exceto, excita, excitam, exclamáveis, exéquias, exército, exígua, exímio, exorta, expedem, experiente, experto, expira, exprobra, expurga, extingue, extinguir, Extinguir, extrai, extrema, extremo, Exulta, exultando, fabrico, Façam-lhe, façanhas, Fácil, factível, fadado, fado, fados, faia, fala, falar, falha, famintos, famoso, fâmulo, fatal, fauces, favor, Febo, fecha, feia, fel, felpudos, fêmur, fende, Fênix, feraz, fere, Fere, ferida, ferido, Ferido, feridos, ferino, ferir, feriu, fero, feros, fértil, fervia, fiar-se, ficar-se, fiel, filas, Filas, fileiras, filha, filho, Filho, filhos, Filhos, fim, finado, finas, fio, firmam-se, fisga, fitos, fixo, fiz, flexípede, flor, floresta, fogem, fogo, fogosos, foi, fonte, fontes, fora, forçados, forças, forcejando, forçudo, forma, formidável, foro, forte, fortíssimo, fosse, fosso, fracasso, fragor, fragoroso, fraterno, Fratura, frecha, frechada, frechados, freio, freixo, frenéticos, freqüente, Frescos, fria, Frígias, Frígios, fronte, frota, Ftia, fuga, fugis, fui, fujam, fulgente, fulgúreo, fulminante, fulvo, funda, fundo, Fundo, funesto, fúria, furor, futuro, galhardo, galhardos, gana, Ganham, ganho, garbosa, garganta, garra, geme, gemebundos, gemem, gemendo, Gemente, gêmeos, gemer, gênito, gentil, Gentil, geração, geral, gerou, ginetes, Gira, gládio, Glauco, glória, goelas, golpe, golpes, grã, Grã, Graio, <text:soft-page-break/>gralhos, grande, grave, Grego, Gregos, grevas, Grita, gritando, grito, gritos, guapo, guardar, guerra, guerreiros, Guerreiros, guia, guiar, guinchos, guisa, gume, há, habitante, habitas, habitava, hão, Hão, harpia, hás, hastas, hasteiro, hasteiros, hastil, havia, Hectóreos, hei-de, Heitor, Hélade, herói, heróis, hesita, Hesito, hiante, hiberna, hoje, Hoje, homens, homicida, honra, honrar-me, honras, honremos, horrenda, horrente, hórrido, horríssona, horrível, hostes, hostil, houve, ia, Iam, Ida, Ideu, Idomeneu, Ifeu, ignito, ignóbil, iguais, igual, ilharga, Ílio, Ilitia, imbeles, imensa, imenso, imerge, imo, imolará, imole, imortais, imortal, impar, impede, impedido, imperas, imperava, impetuosa, implora, imprime, impulso, inabalável, inação, inanimado, incêndio, inclinada, incólume, inda, Inda, Indignai-vos, Indistintos, indo, indômito, inércia, inerme, inextinguível, infadigável, Infâmia, infensa, infernos, infiltram-se, inflama, ingratos, ingresso, inimigo, inimigos, injustiça, Insensatos, insigne, Insta-lhe, instante, instiga, instigá-los, Instigando, instigou, insulta, insultem, insuperável, inteiro, intérpretes, inunda, inútil, invadida, invencível, investir, ir, ira, irmã, irmãos, irosos, irritado, irritados, irritando, Itemeneides, já, Já, javali, jaz, jazem, Jazer, joelhos, joga, Joga, jogo, Jove, jovem, Jovem, jugo, julgar, junge, Juno, junto, Junto, Júpiter, justiça, justiceiro, justo, ladeia, ladeiam, lado, Lado, Laerceio, lágrimas, Lambem, lamentando, lamentas, lâmina, lâminas, lança, lanças, Lanças, Lance, lanceia, Lancinantes, lânguido, Laogono, largam, largo, largos, lasso, Latona, lava, lavando, lavor, Lavra, lavrar, laxa, leão, leite, lenhadores, leões, lerdo, lestes, Letal, levam, levem, Lha, lhe, Lhe, liba, libava, liberte, liça, Lícia, Lício, Lícios, Lícon, lida, liga, ligeiros, <text:soft-page-break/>Limpa, língua, línguas, linha, livrar, livras, livre, Livres, lobos, Lôbrega, logo, Logo, longe, Longe, Longe-vibrador, longo, longos, loriga, lorigas, loros, louçã, louco, Louco, lúgubre, lume, lumes, Luta, luto, lutuoso, luzir, Luziu, ma, maçã, mãe, mães, magnânimo, magnífica, magníficos, mágoa, mágoas, maior, mais, Mais, mal, Mal, malferido, manada, manchadas, manda, mando, manejava, manso, mantas, mão, mãos, mar, marcha, Marcha, marcham, márcios, margens, marido, Máris, Marte, maruja, mas, Mas, mata, matá-lo, Mata-os, matança, matando, maternal, maxila, máximo, me, Médicas, Medita, medonha, medonho, Mégades, Meges, meio, Melanipo, Memalides, membros, Menécio, Menelau, Menéstio, Menetes, menina, meninos, menos, Mercúrio, mergulhadores, mergulhar, mergulho, Merion, mesmo, Mesmo, mestres, mete, Mete-se, meu, Meu, meus, mil, mim, minaz, Minerva, minha, ministro, Mirmidões, Mirmidon, mísero, mocidade, molemente, moleza, monta, montanha, montante, montar, montava, monte, montes, Montês, morda, morrem, morrendo, morrer, Morta, mortais, mortal, Mortal, morte, Morte, morticínio, mortífera, morto, mortos, moscas, Mostra, Muge, muitíssimos, muito, muitos, Muitos, mulher, Múlio, mural, muro, muros, Musas, músculos, mutilado, n’alma, na, Na, Nada, nado, Nado, não, Não, nariz, nas, nasceste, nau, naus, naval, negra, negro, negrume, nem, Nem, nenhum, nera, nervos, Néscio, Nestório, nevoeiro, nimboso, nímia, Nisto, nitrindo, no, No, nobre, nobres, noite, nos, Nos, nós, nossa, nossos, Noto, nova, novas, nove, Novel, novo, Nu, Nubícogo, num, Num, nume, numes, nunca, Nunca, núncio, nus, nutante, nutria, nutrir, nuvem, o, O, ó, Ó, obra, obras, observa, Oceano, oculta, ocultes, oculto, <text:soft-page-break/>Oculto, ódio, Ódio, Ofusca-se-lhe, Oh, Oiliades, olhando, Olhinegros, olhitáurea, olho, olhos, Olimpo, olvidando, Olvide-se, olvides, ombreia, ombro, ombros, onde, Onde, ondeiam, Onetor, oponham, opresso, oprime, opróbrio, opugnando, opulenta, opulentíssima, ora, Ora, ordena, orelha, órgãos, ornavam, orvalho, os, Os, osso, ossos, ostrinhos, ou, Ou, ourela, ousarem, outono, outras, outro, outros, Ouve, ouves, ovante, pá, Padre, pai, pajem, Pajem, palavras, Pantóides, par, para, Para, parasse, Parca, parede, pariu, parlamento, parte, partida, partiu-lhe, passado, passam, passo, pastor, pátria, Patroclo, pavês, pé, Pédaso, pedes, pedra, pedrada, pedras, Pega, peito, peitos, peixe, pela, Pela, pélago, pelas, Pelas, Pelasgo, pele, Peleio, peleja, pelejar, Peleu, Pelides, Pélion, pelo, Pelo, penacho, penachos, pender, Pendura, Peneleu, penha, penhas, pensando, Peônios, perde, perdem, perderam, perecem, Perfaze, perfumado, Pericmeu, Periério, perigo, Perimo, permaneço, perna, pernas, pernicioso, perpétuo, persegue, perturbado, pés, pesada, pesado, pesar, pesca, peso, peste, picadas, piedade, Pilarte, píncaros, pinho, pios, pique, Pires, Pisandro, piscoso, pleiteiem, pó, Podarga, pode, Põe, poeira, pois, Pois, poldros, Polidamas, Polidora, Polimela, Polímelo, polpa, ponha, ponta, ponto, popa, por, Por, porém, Porém, porta, portas, Pôs, Possamos, possante, posso, posto, postremo, Pouca, pouco, poupe, povo, praça, prado, praia, Pranteias, prata, prazer, precediam, preceitos, precipitam, preclaro, predileto, pregam-se, Preia, prélio, prêmio, preparam, prepotente, presidia, preso, pressa, presto, prevenindo, previsto, Previsto, preza, Priâmeo, primavera, primeiro, primipilares, primo, príncipes, prive, proa, proclina, procura, prodiguem, proferes, progênie, <text:soft-page-break/>prole, Pronos, Pronto, propele, próprio, prorrompem, Prosterna, prostra, Prostra, prostrou, proteção, Protesilau, prova, provar, provê, Público, pugna, pugnando, pugnaz, pula, pulcrícoma, pulo, pulso, punha, punho, purifica, Puro, Purpúrea, purpúreo, quadriga, Quais, qual, Qual, qualquer, quando, Quando, Quanto, Quantos, quarta, quarto, Quarto, quase, que, Que, Quebram, quebranta, quedo, Quedo, Queixas, queixos, quem, Quem, quer, querendo, queres, quero, Quimera, quinto, Quiron, Quis, racha, Racha, raio, ramos, ramoso, rancor, Rápido, rápidos, rasgues, raso, rebenta, rebentam, receba, rechaçaremos, rechinando, recíproco, Recomendou-te, reconhecendo, recontai-me, recordai-vos, recorrem, recua, recurvo, rédeas, reflete, Reforçado, refrega, régia, rei, Remessada, remete, remetem, Remos, remove, Remove, renderam, renhida, repente, repila, repor, Repreende, repulsa, repulsam, repulsos, resfolgava, resguardando, resignou-se, resistem, resistindo, resolve, respiraram, respiro, ressupino, resta, restituam, retêm, retêm-na, retida, retirada, retorna, retorque, retrocedendo, Retrograda, reúno, revelou, revertas, revés, Revolto, rico, rijo, rio, Rios, roazes, robora, robusta, Robusta, roça, Rocas, rocha, rochedo, roda, rodar, rogos, rói, rojões, rola, Rola, Rolam, rompe-esquadras, rompe-esquadrões, rompes, Rotas, roubam, roupa, rouqueja, Rubros, ruem, ruge, rui, ruído, ruína, sabe, saca, sacando, sacode, sacra, sacro, sagrem, sai, saio, salta, saltara, Salva, salvá-los, Salva-o, salvar-se, Salvares, salve, Salve, Sangário, sangrem, sangue, Sangue, sanguíneo, sanha, sanhudo, santa, São, sara, Sarpédon, Satúrnio, se, Se, sê, secure, Seduziram-te, segundo, seio, seixo, sejas, sela, Selos, sem, Sem, sementeiras, semi-ardida, <text:soft-page-break/>sempiterno, sempre, senhor, senhores, sentindo, sequer, ser, será, serei, sereno, servil, sestra, setas, seu, seus, Seus, severo, sevo, si, silvo, sim, sinto, só, Só, soa, sob, Sob, Soberbo, sobrancelhas, sobre, Sobre, sócio, sócios, Sócios, sois, sol, Sol, soldados, sólido, solta, soltam, somente, sonípedes, Sono, sopro, sorte, Sós, Subindo, súbita, subtraído, Subtraído, sucumbe, suja, sulquemos, suor, superba, supero, súplice, Supremos, Sus, suspira, Suspira, Sustentara, sustento, sustinha, tais, tal, Tal, talha, Talvez, também, Também, tampa, tanta, tanto, tantos, tapetes, tarros, te, Te, Té, Telamônio, tem, Tem-se, temão, Temendo, temer, temes, temões, temor, tempo, tenaz, tenda, tendas, Tendo, tendões, tenhas, tens, terceiro, terra, Terrível, teso, testa, Testor, tetérrimos, Tétis, teu, Teucras, Teucro, Teucros, teus, Teus, teve, ti, Tinha, tinham, tinindo, Tio, tira, Tirano, tirasse, tiro, tiros, tiver, Tlepolemo, Toas, toca, tocam-se, tocar-te, toda, todas, todo, todos, tolda, tolha, tolhe, tolhendo, Tomba, torna, torneiam, torno, torre, touro, transpõe, transportem, Trás, Trasimedes, Trasimelo, Traspassa-o, trata, Travam-se, trazes, treme, Treme, tremebunda, trepa, trépido, trépidos, três, Três, trespasso, treva, triste, triunfo, Troas, Tróia, Troianos, tropas, tropel, Trota, trouxe, troveja, trucidar-se, truz, tu, Tu, tua, Tua, tuas, Tudo, Túmulo, tumulto, Tumulto, tumultuam, túnicas, turba, Turba, turbilhão, turbilhões, turvam, turvo, Ulisses, um, uma, ungüíssonos, unira, Uns, Untada, urra, urrando, Útil, vagabundo, vagam, vagas, vai, Vai, vale, valente, valentes, valeu, Válidas, valor, valoroso, Valoroso, vantagem, vária, vários, varões, vascas, vasto, vaza-lhe, vazio, Veda, vedam, vêem, veemente, veia, veio, Veio, Vejo, Vela, velocípede, veloz, vem, Vem, Vêm, Vence, vencedor, <text:soft-page-break/>vencido, vendo, Vendo, vendo-a, ventas, vento, ventos, ventre, venusta, verde, vergonha, verter, vertigem, vespas, Veste-lhe, Veste-o, vestido, vexado, vezes, viandante, vibra, víceras, vida, Vidra-lhe, vil, vingança, vingando, vinho, vinte, Vira-se, virginal, viril, vista, vitória, vivas, Vivem, viverás, vivo, voa, voam, volta, volte, voltos, voltou, volve, vomitam, vorazes, vos, Vós, votado, Voto, votos, voz, vozeiam, Vulnera, vulnerado, Xanto, Zéfiro, zombar, zumbem, zune, zunido, </text:p>
      <text:p text:style-name="P33"/>
      <text:p text:style-name="P12">Canto 17</text:p>
      <text:p text:style-name="P34"/>
      <text:p text:style-name="P34">a, A, à, À, abalançar-se, abana, abandona-me, abandonam, abandono, abatido, Abido, abrigar-se, abrigasse, abunde, abutre, abutres, acaba, acabe, ação, aceleradamente, acerbo, acerca, acérrimo, acolhe, acometem, acompanham, acontecido, acorçoar, acordo, Acorre, acossam, açoute, acre, Acudindo, acusas, adapta, adverte-o, aêneo, afamado, Afasta, afiada, afinco, afligiam, Afraca, afrontar, afugenta, afunda, ágil, agora, agradar, agro, aguardam, agudíssimos, agudo, águia, ah, Ah, Ai, Ajax, ajudas, alarida, alas, alcáçar, Alcança-os, alcançar, Alcimedon, Alectrion, Alegre, alguém, algum, ali, Aliás, alimenta, alivia, alma, alojam, alta, altiva, Altivo, aluno, alvas, amaine, ambos, Ambos, ameaça, amedrontas, ameno, amigo, Amigo, amigos, Amigos, amiúdam, ampara, amplo, Anda, angustia, anima, animavam, ânimo, Ânimo, anos, Anquíseo, Anquises, ante, Ante, antes, Antes, Antíloco, Anui, anunciar-lhe, anuncie, anúncio, ao, Ao, aos, Aos, apanha, aparta, apeia, apenas, apetitosa, Apisaon, Aplaude, aplaudira, aplauso, apoio, Apolo, Após, apraz, apresentarás, apressemos, apropinquar, <text:soft-page-break/>apunha, Aqueu, Aqueus, aqui, Aqui, Aquiles, Aquivos, ar, arauto, arcano, arcipotente, ardente, ardentes, ardia, ardor, árdua, areia, áreo, Areto, Argenti-archeiro, Argeu, argúi, Arisbas, armada, armadura, armas, arnês, arqueia, arqueja, arrancar, Arrancar, arrancara, arranco, arrastá-lo, Arrastando, arrebatam, arredados, arredam, Arredar, arremessam, arremete, arrostar-nos, arrostas, arrosto, artefatas, as, As, às, Ásio, aspecto, áspera, áspero, assaltos, assentará, assento, assim, Assim, assista, assistisse, assombrados, assome, Assumindo, assustou-me, Asteropeu, ataca, ataque, até, Até, atento, aterrados, atira, atrás, Atrás, atravessa, atreve, atrevem, Atrida, Atridas, atroz, atura, audácia, audazes, Augusto, auriga, Automedon, auxiliares, avança, avançam, aves, Ávidas, avista, azinhaga, baixo, baixos, Balança, bálteo, bando, banhando, baque, baralha, barbudo, barda, barulho, basta, basto, batalha, batalhas, bater-se, bebeis, belaz, bélica, bélico, belicoso, belígeros, bem, Bem, Beócio, bezerra, biga, bipontudas, bizarro, bizarros, boi, bois, bom, bordo, bote, braços, bradar, bradou, Bramindo, brande, brandida, brando, bravo, brenhas, breve, breves, bridas, brigar, brilhar, brio, brioso, bronze, brônzea, broquéis, broquel, bruços, busca, cá, Cá, cabeça, cabeleira, caçadores, cachorros, cada, Cada, cadáver, cães, Cães, cai, caia, caiba, cair, caligem, Caligem, calou, camarada, caminho, campina, Campina, campo, caniçalha, cansaço, cara, caro, carrega, carro, carros, casa, caso, cavalos, ceder, cega, celso, celsos, centro, Cerano, cerca, cerco, Cerdo, cérebro, certa, certame, certo, Certo, cerviz, cessa, cessem, céu, Céus, cevar-se, Ceve, chama, chamado, chamei, Chamou-me, chão, chefe, Chefes, chicote, chofre, choque, choro, choroso, Choroso, choupa, chupa, <text:soft-page-break/>chusma, chuva, Cicônio, cidadãos, cidade, cima, cingindo, cipo, circundam, clama, clamasse, clamor, clamou, claridade, claro, cobardes, coberta, cobre, cocar, coche, cocheiro, cocheiros, cogita, colhe, colo, colono, coluna, com, Com, coma, comados, combate, combater, combatiam, comenos, Comilitões, comiserou-se, como, Como, Comoto, companha, companheiros, comprime, Concitando, condensa, condoído, confiando, conflito, conhece, conheces, conselhos, consentem, consentes, consentirá, consigo, consócio, consócios, consolar, constância, Consumem, contam, contenda, Contenda, contendedores, contendia, Contínuos, conto, contra, Contra, contrário, conviva, convizinhas, cor, coração, coragem, corcéis, corisca, cornos, corpo, corpos, Corra, corre, Corre, corrente, cortou-lhe, coruscantes, costas, couraça, couro, creio, Crendo, Creras, Cresce, Cretense, criado, criaturas, crina, crinipulcro, Crômio, cruas, Cruel, cruento, cruor, cuidados, cuidas, cuidava, Cuja, cumpre, cumprirem, Curem, curral, curso, curto, Curvo, cúspide, custo, da, Da, Dá, dá-lhes, dado, dali, Dânao, Dânaos, daqui, Daqui, dar, Darda, Dárdanos, dardejo, dardos, das, Das, de, De, debalde, Decepada, decoro, defenda, defendê-lo, defender, defunto, deiforme, Deitado, deixa, deixar, deixo, Deliberemos, demais, dementes, denodo, dente, dentes, dentro, depois, Depois, Dera, derradeiro, derrama, desabe, desampare, desapareces, desarreiga, descarna, Descobriu-lhe, descorado, descose, descubro, desdouro, desejavam, desfalecido, desfez, desgraça, Desgraça, desmorona, Despede, despem, desperta, despido, despojá-lo, despojaste, desprega, Dessa, destes, desventura, desvia, Deucálide, deus, deusa, dia, diafragma, <text:soft-page-break/>dias, difundiu, digno, Digno, Diório, Direito, direitos, dirige, discorre, discorres, disfarçado, Disinor, dispostos, disputar, disse, Disse, dissipa, Distantes, distingo, divinal, Divinas, divindade, divino, divo, dizem, dizendo, Dizia, do, Do, doados, dois, Dois, dome, dons, dor, dos, Dos, duros, e, E, é, É, Eácida, Eetion, eferados, Egíaco, Égide, egrégio, Ei-lo, Ei-los, Eia, eis, ela, Ela, ele, Ele, Eles, elmo, elmos, em, Em, Embaça, embebe, embora, Emônio, empolga, Empolgados, emprega, empresa, Emulando, encaixe, encalço, encaram, encaras, Encarna, encher, encher-te, Encomendas, encontra, encova, Eneias, êneo, êneos, enfeitada, engula, Enomo, enorme, enquanto, Enquanto, ensangüentados, entanto, então, Então, enterra, entranhas, entre, Entre, entregá-lo, entregar, Entregassem, entretecida, entristece, enubla, envelhecera, envia, envolve, envolver-me, enxotada, Eólio, Epítides, eqüino, Équite, era, ereto, erguem, eri-esplendente, eribrilhante, erifulgente, erifulgúreo, errado, És, escapar, Escaparmos, escárnio, esconde, Escondido, escorrem, escudeiro, escudo, escudos, escuro, escuta, esfaimado, esflora, esfolha, esforçado, esforçaste, esforço, esgoto, espaço, espada, espadas, espanca, espantoso, esparso, espedaça, espedaçá-lo, esperam, esperança, esperavam, esperem, espessa, espeta, espicham, espirra, espólio, esposa, esquecem, Esquecer-vos, Esquédio, esquerda, esquiva, Essa, esse, está, estala, estava, Estava, este, Este, esteio, estes, estimadíssimo, estiram, estirou, estorninhos, estrago, estralou, estranhar-mo, estranhará, estremava, estrênuo, estrépito, estridentes, estridor, estrugir, estulto, estultos, eu, Eu, Euforbo, evento, evitando, evites, exacerbada, exalta, exânime, Exceto, excita, exclama, excogitemos, exemplo, <text:soft-page-break/>exército, exímio, exorta, expira, expresso, expulso, extinta, extinto, exulta, face, faces, Fácil, fadiga, fado, fala, Fala, falanges, Falou, falta, faltará, fama, fâmulo, Fâmulo, fazem, Febo, feio, Feito, feitos, Fende, Fênix, Fenope, Fenopides, fera, fere, fereza, feri, ferida, ferido, ferino, fero, feros, feroz, ferro, ferve, fez, fiar-se, fica, fido, fiel, fígado, figura, fila, fileira, fileiras, filhinho, filho, Filho, filhos, fímbrias, firme, Firmes, flavo, flores, flutua, Focences, foge, fogo, foi, fora, Fora, força, forçado, forças, Fórcis, forçuda, forma, formosa, forrados, fortaleza, forte, fortes, fortíssimo, fosso, fostes, foz, fraco, fragoroso, franzidas, fremem, fremente, frente, fria, Frígios, frisões, fronte, Frontis, frota, frustrâneos, fuga, fugaz, fugis, fulmíneo, fura, fúria, furioso, gado, galeato, galhardo, gansos, garbo, gavião, geme, gemente, generoso, gente, gentis, ginetes, giro, Glauco, glebosa, glória, glorifica, gola, golpe, gordurosa, gosto, gotas, Graças, Gradivo, grado, Graios, Grajúgenas, gralhos, grande, Grego, Gregos, grita, gritos, grossura, guapos, guardas, guerra, guerreiro, guerreiros, guia, Guinchando, gume, há, Há-de, Hão-de, hasta, Hasta, hastil, havemos, haver, Hei, hei-de, Heitor, Helesponto, herói, heróis, Hipáside, Hiperenor, Hipoloquides, Hipotoo, hirsuto, hoje, homem, homens, honra, honrados, horrendo, horríssono, horrível, hóspede, houveram, Houvesse, humano, humanos, humor, ia, iam, Ida, Idomeneu, Ifítio, ignavos, ignora, ignoravam, igual, iguale-me, Ilíacas, Ílio, ilustre, imbele, imensa, imolar, imortal, impacientes, impeças, imperava, ímpeto, impetuoso, impossível, impregnada, inábeis, incansável, incêndio, incessantes, inchado, inda, indaga, indecoro, indefessa, indício, Indignado, indignados, Indócil, inextinguível, infanda, infelizes, infrugífero, infundir-vos, <text:soft-page-break/>inimigo, inimigos, injusta, insano, Insensatos, insiste, insistem, inspira, instando, instauram, instigou, instruta, insultas, inteiro, intentas, interruptos, intrepidez, inútil, invicto, ínvido, Invito, invocada, ir, iriam, irmão, irosa, já, Já, jactar-se, jaspeada, javali, Javardo, jaz, Jaz, joelhos, Joelhos, joga, jogar, Jove, jovem, juba, jugo, julgava, junto, Junto, Júpiter, lá, Labutando, Lacera, lacerando-a, lacerarem, ladeava, ladridos, Laerceides, Laerceu, lágrimas, lagrimavam, lagrimosa, lâminas, lança, Lança, lanças, lanceia, Laodoco, largaste, Larissa, Lasso, leão, Lebre, lei, lembrai-vos, leoa, Leócrito, Letos, Leuto, levá-lo, levam, Levar, levavam, leve, lha, lhe, Lhe, lhes, Lhes, liça, Lícia, Lício, Lícios, Licomedes, Lictos, Liga, ligeira, língua, linha, linhas, livra, lobrigando, logo, Logo, Lograr-se, Logravam-se, logre, longe, Longe, louro, lua, lucro, lume, lutam, luto, luz, madeixa, mãe, magnânimo, mágoa, mágoas, mais, mal, Mal, mama, mamilo, mananciais, manar, mancebo, Manchada, manda, mandados, mandara, maneira, Maneja, manhã, mão, mãos, mar, marcha, márcio, marte, Marte, mas, Mas, massa, mastro, mata, matá-los, matança, matando, matavam, mate, matrona, Mau, Mavorte, me, Me, medo, Medon, Meiga, meio, meios, melhor, Melhor, membros, meneando, Menécio, Menelau, meninos, menos, Mentes, Merion, mesa, mesma, mesmo, Mesmo, Mestles, Mesto, metade, Meus, mim, minaz, Minerva, minha, miserando, mísero, mó, moderava, modo, moita, mole, molossos, montanha, monte, monteiros, montes, mor, moras, morde, Mormente, morra, morrem, morrer, mortais, mortal, morte, morticínio, morto, Morto, mosca, Move-se, movem-se, muda, mudam, mudo, Muge, Mugem, mugido, Muito, muitos, Muitos, mulheres, multíplices, <text:soft-page-break/>mune, muram, muro, muros, mus, mútuo, na, Na, nado, não, Não, nas, natura, naus, Naval, Negreja, negro, negrume, nem, Nem, nemoroso, nenhum, nervo, nervos, nesse, Neste, Nestor, Nestório, névoa, ninguém, Ninguém, nítido, no, No, nobre, nobres, noite, nojo, Nojo, nome, nomes, nos, Nos, nós, nossa, nosso, nossos, novilha, nu, num, Num, nume, numerosas, nunca, Nunca, núncio, nuvem, nuvens, o, O, ó, Ó, obedece, Obra, obscuro, observa, observo, obtendo, ocultava, ocupava, odioso, oferte, oh, Oh, Oileu, Olha, olhando, Olhinegros, olhos, oliveira, ombreia, ombro, ombros, ondas, opondo-se, opróbrio, ora, Ora, ordena, orelha, orgulho, os, Os, osso, ou, Ou, Ouçam-me, ouro, Ousa, ousado, ousam, outro, outrora, outros, ouvi-lo, Ouvi-me, Ouvindo-lhe, ouvissem, oxalá, padeceres, padre, Padre, pagar, Pagarás, pai, pais, pajem, Palas, pálida, palma, Panopeia, pantera, Panto, Pantóides, para, Para, pára, parando, Parca, parte, partida, passa, passos, pasto, pastos, pátria, Patroclo, pavês, pé, Pedestre, pega, Pegada, pegão, peito, peitos, peje, pela, Pela, pelas, Pelas, Pelasgo, pele, peleja, pelejar, pelejavam, Peleu, Pelides, pelo, Pelo, pelos, Peneleu, Penetrando, Peônia, perante, percebe, percebendo, perda, perde, Pereçam, perfura, Pérgamo, Perifas, perigos, pernas, perseguem, persegues, perseguido, perspicaz, perto, Perto, pés, Pés, pesa, pescoço, peso, Pílios, pinha, pique, plebeu, pó, pode, poderia, Podes, podia, Põe-lhe, Põe-se, pois, Pois, Polidamas, pombas, Ponha, ponta, por, Por, porém, Porém, porque, Porque, portas, Posso, potente, pouco, poucos, Pousa, povos, praia, praias, pranto, prata, precedendo, precipita, predileto, pregas, preia, prélio, presa, presente, preservá-lo, preservem-no, pressurosos, <text:soft-page-break/>Presto, presumo, pretas, prevenindo, previsto, prezava, Priâmeo, Príamo, primeira, primeiro, Primeiro, primípara, primipilares, Príncipe, príncipes, procela, proclina, profundo, proíbe, prole, Pronto, própria, próprio, prosterna, prostrado, protegem, proteger, provar, provocado, provocar, Próximo, prudente, pugnardes, pugnaz, Pugnaz, pula, Pula, pulcras, punhos, purgando, purpúreo, Puxam-no, puxando, qual, Qual, qualquer, quando, Quando, Quanto, que, Que, quebra, Quebra, queda, quedos, queixo, quem, Quem, quentes, queriam, Querido, quiseste, raivoso, rasgado, rastos, rebenta, receio, recente, receosos, recíproco, recolham, recompensa, reconhecem, recordar, recresce, Recrescia, recua, recurva, rédeas, redor, Refulge, regalo, regeis, rei, reja, remetem, remirmos, repele-os, repeli, repelir, repente, repentino, repulsos, Repulsos, rês, Reserva, resguardamos, resistindo, respiram, respirem, Respondeu-lhe, reste, Restituirmos, resvalante, retira, retirada, retornarmos, retrai, retrocede, retrocedem, revelar-me, reverter, Revestes, revolvendo, Rico, rígidos, rio, riscos, Rival, robusto, roda, rodear, rodela, rojá-lo, rojam, rojando, Rojar, rojo, rola, roldão, rompe, Rompendo, romperem, ronca, Rouba, roxa, Roxeia, Rubro, Rui, ruína, rumor, Rurais, Sabem, sabia, sábio, sacra, sacudindo, sacudir, sai, Sai, saindo, Sair, Saiu, salpica, salsas, Salta, Salva, salvar, salvaríeis, salvo, sangue, sangüento, sanha, sanhuda, santa, são, São, saqueado, Sarpédon, Satúrnio, saudosos, se, Se, sê, secure, Sede, segue, seguira, seguros, sei, seio, selva, sem, Sem, Semelhando, Sendo, sente, sentida, sentido, sentindo, sepulcro, sequer, Sequer, ser, Ser, Será, serão, serás, Serena, sereno, seria, Servos, sestra, setas, seu, seus, <text:soft-page-break/>Seus, sevo, si, silvestre, Sim, sinal, sisudo, só, Só, soasse, sob, sobe, soberbo, sobrancelhas, sobre, Sobre, sociedade, sócio, sócios, socorrera, socorro, Sofrer, sois, sol, Sol, sólidos, solitário, sólito, solta, Solta, Soltando, somenos, sopeiam, sopro, sopros, sorte, sorve-lhe, sossego, sou, sua, subira, Súbito, sublime, subverter, Sujas, Sujeito-me, sujeitos, sumo, suor, superava, suponho, supremo, supremos, Suprir, supunham, sus, suscita, suspende, Suspira, sustentado, sustentar, suster, Suster, tal, Tal, tálamo, talha, talim, tanto, Tanto, tantos, tarde, táureo, te, Té, teima, Telamônio, tem-se, temendo, temerário, temeroso, tempo, tende, Tendo, tenha, tenhas, Tens, teor, terás, terminou, terníssimos, terra, terreno, terror, Tersíloco, tetos, teu, Teucro, Teucros, teus, ti, tições, tinha, tira, tireis, tiro, Tiros, Titubas, tivéramos, toa, Toca, todas, todavia, todo, todos, toldada, tolhe, Toma, tomba, toquem, torna, torno, tornozelo, torreado, torrente, torvo, touro, trabalhos, transportando, trará, Trasimedes, trave, traz, trazem, tremem, tremendo, tremer, Trépido, Trépidos, treva, tribos, triste, tristes, triunfo, Troas, troca, troféu, Tróia, Troiana, Troianos, Tróico, tronca, tropas, tropel, Trota, trotam, truculentos, tu, Tu, tua, tudo, tumulto, turba, Turvado, ubertosa, Ufanar-se, ufania, um, Um, uma, unidos, uns, urge, urre, urros, vades, vai, Vai-te, valendo, valente, valido, valor, valoroso, vanguarda, Vão, Vão-se, vãos, varão, vário, varões, vasta, vasto, vate, vê, vê-lo, vedo, velhice, velho, veloz, vença, vence-te, venerandos, Venha, ventre, ver, verde, vergonha, Vertiam, vês, vezes, via, Viceja, vida, vigilantes, vigora, vinde, vindo, vir, Vira, virando-se, Virando-se, virente, virtude, vista, visto, vitória, viu, viúvo, vive, víveres, vivo, vivos, voa, Voa, <text:soft-page-break/>voantes, volta, Volta-se, Voltam, voltaremos, voltares, voltarmos, voltasse, voltem, volves, vomita, vontade, voraz, vos, Vós, vosso, vou, voz, vozeia, Vulcânea, vulnera, Zagais, zelo, </text:p>
      <text:p text:style-name="P34"/>
      <text:p text:style-name="P13">Canto 18</text:p>
      <text:p text:style-name="P13"/>
      <text:p text:style-name="P35">a, A, à, À, abas, abatido, abraça-lhe, abraçá-lo, abrandar, abstenham, abundoso, abutres, acampam, ação, acaricioso, acelerem, acendem, Acendem, acendeste, acérrimos, acha, acolhiam, acomodado, acres, Acteia, acuados, açulam, acumulam, adiante, adolescentes, adornos, aênea, afã, afastes, afeia, aferra, afiada, afirma, afirmava, afiveladas, aflijas, aflita, aflito, agarra, Agave, agora, água, aguarde, aguça, agudo, Ah, Ai, airoso, ais, Ajax, ajuda, ajuntam, alagada, alarma, alaúde, alcáçar, alçando, alegre, aleijão, alfaias, alfanjes, Algo, alguém, algum, alguns, alheios, ali, Ali, aliados, alma, almeja, alqueive, alteia, altivos, alto, alvergue, alvíssima, alvo, Alvo, amado, amanhado, amargor, amarguras, Amatia, ambas, ambos, Ambos, ameno, amigo, amigos, Amigos, ampla, amplo, amplo-comados, Anda, Anéis, Anfínome, Anfítoe, angustiam, ânimo, anos, ante, Ante, antes, Antes, Antíloco, anúncio, ao, Ao, aos, Aos, apanham, apareças, aparecer, aperta, Apesar, Apinham-se, aplaudem, Apolo, após, apossavam, apreciava, apregoavam, apresenta, apressado, aprestar, aprontam, aproximou-se, Apseude, aquece, aquele, áqueo, Aqueus, aqui, Aqui, Aquiles, Aquivos, aquoso, arado, arautos, Arautos, arbítrio, arca, Arde, ardido, ardidos, ardor, árduo, ares, argêntea, argênteo, argentípede, Argentípede, Ariadna, armadura, <text:soft-page-break/>armam, armas, armento, arnês, arraiada, arranque, arrastá-lo, arrima-se, arrostá-lo, artífice, artista, as, As, às, Às, asilo, assaltou, assembléia, assemelham, assenta, Assentam, assim, assiste, assolando, assolar, assusta, Assustam-se, Ata, atá-los, atalaias, até, atento, atira, atônitos, atrás, Atrás, atrevem, Atrida, augusta, áurea, Áurea, áureas, Áureos, auricomada, aurigas, aurora, ausência, Austero, avante, avena, ávido, avisem, azafamado, azeitonado, azinhaga, baco, Bailam, bálsamo, bambas, barbudo, barras, basta, batalha, batidos, bebia, belo, bem, Bem, bens, berrador, boceja, Bodas, bois, bojo, Boldrié, bom, braceletes, brada, bradar, brama, brasido, bravo, Bravo, breve, brilhante, brilhantes, brilho, brincos, bronze, bronzes, brunido, bulha, Buscando, cá, Cá, cabeça, Cabeça, cabeludos, cachaço, cachorros, cachos, cada, cadáver, cadáveres, cadente, cães, caindo, cair, caíra, cal-te, Calianassa, Calianira, campa, campeões, campo, cândidas, caniçoso, canistréis, cansais, canta, cara, Cáris, caro, Carpindo, carregam, carvalho, casa, casco, caso, castelo, cativara, causa, causara, Cautela, cava, cega, Cegos, ceia, Ceia, Ceias, ceie, ceifeiros, celeste, celso, cepo, cerca, cercadores, cercam, cerco, cerra, Certamente, Certo, cérula, cessa, Cessa, cessada, cetrado, cetro, céu, céus, Céus, chagas, chama, chamando, Chega, Chega-se, chegada, Chora, choram, Choram-no, chorar, choras, Chupam-lhe, cidadãos, cidade, cidades, ciladas, cima, Cimódoce, Cimótoe, cinco, cinge, cinza, círculo, cítaras, clama, clamorosos, clangor, clara, Claro, clausurados, claviargêntea, Climene, Cnosso, cobre, Cobre, coches, colares, cólera, colha, colhe, colhendo, coloca, colocaram, com, Com, comados, combate, combatentes, combates, <text:soft-page-break/>combatiam, começam, como, Como, companheiro, completo, Completo, concordar-se, conflito, confusão, confuso, congresso, conosco, conquistamos, consegue, conselho, consente, consócios, consolá-lo, consorte, constelações, consternado, Constrangido, contai, contemplando, contendem, contender, contra, Contra, contundindo, copo, coração, corcéis, cordas, Cordato, cordura, Coreia, cornos, coroou, corpo, correrias, corro, corte, coruscante, coruscantes, couraça, coxeando, coxo, Crástino, cravos, creio, cresce, Crescido, Criado, criar, crista, cruel, cuida, cuidosas, cujo, Cujos, cumes, cumpre, curral, curta, curtido, da, Da, dado, Dali, Dânaos, dançam, Dano, Dante, dar, Dardanas, Dárdanas, das, Das, de, De, debaixo, debalde, debandam-se, decepada, dedáleo, Dédalo, defeso, degole, déias, deixa, deixando, Deleita-se, delicadas, Denigre, densa, dentre, dentro, Dentro, depois, Depois, deposto, deprecam-lhe, desafogo, descesse, desço, descobrem, desejosos, desfilam, desgosto, desjungindo, deslembremos, despede, despem, despenha, despojou, Despraz-me, Destruí-la, deu-me, deus, deusa, Deusa, deusas, devo, Dexamene, dia, dilacerado, Dinamene, discórdia, Discórdia, discorrem, disputa-se, disputar-nos, distante, distinguiam, distribua, diurna, divertiam-se, Divide-se, dividindo, divinal, divino, divo, Diz, dizes, do, Do, doce, dois, Dois, dom, domaram, domina, donde, dons, donzelinhas, dor, Dorido, Dóris, dos, Dos, Doto, doze, Duas, dúctil, dupliagitadas, duro, e, E, é, É, Eácida, égide, Ei-lo, eia, Eia, Eis, ela, Ela, Elas, ele, Ele, eles, Eles, Elmo, eloqüente, em, Em, Embora, emboscada, empeças, empenham, empolgam, encaminha, encerrarmo-nos, Enchem-lhe, Enchem-no, encher, encostam, encubras, <text:soft-page-break/>encurralar, ênea, enfeixadores, enfim, engastes, engenhava, engenho, enlaçam, enorme, Enorme, enquanto, Enquanto, entanto, Entanto, então, Então, entranhas, entrar, entre, Entre, entrei, entres, enubla-se, envia, enviara, enviei, envolvem, enxuga, enxuguem, eqüestres, era, eram, Eras, érea, erguem, Ergueu-se, escabelo, escala, escape, escondidas, escudo, esculpiu, escute, esforço, esmalte, espaço, espalha, espanto, esparzem-lhe, esparzia, espera, esperança, Espetar-lhe, Espio, esponja, espontâneo, esporadas, esposa, espostejada, espúmeo, esquecem, esquivou, Essas, esse, está, estanho, estão, estardes, este, Este, esteiam, estes, estila, estira, estrago, estrelada, Estupendo, eu, Eu, Eurínome, Evapora-se, exala, excedem, excedendo, exceto, Excite-se, exército, exércitos, exiciais, exício, expelem, expendera, expirou, expor-se, exprimentá-lo, expurgue-se, exultar, exultará, fabricar, fabro, faça, Faças, faces, fachos, fadado, fado, fala, Fala, falha, faltam, faltos, faminto, famosa, farinha, fatal, favor, faz, Fazem, Fazer, Feito, Feliz, fendesse, feras, fere, ferem, féretro, feria, feridos, fero, ferro, Ferusa, ferve, férvida, fez, Fez, ficará, fido, Fieira, filho, fim, fino, Fiquei-me, Fiques, firme, fivelas, flautas, flóreas, flutuante, fogaréus, fogo, Foice, foles, for, fora, foram-se, Foram-se, força, forçada, forjas, forje, forjei, forma, formosa, formosas, foro, forte, Forte, fosse, fosso, Fosso, franjada, Fremindo, frente, fresco, Frígia, frisões, fronte, frouxas, fruto, Ftia, Fui, fujo, fulgoroso, fulmíneo, fumo, fundo, fundos, Fúnebre, funerais, funesto, fúria, furna, futuro, gado, Galateia, gastam, gavião, geme, gemebundo, gente, Gentil, gentis, giro, Glauca, glória, glorioso, goza, goze, grã, Grajúgenas, grande, grave, Grave, gravou, Gregos, grevas, Grevas, grinaldas, grita, <text:soft-page-break/>grito, gruta, guapo, guarda, guardo, guerra, guiam-nas, há, habitasse, habite, haja, Hália, hão, harmônico, hás-de, Haverás, Hectóreas, hei, hei-de, Hei-de, Heitor, Helesponto, Hércules, herói, heróis, Híadas, himeneu, hoje, Hoje, homem, Homem, homens, homicídio, honrosos, horrendo, horríssono, horrível, horto, hospitaleira, hostes, hostil, houve, Hui, humanas, humanos, humildes, Ianassa, Ide, ilha, Ílio, Ílion, ilustres, imensa, imenso, iminente, imo, imole, impõe, improvisos, incêndio, incha, incorruptível, incude, inda, Inda, indigna, indo-se, indômito, infadigável, inferior, infesto, inflamado, inflamaste, ingente, inimigo, injúria, Insano, insculpiu, Insculpiu, insídias, insigne, insistindo, instrumentos, Inteira, inteiro, intento, inútil, investe, ira, Irá, Irado, Iris, Íris, irmã, irmãs, Irmãs, isto, Isto, já, Já, Janira, jaz, jaza, jazer, jazigo, Jera, jogo, Jove, jugo, juízes, Juno, junto, Júpiter, lacerando, láceras, Ladeiam-no, ladrem, lágrimas, lagrimosas, lambe, lamentam, lâminas, lampejantes, lança, lanças, lar, lares, largo, Lastimando, lava, lavado, Lavado, lavor, lavram, lavrou, Laxos, leão, Ledo, Ledos, leito, lençol, lenha, lento, leões, Lestos, levara, leve, lhe, lhes, Lhes, liça, lide, limpa, línguas, linha, Linoria, lisa, livrarem, logo, Logo, longe, loriga, louçã, loura, luta, luto, luz, luzir, ma, madre, mãe, maior, mais, Mais, mal, males, Manada, manda, mandado, mandei, Mandei-o, manhã, manjares, manto, mão, mãos, mar, maravilha, marchemos, marciais, marcial, mares, margens, marinhas, marte, Marte, martelo, mas, Mas, mastins, matador, matando, matar, matasse, matilha, me, Me, meditar, medonho, medonhos, medrava, medrou, meiga, meio, mel, melhor, melhores, Melita, melodias, membros, Menécio, Menetes, menino, meninos, Menos, mente, Meônia, Mera, <text:soft-page-break/>mergulha, mergulham, merlões, mesa, Mesclam, mesclar-se, mesma, mesmo, mesquinha, messe, mesta, Mestas, mestos, mestra, mestre, metade, mete, meu, meus, mim, minaz, Minerva, minha, Mirmidões, Mirmidon, Miseranda, mísero, míseros, mister, mo, móbil, Moças, moços, Moços, Mole, molhos, monstruoso, monta, montando, morder, mormente, morramos, morre, mortais, mortal, Mortal, morte, Mortes, morto, mugindo, mugir, mui, Muitíssimos, muito, muitos, mulheres, multa, munamos, muralha, muro, N’alva, na, Na, não, Não, nas, Nascido, naus, naval, necessidade, nega, nega-se, negras, negreja, negros, nele, Nele, nem, Nem, Nemerte, nenhum, Nereida, Nereidas, Nereu, Neseia, Nestório, nevoso, Ninguém, ninho, nisto, no, No, nobre, noite, noivas, nos, Nos, nós, nossas, noutra, nova, nove, novene, novo, Nu, num, numa, Numa, nume, numerosas, numes, nunca, Nunca, núncia, nuvem, o, O, ó, Obedecei-me, obedeço, obediente, obrigações, oceano, Oceano, ócio, ocultar, Oculto, ódio, oferta, oh, Oh, oleiro, olhipulcra, Olhipulcra, olhos, Olimpo, olorosa, ombreia, ombros, onde, Onde, operem, opinando, opíparos, opresso, Opressos, Opróbrio, Opulentas, Opunta, ora, Ora, ordena-lhes, Orion, Oritia, orla, ornado, orou, os, Os, ou, ouça, ouro, outorgou-me…, outra, outras, outro, outros, Outros, ouve, ouviu-lhe, ovante, ovelhas, oxalá, paço, Pagar-lhe, pago, pai, Palas, palma, palmas, Panopéia, Pantóida, para, Para, Parca, Parecem, parelha, pari, Parir, parlamento, parte, partes, parto, pasma, pasmadas, pasmoso, passado, passo, pasto, pastores, paterno, pátrio, pátrios, Patroclo, patrulhem, paveia, pé, pede, pedestres, pedir-lhe, pediste, Pedra, pegas, pego, peito, peitos, pejo, Peleio, peleja, pelejar, Peleu, Pelides, pelo, Pelo, pelos, Pelos, <text:soft-page-break/>penas, pende, pensava, peplo, Perder, perdeu-lhe, perecem, Perfeitas, Pérgamo, pergunta-lhe, permito, pernas, pernoitava, perseguiam, perto, pés, pesadumes, pese, pese-te, peso, pira, planta, Plaustro, Pleias, pleito, pó, poderoso, põem-lhe, Pois, Polidamas, pólo, ponto, popas, por, Por, pôr, pôr-te, porção, Porém, Porque, portas, pôs, Pôs, Pôs-lhe, possível, posso, Posso, possui, postam, Postas, poste, pousam, povo, povoou, praça, praia, praias, pranteiem, pranto, prata, prazer, precedo, precisas, predito, prélio, prêmio, preparam, presa, preservar, preside, pressagiam, prestes, pretendes, Priâmeo, Príamo, primeiro, primor, primorosa, procelípede, Procura-me, procuram, prodígio, Produzir, proferes, proferir, profundá-los, proibiu-me, prole, promessa, prometem, Prometeu-me, propina, próprios, propugnada, propugnemos, Proto, proveitoso, Provêm, pude, Pudesse, pugna, pugnam, pulcrícoma, pulos, pulquérrima, pulsam, Pulsos, punhados, punhos, qual, Qual, qualquer, quando, Quando, Quantas, Quanto, quase, quatro, que, Que, quem, Quem, quentes, quer, querem, querendo, querida, ralam, ranchos, Rápida, rápido, rara, Raro, rasa, rastos, rebanho, rebater, rebatidos, receber, receia, Receia, recente, rechaçados, reciprocando, recua, redis, refluente, reforça, reforçando, Refulgente, régia, reguados, rei, rejeitam, reluzir, remate, Remir, remoto, rendermos, repetir, replicou, repousava, rês, resistamos, resiste, respirar, respiravam, respirem, respiro, Resplandecente, resplendor, responde, Responde, Responde-lhe, ressonante, retê-lo, retém, Retira, retrocedem, rever, revestidos, rica, rijo, rio, risca, roçagante, roda, rodas, rogo, roja, rompem, Roncava, Rondem, rosto, rostradas, roubador, roubaram-te, <text:soft-page-break/>Roubaria, roubou-lhe, roxos, rubriquemos, ruiva, sabe, Sabei, sabia, sábio, Saciados, sacro, saem, saíam, saiu, salva, salvam, salvou-me, sangue, sangueira, sanha, santa, são, saquear-lhe, Satúrnio, se, Se, sebe, Segue, Seguem, Segui-me, Segundo, segura, segurei, sei, seio, seios, sela, sem, Sem, sem-par, sempre, Sempre, Senta-se, sentença, sentes, ser, Ser-lhe-á, será, serão, seu, seus, seva, sevas, silêncio, Silente, Sim, sinceros, Sintam, sisudo, só, Só, soa, sobejo, Sobem, soberana, soberano, soberbíssimo, sobre, sócio, sócios, socorro, sofrera, sol, Sol, Solenes, Sólido, sólio, Soltando, soluçando, soluçava, som, sombra, somenos, sonoro, soou, sopro, sortida, Sossega, sua, Suado, suas, suave, súbito, Sublime, Submissos, subo, subtraí-lo, sucumbe, suja, sulco, sumiu-se, Supremos, Surge, Sus, suspiram, suspirar, suspirava, Susto, tal, Tal, tálamos, talentos, talha, talhe, Talia, talins, talvez, tamanhas, também, Também, tanchões, Tange, tanto, tantos, tão, tapigos, tarde, Tardo, Taumância, te, Te, tê-la, tece, tecido, Telamônio, tem, Tem, têm, tem-se, temo, Tempere, tempo, tenaz, tendo, Tens, tentames, tênue, terá, terei, terra, Terrífico, terrível, tesouros, testemunhas, Tétis, teu, Teucras, Teucros, teus, Teus, ti, tinto, Tire, tiros, Toa, toada, Toca, tocada, Tocam, Todo, todos, toma, Toma, torna, torne, torneiam, tornem-se, torno, tornou, toro, torres, toucada, touro, traçam, tragado, Tragam, trago, travadas, travessas, trazem, trazer, trégua, Treme, três, Três, triple, trípode, Trípodes, tripudiando, triste, Triste, tristezas, Tritônia, triunfo, Troas, Tróia, Troiana, Troianos, tropa, trôpego, tropel, trucidá-lo, Tu, tua, tuba, tudo, tugúrios, tumulto, túnica, Turbados, turmas, turno, ultrajam-lhe, ulula, um, Um, uma, ungido, único, unido, <text:soft-page-break/>uns, Uns, urdir, urrar, Ursa, utensis, vã, vá-se, Vá-se, vacilar, Vaga, vagabundos, vagas, vai-se, Vai-te, vale, valente, vales, válidos, valioso, vanguarda, vão, Vão, Vão-se, vãos, vaqueiros, varadas, varas, vária, vário, vaso, vasta, vejo, Vejo, velavam, vele, Velho, velhos, veloz, Vem, Vêm, vender, vens, ver, Verdadeiro, verga, vergonha, verte, veste, Veste-os, vestes, vestíbulos, vestígios, vezes, Vezes, vida, vigiam, Vigias, vindima, vingue, vinha, vinhas, vinhateiros, vinte, Vira-os, virando, virgens, virou-se, vista, vivas, vive, vivo, vivos, Vizinho, vizinhos, voltar, voltará, voltaria, volte, voltear, volve, vos, votos, vou, voz, Vulcânea, Vulcânias, Vulcano, vulgo, vulnerado, </text:p>
      <text:p text:style-name="P35"/>
      <text:p text:style-name="P14">Canto 19</text:p>
      <text:p text:style-name="P36"/>
      <text:p text:style-name="P36">a, A, à, À, abati, abordoados, acabasse, aceita, aderece, aêneo, afervora, afivela, afligiu, afraque, Agamêmnon, agarra, agonias, agora, Agora, Agrada-me, agras, agreste, aguarda, aguarde, aguçavam, agudo, ah, ai, airosa, ais, ajeitam, ajuda, ajuntamento, ajuntou, alçando, Alcides, Alcimo, Alcmena, alegraram-se, Algum, aliança, alimentar-me, alimente, alívio, alma, almoçam, almoçar, Almoce, almoço, alonga, alta, Altitonante, alumia, alvorote, amada, amado, Amaino, amaro, ambrosia, amigo, amigos, angústias, anima, ânimo, ano, anseia, ante, Ante, Antenórida, Antes, anúncio, ao, Ao, aos, Aos, apartam-se, Apaziguado, apesar, apiadam, aplacar-te, apodreçam, após, Após, apresentam, apresente, Aqueu, Aqueus, aqui, Aquiles, árbitra, árbitro, arde, ardor, arengueiro, ares, Argos, arguto, Armar-me, armas, armavam, arnês, arnesa, arraiais, arrasta, arrebatara, arrependeu-se, as, As, às, Às, <text:soft-page-break/>asas, áspera, assembléia, Assentam-se, assento, asseteasse, asseveravas, assíduo, assim, Assim, assoma, atalheis, ataque, Ate, atentos, atesto, atira, Atrida, Atridas, atroz, audacíssimo, audaz, áureo, auriga, Aurora, Automedon, avante, avilta, aviso, bainha, Baixa, baixando, balança, Bálio, batalha, batalhas, Batei-vos, beba, bebida, belaz, belígeros, belo, bem, Bem, biga, bodas, bordo, Bóreas, bracinívea, brada, brancas, branco, brasa, bravo, breve, brilha, brio, Briseida, bronze, brônzeo, Broquéis, brotar, busca, cá, cabeça, cabeças, cabelos, cabo, cada, cadáver, Cai, caia, caldeirões, camaradas, campanha, campeão, campo, Cansados, carnagem, carpiram, carro, casa, casco, castigo, cativas, cauteloso, cavalos, cearemos, celebrasse, celeste, Celícolas, celso, cerdo, Certo, cesse, céu, céus, chagas, chama, chefes, Chora, choremos, Choro-te, cimeira, circunfuso, circunstantes, Ciro, clama, Clama, clara, claro, claviargêntea, cólera, colo, colocam, com, Com, coma, comados, combate, combates, Começa, comer, como, Como, companheiros, compartiu, compassivo, Conciliado, Concordo, côncovas, Condoído, conduza, conduzisses, conflito, conjuro, consentir, consolá-lo, constranjas, contá-lo, Contava, contenda, Contenha, contentem, contramestres, contudo, convém, Convoca, Coon, copados, coração, corações, corcéis, corpo, corre, Corre, corredores, corta, corte, coube, Creôncio, criem, crino, crócea, crua, cuido, Cujo, culpa, cumpres, cure, cures, curso, Curva-nos, d’áurea, da, Da, dádivas, Dânaos, dantes, dar-mos, das, Das, de, De, declaro, degola, déia, deiforme, deixei-te, Deixemo-lo, deixes, dele, demora, dentes, depois, Deposto, derribam, derrotar, desafronta, desamparaste, desastre, descanso, desejo, desenvolto, Desfalece, despede, <text:soft-page-break/>Despenseiros, despojaram, dess’alma, destino, destroçava, destruiu, deturpando, deu-lhe, deus, deuses, deve, devora, devorado, dia, Diana, diante, Diariamente, dignos, dileto, Dirijo-me, discórdia, disputa, Disse, disso, dissolvidos, Dito, divina, divindades, divino, divo, diz, do, Do, Dobrar, doce, dois, domado, dons, dor, dores, dos, Dos, dúzia, e, E, é, É, Eácida, eia, Eia, ela, Ela, ele, Ele, elevada, elmos, em, Em, embargam, embora, Embraça, êmula, encetada, encomenda, encontra, encontro, enfermo, enfim, enganou, enorme, enquanto, enredar, ensaiarei, então, enterrem-se, entre, Entre, entrem, enumerou, enxame, Enxotarei, eqüinas, Era, ergueu-se, Erínis, escapado, escolhe, escolheram, escrava, escuda, escudeiros, escudo, escutai-me, escutam, espada, espantados, esparsa, espera, espere, Espero, esplendor, esposa, esquadrões, esquecia, esta, está, Está, estancar, Este, estelífero, Estenelides, Estênelo, Estige, estrago, estrebaria, estrela, estruge, etérea, eu, Euristeu, exalçavam, examiná-lo, Exceles, excitando, exemplo, exército, exímio, expede, expirar, expôs, faces, facundo, fado, fala, falanges, falar, falsários, falso, fâmulos, Farias, Fartos, fazer, fê-la, feito, Fênix, ferido, ferindo, ferir, fervia, festim, fez, Ficam, ficar, ficou, fígado, Filha, filho, finados, final, firamos, fita, fitar, fizesses, flagelo, flor, fluente, fogo, fogoso, foi, Folga, folgara, folgo, folgues, fome, força, Força, forro, forte, Fortíssimo, Fraxíneas, freios, freixo, freme, frente, fresca, Ftia, fulgor, fulgura, funesto, fúria, Fúrias, galeato, garganta, gélidas, geme, Gemer, gemia, generoso, genetriz, genitor, gente, gerou, gloriar-se, Glorioso, Graio, Grajúgenas, Gregos, grevas, gritando, Guapas, guerreira, guerreiro, guia, há, Há, há-de, Há-de, hábil, hastas, hei, Hei-de, Heitor, Hercúlea, <text:soft-page-break/>herói, heróis, hoje, Hoje, Homem, homens, iam, Ide, Idomeneu, igualaremos, Ílio, Ilitia, imatura, imenso, imo, imolados, impede, impele, imperar, impere, império, importa, imputam, incauto, inchasse, incita, Incitamento, inclina, ínclitas, incrustado, inda, indignado, Indo, indômito, inércia, inerte, inferno, inflijam, infunde, inimigos, injúria, instais, insteis, instigará, instila, instiles, instruído, intacto, inteiro, Íntimo, ira, iras, irei, irmãos, isso, Isso, isto, já, Já, jactar-se, jamais, javali, jazem, Jazesse, jejua, jejum, joelhos, Jove, jovem, jovens, jugo, jungem, Juno, junto, Júpiter, jura, jura-me, Jurar, jure, jurou, justo, Justo, Lacena, lacerado, Laércio, lágrimas, lagrimoso, lamenta, lamentavam, lança, Lançaram-me, largo, Latona, lauta, Lauto, leito, lembrar, lembraste, levantar-se, lhe, Licomedes, ligeireza, linda, Lirnesso, livrou, longe, Longe, longínquos, longo, lorigas, loro, Lua, lume, luto, luz, mãe, magnânimo, Magoados, mágoas, maior, maioral, mais, Mais, mal, malhas, manda, manejar, manejava, manquejando, mão, mar, maravilha, Marchemos, Márcios, marido, marte, Marte, mas, Mas, Matou-me, Matreira, me, Me, Meges, meio, Melanipo, melhor, membros, menos, mente, Merece, Merion, mesa, meses, mesma, mesmo, Messe, Metem, meter, meu, meus, Meus, mil, mim, Minerva, Mínete, minha, Minha, minto, Mirmidões, Mitiga-te, moços, modo, mole, monarca, monta, monte, mordera, morrer, morresse, mortal, morte, morto, Morto, mortos, moscas, mostra, muito, muitos, Mulcíber, mulher, mulheres, muros, n’alma, n’hasta, na, Na, nada, nado, não, Não, Naquele, Nas, nasça, nau, naus, nautas, navio, néctar, nem, Nem, Nenhum, Neoptolemo, Nesta, neste, Nestor, Nestóridas, neves, ninguém, Nisto, nítidos, no, No, nobre, nociva, noctívaga, <text:soft-page-break/>nojo, nos, Nos, nós, nossa, nosso, nossos, novo, num, Num, nume, numes, nunca, nuvens, o, O, ó, obra, obraram, obras, Oceano, ódio, odiosa, ofender, ofendera, Oh, oitava, olhar, olhos, Olhos, Olimpo, omitir-se, ondas, onde, onipotente, ontem, ora, Ora, ordem, órgãos, orou, os, Os, ótimo, ou, Ou, ousam, outro, outros, ouvir, Padre, pai, pais, palácio, Palas, palmas, pálpebras, pandas, para, Para, Parca, parecendo, parir, parte, parto, partos, passado, passar, passeia, passo, pasto, pastor, pátria, Patroclo, pé, pedem, Pega, pegando, peito, peitos, peixes, pela, Pelas, Peleios, peleja, Peleu, Pelides, Pélion, pelo, pêlo, pelos, pende, penhores, penso, perdesse, perdoa, perjúrio, Perjuro, permanecem, permite, permitiu, pernas, Pernoitar, perora, perpetuar, Perseides, perto, pés, Pesado, pesou, pilotos, pior, piscoso, pó, Podargo, poder, Poderoso, Pois, pólo, ponto, popas, por, Por, pórtico, pôs, possa, posse, posto, Potentíssimo, poupou, povos, praia, prantear, pranto, prata, precipita, prélio, prêmio, prenda, prendadas, Prenhe, Presentarão, presentes, preservá-lo, pressa, Presto, pretendem, Primeiro, primícias, primoroso, príncipes, procela, próceres, proclamado, procura, profere, Pronta, próprio, prorrompe, prostrado, Prostrado, prostrados, prova, prudência, público, pugna, pulcras, Punem, Pungido, punhal, punhas, Pura, puro, puxa, puxam, quadra, Quais, qual, Qual, quando, Quando, Quanto, que, Que, quem, Quem, queridos, quero, Quiron, quisesse, quiseste, raça, Rasga, raspado, recebe, recusa, rédeas, refocila, régia, rei, reis, remédio, remonta, reparar, repleto, Replicou-lhe, reservas, resiste, Respeitosos, respira, respirar, responde, Responde, restaure, retê-los, reter-me, retine, reto, Retorne, Ri-se, riquezas, robusto, roda, rodá-la, roesse, <text:soft-page-break/>roto, roubei-te, rubro, saciado, saciar, sacros, Sagre-se, salta, salvai, Salvo, sangue, Sangue, Sanhudo, Satúrnio, saudades, saudoso, saudosos, se, Se, Sê, sedas, sede, Sede-me, segam, segredo, sei, seio, seja, Sejas, sem, Sem, sempre, Sendo, Sentado, sentam-se, será, serás, serei, Serenador, seres, seria, servos, sete, seu, Seu, seva, sexo, si, silêncio, Sim, Sinceros, siso, só, sob, Sobe, soberano, Sobre, sócio, sócios, sofrer, sol, Sol, solene, solitário, solo, soluçar, soluços, solve, sonoro, Sopeia, soprando, sossego, sua, Sublime, sucumbem, sumo, Supremo, surdem, Surdem, Surgindo, suspenso, suspirando, sustendo, susto, tal, Tal, talentos, talhado, Taltíbio, talvez, também, tanto, tantos, Tantos, tardanças, tarde, te, Te, té, Tebas, temo, tenaz, tenda, tendas, tenro, tens, terás, terno, terra, Terra, Tétis, teu, Teucras, Teucros, teus, Teve, Tidides, Tira, tiracolo, tirou-me, Toas, tocada, toda, todos, tolhe, toma, torna, Torna, torno, totalmente, traga, transportada, trasborda, traspassado, traspassam, traziam, tremem-lhe, tremendo, três, trípodes, triste, Troas, tropa, tropeço, tropel, tu, Tu, Tudo, turrígera, Ulisses, último, ulula, um, Um, uma, undante, único, vai, valor, vanguarda, vão-se, varão, varões, vastos, vaticinas, Vê, vê-lo, Veio, veja, velho, velocípede, veloz, Vêm, Vendo, ventas, ventre, Vênus, vermes, Veste, vesti-las, vez, Vi, vida, Vingança, Vinho, vinte, vista, vítima, vive, Vivo, vizinhos, Voa, volteá-lo, vontade, vos, Vos, vós, Vosso, voz, vozeia, Vulcânias, Xanto, xofrango, Zéfiro, </text:p>
      <text:p text:style-name="P36"/>
      <text:p text:style-name="P15">Canto 20</text:p>
      <text:p text:style-name="P37"/>
      <text:p text:style-name="P37">a, A, à, À, abala, Abala, abarrotem, abati, abraçá-lo, <text:soft-page-break/>abrasada, abrasam, Ábrego, absoluto, abstenhamos, acaba, acabar, acabe, ação, aceito, aceso, aclamam, acobardes, acorçoava, acossando, açouta, aênea, afasta, afrontava, afugentou, agastar-se, Agenório, agita, agora, agros, Aguarda, aguçado, agudo, Ah, ajoelha-se, Alastório, Alça, alcáçar, alcançar, Alcides, alega, algazarra, algum, ali, alma, altercando, alto, amam, amante, ambos, ameaçadora, amigo, Amplo, Anima, Animados, Anquíseo, Anquises, Anquisiada, ante, Antenórida, ao, Ao, aos, Aos, aparência, aparição, apeia-se, Apesar, Apolo, após, apraz, aproxime, aquece, aquele, Aqueu, Aqueus, aqui, Aquiles, Aquivas, Aquivo, Arcitenente, Arcitoo, arco-de-ouro, Arde, ardente, ardentes, arder, Árdua, argento, árida, armado, armam, armas, Armavam-se, arnês, aros, arranque, arrasando-nos, Arrastam, arrebatado, arremessai-vos, arremesso, arremete, arrepende, arroja, arrostar, as, As, às, Às, asas, aspergem, assanhadas, Assáraco, assembléia, assento, assim, Assim, assiste, assole, assustes, atalaia, atalhos, Até, aterram, Atira-se, ato, atônitos, atormentá-lo, atravessa, atravesse, atreve, atreverá, atroz, audaz, Áurea, áureas, Auxiliai, avança, avante, ávida, Ávido, avós, azagaia, azul, azulada, baixa, baixamos, baixo, bálteo, bando, baqueia, barba, basta, batalha, bel-prazer, belicoso, belígero, Belipotente, bem, Bem, berço, Bias, Bizarros, bois, Bóreas, bosque, bote, braço, bradasse, brame, bramindo, branca, Brande, brandindo, brandura, bravatas, bravo, brejos, breve, briguem, brilha, brincar, brio, brioso, Brioso, bronze, burgo, busca, Busca, cabeça, cabo, cai, Caia, caindo, calcando, caligem, campeão, campo, cão, Cápis, cara, carga, carnes, carregar-te, carreira, carros, casco, Caucomes, cauda, cavaleiros, cavalos, cedem, cega, Cego, <text:soft-page-break/>ceife, celestes, Celícola, celso, celsos, cem, centúplice, cercam, Certo, cerviz, cesse, Cessemos, cetro, cevada, ceve, chama, chão, chega, chega-te, cheio, choque, chorarão, choupa, chusma, cidade, cima, cimos, cinco, cinzas, circunfusos, claro, Clício, cobre, coche, coches, coitado, coles, colhe, colina, com, Com, combate, combater, começa, comigo, como, Como, comovê-lo, concita, confiar-se, conflito, conheceste, conheci, Conheço, Considera, constante, constranges, construída, contas, contendem, Contigo, contorcer-se, Contou, contra, Contra, convício, convocas, copos, coração, coragem, corajoso, corcel, corpo, Corpos, correndo, corria, Corro, Corrobore, corte, cortês, costas, coura, couro, coxas, coxo, creio, Criancinha, crina, cru, cruento, cruor, cúbito, cuido, curo, Curto, cúspide, d’agora, D’além, d’ante, da, Da, daqui, Dardânia, Dárdano, dardeja, dardo, das, de, De, debulha, defende, defender-se, degolado, deidades, deiforme, deita, Deixa-o, deixe, dele, deliberam, deliberas, Demoleon, demônio, Demouco, dentes, depois, Depreca, derrama, Derrama, derredor, derribar, Derrui, desça, descerem, descobrisse, desde, desdenhoso, Desentranha-lhe, Desfaz, Deslembra, desparge, despejar, deste, destes, destino, desviando-se, detido, deu-me, Deucalion, deus, Deus, deusa, deuses, devora, Dia, Dial, dianteiros, dictérios, dileto, discordes, divina, divinas, divo, diz, dizem, do, Do, dobam, dobrou, Dói-me, dois, domado, domados, dons, dor, dorso, dos, Dos, doze, Dríope, duas, Duro, duvidando, e, E, é, É, é-me, Eácida, Éguas, Eia, eira, Eis, eixo, ela, ele, Ele, elmo, em, Em, embaça, embebe, embora, empenham, empresa, empunhadura, emula, encara, encerra, enche, encolhe, encontrá-lo, encontro, encruzam, ênea, Eneias, <text:soft-page-break/>êneo, enfia, enfim, engenhou, enorme, Enosigeu, Enquanto, enraiva, ensaia, ensopa, entanto, Entanto, então, Então, enterra, entre, Entre, enviarei, Equéclos, equórea, era, érea, éreo, ergueu, Erictônio, erro, ervoso, és, Escamandro, escanção, escapaste, escapole, esconde, escorre, escorregavam, escudam, escudo, escudos, Escuros, esforço, esgrime, espaçosos, espada, espalda, espantam-se, espedaçam, esperas, Esperta, espessíssima, espeta, espetáculo, espirra, esporeia, espreitemos, espúmeos, esta, estais, estale, estampido, estanho, estar, estás, estavam, Este, estende, estira, estirpe, estoque, estou, Estrear, estremecido, estrênuo, estrupido, estulto, eu, Eu, Evita, excedes, excita, exclama, exclama-lhe, exército, exímio, exorta, expede, experimentemos, expira, extinto, extrema, extremo, Exulta, façanha, face, Face, fácil, Fácil, fado, falando, falantes, falência, faltou, família, famoso, fâmulo, farei, Fatal, Faz, Febo, fecha, feixes, fendendo, fendera, fere, feriam, fero, feros, feroz, Feroz, ferro, férteis, Ferve, Fica-te, ficarei, fígado, filas, Filetório, filha, filho, filhos, fio, fivelas, fixa, fizeste, floreiam, foge, fogo, fogoso, foi, Foi, folgará, fontanoso, fonte, for, fora, forem, formoso, forte, fortes, fosso, fragor, fragueira, frecheira, freixo, frente, Frígios, fronte, frota, fruto, fugir-nos, fugiram, fundos, fura, furacão, furente, fúria, furor, Gabo-me, gados, galhardo, Ganimedes, gázeos, Geme, gemente, gentil, geração, gérmen, gerou, Gerou, gerou-me, Gíjes, gira, gládio, glebosa, glória, glorie, Gotas, gozar, Gradivo, Graios, grande, grãos, Grega, Grego, Gregos, grêmio, grita, grossa, guerra, há, há-de, habitavam, habite, hasta, hedionda, Heitor, Helicônio, Hermo, herói, heróis, hiante, Hicetoon, Hides, Hilo, Hipodamas, hoje, homens, horrendo, horrorizam, houve, <text:soft-page-break/>Hui, humanas, humano, ia, Ia, Ida, idade, Ifition, igual, ilhais, Ílio, Ílion, Ilo, ilustre, imano, imensos, imerge, Imite, imortais, imortal, impávido, impele, imperar, impossível, impropérios, impulso, inânime, incêndio, incita, Inda, infantil, infenso, inferior, inferno, infernos, infindos, inflama, informado, ingente, inimiga, injúrias, inocente, insensato, Insensato, insigne, insolúvel, inspira, instante, instrui, insultam, intenso, intestinos, invade, investe, invicto, invocas, ir, irá, irmã, irmão, irmãos, irosa, isto, Isto, já, Já, jactancioso, jazes, joelhos, Jove, Juno, junta, Júpiter, juramos, Lá, lado, lago, Lâminas, Lampeja, Lampo, lança, lanças, lanceia, Laogono, Laomedonte, larga, leão, Lélagas, Lembras-te, Lesto, letal, leva, leve, Leves, lhe, Lhe, lho, liça, Licaon, lide, ligam, ligeiro, língua, linha, linhas, Lirnesso, livre, Livre, logo, Logo, longa, longe, Longe, Longe-vibrador, loquela, Louco, lucroso, luta, lutar, Luzem, madre, mãe, magnânimo, maioral, mais, Mais, mal, Mal, manante, mancebos, mansão, mão, mãos, marcham, marchar, márcio, mares, margens, Marte, mas, Mas, mata, matança, matando-me, matar, matar-me, matara, mavórcio, Mavorte, me, Me, medimos, medo, medonho, medula, meio, meneia, menino, menor, menos, mente, mentiras, Mercúrio, mesma, mesmas, messe, metal, meu, meus, mil, mim, Minaz, Minerva, miolos, mo, mó, moço, monarca, montanha, montes, mormente, mortais, mortal, morte, morticínio, mostra, mugindo, Mugindo, muitas, Muitas, mulher, mulheres, Múlio, muralha, muro, mutilada, mutuamente, n’ala, na, Na, nado, Naida, não, Não, nas, Nasci, nascido, nau, naus, nédia, negro, negrume, nem, Nem, nenhum, Nereida, Nereu, Nervoso, nesses, nesta, Netuno, névoa, nímia, ninfa, Nisto, no, No, noite, nomeiam, <text:soft-page-break/>nos, Nos, nós, nossa, nossos, noutro, novo, Nubícogo, nublado, num, nume, numes, nunca, Nunca, nutar, nuvem, o, O, ó, obtenha, Oceano, odeia, oferta, Ofusca, ofuscam, Olhai, olhar, olhavas, olhitáurea, olhos, Olimpo, onde, Onde, onisciente, opor, opróbrios, opugnaria, opulento, opunha-se, ora, Ora, Orca, orelha, orgulha-se, orlas, os, Os, ossos, Otrintes, Otrinto, ou, Ou, ousado, outra, outro, outros, ouve, ouvida, ouvindo, ouvir, ovantes, padeça, Padre, pagará, pagarás, pago, pai, Palas, palavras, Pálido, para, Para, Parca, Parcas, pare, parido, Pariram, Parte, pasciam, passa, patas, paternos, patrocínio, pé, pé-veloz, Pédaso, pedra, Pega, peito, pela, Pela, Peleia, Peleio, pelejar, Pelíaco, Pelides, pelo, penetras, pensas, percebe, perecer, perfura, Permaneça, pernas, perseguir, perseguisse, perto, Perto, pés, pesado, pio, pique, Pireu, pisa, piscoso, plaino, Plutão, pó, pode, Podemos, podes, Põe-no, pois, Pois, poldros, polidas, Polidoro, ponta, por, Por, Porém, porque, Porque, possa, Posso, potentes, potentíssimos, pouco, pousa, povos, prado, praia, prazer, precipitam, pregada, Prenhes, Prescindamos, presença, Preserva-o, Presto, Prestos, presumo, previne, Priâmeo, Priamides, Príamo, Primeiro, príncipe, privei, pró, procedendo, prodígio, progênie, prole, Prole, promessa, promete, Pronto, propugnes, prosápia, prossegue, prostra-se, prostrará, provemos, pueris, pugna, pugnar, Pular, pulcrícoma, Pulso, pungiu, punho, purpúrea, quais, qual, Qual, qualquer, quando, Quando, quanto, Quantos, quarta, que, Que, Quebra, quem, Quem, Quer, quereres, quis, raça, racha, raio, Raiva, raiz, raízes, rajadas, ralharmos, rápido, rasga, reboa, rebrame, receando, receberes, rechacei-te, recolhas, reforço, Refúgio, rei, reine, remos, rende, Repulsemos, <text:soft-page-break/>resguardas, respiro, responde, Responde, ressoa, ressonante, reter, Retorque, reverter, revés, revirar, ridente, Rigmo, rio, Rio, riquíssimo, risonhas, rival, robusta, roda, rodar, rodela, rogando, rola, rolar, rompendo, rótula, rua, rude, rugindo, rui, ruído, sã, sabemos, saca, sacra, sacro, sagro, sai, sais, salso, salta, Salta, saltando, salto, salve, Salvemo-lo, salvou-se, salvou-te, sangra, sangue, sanguinosa, sanguissedento, são, satisfeitos, Satúrnia, Satúrnio, se, Se, sedentos, seio, seja, sela, selas, sem, Sem, Sempiternos, sempre, Senão, senhor, Senhor, Sentam-se, sentindo, separar, separemos, Ser, será, setas, seu, seus, Sevo, si, sim, Símois, Simula, sinta, sinuoso, só, sob, sobe, soberbo, sobre, Sobre, sócios, socorre, solo, solta, somos, sopro, sorte, sou, sua, sujas, sumiu-se, sumo, suor, Supremos, Surge, sus, suspende, susta, susterão, susto, sutil, tais, tal, Tal, talvez, Talvez, também, Também, tantos, tão, tarde, tarja, te, Tem, temais, temer-te, Temerá, temerário, Têmis, Temo, tempo, têmpora, tenebrosa, tens, tênue, Terão, terra, terríveis, terrível, terror, testa, Teucro, Teucros, teus, teve, Teve, tíbias, tirano, tiro, Titon, Tivesse, Tmolo, todo, todos, tolham, Toma, tomba, Torcido, Torna, torno, tornou, touro, Trácia, tranqüilo, transpassa, trás, traspassa, travaremos, Treme, Tremem, tremenda, Tremendíssimo, três, Três, treva, trevas, troa, Troa, Troas, troco, Troe, Tróia, Troiana, Troiano, Troianos, tronco, trono, tropel, trouxe, Troveja, tu, tuas, tudo, Tudo, turba, Turba-se, túrbido, Turmas, turrífrago, ufanas, ululando, um, uma, umbigo, ungüíssonos, Uns, urbífrago, urrando, urros, útil, vacilem, Vaidoso, valente, Valentes, valer, vales, valho, valor, vanglória, vanguarda, vão, Vão-se, vara, Varão, varões, vasta, vê, <text:soft-page-break/>vedava, veigas, veja, velocípede, veloz, vem, vença, vencera, venceres, Vens, ventre, Vênus, ver, verbera, verdades, verdes, vértebra, vertem, vestido, vezes, vibra, Vibra, vida, vigor, vinhedo, viseira, vista, vivo, vivos, voando, vorticoso, vos, vós, voz, Vulcano, Xanto, </text:p>
      <text:p text:style-name="P37"/>
      <text:p text:style-name="P16">Canto 21</text:p>
      <text:p text:style-name="P16"/>
      <text:p text:style-name="P38">a, A, à, À, abafa, abaixo, abalador, abandona, Abarcar-lhe, abertas, abismos, Abraçando-lhe, abraçou-a, abrasa, abrigá-los, abrigam-se, abrir, abstenho, acabarei, acalentava, acende, acerta, aceso, Acessameno, açodado, acode, Acode, acossa, adianta, adorna, aduz, aênea, aêneo, afasta, Aflitos, afoga, aforçurados, afronta, afrontarias, afugente, afundar-se, agachavam, agastado, agastados, Agenor, agora, Agora, aguarda, águas, Águia, Ai, aí, ajoelha, ajuda, ajudo-te, alada, alagado, alcáçar, alcança, alcançá-lo, alcançar-me, alegra, alegrava, alento, algemas, Alguém, alguns, ali, Ali, alma, altanada, alteia, Altes, alto, aluno, alva, álveo, alvoroto, ambidestro, ambos, ameaça, ameno, amiga, Amigo, amigos, amparares, amplo-fluente, anelando, Ânimo, ano, anos, anseia, ansioso, ante, Ante, Antenórida, antes, Antes, antigos, ao, Ao, aos, Aos, apaga, apanhado, apanhar-me, apararei, aparecem, aparta, apinhados, aplainamos, apoio, Apolo, apontando, após, Após, aquece, Aqueloo, aqui, Aquiles, Aquivo, Aquivos, arco, arcos, ardendo, ardente, ardiloso, árduo, areia, argêntea, argênteo, Argenti-archeiro, Argicida, Argivo, Arisba, arma, armas, armentos, arnês, arrancastes, arreda, arremessa, Arrodelado, arrogante, Arroio, arroja, arrombara, arrosta, <text:soft-page-break/>árvores, as, As, às, áspera, assalto, assim, Assim, assistires, assoberbava, assombro, Asteropeu, Astipilo, Ata-os, Até, atra, atrai, atrás, atrevem, atreves-te, Atreves-te, atreveu-se, atroz, atulham, atulhas, aucípite, audácia, audacíssima, audaz, auroras, ausência, auxilies, auxílios, avança, avante, aves, ávida, ávidos, aviso, Avista-o, avistando, avistou, Áxio, baforeira, banha, barras, basta, baste, bate, batem, batentes, bebes, belo, bem, Bem, Blasonar, boiavam, bois, bojo, bolha, Bom, borda, bordas, bordo, Bóreas, borrasca, bracicândida, bracinívea, braço, braços, brado, bradou, branco, bravíssimos, bravo, breve, briguem, brio, bronze, bruços, burburinho, buscam, cabe, cabeças, cabo, Cabo, caça, caçador, caçadora, cachorra, cadáveres, caem, Caído, caíram, caíssem, caldeirão, cambas, caminho, campeão, campeia, campo, cansa, cansaço, cansado, carcás, cardume, carnagem, carne, carnes, Caro, carpir, carros, casa, cativo, Causa, Cauto, cede, celebradas, celerípede, celérrima, celeste, celestes, celícolas, Cem, centro, Ceres, Cerram, certa, Certo, cerviz, cervos, cessa, cesso, céu, Céu, céus, cevado, ceve, chaços, chamas, chamo, chão, chega, cheia, chore, choroso, cidade, ciente, cima, cingiam, clama, clara, claras, clavícula, cobarde, cobrando, cobre, Cobre, coches, cogita, coisa, cólera, colhendo, colher-se, coloca, Coloca-se, com, Com, coma, combate, Combate, combatê-lo, combato, comem, cometesses, comi, comigo, como, Como, compaixão, comprou-o, concede-te, concita, Conduz, conflito, conhece, conhecer, Consigo, consorte, constrangem, consuma, Contavas, contenda, contender, contesta, contigo, Contigo, contra, Contra, Contratamos, coração, corações, corcéis, corços, corçozinhos, coroada, corpo, corpos, Corre, <text:soft-page-break/>correndo, corrente, Correr, cortar-nos, corte, cotovelo, coxa, crava, Crepita, cresce, Cresce, crescendo, crime, cruel, crueza, cujas, culpa, culpo, cume, Curto, curvara, cúspide, custódios, d’água, d’elmo, d’Imbro, da, Da, dá, Dá, dado, Dânaos, daquela, daquele, dar, Dardânio, dardo, das, Das, de, De, dê, Decliva, defendam, defesa, déia, deiforme, deitar-se, deito, Deixa, deixo, Dela, dele, Delfim, demarcavam, demônio, denodo, densa, dentro, depare, Depois, depreca, derreter-se, Derriba, derribar, derrotando, Desabará, desarreiga, Desce, descendência, descerram, descobre, Desejando, desentope, desertasses, desista, desiste, desmedido, despe, despejar, despenha, despenham, despiedoso, despojado, despregar, Desseca, Desta, deste, destra, destro, desusado, desvia, Detinha, Deu-te, deus, deusa, deuses, devemos, dia, Dial, Diana, diligente, dirigiste, discordas, discórdia, discursa, dispara, Disse, Disse-o, Dite, divididos, divino, divo, Divo, diz, dizias, do, Do, dois, Dom, donde, Donde, dos, doze, duas, duodécimo, e, E, é, Eácida, Eaco, Eetion, égide, Egífero, Ei-lo, eis, Eis, ela, ele, Ele, em, Em, embargam, embate, empenho, Empilhados, empolgado, emurchecem, encalça, encapela, encara, encarar-me, encarneira, encerre, Enceta, encham-te, encharcadas, enchente, encontrá-lo, encoves, encurvando-a, enerva, enfim, enfraquece, enfreia, enfurecida, engole, engrossa, enguias, Ênio, enorme, Enosigeu, Enquanto, entanto, Entanto, então, Então, enterra, Entram, entre, Entre, entrega, Entregas, entretanto, Entro, entronco, enviá-lo, envolta, Envoltos, envolvê-lo, enxada, enxuga, equipara, era, éreos, erradio, erro, és, És, escafeder-se, Escamandro, escapar, escaparam, escarcéus, escarpada, escolhe, esconde, escudo, <text:soft-page-break/>escuro, escuso, escuta, Escuta, Esfola, esforço, esgalhava, esgrime, esmorece, Esmorecido, espada, espalham, esparsos, espavoridos, espera, esperar, espirra, esporeia, esposa, Esposa, esposas, espuma, espúmeo, esqueces, esquerda, esquivar, esquivar-se, essa, Essas, esse, Esta, está, Estamos, estanca, estanho, este, estocada, estomagados, estoqueia, estrago, estragos, estranha, estreita, estua, Estulto, Estupefatos, eterna, eterno, eu, Eu, exaspera, excede, exclama, exclamou, exemplo, exéquias, exício, exímio, expandindo, expele, expressa, exprobra, expulsa, Expulse, Exterminar, extirpando, extirpar, faces, fácil, fadiga, fado, Fado, faia, fala, Fala, falas, falasse, falecem, falsos, fartar-se, favorecem, fazê-lo, Fazendo-a, Fê-lo, Febo, fedífragos, fere, Fere, Feri-las, fero, Fértil, fervem, fervia, férvido, figura, filha, filho, filhos, finca-se, Finca-se, finda, Finda, Firmes, flageles, flagelo, flexípedes, flutíssono, Flutíssono, foge, Foge, fogem, Foges, fogo, foi, Foi, Folga, folhas, fontaneiro, fontes, fora, Fora, força, forças, forte, Fortíssima, fossem, fragor, fragueira, frechada, frechas, frecheiro, freixo, fremem, frente, freqüentes, fresco, fronte, frouxos, fruto, fuga, fugaz, fugir, fugiram, fugitivo, fujo, fumo, fundei-lhe, fundo, fúnebre, fura-escudos, fúria, furibunda, Furiosa, furioso, furor, fusca, gabes, gafanhotos, ganhaste, Garbo, garras, gavião, Geme, gemendo, Gemidos, gênio, gentis, gerado, Gérmen, gerou-me, giganteu, gládio, glória, gloriar-se, glorio, gloriosa, golpe, golpes, gordura, gozo, grã, grande, Grande, Gratíssimas, Grato, graves, Gregos, grêmio, greva, grilhões, grita, grito, grossa, guapo, guerra, guia, gume, há, Há, Há-de, hálito, hasta, Hasta, hastatos, haverás, hei, Hei, Hei-de, Heitor, herói, heróis, hoje, Hoje, homens, Homens, homicida, Horas, horrendo, <text:soft-page-break/>hórrido, hortos, Hóspede, humana, humano, humanos, ia, Ida, ígnea, Ignipotente, igualar-se, Ilíaco, Ílio, ilustre, Ilustre, imano, imensa, imenso, imite, imolais, imortais, imortal, impacientes, impede, impedi-lo, impedir, impetuosa, impetuoso, importa, impudente, impulso, incêndio, Incha, inclina, ínclito, incólumes, inda, indigna, indignar-se, indomada, inexpugnáveis, infelizes, inflama, influi, infundiu, inglório, injustiça, insano, instigando, inteira, interrogá-la, intumescido, inundação, inundada, invada, invernal, investe, ir, Ir, ir-vos, Ira, irmã, irmão, irosa, irou-se, já, Já, Jason, Jaze, jeiras, joelho, joelhos, Jove, jovens, junças, Juno, juntam-se, junto, Júpiter, juro, justo, Labareda, laceraste, ladrido, lamba, lança, lançando-lhe, lanças, lanceiro, Laomedonte, Laotoe, larga, Larga, largara, largo, Largos, lassos, Latona, Lavado, lavrador, leito, Lélagas, lembram, Lembras-te, Lemnos, lenha, lenho, leoa, leva, levanta, Levanta, lhe, lhes, lho, liça, Licaon, lidas, Lidava, ligeiros, limo, linfa, livra, livre, Livrem-se, logo, Logo, longe, Longe, Longe-vibrador, longínqua, longo, loros, lotos, louçã, Louco, lutar, Lutar, lute, mãe, magnânimo, Magnânimo, Maior, mais, Mais, mal, maldições, malfadados, maltratar-te, manam, mancha, manda, mandado, mandas, manes, manhã, mão, mãos, mar, mares, margem, margens, Marte, mas, Mas, mata, matar, Matasse-me, mate, matejar, mau, me, Me, medir-se, medo, Medon, medonho, medrosos, meigo, meio-dia, melhor, membros, mendaz, Menécio, menos, mensageiro, mergulham, mesclou-se, mesmo, mesquinho, mesto, metade, meu, mim, minaz, Minerva, minha, Mirmidões, míseros, Mneso, moço, molesta, mor, mormente, morra, morraças, morre, morrer, morreu, mortal, morte, morto, mortos, mosca, mugindo, muita, <text:soft-page-break/>muitas, muito, muitos, Muitos, Mulcíber, mulheres, muralha, muralhas, Murmura, muro, muros, N’água, na, Na, Nada, nado, não, Não, nas, Nas, nascemos, negas, negra, negreja, negro, nela, nem, Nem, nenhum, Nenhum, Néscio, Netuno, névoa, nevoeiro, no, No, noite, nos, Nos, Nós, nossa, nosso, nossos, Noto, novilhos, novo, nu, Nubícogo, Num, nume, numes, nunca, Nunca, nuvem, nuvens, o, O, ó, Ó, oblíquo, obrada, obumbre, oca, Oceano, ocorrerá, Ocupa, Ofelestes, Oh, olha, Olha, olho, Olimpo, Olmo, olmos, ombro, ombros, onde, Onde, ondeia, onze, opõe, ora, Ora, Ordem, ordenas, ordens, orelhas, Orgulha-se, orgulhosa, origem, os, Os, ossos, ostentas, ou, Ou, ouro, ousa, ousados, outono, outra, outras, outro, outrora, outros, Outros, ouve, ouvirei, Ouviu-lhe, ovante, ovantes, paços, padecemos, padre, Padre, paga, pagareis, pai, pais, Palas, pantera, pão, para, Para, pára, Parca, parecidos, parentes, parte, Parte, Partimos, passá-la, passando, passava, pastavas, paterno, paternos, Patroclo, pé, pé-veloz, Pédaso, Pede-lhe, pedra, pedras, pego, peito, Peixe, peixes, Peixes, peixinhos, Pela, pelas, Pélegon, Pelegônio, Peleio, pelejemos, Peleu, Pelides, pelo, pelos, Pelos, pena, penha, Pensoso, peões, Peônia, Peônio, peplo, Perdoar, Perdoarei, perecer, pereço, pergunta, perguntas, Peribeia, permite, perna, perora, persegue, perseguindo, perto, perturbado, perturbe, pés, pesada, pescoço, peste, piedade, pingues, pique, Pique, plantas, plantios, plena, pó, poços, poderoso, Põe-no, poeira, pois, Pois, Polidoro, pomba, ponte, ponto, por, Por, porção, Porém, Porque, portas, portento, porto, pôs, possam, possante, posso, Posto, potentes, Pouco, poupado, prado, Pranteia, pranteias, prazer, prece, preceitos, preço, prédios, Pregada, pregar-se, prêmio, prende, prestam, <text:soft-page-break/>presto, Presto, Priameios, Priâmeo, Príamo, princesas, Príncipe, privou-te, produziu, profiro, profunda, profundo, profundos, progênie, Progênito, progredindo, Prole, prometia, Prontíssima, Pronto, propagar, propelido, prostara, Prostra-se, prostrando, protegem, protende, Provar, Prove, provir, Provir, Prudente, Pudesse, pula, pulcro, pulo, pulso, pulsos, punja, puxa, Puxa, quais, Quais, qual, Qual, qualquer, quando, Quando, quanto, Quanto, Quantos, quarta, que, Que, quebrá-la, quedos, queima, queime, quem, Quem, quer, querendo, queres, queridos, quero, raio, raiva, rama, rancor, rápido, Reagir, rebenta, recair, receando, receio, recente, recessos, rechaça, Reclama, recolhas, recorre, recuar, refluente, reflui, Refluir, refugiam-se, refúgio, regando, regatos, rege, régio, regozija, regueiro, rei, remexendo, reminhoso, Remova, remuge, rende, rendermos, repelido, repouses, reprimi-lo, resgate, resistira, Respeita, respeito, respirarem, Ressoa, ressurgirão, reste, retenha, reteve-o, Retiremo-nos, retumbando, revolto, revolver-se, riacho, riba, ribanceira, ribas, ribeiros, ribomba, rigoroso, rijas, rindo, Rindo, rins, rio, rios, rir-se, rivais, rival, rixas, robusta, roda, rogo, rola, ronco, rosto, Rouba-lhe, roubou-lhe, rubeja, rui, Rumina, sabe, saca, sacra, sacrificasse, sacrificaste, sacrifique, sai, Sai, saibro, salgueiros, salso, Salta-lhe, saltando, salte, salto, Salva, salvo, sangue, sanhoso, santa, São, Satnióis, Satúrnio, se, Se, searas, sede, Sedento, segue, Segue-os, Segundo, seguro…, seio, seixos, seja, sejas, selvas, sem, sempiternos, Sempre, Senta, senta-se, sentado, Sentam-se, sentidos, sepulcro, Será, servir, seta, setas, sete, seu, Seu, seus, si, Sim, Símois, só, soa, soam, Sob, Sobe, Sobre, sócio, socorrer, Socorro, Sofrereis, sol, <text:soft-page-break/>somente, Somente, sonoro, Soprem, Sórdidos, sorriso, sorriu-se, sorte, sorvesse, sós, sou, sua, suave, súbito, Subleva-se, submerso, subvertessem, sumir-se, sumo, suor, Supera, suplantes, suplicante, surde, surge, Sus, suspende, suspira, sustém, Sustém, susto, Tais, tal, Tal, talha, tamargueira, Tamargueiras, Também, tanta, tanto, tantos, Tantos, tarde, te, Té, tem, Tem, temer, Tende, tenho, tenta, ter-me, termo, terra, terrível, Tersíloco, testa, teu, Teucros, teve, ti, Tidides, tinge, tio, tira, tirano, tiro, titubando, toca, todos, tomam, tomando-lhe, tomba, Tonante, tormenta, torna, torno, torpe, torreão, torrente, touro, tragando, trago, Trancai-as, trás, Trásio, trazem, trazes, treme, tremer, trêmulo, Três, trezentos, tripas, triste, Tritônia, triunfo, Troa-lhe, Troas, Tróia, Troiano, Troianos, troncos, tronque, tropel, trouxe, trucidando, tu, tua, tudo, Túmido, túnicas, turba, turbas, Túrbido, turbulento, turrífrago, turva, turvos, ultraja, ultriz, um, Um, uma, Uma, umbigo, único, uns, urgisse, urrando, urros, uterino, vaga, vagas, vai, Vai, Vai-te, vale, valem, valentes, valer-vos, vales, vão, Vão, vapor, vara, varão, Varejeira, varões, vasa, vasto, vau, Vaza-lhe, vedavam, veia, veigas, veio, Vela, velho, velocípede, Vem, vencedor, vences, venceste, vendê-los, vender-te, vendeste, vendido, veneranda, Vênus, ver, ver-me, verás, Vermelha, vertesse, Vês-me, véspera, vespertino, vez, vezes, Vibra, viçam, viçoso, vida, vigor, vim, vingarei, violento, Violento, vitória, vivos, Vivos, voa, Voando, voante, vocifera, voltarmos, voltear, Volto, voragem, voragens, voraz, vórtices, vós, Vou, voz, Vulcânico, Vulcano, vulnerável, vulto, Xanto, zagal, Zéfiro, zerbo, </text:p>
      <text:p text:style-name="P38"/>
      <text:p text:style-name="P17"><text:soft-page-break/>Canto 22</text:p>
      <text:p text:style-name="P39"/>
      <text:p text:style-name="P39">a, A, à, À, abandoná-la, abandonas, abroquelado, abutres, acabar, aceites, Acena, acende, acendido, Acerbíssimo, acerca-se, acérrimo, acerta, acha, achava, acode, acompanhem, aconselhou-me, açor, acossa, açoute, Admiram-lhe, adormecia, aênea, afã, afagado, afanas, afeia, aflito, Ágeis, agigantado, agonias, agora, Agora, agoura, Água, aguda, águia, Ah, ai, Ai, ainda, ais, ajudem, alarido, alça, alcança, alcançar, alçou-se, alento, Alexandre, algum, Algum, ali, Ali, alma, altaneira, Altes, alto, alvo, ambos, amigos, amontoados, amparo, ampla, ancião, Andrômaca, angústias, animais, animal, Ansiosa, ante, Ante, antes, anúncio, ao, Ao, aos, Aos, apagando, aparece, apóia, apoio, Apolo, aposento, aprazer-te, aprestam, apropinqua, aprovamos, aproxima, aproximam, aquecessem, aquele, aqueles, Aqueus, aqui, Aquiles, archeiro, Árdego, ardente, areia, Argeus, armas, arnês, arraiais, arranca, arrancada, arrasta, arrebatavam, arreda, arremetamos, arrimo, arroja, arrostar, articula, artificioso, as, As, às, Asila-te, assanhada, assegures, assentei, assim, assoma, Astianax, astros, atado, atalaia, até, atrás, Atridas, atroz, audaz, augusta, augustos, aumentasse, Áurea, Áureo, Autor, auxílio, avança, Ave, aviso, avista, avizinha, aziago, baforeira, baixa, baixaram, baixo, balança, Balbuciante, baldados, banha, banho, banhos, barba, batalha, Bate, Bebida, beiços, belicoso, belo, bem, Bem, berço, blasona, bois, bolha, bote, bovina, Bovinos, braços, brama, branca, brando, bravo, breve, brigues, brilha, brincar, brio, bronze, Bronze, brônzeo, bruna, brutas, Busca, cabeça, Cabeça, cabeços, cabo, cada, cadáver, cães, Cães, cães…, Cai, caíres, calcanhar, calores, <text:soft-page-break/>campo, campos, cão, Cão, capa, carnes, caro, carpe, carpe-se, carreira, carro, carvalho, casa, casta, cativa, cativas, causa, cavas, cedendo, Cego, Ceias, celeste, cena, centro, certo, cervato, ceve, cevo, chamar, chamas, Chefes, chegam, chofres, chora, chorado, chorar, choraremos, choroso, choupa, cidade, cidade…, cima, cimeira, circulando, clama, claras, coberto, cobra, coche, Coifa, coitada, colo, com, Com, coma, comam, Combater, combates, como, Como, comover, composto, concha, conhecendo, Cônjuges, conosco, consente, consolaria, conte, Contemplando-os, contente, Contente, conterem, contigo, continham, Contra, contrastar-nos, convirá, convive, Convulsa, copinho, coração, coragem, corcéis, cordeiro, cores, corpo, corredores, correr, corruptos, Corvos, costas, covil, coxas, crava, cravarás, cria, crianças, criou-me, cru, crua, Crudelíssimo, cruel, cruelmente, cuidavas, Cujos, cume, cumpre, cumpri-los, cumulou, cunhadas, custódios, d’Ílio, da, Da, Dânaos, dano, Danou, dar, Dardânias, Dardânio, dardejando, dardo, dardos, das, de, De, dê, décuplo, dêem, defunto, déia, Deifobo, Deita, deitar, deixa, deixai-me, deixes, deles, Deliberemos, Deliras, demisso, Demora, demover-se, denominam, dentro, Dentro, Depois, derramou, dês, desabasse, desafogara, desces, desferida, desmaiada, Despe-lhe, despido, despojado, despojar, desse, desta, Destas, destra, desventura, deus, deuses, devorem, Di-lo-ão, dia, Dia, dilacerar-me, discursa, dispara, disputa, dissolver-te, distraíste, dividir, divino, divo, Diz, dizem, do, Do, dó, dobro, dói, doida, dois, dolos, dolosa, domado, Domado, dome, donde, dono, donosa, donzela, dor, Dor, dos, Dos, dote, duas, Duas, Dúplice, e, E, é, É, ecos, Eetion, Ei-la, <text:soft-page-break/>Ei-lo, ele, Ele, elegantes, eles, eleva, elmo, em, Em, emadeixadas, embarga, embora, embotar-me, empregá-la, encalço, encerra, encher, encontrá-lo, encosta, encosto, enfia, Enfim, enganou, engraçadas, Enoitam-se-lhe, enquanto, enrolar-se, entanto, Entanto, Então, enterramento, enterre, entoai, entorpecem, Entra, entre, Entre, entrega, entregue, entro, envida, enxame, enxergo, enxota, eoo, eqüevo, era, eram, eras, Eras, érea, ergue, Erraste, és, És, esbulharão, Escamandro, escanceia, escapa, escapar, escoltada, esconde, escondidas, escudo, escuro, esguelha, esmagarem-se, espada, espalham, espanca, esparso, espera, espero, espírito, esplêndida, espojem, espólio, esposa, esposo, espreita, esquecerei, essa, essas, esses, esta, Esta, Está, estão, estatura, este, Este, esteio, esteja, estes, estrada, estrela, estremecer, eterno, eu, Eu, Evita, Evitara, exalando, excede, excelso, exclama, exército, exicial, exício, expele, expirasse, exprobrará, expulsa, extinga, façamos, fadado, fadiga, fado, fados, fala, Fala, falam, falar, Faminto, famintos, famoso, fâmulas, fatal, favor, fazes, faziam, Febo, fera, feral, feri-lo, ferino, Ferir, fero, Fero, feroz, férreo, férvido, fiado, fibras, Fica, ficam, filha, Filhas, filhinho, filho, filhos, Filhos, finas, fio, Firmes, firmeza, fitas, flagelo, flor, flóreo, flui, foge, fogo, fogoso, Fogoso, fogueira, folhagem, fontes, fora, Fora, força, forças, formosa, fornida, forte, fosse, foste, freixo, frente, fria, frígidos, frio, frios, frota, fugir, fugitivo, fugitivos, fujo, Fulge, fúlgido, fumegando, fúnebre, funeral, funéreos, funesta, fura, fúria, furor, Furta-se, fusca, gabas-te, galeato, galopam, gamos, gana, ganhamos, ganhar-se, gázea, gelo, geme, Gemente, genitores, gente, gentileza, gerasse, gerei, gerou, ginete, Giram, girei, giro, glória, golpe, gozos, grã, <text:soft-page-break/>grama, grande, Grande, grandiosa, grato, Grave, Gregos, grilhões, gritos, gritou-lhe, Guardas, guardemos, guarnece, guerra, guerreiro, guerreiros, guinchando, há, há-de, Há-de, hão-de, hás, havia, Hécuba, Heitor, Heitor…, Helena, herói, Hipóplaco, hoje, homem, homens, honra, honrado, honrosa, horrível, Hostis, Hui, ia, Ida, igual, Igual, Ílio, ilusão, imano, imbele, Imensa, imita, imolar-me, imortais, impiedade, implora, Implorar, implore, implores, Impune, incita, inconcusso, Inda, indefessa, Indigente, indo, inelutável, infante, infausto, inferno, infindo, infortúnios, ingente, inimigos, injúrias, insaciável, insepulto, insulta, inteiro, interior, interna, inútil, investe, investir, ir, Ir, Iracundo, irmão, irmãs, irrite, Isto, já, Já, jamais, Jaz, Jazendo, jeito, joelhos, jogo, jogos, Jove, jovens, jugular, juntos, Juntos, Júpiter, jurem, lábios, laçaria, lacerarem, lado, lagrimar, lágrimas, lama, lamenta, lamentá-lo, lamentos, lampejava, lança, lançadeira, Laotoe, lar, larga, largas, lasso, Lastimosa, lavar, leão, lebre, leito, lenho, lesta, leva, levanta, leve, lhe, Lhe, libra, Licaon, licença, lida, ligeireza, livra, livrar, Livras, lobo, Logo, longe, Longe, longes, longo, loro, louçãs, louco, lúgubres, luta, Lutemos, luto, má, mãe, maior, mais, Mais, mal, males, mama, mancebos, mãos, marco, marido, Marte, mas, Mas, matador, matar, matar-te, me, Me, medo, meiga, meio, melhor, membros, Memória, menina, menos, mente, merlões, mesa, mesma, mesmo, meta, mete, meu, meus, Meus, mim, Minerva, minha, miserando, Miséria, misérias, mitigava, mo, Mo, mocidade, moço, moita, mole, molha, monstro, monta, monte, montês, morbos, mordido, Mormente, Morre, morrer, Morreste, morro, mortal, mortalha, morte, morto, mortos, mostra, motetes, Motivo, <text:soft-page-break/>mova, move, Mudado, Muitas, Muitos, mulher, mulheres, muralha, muralhas, Murcho, muro, muros, N’hasta, na, Na, nada, Nada, não, Não, Naquelas, nascemos, nascida, naus, Nédio, negra, nele, nem, Nem, Néscia, neve, ninguém, nítido, no, No, nobre, nocivo, noite, nojo, nomeada, Noras, nos, Nos, nós, nossa, nosso, nossos, Nossos, noutra, nu, nublados, num, numa, nume, numes, Nunca, nutar, nutrem, nutri, nutria, nutriu, nutriz, o, O, ó, Ó, obsecro, oculta, ocultar, Ódio, ofende, oferte, Oh, olha, Olha, olhicerúlea, Olhicerúlea, olhos, Olímpio, Olimpo, ombro, ombros, onde, Onde, ondeia, Onipotente, oponhas, ora, Ora, Orco, ordenara, orfandade, Órfão, orgulho, Órion, os, Os, ou, Ou, ouça, Ouço, ouro, ousas, outono, outorgam, outra, outro, outrora, outros, ouviu, ovelha, oxalá, Oxalá, paços, pacto, Pacto, Padre, pai, pais, paladar, Palas, palma, palmas, palpitantes, palpitar-lhe, para, Para, Parca, pariu, parte, pascida, pasmados, passos, pasto, pastura, paternais, paternal, paternos, pátria, Patroclo, paz, peã, peças, pede, pedra, peito, peitos, pela, Pela, pelas, Pelas, pele, pelejar, Peleu, Pelides, pelo, Pena, penacho, Pende, pendia, peplos, perante, Perde, perdessem…, perdeu, Pérgamo, perigo, perpétuo, persiga, pertinácia, perto, perturbaram, pés, pesadume, pescoço, pese, peso, pias, piedoso, pio, pique, Plutão, pó, pode, põe, Polidamas, Polidoro, pomba, pomposo, ponta, por, Por, Porém, Porque, portal, portas, possui, pouco, pouparmos, povo, pra, pranteio, pranto, Precipita-se, prédio, prêmios, prenda, prende, presa, presença, presentes, presto, pretendes, Previ, Prezado, prezo, Priâmeo, Priamidas, Príamo, primeiro, privar-te, privou-me, procriamos, proeminente, profanas, profundo, promessa, prometo, propor-me, <text:soft-page-break/>prostra, prostrado, pudesse, pulcras, pune-te, pungiu-me, pupilo, puro, puxa, puxou, qual, Qual, quando, Quando, Quanta, quanto, Quanto, quantos, Quantos, quarto, quase, quatro, que, Que, Quê, Quedo, queima, queimá-las, queiram, quem, quente, quer, Quero, Quiçá, quieto, quis, raio, raiva, raivosos, rapidez, rápido, rasga, rasga-se, rasteja, rastos, recebê-lo.-, recíproco, recobra, recolher, redobrados, refrigeram, refúgio, rei, relumbrante, remédio, remeter-me, remiremos, rendermos, repulso, repulsou, reserva, resfolga, resguardo, resolvo, respeita, respeite, resplendente, Respondeu-lhe, ressoar, restasse, restituo, riqueza, roçagantes, rochedo, roda, rodeiam, roer, roer-te, roga, rogam, rogos, Rojado, rojo, rola, Rolando-se, rompe, rosto, rostradas, roubado, roubaste, Roupa, rui, saber, sabes, sabujo, Sacode, Sai, saiba-se, sair, sair-se, salta, Salvá-lo, Salvando, sangue, sangüento, sanguinoso, são, São, saraiva, se, Se, Sê, sede, segue, segura, seguro, seio, Seja, selvosa, sem, Sem, semelhança, sempre, Sempre, sendo, Senhor, sentido, Sentido, Sequer, ser, será, Será, Serás, servas, servem, seu, si, sincero, Sinto, sítio, só, Só, Sobe, soberbo, sobre, Sobre, sócios, socorressem, sofrerá, sogra, soíam, sol, solta, Soluça, sombra, sonhos, sono, Sono, sorte, sós, sossega, sozinho, sua, suadi-lo, subtérreo, sucede, suor, suplicante, suplicava, suplicavam, suspiros, sustentar-me, suster, susto, tais, tal, Tal, tálamos, talvez, Talvez, tanta, tanto, Tanto, tantos, Tão, te, Te, Tebana, tecia, tecidas, tela, tem, temerário, temeres, temo, tempo, tenaz, tenhas, tenra, tens, tentam, ter, terá, teriam, terra, terras, testa, testemunhem, teu, Teu, Teucras, Teucros, teus, teve, ti, tímida, Tímida, tinha, tira, tirem, tiros, tivesse, to, toca, Toca, toda, todo, Todo, todos, toma, <text:soft-page-break/>Tonante, torno, tornozelo, torpes, Torpes, torre, torres, Torvo, toucado, tragar-te, Transpõem-nas, transportemos, transviado, tratados, tratável, Tremor, Trêmulo, Trépidos, três, trilha, trípode, triste, Triste, triunfar, Troas, Tróia, Troianas, Troianos, tronca, tropas, tropel, trouxe, Trucidando, trucidaste, tu, Tu, tua, tuas, tudo, túnica, turba, Turvo, tutanos, ultrajá-lo, ulula, ululando, um, Um, uma, Uma, único, Urge, Urge-me, Vá, vagir, vai, vale, valente, valentia…, valor, Vão, varão, Varão, vária, vasquejar, vê-lo, vêem, vejamos, velhice, velho, velhos, Velocípede, vem, Vem, vence, vencedor, vencer, vencido, vendendo, venham, Vens, ventosa, Vênus, verão, veres, vergonhas, vermes, vês, Vésper, vestes, vestíbulo, véu, vezes, viandante, vias, vida, vigor, vim, vindouros, vingador, vingara, vingo, vir, virgens, vis, vista, Vítima, viúva, viúvo, vive, vivo, vizinho, voa, voam, voltasse, voltear, vos, vota, vou, Vou, voz, Vulcano, vulnerando, vulto, </text:p>
      <text:p text:style-name="P39"/>
      <text:p text:style-name="P18">Canto 23</text:p>
      <text:p text:style-name="P40"/>
      <text:p text:style-name="P40">a, A, à, À, abate, abatem, aberrando, aberto, abraça, abracemos, abrange, abstende, acabava, acabrunham, acatar, aceita, aceitem, acena, acende, acerte, Acha-o, acima, Aclamações, aclamara, açoitado, açoitava, açoite, acorçoa, acorda, açoute, Actóridas, acumula, adeja, adensa, Admeto, admirava, Adrasto, adverte, aênea, Aerípedes, afagava, afala, Afamado, Afasta, afastando-se, afável, aferra, afiado, afirmo, afogo, Afogueia, afrouxa, afugenta-esquadrões, Agamêmnon, agarra, ágil, agilíssimas, agilita, agitava, agitavas, agora, agradeça, agregam, <text:soft-page-break/>aguardavam, aguda, aguilhoa, Ah, airosa, airosas, ais, Ajax, ajunta, Al, alado, alargue, Alçado, alcança, alçando, alçareis, alegria, além, Além, alenta, alentava, alerta, algosa, alguém, alheio, ali, Alimentou-me, alípedes, alívio, alma, almas, almeja, alta, alteia, altíssonos, alto, aluno, alvejantes, alvo, Alvo, alvoroçados, amargos, Amarinceu, amarra, amas, amaste, ambos, ameaça, Ameaça, amigo, amigos, Amigos, amo, amontoando, amou, ampla, Amplo, amplo-crinita, amplo-reinante, Anceu, ancião, anda, anela, Anfidamas, Ânforas, animada, anos, Anquisíada, ante, Ante, antepassaram, Antes, Antíloco, anuncia, ao, Ao, aos, Aos, apagam, apague, apaguei, apanhar-te, aparadas, Aparecei, aparelhem, aparta, apascentados, apenas, apensa, apinhoam, aplaudem-te, aplauso, Apolo, aponta, após, Após, apostemos, apreciar, aprendas, apresentam, aprestam, apronta, apropinquam, Apta, aquecer, aquele, Aquele, aqueles, aquenta, Aqueus, aqui, Aqui, Aquiles, aquilões, Aquivos, ara, arauto, arautos, arco, arde, Ardendo, ardil, ardis, Árduos, areia, arena, argêntea, Argeus, argúi, Arion, Armar-se, armas, arnês, arrancam, arrancara, arrasa, arrebatai-me, arreda, arreios, arremesso, arribam, arrojados, arte, Arte, artífice, arvora, as, As, às, Às, asada, asas, aspersa, assaz, Assaz, assembléia, assenta-os, assento, assim, Assim, assinalai-vos, Assistam, assiste, Asteropeu, astuto, ata-lhe, atada, atalaia, atalha-os, até, ateava, ateie, atende, Atentai, atento, aterrora, atiça, atiradores, atiram-se, atleta, atônito, atracam, atrás, Atrás, atrasaram, atravessando, Atrida, Atridas, augusta, augusto, áurea, Áureo, áureos, Áureos, auriga, aurigas, Aurora, Automedon, Auxílio, avançam, avantajava, avante, ave, avistou, azedara, azinhagas, báculo, <text:soft-page-break/>bafeja, bafo, bagas, bainha, Baio, baixa, balam, bálteo, banho, banquete, barranco, barreira, bases, basta, batalhas, batendo, bater, Bela, belas, belígeros, belos, bem, Bem, benévolo, benignamente, berço, berram, Biaurito, bicôncava, biga, Biga, Bigas, bipenes, boa, boca, Boca, boi, boião, boieiro, bois, Bolha, bolhas, bom, bons, bordo, Bóreas, bosta, bote, Braba, braça, braço, braçudo, Brada, bradou, brame, Branca, brancas, brancos, bravia, bravo, breve, brida, bridas, brilhante, brindá-lo, brio, bronze, brônzeo, bruços, Bruto, brutos, bufam, Burpásio, Busca, buscá-lo, cabe, cabeça, cabeceira, cabelo, cabo, cabos, cabras, cachaçudos, cada, Cada, cadáver, cadente, Cadmeios, cães, cai, Cai, Cala, calca, calça, calcam, caldeira, caldeirão, caldeirões, camarada, camaradas, cambapé, caminho, campina, campo, campos, Canoros, cansaço, cansarão, capaz, Capaz, capitânia, carneiros, carnes, caros, carpindo, carpinteiro, Carregam, carreira, carretam, carro, carros, carvalho, Carvalhos, casa, cativa, cauda, causa, cautela, Cauto, cavaleiro, cavalo, cavalos, cavas, caverna, ceados, cear, ceemos, cega, celebraram, celérrimo, cem, cenho, cerco, Cerram-se, Cerre-se, certa, certame, certeza, certo, Certo, cerúlea, cessa, Cesse, cesto, cetro, céu, Céu, céus, chama, chamas, chão, chatins, chefe, chefes, chega-te, Chegados, chegam, chicote, chofre, choque, chora, chorar, choro, choros, chorosa, choupa, chuvas, cidade, cima, cinco, cinqüenta, cinto, cinza, Cioso, circo, circula, circular, círculo, circundam, circunspecto, clama, clamoroso, claras, claviargêntea, Clitomedes, coalha, cobiçam, cobre, cobrem, coche, coches, Cogita, coibiu, colhem, colo, colo., colocam, com, Com, coma, comantes, combate, Combatentes, Combusto, combustos, comem, <text:soft-page-break/>comigo, comisera-se, como, Como, compete, Comuns, Conclui, concorram, concurso, condigna, conduzir, conhecer, Conhecereis, conosco, consagrou, conseguem, consentes, conserves, consternado, constritos, consultaremos, consuma, consumir, Contanto, contenda, contendores, contente, contentíssimo, conteve, contigo, Contra, contristados, copa, cópia, coração, corações, corcéis, cordas, cordeiros, cordel, cornos, corpo, corpos, corpulento, corredores, correm, corrente, Correram, corro, Corta, cortesia, coruscantes, Cose-se, costados, cotovelos, couraça, couro, cratera, Cratera, crebros, Crescem, crescia, crescida, crespas, Cresso, Cretense, Criados, crido, crinas, Crinas, criniluzente, crinipulcras, crócea, cru, cruel, cruentas, cruor, cúbitos, cuido, cumeeira, cumpri, cumpri-las, Cumulem, curso, cursor, Cursor, cursores, curva, curvo, cúspide, cuspindo, custa, custo, D’água, da, Da, Dá-me, dadas, dádiva, Dádiva, dado, Dânao, Dânaos, Dante, daqui, dar, dardejar, Dardo, darei, darmos, das, Das, de, De, Debalde, decente, decida, defende, degola, degolar-te, déia, deidades, deiforme, Deixa, deixam, deixar, deixardes, deixem, delícias, demais, demora, demoreis, demos, denodo, depois, Depois, Deposto, der, derradeiro, derrama-se, derredor, Derribado, derribar, dês, Desabafo, desafogarmos, desaprove, Desatem-se, desatendeste, desça, descanso, desconfia, descubro, desdobrar, desejas, deseje, desejosos, desenvoltas, desenvolto, desfaça, desfaleceis, desfechou, desfilada, desiguais, desjungem, desmaiado, desparze, desperta-lhe, desprende, desseque, destes, destino, destreza, destro, Destro, desviado, detém-os, determinaram, determinemos, Deu, deu-lhe, deus, Deus, deusa, dez, Dez, dia, diante, diga, digna, dileto, Diomedes, <text:soft-page-break/>direita, dirige, discirno, disco, discorre, discorres, Dispara, disparam, dispensá-lo, dispersar, dispor, disse, Disse, dissesse, dista, distante, Distante, distava, distingue, distinguia, Dite, diversa, divino, divo, Divo, diz, do, Do, doada, dobram, dobrando, doce, Dóceis, dois, Dois, dolo, dom, Dom, domado, dono, dor, dormes, dorso, dos, Dos, dou-te, doze, duas, dúbio, duplicôncova, duplo, durara, e, E, é, É, Edipo, Eetion, egrégio, egrégios, égua, éguas, Ei-la, eia, Eia, eis, Eis, ela, elaborada, elas, Elas, ele, Ele, eles, elevem, elmo, em, Em, embaracem, embeber, emborca, empedernida, empilham, empoeiram, empunhando, empuxa, encaminhavam, encanecido, encapelam, encerra, encerre, encher, encômio, encontra, encontro, Encosta, Encostam-se, encostas, encosto, ênea, Eneias, enfim, Enfreia, engalfinham-se, enganar, enlameia, Enópio, enorme, enovelam, enrolam-se, enrugada, ensinaram, ensopa, entanto, Entanto, Então, entonados, entrada, entre, Entre, entrega, entrelaçando, envergadura, envia, envoltos, enxergá-las, Epeu, Epeus, Equepolo, eqüestre, Équites, era, eram, eras, Érea, éreas, ergue, Ergue-se, erguem-se, erige, Erigir, erija, erro, erros, és, És, esbarres, esboroar, Escandecência, escaparam, escarra, escoras, escorria, escravas, escudeiro, escudo, escultado, escuta, escutam, Esfolam, esforço, esguardo, esmaga, espaço, espada, espádua, espalhada, espalhe, espanta, espantado, esparge, espectadores, espectro, espedace, espedacem, esperai, Espérquio, espigas, espinhais, esposado, esquecem, esqueces, esquerda, esquife, essa, Essa, essas, Esse, esta, Esta, está, estádio, estais, estala, estância, estanho, estão, estava, este, Este, estende, Estênelo, esterco, esteve, Estige, estimava, estimula, estímulo, estira, estirai-vos, <text:soft-page-break/>estranharíeis, estreita, estreito, estrênuo, estrepitosos, estupefato, estupenda, Eta, Etíopes, Etólio, Etólios, eu, Eu, Eumelo, Euneu, Euríalo, evita, evites, evoca, Evola-se, exacerba, exasperado, exaurindo, excede, excelente, exceles, exceto, exclama, exéquias, exército, exímio, expede, Expede, expõe-se, expressas, expurgar-se, extensa, extinto, extraviadas, extraviam, extremo, extremos, faça, Fáceis, faço, Falas, falsou-me, falta, faltar, família, famulentos, farpa, favor, Fazer, Febo, fecham, fechar, fecundo, Feito, fêmea, Fenícios, Fênix, feral, Feral, Fere-se, Feres, feridas, ferido, ferro, férvidos, festim, fiam, Fica, fila, Fileu, filho, Filho, filhos, fim, fina, finados, fios, Fique, firme, firmes, fisga-se, flagelo, flavo, flor, florente, flutíssonas, flutuar, fogo, fogueira, Foi, Foi-se, folga, folgo, folgou, fomos, fontes, fora, Fora, força, forças, forçudo, forja, formosa, formoso, forte, fortes, fosse, Fosse, frágil, franca, fraude, frechas, freme, fronte, frouxo, Fruir, Frustrando-lhe, Ftia, fui, fuja, Fulge, fulgente, fumo, funcionários, fundo, fúnebre, fúnebres, funerais, funeral, Funeral, funérea, furor, Fustigando, gabos, ganha, Ganha, ganhe, gargalhada, gasteis, gáudio, Geme, gemem, gêmeos, Gemia, generoso, gente, geral, gigantesco, ginete, ginetes, Girada, Girar, girou, glória, glorio, gordo, gordos, gordura, gosto, governo, grã, Graio, Graios, Grajúgena, grande, Grécia, Gregos, grenha, grevados, grita, grito, gritos, grossa, Guantes, guapíssimo, guarde, Guarde-os, guerra, guia, guinadas, gume, há, há-de, hábil, haja, Hão-de, harto, hás, hasta, hecatombe, hecatombes, hei-de, Hei-de, Heitor, Helesponto, herdeiros, herói, heróis, hoje, Hoje, homens, homicidas, honra, Honra, hórrido, houve-a, houvera, houvesse, I-la, Ida, idade, Idomeneu, idoso, Ificlo, ignoras, <text:soft-page-break/>igual, igualava, ileso, Ílio, iludiu-te, ilustres, imagens, imitar-me, imola, imoladas, imolar, imortais, imortal, imparcial, impede, impediste, impelem, ímpeto, implicado, impondo, importaram, impôs, incansável, incessantes, inchado, incitam, inclina, incontinente, incumbe, incúria, inda, indefessa, indica, Indica, indigna, indomável, indulgente, indústria, Infalível, Infamaste, infantaria, infatigáveis, inferior, Inferior, infesto, inflama, inflameis, ingrata, iníqua, injúrias, insano, insigne, insolente, Insta, instante, inteira, interpõe, intima, inumana, inúteis, invejavam-me, invernada, investem, invoca, involuntário, ir, irado, iras, Íris, irmão, iroso, Iroso, irrefletida, irritado, isto, Ítaco, já, Já, Jasônio, jaz, joelhos, joga, jogava, jogo, jogos, Jove, jovem, Jovens, jugo, juízes, julgai-nos, julgarei, julgue, junto, jura, jurares, juro, jus, justo, Justo, juventude, lá, Lá, laboriosa, laços, Laercides, Laércio, lagrima, lagrimam, lágrimas, Lambendo-a, lança, lançadeira, lançam, lanças, lanceiro, langue, Laomedonte, lapídea, larga, Largo, lariço, lasso, lauto, Lauto, lavando-os, lave, lavrava, laxa, ledo, lembras, lenha, lenho, lentos, Leonteu, lestas, lestos, Leva, levanta, Levanta, levantá-lo, levanta-o, levantes, levantou-se, levaria, leve, levou, lhe, lhes, Libando, libra, liça, Licaon, ligeiro, ligeiros, lígneo, limpam, límpida, limpo, linha, logo, Logo, longe, Longe, Longe-vibrador, longes, longo, louro, louvor, Lua, Lúcifer, luco, lugar, lustrosa, luta, lutar, luto, Luzente, luzidio, luzindo, machadinhas, machados, mãe, magnânimo, magnânimos, mágoa, maioral, mais, Mais, mal, Malédico, malha, Mana, manada, mancebos, manda, Manda, manejá-los, manto, mão, mãos, maquino, mar, marca, marcado, marcas, marcham, marche, marcos, mares, margens, Marte, mas, Mas, mastro, matas, <text:soft-page-break/>Matei, me, Me, Mecisteu, medidas, medita, medo, meião, Meigo, meio, mel, melhores, membros, memória, Menécio, Menelau, Menetes, menos, Menos, mente, Mentindo, mercado, mercê, Merion, mesa, mesmo, mesto, Mesto, mestras, meta, metas, metê-lo, Metem-na, meu, Meu, meus, mim, mimo, Minerva, minha, Mirmidões, mísero, mister, Mistos, misturar-me, moças, mocidade, Mocinho, moço, moer-lhe, montam, Montam, montante, monte, monumento, mor, morre, morros, mortal, morto, mortos, mostra, Move-o, movo, mu, mudo, Mugem, mugentes, muito, muitos, mula, mulas, multimanante, mundo, Munidos, muralhas, muros, mus, músculos, N’alva, N’asa, na, Na, nada, nado, não, Não, nariz, nas, Nas, naus, Negas, negra, negro, nela, Neleio, nem, Nem, nenhum, Nenhum, nervos, nervoso, nervudo, neste, Nestor, Nestório, Netunino, Netuno, ninguém, Ninguém, Nisto, no, No, no-lo, nobre, nobres, Noemon, noite, nomeou, norte, nos, Nos, nosso, nossos, Nossos, nova, nove, num, nume, nunca, núncia, Nus, nutar, nutria, Nuvem, nuvens, o, O, ó, Obedecem-lhe, obra, obscuro, Observas, obtenha, obtenho, obteve, Oceano, odioso, odora, ofendas, ofendesse, oferece, oferecem, ofereceu-se, oferta, oferto, Oh, Oiliades, óleo, Óleo, olha, Olhai, olhando, olhicerúlea, olhos, ombros, ondas, onde, Onde, opôs, Opróbrio, opulenta, Opunte, ora, Ora, Orco, ordena, ordens, orlada, ornadíssimo, orvalho, os, Os, ossos, ostende, ostenta, ótimo, ou, Ou, ouro, Ouse, outro, outros, ouvir, ovantes, ovelhas, paciente, padecido, paga, pagar-lhe, pai, pais, pajem, palavra, palma, Palma, palpitam, Panopides, para, Para, pareça, parecido, parelha, parelhas, páreo, parte, participar, partindo, partir, pasmoso, passarás, passo, passou-me, pasto, pastor, patas, <text:soft-page-break/>paterno, pátria, Patroclo, pavês, pé, peças, Peço-te, Pede, pedestre, pedras, pega, Pega-lhe, pegada, pego, peito, peitorais, peitos, peixe, pela, Pela, pelas, Pelas, pele, Peleio, Peleu, Pelides, pelo, Pelo, pêlos, peluda, pena, Pena, pende, pensávamos, pequeno, perante, percutindo, perdes, Perdoa, perecer, pérfido, perfilaram, perfura, perito, perjure, permaneçam, permite, permitem, Pernas, perros, perseguir, perto, pés, pesar, pescoço, pescoços, petrina, piedade, Pílios, Pilos, piloto, Pinga, pingues, pique, pira, plaino, planície, Pleurônio, Plutão, Plutônia, pó, Podargo, pode, podendo, podre, põe, Põe, Põe-se-lhe, poeira, poentos, pois, Pois, polido, Polidoro, Polipetes, pomba, pompa, ponto, por, Por, porcos, porque, Porque, portas, pôs, Pôs, possas, posse, posso, possuído, Postam-se, posto, postremo, pouco, Pouco, pousam, povo, praia, praias, pranto, precede, preces, Precipitamente, precípite, preço, Preço, premiava, prêmio, prêmios, Prêmios, Preparando-se, prepotente, presas, prescindes, prescreve-o, presenta, Presenta, presente, pressa, prestante, prestantes, prestemos, presto, prestou, pretendo, preterir-te, preterir-vos, pretos, previsto, Priâmeo, primar, primeiro, Primeiro, Primo, primogênitos, príncipes, Príncipes, priscos, proa, prodigam, profere, prole, promessas, Prometendo, Prometo, Prontos, Pronunciar, prossegue, prosterna, protendidas, provai, provectos, provem, próximo, próximos, prudência, púgil, pugilato, pugna, pugnaz, pula, pulam, pulcros, punho, Punho, punhos, Puro, quadris, quais, qual, Qual, qualquer, quando, Quando, quanto, Quanto, quarto, quase, quatro, que, Que, quebra, Quebro, Queda, queimando, queimar, queimei, queixam, queixos, quem, Quem, querido, quero, Quero, quinhões, <text:soft-page-break/>quinteiro, quinto, Quinto, quiseres, Raça, ramo, rangem, rápidas, rápidos, rascando, real, rebanho, rebatem, recai, recebe, recebe-a, receberam, reclama, recolhamos, recolhem, recolheu, recomendo, reconhece, Recua, recusa, rédeas, redonda, regam, rege, Regia, régio, regozija, rei, Rei, Reina, relumbrou, Reluz, Remete, Rendera, rendido, Rendo-me, renovo, Rente, repassa, repente, replica, repousar, Repulsando-me, reserva, respira, respirar, responde, Responde, respondeu-lhe, ressoa, Resta, restando, Restitui, resto, Resvalando, retém, retiram, retirem, retorno, Retorque, revestem, Revestem-se, revoante, revoltões, ricos, rijo, Rijo, rio, riqueza, risada, ríspido, rito, rival, rixoso, robusto, roda, roda-o, rodagem, rodas, rogasse, rogo, Roja, Roja-se, Rojando, rojo, rola, Rolou, rompas, Rompe, roncam, ronceiros, rosado, rósea, rosto, rouquejam, roxas, roxo, rugia, rugindo, rumor, sabes, sabido, sábio, sacasse, sacode, sacrifício, sacrifícios, sagitários, sagre, Sagre, sai, Sai, saia, salta, Salve, salvo, sangrados, sangue, sangueira, santo, são, São, Sarpédon, Satúrnio, saudosos, se, Se, Sê, seara, seco, segredo, segue, seguem, seguem-se, segui-me, segundo, Segundo, segundos, seis, sela, selas, sem, Sem, Semelhança, sempre, Sempre, sendo, sentado, Sente, sentença, sentia, sentido, sepulcro, Sepulcro, Sepulta-me, sequer, ser, será, Será, serão, sereis, seria, serva, serve, servido, seta, seu, seus, si, Sicíone, Sidônia, silêncio, silvestre, sinala, sítio, só, Só, Soa, soam, Soberbo, sobra, sobrancelhas, sobre, sócio, sócios, sol, solene, solo, soltemos, solto, soluçar, soluços, Solveu, sombra, sonhos, sonípedes, sono, sonoro, sopesam, sopro, sorrindo, Sorrindo, sorte, sortes, sós, soterra-se, sua, sublime, Sujos, sumir, sumo, suor, Supera, supere, <text:soft-page-break/>supino, suplica, suponho, supremo, Surde, Surdo, Surge, Surgi, surgiu, Surgiu, Sus, Suspende, sustenta, Sustentavam-lhe, susto, sutil, taça, tais, Tais, tal, Tal, Talaionides, talento, talentos, talhe, Taltíbio, talvez, Tamanha, também, tangados, Tange, tangíveis, tanto, tão, tardança, tardio, te, Tebas, tece, tédio, Telamônio, Têm-se, temão, Teme, Temendo, temerário, temo, temos, tempo, tenda, tenha, tenham, tenho, Tenho, tens, Tens, Tentavam, tento, ter-se, terá, terás, terceiro, Terceiro, terei, teres, termo, terna, terra, Terra, testa, testemunhem, Tétis, teu, Teu, Teucro, Teucros, teus, ti, Tideu, Tidides, tímida, tingir, tinha, tirava, tiro, tive, to, To, toa, Toas, toca, tocam, tocar, toda, Toda, todas, todo, todos, Toma, tomada, Tomado, tomba, tona, tontas, tope, torcendo, tormenta, torneia, torno, Tostam-se, touro, traçara, Trácio, traga, tragam, Tragou-me, trajo, Trama, tranqüilos, transcende, transes, transpondo, transportam, transvia, tratará, traveja, trazem, Treícia, três, treta, tributo, trípode, Trípode, trípodes, Tristíssima, triunfo, Tróia, Troiana, Troiano, Troianos, Tróicos, tronco, troncos, tropas, trouxe, tu, tua, tudo, Tudo, tumba, Túmulo, turba, Ulisses, último, um, Um, uma, Uma, Unas, unge-o, ungia, unguíssona, unidos, untou-o, urdume, urges, urna, Urna, urra, Vácuas, vaga, vagar, Vai, vale, valente, valentes, vales, valia, válido, valor, vamos, vão, varão, varões, vaso, vasos, vasto, vastos, vê-lo, Vêem, velhice, Velho, velhos, veloz, Vem, vêm, Vêm, vence, vencedor, vencedores, vencem, Vencera, vences, Vencestes, Venci, vencido, vencimento, vendo, venha, Venha, Vens, ventas, vento, ventos, ventre, Vênus, ver, verás, verde, verem, verga, vergonha, verteu, véu, vezes, vi, via, vibrem, vida, vieram, viesse, vigor, vil, vim, vingança, vinha, <text:soft-page-break/>vinho, vinte, violência, vira, vista, vistoso, Vítimas, vitória, viu, viva, vivas, voa, voam, voante, voltam, voltavam, volve, voraz, vos, vós, Vós, vossa, Vosso, vota, Vota, Votado, votos, Vou, voz, vozeia, Vulcano, Zéfiro, zerbo, </text:p>
      <text:p text:style-name="P29"/>
      <text:p text:style-name="P19">Canto 24</text:p>
      <text:p text:style-name="P41"/>
      <text:p text:style-name="P41">a, A, à, À, abalar, abandonais, abandonas, abeberam, abeto, abismo, abrange, abre, acabar, acabas, acabaste, acabo, acampamento, acarretando, acata, aceita, aceite, aceito, acena, acerbo, acha, achou, acode, açoite, acometerão, acompanha, acompanhar-me, acorda, acumulam, adeja, adeus, adivinho, admira, admirarias, aérea, afaga, afasta, afável, afligir, aflita, Aflito, afouto, afronta, afrontava, Agamêmnon, Agáton, Agavo, agitam, agora, agoureira, agouro, agrada, agradável, agravar, agraves, agreste, água, águia, Ah, ai, Ai, ais, ajoelha, ala, alado, alagadas, alarido, albergue, alçada, alçar, Alce-lhe, Alcimo, além, Alexandre, alguém, algum, alguma, ali, alívio, alma, almeja, alterca, altitonante, Altitonante, altivo, aluno, alverga, alvitre, alvorada, ama, amado, amamentado, amansá-lo, amante, amargo, ambos, Ambos, ameaçam, amigo, amigos, amizade, amor, ampare, ampla, amplíssimo, ancião, Anda, andasse, andejas, Andrômaca, anéis, ânimo, anos, ante, Antes, Antífono, anúncio, ao, Ao, aos, Aos, apagam, apague, aparelha, aparta, apartado, apartavam, apeia, aperta, apiade, apiades, apinhoam, apoio, apresenta, apresentes, apresta, aprestem, Apropínqua-se, aprouve, Aqueles, Aqueloo, aqui, Aqui, Aquiles, Aquivos, arauto, arbítrio, arca, Arcipotente, arco, ardas, ardor, árduo, ares, argênteo, Argenti-archeiro, argentípede, Argicida, Argiva, argola, <text:soft-page-break/>Argos, arraiais, arrasta, arrastadas, arreda, Arredam-se, arrimo, arroios, arrojam, arruíne, artificiosa, Arúspice, as, As, às, Às, asas, ásperas, Assam, assassiná-lo, assédio, assemelhas, assentam, assento, assídua, assim, Assim, assististes, assombro, assustas, Astianax, ataque, até, Até, ateiam, atenta, atento, aterrada, atônito, atrás, átrio, atroz, augúrios, augusta, áurea, Áurea, áureos, Áureos, aurora, Aurora, ausência, ausente, Automedon, avança, avante, Ave, Aves, avista, bacia, baixéis, baldarei, banda, banquete, banquetes, barba, barra, barras, barro, basta, bastão, batalhas, Bebe, beija, beijo, belaz, beleza, belo, Belos, Bem, Benévolo, benigno, bens, bocado, boda, bois, bom, Bom, bons, botes, bracinívea, braços, branca, Branca, brancos, brando, brasido, bravíssimo, bravo, bravos, breve, Brilhaste, Brilho, brioso, Briseida, brônzeo, bruços, Bruto, brutos, Busca, buscar, buscarias, Buscas, buxo, Cá, cabeça, cabeceira, cabo, cabras, cabritos, caçadora, cada, cadáver, cadeira, cães, caixas, cala, Calça, Caldeirões, caleça, Caleça, câmara, camas, caminha, campa, campeão, campeões, campo, cana, canistréis, canoro, cansada, cargas, carinhosa, carmesins, carne, carnes, caro, Carpem-se, carrega, carreie, carreies, carretar, carro, carroças, casa, casas, Cassandra, castas, cativas, causa, cedeu, cedrina, ceia, celebre, celestes, Celestes, celícolas, cem, cercado, cerco, cerrava, certame, certo, céu, Céu, céus, Céus, cevar-se, chama, Chama, chamada, chamem, chaveta, chega, Chega-se, Chicotas, chora, chorando, Chorando, chorar, choremos, choro, Choro-te, chorosos, cidade, cima, cimo, cinge, cingida, Cinqüenta, cinza, circunstantes, claras, claustro, cobarde, coberta, coberto, cobertores, cobertura, coche, cogita, Cogita, coibias, colchões, cólera, colhem, <text:soft-page-break/>colo, colocam, com, Com, coma, combatamos, combatendo, combater, começa, comer, comeu, comida, comidos, comigo, como, Como, comovas, compadece, Compadecendo-se, compadecido, companha, compares, compensa, compunge, concentres, concordo, condutor, conduze, conduzem, Conduziu-te, conflito, Conformes, Confuso, Conheço-o, conjunto, conjuntos, consagrada, consagre, consciência, conselhos, consentes, conserva-o, consócio, consola, consomes, consorte, constar, constranja, consultar-me, consumas, contente, contentem, conter, contigo, continha, Contra, convencerás, convertera, convívio, copa, copo, coração, corações, Coragem, corajoso, corcéis, Corcéis, Cordato, coreias, corno, coro, corpo, correm, cortada, corte, cortês, coubera, cova, coxas, crê-lo, crepúsculo, criadas, crianças, criara, cru, crua, crudívoros, cruéis, cruel, crueza, cúbitos, cuidado, cuidados, Cuidam, cuidosos, cuja, cujo, cumpre, Cumpre, cunhada, cunhado, curam, curtiu, custo, d’água, d’antes, da, Da, Dá, dádivas, damas, Dânaos, dança, danos, daquele, Dardânida, Dardânio, dariam, das, de, De, debaixo, debulha-se, decantaste, décimo, declaro, dedirrósea, dêem, defender-te, defensor, defunto, degolam, deidade, Deifobo, deiforme, deitam, deixa, Deixando, Deixar, dela, dele, Dele, demais, demora, demores, dentro, Dentro, Depois, depreca, depressa, deputa, dera, deram, derrama, derredor, derribados, dês, Dês, desabe, Desafogada, desatam, desce, Desce, descende, descerrara, descobre, desejo, desfalcá-lo, desferir, desgraça, despacha, despede, despedir-me, despenhado, despenseira, desperta, destampando, destes, destino, destra, destranca, deu, deus, deusa, deuses, deve, devemos, devo, Devo, dez, dezeno, <text:soft-page-break/>Dezenove, dia, dias, dictério, Diferem, dileta, dileto, diligentes, direi, direito, discorrem, Discreto, disfarça, dispara, dispersos, disse, Disse, disseste, ditosos, Ditosos, divina, divindades, divo, Divo, diz, dize, Dize, dizes, do, Do, dó, Dói-se, dois, Dois, doma-corcéis, Donde, dons, dor, dormiram, dos, Dos, doze, Doze, dozena, dozeno, duas, duodécima, duro, e, E, é, É, É-te, égide, egrégio, egrégios, Ei-lo, eis, Eis, ela, Ela, Elas, ele, Ele, Eles, em, Em, embaixador, embigo, embora, emboscada, emparelham, empolga, empreendeu, empunha, encerro, enceta, enchia, encontra, encontro, enfades, Enfim, enfreia, engulo, Enjeitas, enleia, enleiam, Enquanto, ensaias, então, Então, enterraram, entoam, entorna, Entra, entrada, entranhas, Entranhas, entrar, entre, Entre, entreguei, envia, envolto, envoltório, enxerga, eoa, era, eram, ereto, ergue, Ergue-se, errantes, és, És, esbelto, escravo, escuro, escuta, Esfolam-na, esguardarem, esparzira, espectadores, espera, esperança, espeto, esplêndido, esposa, Esposei, esposo, Esposo, esquartejam-na, esqueces, esquecia, esquivou, esse, esta, Esta, está, estando, estanque, estarás, estas, estás, este, Este, esteio, Estender, estendeste, Estes, Estila, estou, estrangeiro, estrangeiros, estreite, estremecer, estruge, estupefatos, etérea, eu, Eu, evocá-lo, Exaspera-se, excelsa, excelso, excessivo, excita, exclama, exclamou, exército, exila, exímio, Existir, exora, exorto, expande, expediu, expirou, exploro, exponho, expulsa, Expulsar-te, extensa, extinto, extremos, faças, faces, facilmente, facúndia, fadado, fadigas, fala, falas, Falas-me, falecer, falso, Falsos, fama, fâmulo, fartai-vos, Fartasse, fastígio, fauces, fausto, favor, favorecer, fazendo, fé, Febo, fechadas, feia, Feito, feliz, felpudos, femíneo, féretro, feridas, ferro, <text:soft-page-break/>férvidos, festim, fez, Fez, fiado, fica, ficam, fígado, filhas, Filhas, filhinho, filho, Filho, filho…, filhos, fim, Findo, finos, Fiou, firme, fitando, Fiz, flagela, flagelo, flor, florente, fogo, Fogo, fogoso, foi, folga, folgais, fome, fomentando, fora, Fora, força, formosa, fornido, forram, Fortes, Fosse, fragosa, fragrante, franqueia, Frecha, frecheira, freme, freqüentar, fresca, fresco, Frígia, frota, fugir, fugiu, fumo, fundo, funerais, funeral, funéreo, furibundos, furor, Furtado, furto, fuscas, galhardo, garços, Geme, gemebundo, Gemendo, generoso, genetriz, genitor, genros, gente, gentil, geral, geraram, geraste, gerei, Gerei, ginetes, giro, glória, golpes, gosto, Governe, goza, gozar, grã, Graias, Graio, grato, Gratos, grave, Grega, Gregas, Gregos, grei, greva, grita, Grita, gritando, grossas, gruta, guarda, Guarda-me, guardas, guardem, guerra, guerreiros, guia, Guia, Guia-lo-á, Guiam, guiar-te, Guiar-te-á, gula, gume, há, Há, hábeis, hás, haver, Hécuba, hei-de, Heitor, Heitor…, Helena, Heleno, Helesponto, herói, Hesitar, Hipotoo, hirta, híspida, hoje, homem, homens, homicídio, honras, honrava, horrível, horror, Hospede, humano, humanos, humilde, Humildes, Ida, Ide, Ideu, idoso, ignavos, ilharga, Ílio, Ilo, iluda, iludira, imaturo, Imbro, imenso, imolou, imortais, impele, imperas, império, Ímpio, implorando, imunda, inclina, incorrer, increpa, increpava, incubem, inda, Inda, indelével, indignação, indignamente, indigno, indulgente, infalível, infeliz, Infeliz, inferior, inferno, infesto, inflama, infligiram, informa-o, Informações, informar-se, infringindo, infunde, Ingentes, ingratos, inimigos, iníquo, injúria, insensível, insepultos, inspira, instam, inteiro, interior, interroga, íntimos, Introduz, introduzas, inútil, invoca, invocam, ir, Ir, ires, Íris, irmã, irmão, Irmão, irmãos, Iroso, <text:soft-page-break/>irrita, irrites, isso, já, Já, jarro, jaz, Jaz, Jazêsseis, joelhos, Jove, jovem, jovens, júbilo, Jubiloso, Jugal, jugo, Jungem, jungindo, Juno, Juntam-se, junto, Junto, Júpiter, juventude, lá, lacerado, Lacerado, lago, lágrimas, lajes, lamento, lança, Lançam-lhe, lanuda, largo, largueza, lascívia, lastimava, Latona, lava, lavá-lo, leão, Leão, lei, leito, Lembra-lhe, lembram, Lembre-te, lembremos, lembrou-se, Lemnos, lenha, lenhai, lesão, Lesbos, leva, levanta, Levanta-se, levantam, levas, leve, lhe, Lhe, Lhes, liba, libações, librar-se, liga, Ligam, Lígnea, liguem, limiar, lira, lobrigassem, Logo, Logra-os, logram, lograste, longe, Longe, longo, loro, lote, louçã, louçãos, louvavam, lucro, ludíbrio, lugubríssimo, luto, luz, luzida, luzidas, luzir, ma, Macaris, mãe, Mãe, mães, magníficos, mágoa, maior, maiores, mais, Mais, mal, males, mancebo, manda, mandaste, mandou, mandou-te, manjedoura, Manso, mantas, manto, mantos, mão, mãos, mar, mares, margens, marte, Marte, mas, Mas, mata, Mata-me, matança, matou, mau, maus, me, Me, medo, Meigo, meio, melhor, memora, Menécio, menos, Mercúrio, mesa, mesma, mesmo, Mesmo, mestas, Mestor, Mestos, metem, meu, Meu, meus, mil, mim, Minaz, minha, Mirmidões, Mirmidon, míseras, mísero, Mísios, misturados, mo, moço, montado, montando, montanhas, morada, morder, Morfom, moribundo, mormente, morrer, Morreu, mortais, mortal, morte, Morte, morto, Morto, mortos, Muitas, muito, Muito, Mular, mulas, mulher, mulheres, mulos, mundanos, muralha, músicos, mutuamente, n’alma, n’alta, na, Na, nada, Nada, não, Não, nas, nascido, nau, naus, navais, néctar, nédias, nega, negas, negocioso, negou-lhe, negro, nem, Nem, nenhum, nênias, Nereida, Nereidas, Nestes, Netuno, Nidor, nimboso, ninfas, <text:soft-page-break/>ninguém, Níobe, Nisto, no, No, nó, nobre, noite, nojo, nome, noras, nos, nós, nossa, nossas, nosso, noturno, nova, nove, Nove, num, Num, Numa, nume, numerosos, numes, Numes, nunca, Nunca, núncia, Núncia, nutrida, o, O, ó, obedece, obter, ocultes, ocupadas, odeiam, ódio, odiosa, ofende, ofensa, ofertaram, Olham-se, olhinegros, olhos, Olimpio, Olimpo, ondas, onde, Onde, Onipotente, opas, oposta, opresso, opróbrio, opulência, opulenta, ora, Ora, Orco, ordena, ordenou, os, Os, ossos, Ótimo, ou, Ou, ouro, ousara, outorgas, outra, outras, Outro, outros, ouvi, ouvi-los, ovelha, ovelhas, oxalá, paço, paços, padecido, paga, pai, pais, país, pajens, palácio, Palas, paliçada, palmas, pálpebras, Pamones, pão, para, Para, pára, Parca, parecia, parede, parentes, pari-lo, Páris, parta, partas, parte, partir, Partiu-se, partos, Pasma, pasmam, passa, passado, passagem, passando, Paterno, pátria, Patroclo, pavilhão, pé, pede, pedes, pedra, pega, Pega-lhe, pegam, peixes, pejo, pela, Pela, péla, pélago, pelas, Peleu, Pelides, pelo, Pelos, pena, penso, penúria, Peplos, percebidos, Percnon, perde, perder-te, perdeste, Perdeu-os, perdoe, perecesse, pérfido, perfumado, Pérgamo, perigosos, permite, perpétuo, perros, perto, perversos, pés, pesa, pesada, pesadume, pesar, pesares, peso, piedade, pira, planta, plúmbea, pó, podem, põe, Põe-se-lhe, poeira, pois, Pois, Polictor, Polites, pomo, pontas, por, Por, Pôr, porém, Porém, porquanto, porque, porta, Portão, portas, porteira, pórtico, porto, posso, postas, posto, Potente, pouco, poupado, poupará, poupava, povo, praia, prantearás, pranteia, pranto, prazer, precedia, preceito, precioso, preciosos, precisas, preço, predileto, pregaram, preguei, preguiçosos, preia, preparam, preparar, prescreve, <text:soft-page-break/>prescrever, prescreveu-mo, presença, presente, presentes, Presentes, pressintam, presto, pretende, previnam, Priâmeo, Príamo, primeira, primeiro, príncipe, privei, procedes, procelípede, procuram, progênie, prole, prometeu-me, prorrompe, prosternado, Prostrara, protege-me, Próvido, prudente, pubente, Púbere, público, pugna, pula, Pula, pulcrícoma, pune, punge, punhados, pura, puro, purpureia, quais, Qual, qualquer, quando, Quando, quanto, Quanto, Quão, quase, Quase, quatro, que, Que, Quê, queda, queimou, queixumes, quem, Quem, querer, querida, querido, quero, Quiçá, quietação, raiando, ramos, rápida, rápido, Rápido, rapina, rastos, real, Real, recebe, receia, receies, rechaçava, recolhem, recompensas, recordasse, recortado, recozo, rédeas, Redimido, Redimir, redobra, refervia, Refúgio, regalaram, Rege, régia, regoado, regozijo, regressar, rei, reino, reis, Reluta, remi-lo, remido, Remido, remir, remissão, remoque, renda, render, reparte, Repassar, Replica, replicou, Repousas, repouso, rês, reserva, Reserva, resgatar, resgate, resgates, resignar-se, resistires, resolvo, Respeita, respeito, responde, Responde, respondeu, responsa, ressuscitas, resta, restam, restitui, retardado, Retêm-se, reténs, reter, reverteram, revolvendo, revolver-se, Rico, rima, rio, riquezas, rocha, roda, rodas, roga, Roga, rogo, roja, Roja-o, rojou, rolar-se, Rolo, rompa, roubada, roubar-mo, roubasse, roxo, ruidoso, ruiva, sabe, sacerdote, saciados, sacrifica, Saem, saíra, salso, salta, saltear-nos, salvarmos, salve, Samos, sangue, sangüentos, sanhudos, são, satisfizera, Satúrnia, Satúrnio, saudade, saudoso, se, Se, sê, sede, segado, seguem, seguinte, Seguiu, segura, segurança, Sei, seio, seis, seja, sejas, seletas, selvagem, sem, Sem, sempre, sendo, senhor, sensível, <text:soft-page-break/>Senta-se, Senta-te, sentado, Sentar-me, sentença, Senti-lo-eis, sentinelas, sentou-se, sepulcro, sepultura, sequer, ser, Ser-te-á, Ser-te-ia, será, serão, seria, serviam, seta, setas, sete, seu, Seu, seus, Seus, si, sim, Sim, sincero, singelas, sinta, sintam, Sípilo, siso, sisudo, sítio, só, Só, Sob, sobe, sobejo, soberbo, sobre, Sobre, sobressaltado, sócio, Sócio, sócios, Soem, sofre, sogra, sogro, sois, sol, soleira, solípedes, soluçando, soluçar, soluços, Somente, sono, Sono, sopro, sorte, sorteio, sorva, sós, sossega, sou, Sou, sozinho, Sozinho, sua, suave, Súbito, sublime, submissos, subtraia, subtrair, sucessor, Sujos, sul, sumindo, sumo, superfino, supino, Suplica, suplicante, suplicar, Súplice, supremo, Sus, suspira, Suspira, suspirar, suspiros, sustarei, sustêm, sustendo, Sustinha, susto, sutil, tais, talares, talentos, talhe, Talvez, também, Também, tanto, Tanto, tantos, tapetes, Tapetes, Tardais, tas, te, Te, teceram, tem, tema, temão, temas, teme, temo, temos, tempo, tenda, tendes, tendo, Tendo, tenha, tenho, tens, Tens, tentas, terra, terras, terrestre, terrível, tesouros, Tesouros, Tétis, teto, teu, Teu, Teucras, Teucro, Teucros, teus, teve, ti, tiram, tive, toca, tocam-lhe, tocaram, tocha, toda, todo, todos, Todos, Toma, Tomados, Tomam, Tonante, tonéis, torna, Torna, torna-lhe, tornada, tornar, torno, tornou-lhe, torre, Trácia, traga, tragador, trago, tranca, transformada, transportá-lo, Tratemos, trato, trazido, tréguas, trêmulo, três, tresdobro, trincara, trincha, trincheiras, trípodes, triste, Triste, tristeza, Tróia, Troianas, Troiano, Troianos, Tróico, Troílo, troncado, trono, tropel, trotam, trouxe, tu, Tu, tua, Tua, tuas, tudo, tugúrio, tumba, tumulado, túmulo, túnica, túnicas, turba, ultrajes, ulula, ululando, um, Um, uma, umedecendo, umedeço, ungi-lo, <text:soft-page-break/>único, Urbífrago, urna, vá, Vá, Vaga, vai, valentes, valentia, valido, valoroso, vara, varão, várias, varões, vás, Vás, vasto, vau, vedais, Vede, veio, Veio, veja, Vejam-na, vejas, Vela, Velando, velhice, velho, Velho, Vem, vencedor, vendendo, vendia, venero, Venha, Venho, ventura, Vênus, venusta, Ver, verdugo, vermelhos, vermes, vestes, vestíbulo, véu, vez, vezes, vi, via, viandas, vibrou, vida, viemos, vieste, vingar, vinho, Vinho, vinte, vir, virdes, virgem, vis, visse, vista, visto, viu, Viúva, Viver, vivo, Vivo, vizinhos, voam, Voe, voltas, Volto, volvas, Volve, vos, vós, Vós, vou, voz, Xanto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ccanthis ADF Std" svg:font-family="'Accanthis ADF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da </meta:initial-creator>
    <meta:creation-date>2015-07-19T18:04:07.116967339</meta:creation-date>
    <dc:date>2015-07-19T19:50:44.576658427</dc:date>
    <dc:creator>lucida </dc:creator>
    <meta:editing-duration>PT1H44M40S</meta:editing-duration>
    <meta:editing-cycles>44</meta:editing-cycles>
    <meta:generator>LibreOffice/4.1.3.2$Linux_x86 LibreOffice_project/410m0$Build-2</meta:generator>
    <meta:document-statistic meta:table-count="0" meta:image-count="0" meta:object-count="0" meta:page-count="199" meta:paragraph-count="49" meta:word-count="42433" meta:character-count="345937" meta:non-whitespace-character-count="303527"/>
  </office:meta>
</office:document-meta>
</file>